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Normal" style:font-charset="x-symbol"/>
    <style:font-face style:name="Times New Roman1" svg:font-family="'Times New Roman'" style:font-adornments="Norm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56mm"/>
    </style:style>
    <style:style style:name="co3" style:family="table-column">
      <style:table-column-properties fo:break-before="auto" style:column-width="35.4mm"/>
    </style:style>
    <style:style style:name="co4" style:family="table-column">
      <style:table-column-properties fo:break-before="auto" style:column-width="37.43mm"/>
    </style:style>
    <style:style style:name="co5" style:family="table-column">
      <style:table-column-properties fo:break-before="auto" style:column-width="30.59mm"/>
    </style:style>
    <style:style style:name="co6" style:family="table-column">
      <style:table-column-properties fo:break-before="auto" style:column-width="28.47mm"/>
    </style:style>
    <style:style style:name="co7" style:family="table-column">
      <style:table-column-properties fo:break-before="auto" style:column-width="49.46mm"/>
    </style:style>
    <style:style style:name="co8" style:family="table-column">
      <style:table-column-properties fo:break-before="auto" style:column-width="33.51mm"/>
    </style:style>
    <style:style style:name="co9" style:family="table-column">
      <style:table-column-properties fo:break-before="auto" style:column-width="45.54mm"/>
    </style:style>
    <style:style style:name="co10" style:family="table-column">
      <style:table-column-properties fo:break-before="auto" style:column-width="16.03mm"/>
    </style:style>
    <style:style style:name="co11" style:family="table-column">
      <style:table-column-properties fo:break-before="auto" style:column-width="39.02mm"/>
    </style:style>
    <style:style style:name="co12" style:family="table-column">
      <style:table-column-properties fo:break-before="auto" style:column-width="44.47mm"/>
    </style:style>
    <style:style style:name="co13" style:family="table-column">
      <style:table-column-properties fo:break-before="auto" style:column-width="40.02mm"/>
    </style:style>
    <style:style style:name="co14" style:family="table-column">
      <style:table-column-properties fo:break-before="auto" style:column-width="33.5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47.63mm"/>
    </style:style>
    <style:style style:name="co17" style:family="table-column">
      <style:table-column-properties fo:break-before="auto" style:column-width="32.97mm"/>
    </style:style>
    <style:style style:name="co18" style:family="table-column">
      <style:table-column-properties fo:break-before="auto" style:column-width="16.9mm"/>
    </style:style>
    <style:style style:name="co19" style:family="table-column">
      <style:table-column-properties fo:break-before="auto" style:column-width="7.73mm"/>
    </style:style>
    <style:style style:name="co20" style:family="table-column">
      <style:table-column-properties fo:break-before="auto" style:column-width="4.85mm"/>
    </style:style>
    <style:style style:name="co21" style:family="table-column">
      <style:table-column-properties fo:break-before="auto" style:column-width="15.17mm"/>
    </style:style>
    <style:style style:name="co22" style:family="table-column">
      <style:table-column-properties fo:break-before="auto" style:column-width="18.61mm"/>
    </style:style>
    <style:style style:name="co23" style:family="table-column">
      <style:table-column-properties fo:break-before="auto" style:column-width="13.16mm"/>
    </style:style>
    <style:style style:name="co24" style:family="table-column">
      <style:table-column-properties fo:break-before="auto" style:column-width="9.15mm"/>
    </style:style>
    <style:style style:name="co25" style:family="table-column">
      <style:table-column-properties fo:break-before="auto" style:column-width="10.39mm"/>
    </style:style>
    <style:style style:name="co26" style:family="table-column">
      <style:table-column-properties fo:break-before="auto" style:column-width="16.6mm"/>
    </style:style>
    <style:style style:name="co27" style:family="table-column">
      <style:table-column-properties fo:break-before="auto" style:column-width="10.02mm"/>
    </style:style>
    <style:style style:name="co28" style:family="table-column">
      <style:table-column-properties fo:break-before="auto" style:column-width="16.35mm"/>
    </style:style>
    <style:style style:name="co29" style:family="table-column">
      <style:table-column-properties fo:break-before="auto" style:column-width="9.9mm"/>
    </style:style>
    <style:style style:name="co30" style:family="table-column">
      <style:table-column-properties fo:break-before="auto" style:column-width="13.12mm"/>
    </style:style>
    <style:style style:name="co31" style:family="table-column">
      <style:table-column-properties fo:break-before="auto" style:column-width="10.88mm"/>
    </style:style>
    <style:style style:name="co32" style:family="table-column">
      <style:table-column-properties fo:break-before="auto" style:column-width="16.93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1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6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5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9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49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5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6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2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1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1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153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12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3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6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0" style:family="table-cell" style:parent-style-name="Default" style:data-style-name="N3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5" style:family="table-cell" style:parent-style-name="Default" style:data-style-name="N99">
      <style:text-properties fo:color="#ffffff"/>
    </style:style>
    <style:style style:name="ce189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22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5"/>
      <style:map style:condition="cell-content()=&quot;FAUX&quot;" style:apply-style-name="FAUX" style:base-cell-address="'Niveau 1'.D5"/>
    </style:style>
    <style:style style:name="ce3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6"/>
      <style:map style:condition="cell-content()=&quot;FAUX&quot;" style:apply-style-name="FAUX" style:base-cell-address="'Niveau 1'.D6"/>
    </style:style>
    <style:style style:name="ce32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7"/>
      <style:map style:condition="cell-content()=&quot;FAUX&quot;" style:apply-style-name="FAUX" style:base-cell-address="'Niveau 1'.D7"/>
    </style:style>
    <style:style style:name="ce3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8"/>
      <style:map style:condition="cell-content()=&quot;FAUX&quot;" style:apply-style-name="FAUX" style:base-cell-address="'Niveau 1'.D8"/>
    </style:style>
    <style:style style:name="ce34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9"/>
      <style:map style:condition="cell-content()=&quot;FAUX&quot;" style:apply-style-name="FAUX" style:base-cell-address="'Niveau 1'.D9"/>
    </style:style>
    <style:style style:name="ce4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10"/>
      <style:map style:condition="cell-content()=&quot;FAUX&quot;" style:apply-style-name="FAUX" style:base-cell-address="'Niveau 1'.D10"/>
    </style:style>
    <style:style style:name="ce41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11"/>
      <style:map style:condition="cell-content()=&quot;FAUX&quot;" style:apply-style-name="FAUX" style:base-cell-address="'Niveau 1'.D11"/>
    </style:style>
    <style:style style:name="ce4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12"/>
      <style:map style:condition="cell-content()=&quot;FAUX&quot;" style:apply-style-name="FAUX" style:base-cell-address="'Niveau 1'.D12"/>
    </style:style>
    <style:style style:name="ce4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13"/>
      <style:map style:condition="cell-content()=&quot;FAUX&quot;" style:apply-style-name="FAUX" style:base-cell-address="'Niveau 1'.D13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52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5"/>
      <style:map style:condition="cell-content()=&quot;FAUX&quot;" style:apply-style-name="FAUX" style:base-cell-address="'Niveau 1'.D5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6"/>
      <style:map style:condition="cell-content()=&quot;FAUX&quot;" style:apply-style-name="FAUX" style:base-cell-address="'Niveau 1'.D6"/>
    </style:style>
    <style:style style:name="ce5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7"/>
      <style:map style:condition="cell-content()=&quot;FAUX&quot;" style:apply-style-name="FAUX" style:base-cell-address="'Niveau 1'.D7"/>
    </style:style>
    <style:style style:name="ce6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8"/>
      <style:map style:condition="cell-content()=&quot;FAUX&quot;" style:apply-style-name="FAUX" style:base-cell-address="'Niveau 1'.D8"/>
    </style:style>
    <style:style style:name="ce6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E9"/>
      <style:map style:condition="cell-content()=&quot;FAUX&quot;" style:apply-style-name="FAUX" style:base-cell-address="'Niveau 1'.E9"/>
    </style:style>
    <style:style style:name="ce6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10"/>
      <style:map style:condition="cell-content()=&quot;FAUX&quot;" style:apply-style-name="FAUX" style:base-cell-address="'Niveau 1'.D10"/>
    </style:style>
    <style:style style:name="ce6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E11"/>
      <style:map style:condition="cell-content()=&quot;FAUX&quot;" style:apply-style-name="FAUX" style:base-cell-address="'Niveau 1'.E11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12"/>
      <style:map style:condition="cell-content()=&quot;FAUX&quot;" style:apply-style-name="FAUX" style:base-cell-address="'Niveau 1'.D12"/>
    </style:style>
    <style:style style:name="ce6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13"/>
      <style:map style:condition="cell-content()=&quot;FAUX&quot;" style:apply-style-name="FAUX" style:base-cell-address="'Niveau 1'.D13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7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4"/>
      <style:map style:condition="cell-content()=&quot;FAUX&quot;" style:apply-style-name="FAUX" style:base-cell-address="'Niveau 1'.I4"/>
    </style:style>
    <style:style style:name="ce7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5"/>
      <style:map style:condition="cell-content()=&quot;FAUX&quot;" style:apply-style-name="FAUX" style:base-cell-address="'Niveau 1'.I5"/>
    </style:style>
    <style:style style:name="ce7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6"/>
      <style:map style:condition="cell-content()=&quot;FAUX&quot;" style:apply-style-name="FAUX" style:base-cell-address="'Niveau 1'.I6"/>
    </style:style>
    <style:style style:name="ce7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7"/>
      <style:map style:condition="cell-content()=&quot;FAUX&quot;" style:apply-style-name="FAUX" style:base-cell-address="'Niveau 1'.I7"/>
    </style:style>
    <style:style style:name="ce7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8"/>
      <style:map style:condition="cell-content()=&quot;FAUX&quot;" style:apply-style-name="FAUX" style:base-cell-address="'Niveau 1'.I8"/>
    </style:style>
    <style:style style:name="ce7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9"/>
      <style:map style:condition="cell-content()=&quot;FAUX&quot;" style:apply-style-name="FAUX" style:base-cell-address="'Niveau 1'.I9"/>
    </style:style>
    <style:style style:name="ce8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10"/>
      <style:map style:condition="cell-content()=&quot;FAUX&quot;" style:apply-style-name="FAUX" style:base-cell-address="'Niveau 1'.I10"/>
    </style:style>
    <style:style style:name="ce88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11"/>
      <style:map style:condition="cell-content()=&quot;FAUX&quot;" style:apply-style-name="FAUX" style:base-cell-address="'Niveau 1'.I11"/>
    </style:style>
    <style:style style:name="ce9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12"/>
      <style:map style:condition="cell-content()=&quot;FAUX&quot;" style:apply-style-name="FAUX" style:base-cell-address="'Niveau 1'.I12"/>
    </style:style>
    <style:style style:name="ce91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13"/>
      <style:map style:condition="cell-content()=&quot;FAUX&quot;" style:apply-style-name="FAUX" style:base-cell-address="'Niveau 1'.I13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9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4"/>
      <style:map style:condition="cell-content()=&quot;FAUX&quot;" style:apply-style-name="FAUX" style:base-cell-address="'Niveau 1'.I4"/>
    </style:style>
    <style:style style:name="ce9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5"/>
      <style:map style:condition="cell-content()=&quot;FAUX&quot;" style:apply-style-name="FAUX" style:base-cell-address="'Niveau 1'.I5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6"/>
      <style:map style:condition="cell-content()=&quot;FAUX&quot;" style:apply-style-name="FAUX" style:base-cell-address="'Niveau 1'.I6"/>
    </style:style>
    <style:style style:name="ce10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7"/>
      <style:map style:condition="cell-content()=&quot;FAUX&quot;" style:apply-style-name="FAUX" style:base-cell-address="'Niveau 1'.I7"/>
    </style:style>
    <style:style style:name="ce10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8"/>
      <style:map style:condition="cell-content()=&quot;FAUX&quot;" style:apply-style-name="FAUX" style:base-cell-address="'Niveau 1'.I8"/>
    </style:style>
    <style:style style:name="ce10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9"/>
      <style:map style:condition="cell-content()=&quot;FAUX&quot;" style:apply-style-name="FAUX" style:base-cell-address="'Niveau 1'.I9"/>
    </style:style>
    <style:style style:name="ce10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10"/>
      <style:map style:condition="cell-content()=&quot;FAUX&quot;" style:apply-style-name="FAUX" style:base-cell-address="'Niveau 1'.I10"/>
    </style:style>
    <style:style style:name="ce11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11"/>
      <style:map style:condition="cell-content()=&quot;FAUX&quot;" style:apply-style-name="FAUX" style:base-cell-address="'Niveau 1'.I11"/>
    </style:style>
    <style:style style:name="ce11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12"/>
      <style:map style:condition="cell-content()=&quot;FAUX&quot;" style:apply-style-name="FAUX" style:base-cell-address="'Niveau 1'.I12"/>
    </style:style>
    <style:style style:name="ce11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I13"/>
      <style:map style:condition="cell-content()=&quot;FAUX&quot;" style:apply-style-name="FAUX" style:base-cell-address="'Niveau 1'.I13"/>
    </style:style>
    <style:style style:name="ce5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6" style:family="table-cell" style:parent-style-name="Default" style:data-style-name="N123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57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9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30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5"/>
      <style:map style:condition="cell-content()=&quot;FAUX&quot;" style:apply-style-name="FAUX" style:base-cell-address="'Niveau 2'.D5"/>
    </style:style>
    <style:style style:name="ce30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6"/>
      <style:map style:condition="cell-content()=&quot;FAUX&quot;" style:apply-style-name="FAUX" style:base-cell-address="'Niveau 2'.D6"/>
    </style:style>
    <style:style style:name="ce13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7"/>
      <style:map style:condition="cell-content()=&quot;FAUX&quot;" style:apply-style-name="FAUX" style:base-cell-address="'Niveau 2'.D7"/>
    </style:style>
    <style:style style:name="ce13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8"/>
      <style:map style:condition="cell-content()=&quot;FAUX&quot;" style:apply-style-name="FAUX" style:base-cell-address="'Niveau 2'.D8"/>
    </style:style>
    <style:style style:name="ce136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9"/>
      <style:map style:condition="cell-content()=&quot;FAUX&quot;" style:apply-style-name="FAUX" style:base-cell-address="'Niveau 2'.D9"/>
    </style:style>
    <style:style style:name="ce13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10"/>
      <style:map style:condition="cell-content()=&quot;FAUX&quot;" style:apply-style-name="FAUX" style:base-cell-address="'Niveau 2'.D10"/>
    </style:style>
    <style:style style:name="ce141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11"/>
      <style:map style:condition="cell-content()=&quot;FAUX&quot;" style:apply-style-name="FAUX" style:base-cell-address="'Niveau 2'.D11"/>
    </style:style>
    <style:style style:name="ce14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12"/>
      <style:map style:condition="cell-content()=&quot;FAUX&quot;" style:apply-style-name="FAUX" style:base-cell-address="'Niveau 2'.D12"/>
    </style:style>
    <style:style style:name="ce14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13"/>
      <style:map style:condition="cell-content()=&quot;FAUX&quot;" style:apply-style-name="FAUX" style:base-cell-address="'Niveau 2'.D13"/>
    </style:style>
    <style:style style:name="ce31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26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26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5"/>
      <style:map style:condition="cell-content()=&quot;FAUX&quot;" style:apply-style-name="FAUX" style:base-cell-address="'Niveau 2'.D5"/>
    </style:style>
    <style:style style:name="ce26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6"/>
      <style:map style:condition="cell-content()=&quot;FAUX&quot;" style:apply-style-name="FAUX" style:base-cell-address="'Niveau 2'.D6"/>
    </style:style>
    <style:style style:name="ce26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E7"/>
      <style:map style:condition="cell-content()=&quot;FAUX&quot;" style:apply-style-name="FAUX" style:base-cell-address="'Niveau 2'.E7"/>
    </style:style>
    <style:style style:name="ce26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8"/>
      <style:map style:condition="cell-content()=&quot;FAUX&quot;" style:apply-style-name="FAUX" style:base-cell-address="'Niveau 2'.D8"/>
    </style:style>
    <style:style style:name="ce27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9"/>
      <style:map style:condition="cell-content()=&quot;FAUX&quot;" style:apply-style-name="FAUX" style:base-cell-address="'Niveau 2'.D9"/>
    </style:style>
    <style:style style:name="ce27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10"/>
      <style:map style:condition="cell-content()=&quot;FAUX&quot;" style:apply-style-name="FAUX" style:base-cell-address="'Niveau 2'.D10"/>
    </style:style>
    <style:style style:name="ce27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11"/>
      <style:map style:condition="cell-content()=&quot;FAUX&quot;" style:apply-style-name="FAUX" style:base-cell-address="'Niveau 2'.D11"/>
    </style:style>
    <style:style style:name="ce27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12"/>
      <style:map style:condition="cell-content()=&quot;FAUX&quot;" style:apply-style-name="FAUX" style:base-cell-address="'Niveau 2'.D12"/>
    </style:style>
    <style:style style:name="ce27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13"/>
      <style:map style:condition="cell-content()=&quot;FAUX&quot;" style:apply-style-name="FAUX" style:base-cell-address="'Niveau 2'.D13"/>
    </style:style>
    <style:style style:name="ce16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4"/>
      <style:map style:condition="cell-content()=&quot;FAUX&quot;" style:apply-style-name="FAUX" style:base-cell-address="'Niveau 2'.I4"/>
    </style:style>
    <style:style style:name="ce16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5"/>
      <style:map style:condition="cell-content()=&quot;FAUX&quot;" style:apply-style-name="FAUX" style:base-cell-address="'Niveau 2'.I5"/>
    </style:style>
    <style:style style:name="ce16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6"/>
      <style:map style:condition="cell-content()=&quot;FAUX&quot;" style:apply-style-name="FAUX" style:base-cell-address="'Niveau 2'.I6"/>
    </style:style>
    <style:style style:name="ce16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7"/>
      <style:map style:condition="cell-content()=&quot;FAUX&quot;" style:apply-style-name="FAUX" style:base-cell-address="'Niveau 2'.I7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8"/>
      <style:map style:condition="cell-content()=&quot;FAUX&quot;" style:apply-style-name="FAUX" style:base-cell-address="'Niveau 2'.I8"/>
    </style:style>
    <style:style style:name="ce17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9"/>
      <style:map style:condition="cell-content()=&quot;FAUX&quot;" style:apply-style-name="FAUX" style:base-cell-address="'Niveau 2'.I9"/>
    </style:style>
    <style:style style:name="ce17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10"/>
      <style:map style:condition="cell-content()=&quot;FAUX&quot;" style:apply-style-name="FAUX" style:base-cell-address="'Niveau 2'.I10"/>
    </style:style>
    <style:style style:name="ce17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11"/>
      <style:map style:condition="cell-content()=&quot;FAUX&quot;" style:apply-style-name="FAUX" style:base-cell-address="'Niveau 2'.I11"/>
    </style:style>
    <style:style style:name="ce17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12"/>
      <style:map style:condition="cell-content()=&quot;FAUX&quot;" style:apply-style-name="FAUX" style:base-cell-address="'Niveau 2'.I12"/>
    </style:style>
    <style:style style:name="ce33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13"/>
      <style:map style:condition="cell-content()=&quot;FAUX&quot;" style:apply-style-name="FAUX" style:base-cell-address="'Niveau 2'.I13"/>
    </style:style>
    <style:style style:name="ce28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4"/>
      <style:map style:condition="cell-content()=&quot;FAUX&quot;" style:apply-style-name="FAUX" style:base-cell-address="'Niveau 2'.I4"/>
    </style:style>
    <style:style style:name="ce286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5"/>
      <style:map style:condition="cell-content()=&quot;FAUX&quot;" style:apply-style-name="FAUX" style:base-cell-address="'Niveau 2'.I5"/>
    </style:style>
    <style:style style:name="ce287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6"/>
      <style:map style:condition="cell-content()=&quot;FAUX&quot;" style:apply-style-name="FAUX" style:base-cell-address="'Niveau 2'.I6"/>
    </style:style>
    <style:style style:name="ce288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7"/>
      <style:map style:condition="cell-content()=&quot;FAUX&quot;" style:apply-style-name="FAUX" style:base-cell-address="'Niveau 2'.I7"/>
    </style:style>
    <style:style style:name="ce28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8"/>
      <style:map style:condition="cell-content()=&quot;FAUX&quot;" style:apply-style-name="FAUX" style:base-cell-address="'Niveau 2'.I8"/>
    </style:style>
    <style:style style:name="ce29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9"/>
      <style:map style:condition="cell-content()=&quot;FAUX&quot;" style:apply-style-name="FAUX" style:base-cell-address="'Niveau 2'.I9"/>
    </style:style>
    <style:style style:name="ce29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10"/>
      <style:map style:condition="cell-content()=&quot;FAUX&quot;" style:apply-style-name="FAUX" style:base-cell-address="'Niveau 2'.I10"/>
    </style:style>
    <style:style style:name="ce29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11"/>
      <style:map style:condition="cell-content()=&quot;FAUX&quot;" style:apply-style-name="FAUX" style:base-cell-address="'Niveau 2'.I11"/>
    </style:style>
    <style:style style:name="ce29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12"/>
      <style:map style:condition="cell-content()=&quot;FAUX&quot;" style:apply-style-name="FAUX" style:base-cell-address="'Niveau 2'.I12"/>
    </style:style>
    <style:style style:name="ce294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I13"/>
      <style:map style:condition="cell-content()=&quot;FAUX&quot;" style:apply-style-name="FAUX" style:base-cell-address="'Niveau 2'.I13"/>
    </style:style>
    <style:style style:name="ce34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342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5"/>
      <style:map style:condition="cell-content()=&quot;FAUX&quot;" style:apply-style-name="FAUX" style:base-cell-address="'Niveau 3'.D5"/>
    </style:style>
    <style:style style:name="ce34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6"/>
      <style:map style:condition="cell-content()=&quot;FAUX&quot;" style:apply-style-name="FAUX" style:base-cell-address="'Niveau 3'.D6"/>
    </style:style>
    <style:style style:name="ce344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7"/>
      <style:map style:condition="cell-content()=&quot;FAUX&quot;" style:apply-style-name="FAUX" style:base-cell-address="'Niveau 3'.D7"/>
    </style:style>
    <style:style style:name="ce34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8"/>
      <style:map style:condition="cell-content()=&quot;FAUX&quot;" style:apply-style-name="FAUX" style:base-cell-address="'Niveau 3'.D8"/>
    </style:style>
    <style:style style:name="ce15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9"/>
      <style:map style:condition="cell-content()=&quot;FAUX&quot;" style:apply-style-name="FAUX" style:base-cell-address="'Niveau 3'.D9"/>
    </style:style>
    <style:style style:name="ce1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10"/>
      <style:map style:condition="cell-content()=&quot;FAUX&quot;" style:apply-style-name="FAUX" style:base-cell-address="'Niveau 3'.D10"/>
    </style:style>
    <style:style style:name="ce15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11"/>
      <style:map style:condition="cell-content()=&quot;FAUX&quot;" style:apply-style-name="FAUX" style:base-cell-address="'Niveau 3'.D11"/>
    </style:style>
    <style:style style:name="ce16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12"/>
      <style:map style:condition="cell-content()=&quot;FAUX&quot;" style:apply-style-name="FAUX" style:base-cell-address="'Niveau 3'.D12"/>
    </style:style>
    <style:style style:name="ce162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13"/>
      <style:map style:condition="cell-content()=&quot;FAUX&quot;" style:apply-style-name="FAUX" style:base-cell-address="'Niveau 3'.D13"/>
    </style:style>
    <style:style style:name="ce35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352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5"/>
      <style:map style:condition="cell-content()=&quot;FAUX&quot;" style:apply-style-name="FAUX" style:base-cell-address="'Niveau 3'.D5"/>
    </style:style>
    <style:style style:name="ce3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6"/>
      <style:map style:condition="cell-content()=&quot;FAUX&quot;" style:apply-style-name="FAUX" style:base-cell-address="'Niveau 3'.D6"/>
    </style:style>
    <style:style style:name="ce354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7"/>
      <style:map style:condition="cell-content()=&quot;FAUX&quot;" style:apply-style-name="FAUX" style:base-cell-address="'Niveau 3'.D7"/>
    </style:style>
    <style:style style:name="ce35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8"/>
      <style:map style:condition="cell-content()=&quot;FAUX&quot;" style:apply-style-name="FAUX" style:base-cell-address="'Niveau 3'.D8"/>
    </style:style>
    <style:style style:name="ce20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9"/>
      <style:map style:condition="cell-content()=&quot;FAUX&quot;" style:apply-style-name="FAUX" style:base-cell-address="'Niveau 3'.D9"/>
    </style:style>
    <style:style style:name="ce20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10"/>
      <style:map style:condition="cell-content()=&quot;FAUX&quot;" style:apply-style-name="FAUX" style:base-cell-address="'Niveau 3'.D10"/>
    </style:style>
    <style:style style:name="ce20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11"/>
      <style:map style:condition="cell-content()=&quot;FAUX&quot;" style:apply-style-name="FAUX" style:base-cell-address="'Niveau 3'.D11"/>
    </style:style>
    <style:style style:name="ce20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12"/>
      <style:map style:condition="cell-content()=&quot;FAUX&quot;" style:apply-style-name="FAUX" style:base-cell-address="'Niveau 3'.D12"/>
    </style:style>
    <style:style style:name="ce20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13"/>
      <style:map style:condition="cell-content()=&quot;FAUX&quot;" style:apply-style-name="FAUX" style:base-cell-address="'Niveau 3'.D13"/>
    </style:style>
    <style:style style:name="ce17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4"/>
      <style:map style:condition="cell-content()=&quot;FAUX&quot;" style:apply-style-name="FAUX" style:base-cell-address="'Niveau 3'.I4"/>
    </style:style>
    <style:style style:name="ce17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5"/>
      <style:map style:condition="cell-content()=&quot;FAUX&quot;" style:apply-style-name="FAUX" style:base-cell-address="'Niveau 3'.I5"/>
    </style:style>
    <style:style style:name="ce18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6"/>
      <style:map style:condition="cell-content()=&quot;FAUX&quot;" style:apply-style-name="FAUX" style:base-cell-address="'Niveau 3'.I6"/>
    </style:style>
    <style:style style:name="ce181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7"/>
      <style:map style:condition="cell-content()=&quot;FAUX&quot;" style:apply-style-name="FAUX" style:base-cell-address="'Niveau 3'.I7"/>
    </style:style>
    <style:style style:name="ce18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8"/>
      <style:map style:condition="cell-content()=&quot;FAUX&quot;" style:apply-style-name="FAUX" style:base-cell-address="'Niveau 3'.I8"/>
    </style:style>
    <style:style style:name="ce18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9"/>
      <style:map style:condition="cell-content()=&quot;FAUX&quot;" style:apply-style-name="FAUX" style:base-cell-address="'Niveau 3'.I9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10"/>
      <style:map style:condition="cell-content()=&quot;FAUX&quot;" style:apply-style-name="FAUX" style:base-cell-address="'Niveau 3'.I10"/>
    </style:style>
    <style:style style:name="ce18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11"/>
      <style:map style:condition="cell-content()=&quot;FAUX&quot;" style:apply-style-name="FAUX" style:base-cell-address="'Niveau 3'.I11"/>
    </style:style>
    <style:style style:name="ce18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12"/>
      <style:map style:condition="cell-content()=&quot;FAUX&quot;" style:apply-style-name="FAUX" style:base-cell-address="'Niveau 3'.I12"/>
    </style:style>
    <style:style style:name="ce18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13"/>
      <style:map style:condition="cell-content()=&quot;FAUX&quot;" style:apply-style-name="FAUX" style:base-cell-address="'Niveau 3'.I13"/>
    </style:style>
    <style:style style:name="ce21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4"/>
      <style:map style:condition="cell-content()=&quot;FAUX&quot;" style:apply-style-name="FAUX" style:base-cell-address="'Niveau 3'.I4"/>
    </style:style>
    <style:style style:name="ce21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5"/>
      <style:map style:condition="cell-content()=&quot;FAUX&quot;" style:apply-style-name="FAUX" style:base-cell-address="'Niveau 3'.I5"/>
    </style:style>
    <style:style style:name="ce22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6"/>
      <style:map style:condition="cell-content()=&quot;FAUX&quot;" style:apply-style-name="FAUX" style:base-cell-address="'Niveau 3'.I6"/>
    </style:style>
    <style:style style:name="ce221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7"/>
      <style:map style:condition="cell-content()=&quot;FAUX&quot;" style:apply-style-name="FAUX" style:base-cell-address="'Niveau 3'.I7"/>
    </style:style>
    <style:style style:name="ce22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8"/>
      <style:map style:condition="cell-content()=&quot;FAUX&quot;" style:apply-style-name="FAUX" style:base-cell-address="'Niveau 3'.I8"/>
    </style:style>
    <style:style style:name="ce22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9"/>
      <style:map style:condition="cell-content()=&quot;FAUX&quot;" style:apply-style-name="FAUX" style:base-cell-address="'Niveau 3'.I9"/>
    </style:style>
    <style:style style:name="ce22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10"/>
      <style:map style:condition="cell-content()=&quot;FAUX&quot;" style:apply-style-name="FAUX" style:base-cell-address="'Niveau 3'.I10"/>
    </style:style>
    <style:style style:name="ce22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11"/>
      <style:map style:condition="cell-content()=&quot;FAUX&quot;" style:apply-style-name="FAUX" style:base-cell-address="'Niveau 3'.I11"/>
    </style:style>
    <style:style style:name="ce22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12"/>
      <style:map style:condition="cell-content()=&quot;FAUX&quot;" style:apply-style-name="FAUX" style:base-cell-address="'Niveau 3'.I12"/>
    </style:style>
    <style:style style:name="ce22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I13"/>
      <style:map style:condition="cell-content()=&quot;FAUX&quot;" style:apply-style-name="FAUX" style:base-cell-address="'Niveau 3'.I13"/>
    </style:style>
    <style:style style:name="ce22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2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5"/>
      <style:map style:condition="cell-content()=&quot;FAUX&quot;" style:apply-style-name="FAUX" style:base-cell-address="'Niveau 4'.D5"/>
    </style:style>
    <style:style style:name="ce23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6"/>
      <style:map style:condition="cell-content()=&quot;FAUX&quot;" style:apply-style-name="FAUX" style:base-cell-address="'Niveau 4'.D6"/>
    </style:style>
    <style:style style:name="ce231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7"/>
      <style:map style:condition="cell-content()=&quot;FAUX&quot;" style:apply-style-name="FAUX" style:base-cell-address="'Niveau 4'.D7"/>
    </style:style>
    <style:style style:name="ce2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8"/>
      <style:map style:condition="cell-content()=&quot;FAUX&quot;" style:apply-style-name="FAUX" style:base-cell-address="'Niveau 4'.D8"/>
    </style:style>
    <style:style style:name="ce23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9"/>
      <style:map style:condition="cell-content()=&quot;FAUX&quot;" style:apply-style-name="FAUX" style:base-cell-address="'Niveau 4'.D9"/>
    </style:style>
    <style:style style:name="ce23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10"/>
      <style:map style:condition="cell-content()=&quot;FAUX&quot;" style:apply-style-name="FAUX" style:base-cell-address="'Niveau 4'.D10"/>
    </style:style>
    <style:style style:name="ce23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11"/>
      <style:map style:condition="cell-content()=&quot;FAUX&quot;" style:apply-style-name="FAUX" style:base-cell-address="'Niveau 4'.D11"/>
    </style:style>
    <style:style style:name="ce23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12"/>
      <style:map style:condition="cell-content()=&quot;FAUX&quot;" style:apply-style-name="FAUX" style:base-cell-address="'Niveau 4'.D12"/>
    </style:style>
    <style:style style:name="ce23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13"/>
      <style:map style:condition="cell-content()=&quot;FAUX&quot;" style:apply-style-name="FAUX" style:base-cell-address="'Niveau 4'.D13"/>
    </style:style>
    <style:style style:name="ce39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392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E5"/>
      <style:map style:condition="cell-content()=&quot;FAUX&quot;" style:apply-style-name="FAUX" style:base-cell-address="'Niveau 4'.E5"/>
    </style:style>
    <style:style style:name="ce39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E6"/>
      <style:map style:condition="cell-content()=&quot;FAUX&quot;" style:apply-style-name="FAUX" style:base-cell-address="'Niveau 4'.E6"/>
    </style:style>
    <style:style style:name="ce394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E7"/>
      <style:map style:condition="cell-content()=&quot;FAUX&quot;" style:apply-style-name="FAUX" style:base-cell-address="'Niveau 4'.E7"/>
    </style:style>
    <style:style style:name="ce39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E8"/>
      <style:map style:condition="cell-content()=&quot;FAUX&quot;" style:apply-style-name="FAUX" style:base-cell-address="'Niveau 4'.E8"/>
    </style:style>
    <style:style style:name="ce243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E9"/>
      <style:map style:condition="cell-content()=&quot;FAUX&quot;" style:apply-style-name="FAUX" style:base-cell-address="'Niveau 4'.E9"/>
    </style:style>
    <style:style style:name="ce39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E10"/>
      <style:map style:condition="cell-content()=&quot;FAUX&quot;" style:apply-style-name="FAUX" style:base-cell-address="'Niveau 4'.E10"/>
    </style:style>
    <style:style style:name="ce398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E11"/>
      <style:map style:condition="cell-content()=&quot;FAUX&quot;" style:apply-style-name="FAUX" style:base-cell-address="'Niveau 4'.E11"/>
    </style:style>
    <style:style style:name="ce39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E12"/>
      <style:map style:condition="cell-content()=&quot;FAUX&quot;" style:apply-style-name="FAUX" style:base-cell-address="'Niveau 4'.E12"/>
    </style:style>
    <style:style style:name="ce40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E13"/>
      <style:map style:condition="cell-content()=&quot;FAUX&quot;" style:apply-style-name="FAUX" style:base-cell-address="'Niveau 4'.E13"/>
    </style:style>
    <style:style style:name="ce24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  <style:map style:condition="cell-content()=&quot;VRAI&quot;" style:apply-style-name="VRAI" style:base-cell-address="'Niveau 4'.F4"/>
      <style:map style:condition="cell-content()=&quot;FAUX&quot;" style:apply-style-name="FAUX" style:base-cell-address="'Niveau 4'.F4"/>
    </style:style>
    <style:style style:name="ce2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I4"/>
      <style:map style:condition="cell-content()=&quot;FAUX&quot;" style:apply-style-name="FAUX" style:base-cell-address="'Niveau 4'.I4"/>
    </style:style>
    <style:style style:name="ce25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I5"/>
      <style:map style:condition="cell-content()=&quot;FAUX&quot;" style:apply-style-name="FAUX" style:base-cell-address="'Niveau 4'.I5"/>
    </style:style>
    <style:style style:name="ce25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I6"/>
      <style:map style:condition="cell-content()=&quot;FAUX&quot;" style:apply-style-name="FAUX" style:base-cell-address="'Niveau 4'.I6"/>
    </style:style>
    <style:style style:name="ce252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I7"/>
      <style:map style:condition="cell-content()=&quot;FAUX&quot;" style:apply-style-name="FAUX" style:base-cell-address="'Niveau 4'.I7"/>
    </style:style>
    <style:style style:name="ce2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I8"/>
      <style:map style:condition="cell-content()=&quot;FAUX&quot;" style:apply-style-name="FAUX" style:base-cell-address="'Niveau 4'.I8"/>
    </style:style>
    <style:style style:name="ce254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I9"/>
      <style:map style:condition="cell-content()=&quot;FAUX&quot;" style:apply-style-name="FAUX" style:base-cell-address="'Niveau 4'.I9"/>
    </style:style>
    <style:style style:name="ce25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I10"/>
      <style:map style:condition="cell-content()=&quot;FAUX&quot;" style:apply-style-name="FAUX" style:base-cell-address="'Niveau 4'.I10"/>
    </style:style>
    <style:style style:name="ce256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I11"/>
      <style:map style:condition="cell-content()=&quot;FAUX&quot;" style:apply-style-name="FAUX" style:base-cell-address="'Niveau 4'.I11"/>
    </style:style>
    <style:style style:name="ce25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I12"/>
      <style:map style:condition="cell-content()=&quot;FAUX&quot;" style:apply-style-name="FAUX" style:base-cell-address="'Niveau 4'.I12"/>
    </style:style>
    <style:style style:name="ce258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I13"/>
      <style:map style:condition="cell-content()=&quot;FAUX&quot;" style:apply-style-name="FAUX" style:base-cell-address="'Niveau 4'.I13"/>
    </style:style>
    <style:style style:name="ce41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J4"/>
      <style:map style:condition="cell-content()=&quot;FAUX&quot;" style:apply-style-name="FAUX" style:base-cell-address="'Niveau 4'.J4"/>
    </style:style>
    <style:style style:name="ce26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J5"/>
      <style:map style:condition="cell-content()=&quot;FAUX&quot;" style:apply-style-name="FAUX" style:base-cell-address="'Niveau 4'.J5"/>
    </style:style>
    <style:style style:name="ce41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J6"/>
      <style:map style:condition="cell-content()=&quot;FAUX&quot;" style:apply-style-name="FAUX" style:base-cell-address="'Niveau 4'.J6"/>
    </style:style>
    <style:style style:name="ce4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J7"/>
      <style:map style:condition="cell-content()=&quot;FAUX&quot;" style:apply-style-name="FAUX" style:base-cell-address="'Niveau 4'.J7"/>
    </style:style>
    <style:style style:name="ce41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J8"/>
      <style:map style:condition="cell-content()=&quot;FAUX&quot;" style:apply-style-name="FAUX" style:base-cell-address="'Niveau 4'.J8"/>
    </style:style>
    <style:style style:name="ce417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J9"/>
      <style:map style:condition="cell-content()=&quot;FAUX&quot;" style:apply-style-name="FAUX" style:base-cell-address="'Niveau 4'.J9"/>
    </style:style>
    <style:style style:name="ce41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J10"/>
      <style:map style:condition="cell-content()=&quot;FAUX&quot;" style:apply-style-name="FAUX" style:base-cell-address="'Niveau 4'.J10"/>
    </style:style>
    <style:style style:name="ce266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J11"/>
      <style:map style:condition="cell-content()=&quot;FAUX&quot;" style:apply-style-name="FAUX" style:base-cell-address="'Niveau 4'.J11"/>
    </style:style>
    <style:style style:name="ce26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J12"/>
      <style:map style:condition="cell-content()=&quot;FAUX&quot;" style:apply-style-name="FAUX" style:base-cell-address="'Niveau 4'.J12"/>
    </style:style>
    <style:style style:name="ce421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J13"/>
      <style:map style:condition="cell-content()=&quot;FAUX&quot;" style:apply-style-name="FAUX" style:base-cell-address="'Niveau 4'.J13"/>
    </style:style>
    <style:style style:name="ce422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6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5" style:family="table-cell" style:parent-style-name="Default">
      <style:table-cell-properties fo:background-color="#ff33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4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8pt" style:font-size-asian="8pt" style:font-size-complex="8pt"/>
    </style:style>
    <style:style style:name="ce86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89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" style:font-size-asian="8pt" style:font-name-complex="Symbol" style:font-size-complex="8pt"/>
    </style:style>
    <style:style style:name="ce79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" style:font-size-asian="8pt" style:font-name-complex="Symbol" style:font-size-complex="8pt"/>
    </style:style>
    <style:style style:name="ce80" style:family="table-cell" style:parent-style-name="Default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" style:font-size-asian="8pt" style:font-name-complex="Symbol" style:font-size-complex="8pt"/>
    </style:style>
    <style:style style:name="ce81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" style:font-size-asian="8pt" style:font-name-complex="Symbol" style:font-size-complex="8pt"/>
    </style:style>
    <style:style style:name="ce8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" style:font-size-asian="8pt" style:font-name-complex="Symbol" style:font-size-complex="8pt"/>
    </style:style>
    <style:style style:name="ce94" style:family="table-cell" style:parent-style-name="Default">
      <style:table-cell-properties fo:background-color="#ff33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8pt" style:font-size-asian="8pt" style:font-size-complex="8pt"/>
    </style:style>
    <style:style style:name="ce8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8pt" style:font-size-asian="8pt" style:font-size-complex="8pt"/>
    </style:style>
    <style:style style:name="ce97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6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" style:family="table-cell" style:parent-style-name="Default" style:data-style-name="N3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9" style:family="table-cell" style:parent-style-name="Default" style:data-style-name="N3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2" style:family="table-cell" style:parent-style-name="Default" style:data-style-name="N3">
      <style:table-cell-properties fo:background-color="#ff33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13" style:family="table-cell" style:parent-style-name="Default" style:data-style-name="N3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5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20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>
      <style:table-cell-properties fo:background-color="#ff3333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" style:font-size-asian="8pt" style:font-name-complex="Symbol" style:font-size-complex="8pt"/>
    </style:style>
    <style:style style:name="ce107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8pt" style:font-size-asian="8pt" style:font-size-complex="8pt"/>
    </style:style>
    <style:style style:name="ce123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9" style:family="table-cell" style:parent-style-name="Default" style:data-style-name="N3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5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2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12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78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" style:font-size-asian="8pt" style:font-name-complex="Symbol" style:font-size-complex="8pt"/>
    </style:style>
    <style:style style:name="ce131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8pt" style:font-name-asian="Symbol" style:font-size-asian="8pt" style:font-name-complex="Symbol" style:font-size-complex="8pt"/>
    </style:style>
    <style:style style:name="ce115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" style:font-size-asian="8pt" style:font-name-complex="Symbol" style:font-size-complex="8pt"/>
    </style:style>
    <style:style style:name="ce116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8pt" style:font-name-asian="Symbol" style:font-size-asian="8pt" style:font-name-complex="Symbol" style:font-size-complex="8pt"/>
    </style:style>
    <style:style style:name="ce35" style:family="table-cell" style:parent-style-name="Default" style:data-style-name="N3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5" style:family="table-cell" style:parent-style-name="Default" style:data-style-name="N3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18" style:family="table-cell" style:parent-style-name="Default" style:data-style-name="N3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37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39" style:family="table-cell" style:parent-style-name="Default">
      <style:table-cell-properties fo:background-color="#dc23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0" style:family="table-cell" style:parent-style-name="Default">
      <style:table-cell-properties fo:background-color="#ff00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0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64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44" style:family="table-cell" style:parent-style-name="Default">
      <style:table-cell-properties fo:background-color="#dc23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" style:font-size-asian="8pt" style:font-name-complex="Symbol" style:font-size-complex="8pt"/>
    </style:style>
    <style:style style:name="ce145" style:family="table-cell" style:parent-style-name="Default">
      <style:table-cell-properties fo:background-color="#dc23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8pt" style:font-name-asian="Symbol" style:font-size-asian="8pt" style:font-name-complex="Symbol" style:font-size-complex="8pt"/>
    </style:style>
    <style:style style:name="ce146" style:family="table-cell" style:parent-style-name="Default">
      <style:table-cell-properties fo:background-color="#ff00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" style:font-size-asian="8pt" style:font-name-complex="Symbol" style:font-size-complex="8pt"/>
    </style:style>
    <style:style style:name="ce147" style:family="table-cell" style:parent-style-name="Default">
      <style:table-cell-properties fo:background-color="#ff00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8pt" style:font-name-asian="Symbol" style:font-size-asian="8pt" style:font-name-complex="Symbol" style:font-size-complex="8pt"/>
    </style:style>
    <style:style style:name="ce168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8pt" style:font-name-asian="Symbol" style:font-size-asian="8pt" style:font-name-complex="Symbol" style:font-size-complex="8pt"/>
    </style:style>
    <style:style style:name="ce17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8pt" style:font-name-asian="Symbol" style:font-size-asian="8pt" style:font-name-complex="Symbol" style:font-size-complex="8pt"/>
    </style:style>
    <style:style style:name="ce149" style:family="table-cell" style:parent-style-name="Default" style:data-style-name="N3">
      <style:table-cell-properties fo:background-color="#dc23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50" style:family="table-cell" style:parent-style-name="Default" style:data-style-name="N3">
      <style:table-cell-properties fo:background-color="#ff00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8" style:family="table-cell" style:parent-style-name="Default" style:data-style-name="N3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76" style:family="table-cell" style:parent-style-name="Default" style:data-style-name="N3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5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</office:automatic-styles>
  <office:body>
    <office:spreadsheet>
      <table:table table:name="Aide" table:style-name="ta1" table:protected="true" table:protection-key="n3EKJ12IJ6FvrdRGVjrYuSnAS2E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5"/>
        <table:table-column table:style-name="co1" table:number-columns-repeated="2" table:default-cell-style-name="ce6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49"/>
          <table:covered-table-cell table:style-name="ce53"/>
          <table:covered-table-cell table:number-columns-repeated="5" table:style-name="ce66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1"/>
          <table:table-cell table:style-name="ce49"/>
          <table:table-cell table:style-name="ce53"/>
          <table:table-cell table:style-name="ce66" table:number-columns-repeated="5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4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50"/>
          <table:table-cell table:style-name="ce14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50"/>
          <table:table-cell table:style-name="ce14" table:number-columns-repeated="1016"/>
        </table:table-row>
        <table:table-row table:style-name="ro2">
          <table:table-cell table:style-name="ce4"/>
          <table:table-cell table:style-name="ce50" table:number-columns-repeated="7"/>
          <table:table-cell table:style-name="ce14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50"/>
          <table:table-cell table:style-name="ce14" table:number-columns-repeated="1016"/>
        </table:table-row>
        <table:table-row table:style-name="ro2">
          <table:covered-table-cell table:style-name="ce4"/>
          <table:covered-table-cell table:number-columns-repeated="7" table:style-name="ce50"/>
          <table:table-cell table:style-name="ce14" table:number-columns-repeated="1016"/>
        </table:table-row>
        <table:table-row table:style-name="ro2">
          <table:table-cell table:style-name="ce4"/>
          <table:table-cell table:style-name="ce50" table:number-columns-repeated="7"/>
          <table:table-cell table:style-name="ce14" table:number-columns-repeated="1016"/>
        </table:table-row>
        <table:table-row table:style-name="ro3">
          <table:table-cell table:style-name="ce8" table:number-columns-repeated="8"/>
          <table:table-cell table:number-columns-repeated="1016"/>
        </table:table-row>
        <table:table-row table:style-name="ro3">
          <table:table-cell table:style-name="ce64" office:value-type="string" calcext:value-type="string" table:number-columns-spanned="8" table:number-rows-spanned="2">
            <text:p><text:a xlink:href="https://github.com/KELLERStephane/QCM-maths-physique-chimie" xlink:type="simple">https://github.com/KELLERStephane/QCM-maths-physique-chimie</text:a> </text:p>
          </table:table-cell>
          <table:covered-table-cell table:number-columns-repeated="7" table:style-name="ce8"/>
          <table:table-cell table:number-columns-repeated="1016"/>
        </table:table-row>
        <table:table-row table:style-name="ro3">
          <table:covered-table-cell table:style-name="ce10"/>
          <table:covered-table-cell table:number-columns-repeated="7" table:style-name="ce8"/>
          <table:table-cell table:number-columns-repeated="1016"/>
        </table:table-row>
        <table:table-row table:style-name="ro3">
          <table:table-cell table:style-name="ce10"/>
          <table:table-cell table:style-name="ce8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92mm" svg:height="8.32mm" svg:x="10.53mm" svg:y="3.45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9.5mm" svg:x="2.69mm" svg:y="3.41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129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92"/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9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7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1" table:style-name="ta1" table:protected="true" table:protection-key="n3EKJ12IJ6FvrdRGVjrYuSnAS2E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sultat" form:control-implementation="ooo:com.sun.star.form.component.CheckBox" xml:id="control3" form:id="control3" form:label="Résultat" form:linked-cell="'Niveau 1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linked-cell="'Niveau 1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05mm" svg:height="15mm" svg:x="50.17mm" svg:y="160mm" draw:control="control3"/>
          <draw:control draw:z-index="1" draw:style-name="gr3" draw:text-style-name="P3" svg:width="45mm" svg:height="15mm" svg:x="100.19mm" svg:y="160mm" draw:control="control4"/>
        </table:shapes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2" table:default-cell-style-name="ce20"/>
        <table:table-column table:style-name="co7" table:default-cell-style-name="ce20"/>
        <table:table-column table:style-name="co4" table:default-cell-style-name="ce20"/>
        <table:table-column table:style-name="co8" table:default-cell-style-name="ce20"/>
        <table:table-column table:style-name="co6" table:default-cell-style-name="ce20"/>
        <table:table-column table:style-name="co9" table:default-cell-style-name="ce20"/>
        <table:table-column table:style-name="co1" table:number-columns-repeated="1013" table:default-cell-style-name="ce20"/>
        <table:table-row table:style-name="ro6">
          <table:table-cell table:style-name="ce126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92"/>
          <table:covered-table-cell table:style-name="ce130"/>
          <table:covered-table-cell table:number-columns-repeated="5" table:style-name="ce189"/>
          <table:table-cell table:style-name="ce51" table:formula="of:=IF([.$C$25];COUNTIF([.$D$4:.$D$13];&quot;VRAI&quot;)+COUNTIF([.$I$4:.$I$13];&quot;VRAI&quot;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6">
          <table:table-cell table:style-name="ce3" office:value-type="string" calcext:value-type="string" table:number-columns-spanned="8" table:number-rows-spanned="1">
            <text:p>Nouveau test : Ctrl + Shift + F9</text:p>
          </table:table-cell>
          <table:covered-table-cell table:style-name="ce126"/>
          <table:covered-table-cell table:style-name="ce130"/>
          <table:covered-table-cell table:number-columns-repeated="5" table:style-name="ce189"/>
          <table:covered-table-cell table:number-columns-repeated="2" table:style-name="Default"/>
          <table:table-cell table:style-name="ce55"/>
          <table:table-cell table:number-columns-repeated="1013"/>
        </table:table-row>
        <table:table-row table:style-name="ro6">
          <table:table-cell table:style-name="ce130" office:value-type="string" calcext:value-type="string">
            <text:p>N°</text:p>
          </table:table-cell>
          <table:table-cell table:style-name="ce130" office:value-type="string" calcext:value-type="string">
            <text:p>Calcul</text:p>
          </table:table-cell>
          <table:table-cell table:style-name="ce130" office:value-type="string" calcext:value-type="string">
            <text:p>Résultat</text:p>
          </table:table-cell>
          <table:table-cell table:style-name="ce189" office:value-type="string" calcext:value-type="string">
            <text:p>V/F</text:p>
          </table:table-cell>
          <table:table-cell table:style-name="ce189" office:value-type="string" calcext:value-type="string">
            <text:p>R</text:p>
          </table:table-cell>
          <table:table-cell table:style-name="ce130" office:value-type="string" calcext:value-type="string">
            <text:p>N°</text:p>
          </table:table-cell>
          <table:table-cell table:style-name="ce130" office:value-type="string" calcext:value-type="string">
            <text:p>Calcul</text:p>
          </table:table-cell>
          <table:table-cell table:style-name="ce130" office:value-type="string" calcext:value-type="string">
            <text:p>Résultat</text:p>
          </table:table-cell>
          <table:table-cell table:style-name="ce189" office:value-type="string" calcext:value-type="string">
            <text:p>V/F</text:p>
          </table:table-cell>
          <table:table-cell table:style-name="ce189" office:value-type="string" calcext:value-type="string">
            <text:p>R</text:p>
          </table:table-cell>
          <table:table-cell table:style-name="Default"/>
          <table:table-cell table:number-columns-repeated="1013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23" table:formula="of:=INDEX([$Données.E$1:$Données.E$1048576];[$Données.G3]+2)" office:value-type="string" office:string-value="13²" calcext:value-type="string">
            <text:p>13²</text:p>
          </table:table-cell>
          <table:table-cell table:style-name="ce30"/>
          <table:table-cell table:style-name="ce19" table:formula="of:=IF([.$C$25];IF([.C4]=INDEX([$Données.F$1:$Données.F$1048576];[$Données.G3]+2);&quot;VRAI&quot;;&quot;FAUX&quot;);&quot;&quot;)">
            <text:p/>
          </table:table-cell>
          <table:table-cell table:style-name="ce48" table:formula="of:=IF(AND([.$C$25];[.$D$25]);INDEX([$Données.F$1:$Données.F$1048576];[$Données.G3]+2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3" table:formula="of:=INDEX([$Données.E$1:$Données.E$1048576];[$Données.G13]+2)" office:value-type="string" office:string-value="9 x 8" calcext:value-type="string">
            <text:p>9 x 8</text:p>
          </table:table-cell>
          <table:table-cell table:style-name="ce30"/>
          <table:table-cell table:style-name="ce71" table:formula="of:=IF([.$C$25];IF([.H4]=INDEX([$Données.F$1:$Données.F$1048576];[$Données.G13]+2);&quot;VRAI&quot;;&quot;FAUX&quot;);&quot;&quot;)">
            <text:p/>
          </table:table-cell>
          <table:table-cell table:style-name="ce93" table:formula="of:=IF(AND([.$C$25];[.$D$25]);INDEX([$Données.F$1:$Données.F$1048576];[$Données.G13]+2);&quot;&quot;)">
            <text:p/>
          </table:table-cell>
          <table:table-cell table:style-name="Default"/>
          <table:table-cell table:number-columns-repeated="1013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29" table:formula="of:=INDEX([$Données.E$1:$Données.E$1048576];[$Données.G4]+2)" office:value-type="string" office:string-value="9 x 7" calcext:value-type="string">
            <text:p>9 x 7</text:p>
          </table:table-cell>
          <table:table-cell table:style-name="ce30"/>
          <table:table-cell table:style-name="ce22" table:formula="of:=IF([.$C$25];IF([.C5]=INDEX([$Données.F$1:$Données.F$1048576];[$Données.G4]+2);&quot;VRAI&quot;;&quot;FAUX&quot;);&quot;&quot;)">
            <text:p/>
          </table:table-cell>
          <table:table-cell table:style-name="ce52" table:formula="of:=IF(AND([.$C$25];[.$D$25]);INDEX([$Données.F$1:$Données.F$1048576];[$Données.G4]+2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E$1:$Données.E$1048576];[$Données.G14]+2)" office:value-type="string" office:string-value="7 x 7" calcext:value-type="string">
            <text:p>7 x 7</text:p>
          </table:table-cell>
          <table:table-cell table:style-name="ce30"/>
          <table:table-cell table:style-name="ce73" table:formula="of:=IF([.$C$25];IF([.H5]=INDEX([$Données.F$1:$Données.F$1048576];[$Données.G14]+2);&quot;VRAI&quot;;&quot;FAUX&quot;);&quot;&quot;)">
            <text:p/>
          </table:table-cell>
          <table:table-cell table:style-name="ce95" table:formula="of:=IF(AND([.$C$25];[.$D$25]);INDEX([$Données.F$1:$Données.F$1048576];[$Données.G14]+2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23" table:formula="of:=INDEX([$Données.E$1:$Données.E$1048576];[$Données.G5]+2)" office:value-type="string" office:string-value="12²" calcext:value-type="string">
            <text:p>12²</text:p>
          </table:table-cell>
          <table:table-cell table:style-name="ce30"/>
          <table:table-cell table:style-name="ce31" table:formula="of:=IF([.$C$25];IF([.C6]=INDEX([$Données.F$1:$Données.F$1048576];[$Données.G5]+2);&quot;VRAI&quot;;&quot;FAUX&quot;);&quot;&quot;)">
            <text:p/>
          </table:table-cell>
          <table:table-cell table:style-name="ce58" table:formula="of:=IF(AND([.$C$25];[.$D$25]);INDEX([$Données.F$1:$Données.F$1048576];[$Données.G5]+2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E$1:$Données.E$1048576];[$Données.G15]+2)" office:value-type="string" office:string-value="8 x 7" calcext:value-type="string">
            <text:p>8 x 7</text:p>
          </table:table-cell>
          <table:table-cell table:style-name="ce30"/>
          <table:table-cell table:style-name="ce74" table:formula="of:=IF([.$C$25];IF([.H6]=INDEX([$Données.F$1:$Données.F$1048576];[$Données.G15]+2);&quot;VRAI&quot;;&quot;FAUX&quot;);&quot;&quot;)">
            <text:p/>
          </table:table-cell>
          <table:table-cell table:style-name="ce99" table:formula="of:=IF(AND([.$C$25];[.$D$25]);INDEX([$Données.F$1:$Données.F$1048576];[$Données.G15]+2);&quot;&quot;)">
            <text:p/>
          </table:table-cell>
          <table:table-cell table:style-name="Default"/>
          <table:table-cell table:number-columns-repeated="1013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29" table:formula="of:=INDEX([$Données.E$1:$Données.E$1048576];[$Données.G6]+2)" office:value-type="string" office:string-value="9 x 6" calcext:value-type="string">
            <text:p>9 x 6</text:p>
          </table:table-cell>
          <table:table-cell table:style-name="ce30"/>
          <table:table-cell table:style-name="ce32" table:formula="of:=IF([.$C$25];IF([.C7]=INDEX([$Données.F$1:$Données.F$1048576];[$Données.G6]+2);&quot;VRAI&quot;;&quot;FAUX&quot;);&quot;&quot;)">
            <text:p/>
          </table:table-cell>
          <table:table-cell table:style-name="ce59" table:formula="of:=IF(AND([.$C$25];[.$D$25]);INDEX([$Données.F$1:$Données.F$1048576];[$Données.G6]+2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E$1:$Données.E$1048576];[$Données.G16]+2)" office:value-type="string" office:string-value="14²" calcext:value-type="string">
            <text:p>14²</text:p>
          </table:table-cell>
          <table:table-cell table:style-name="ce30"/>
          <table:table-cell table:style-name="ce75" table:formula="of:=IF([.$C$25];IF([.H7]=INDEX([$Données.F$1:$Données.F$1048576];[$Données.G16]+2);&quot;VRAI&quot;;&quot;FAUX&quot;);&quot;&quot;)">
            <text:p/>
          </table:table-cell>
          <table:table-cell table:style-name="ce100" table:formula="of:=IF(AND([.$C$25];[.$D$25]);INDEX([$Données.F$1:$Données.F$1048576];[$Données.G16]+2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23" table:formula="of:=INDEX([$Données.E$1:$Données.E$1048576];[$Données.G7]+2)" office:value-type="string" office:string-value="6 x 5" calcext:value-type="string">
            <text:p>6 x 5</text:p>
          </table:table-cell>
          <table:table-cell table:style-name="ce30"/>
          <table:table-cell table:style-name="ce33" table:formula="of:=IF([.$C$25];IF([.C8]=INDEX([$Données.F$1:$Données.F$1048576];[$Données.G7]+2);&quot;VRAI&quot;;&quot;FAUX&quot;);&quot;&quot;)">
            <text:p/>
          </table:table-cell>
          <table:table-cell table:style-name="ce60" table:formula="of:=IF(AND([.$C$25];[.$D$25]);INDEX([$Données.F$1:$Données.F$1048576];[$Données.G7]+2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E$1:$Données.E$1048576];[$Données.G17]+2)" office:value-type="string" office:string-value="9 x 8" calcext:value-type="string">
            <text:p>9 x 8</text:p>
          </table:table-cell>
          <table:table-cell table:style-name="ce30"/>
          <table:table-cell table:style-name="ce76" table:formula="of:=IF([.$C$25];IF([.H8]=INDEX([$Données.F$1:$Données.F$1048576];[$Données.G17]+2);&quot;VRAI&quot;;&quot;FAUX&quot;);&quot;&quot;)">
            <text:p/>
          </table:table-cell>
          <table:table-cell table:style-name="ce101" table:formula="of:=IF(AND([.$C$25];[.$D$25]);INDEX([$Données.F$1:$Données.F$1048576];[$Données.G17]+2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29" table:formula="of:=INDEX([$Données.E$1:$Données.E$1048576];[$Données.G8]+2)" office:value-type="string" office:string-value="55²" calcext:value-type="string">
            <text:p>55²</text:p>
          </table:table-cell>
          <table:table-cell table:style-name="ce30"/>
          <table:table-cell table:style-name="ce34" table:formula="of:=IF([.$C$25];IF([.C9]=INDEX([$Données.F$1:$Données.F$1048576];[$Données.G8]+2);&quot;VRAI&quot;;&quot;FAUX&quot;);&quot;&quot;)">
            <text:p/>
          </table:table-cell>
          <table:table-cell table:style-name="ce61" table:formula="of:=IF(AND([.$C$25];[.$D$25]);INDEX([$Données.F$1:$Données.F$1048576];[$Données.G8]+2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E$1:$Données.E$1048576];[$Données.G18]+2)" office:value-type="string" office:string-value="35²" calcext:value-type="string">
            <text:p>35²</text:p>
          </table:table-cell>
          <table:table-cell table:style-name="ce30"/>
          <table:table-cell table:style-name="ce77" table:formula="of:=IF([.$C$25];IF([.H9]=INDEX([$Données.F$1:$Données.F$1048576];[$Données.G18]+2);&quot;VRAI&quot;;&quot;FAUX&quot;);&quot;&quot;)">
            <text:p/>
          </table:table-cell>
          <table:table-cell table:style-name="ce103" table:formula="of:=IF(AND([.$C$25];[.$D$25]);INDEX([$Données.F$1:$Données.F$1048576];[$Données.G18]+2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23" table:formula="of:=INDEX([$Données.E$1:$Données.E$1048576];[$Données.G9]+2)" office:value-type="string" office:string-value="25²" calcext:value-type="string">
            <text:p>25²</text:p>
          </table:table-cell>
          <table:table-cell table:style-name="ce30"/>
          <table:table-cell table:style-name="ce40" table:formula="of:=IF([.$C$25];IF([.C10]=INDEX([$Données.F$1:$Données.F$1048576];[$Données.G9]+2);&quot;VRAI&quot;;&quot;FAUX&quot;);&quot;&quot;)">
            <text:p/>
          </table:table-cell>
          <table:table-cell table:style-name="ce63" table:formula="of:=IF(AND([.$C$25];[.$D$25]);INDEX([$Données.F$1:$Données.F$1048576];[$Données.G9]+2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E$1:$Données.E$1048576];[$Données.G19]+2)" office:value-type="string" office:string-value="6 x 9" calcext:value-type="string">
            <text:p>6 x 9</text:p>
          </table:table-cell>
          <table:table-cell table:style-name="ce30"/>
          <table:table-cell table:style-name="ce87" table:formula="of:=IF([.$C$25];IF([.H10]=INDEX([$Données.F$1:$Données.F$1048576];[$Données.G19]+2);&quot;VRAI&quot;;&quot;FAUX&quot;);&quot;&quot;)">
            <text:p/>
          </table:table-cell>
          <table:table-cell table:style-name="ce108" table:formula="of:=IF(AND([.$C$25];[.$D$25]);INDEX([$Données.F$1:$Données.F$1048576];[$Données.G19]+2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29" table:formula="of:=INDEX([$Données.E$1:$Données.E$1048576];[$Données.G10]+2)" office:value-type="string" office:string-value="11²" calcext:value-type="string">
            <text:p>11²</text:p>
          </table:table-cell>
          <table:table-cell table:style-name="ce30"/>
          <table:table-cell table:style-name="ce41" table:formula="of:=IF([.$C$25];IF([.C11]=INDEX([$Données.F$1:$Données.F$1048576];[$Données.G10]+2);&quot;VRAI&quot;;&quot;FAUX&quot;);&quot;&quot;)">
            <text:p/>
          </table:table-cell>
          <table:table-cell table:style-name="ce67" table:formula="of:=IF(AND([.$C$25];[.$D$25]);INDEX([$Données.F$1:$Données.F$1048576];[$Données.G10]+2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E$1:$Données.E$1048576];[$Données.G20]+2)" office:value-type="string" office:string-value="8 x 5" calcext:value-type="string">
            <text:p>8 x 5</text:p>
          </table:table-cell>
          <table:table-cell table:style-name="ce30"/>
          <table:table-cell table:style-name="ce88" table:formula="of:=IF([.$C$25];IF([.H11]=INDEX([$Données.F$1:$Données.F$1048576];[$Données.G20]+2);&quot;VRAI&quot;;&quot;FAUX&quot;);&quot;&quot;)">
            <text:p/>
          </table:table-cell>
          <table:table-cell table:style-name="ce110" table:formula="of:=IF(AND([.$C$25];[.$D$25]);INDEX([$Données.F$1:$Données.F$1048576];[$Données.G20]+2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23" table:formula="of:=INDEX([$Données.E$1:$Données.E$1048576];[$Données.G11]+2)" office:value-type="string" office:string-value="6 x 7" calcext:value-type="string">
            <text:p>6 x 7</text:p>
          </table:table-cell>
          <table:table-cell table:style-name="ce30"/>
          <table:table-cell table:style-name="ce42" table:formula="of:=IF([.$C$25];IF([.C12]=INDEX([$Données.F$1:$Données.F$1048576];[$Données.G11]+2);&quot;VRAI&quot;;&quot;FAUX&quot;);&quot;&quot;)">
            <text:p/>
          </table:table-cell>
          <table:table-cell table:style-name="ce68" table:formula="of:=IF(AND([.$C$25];[.$D$25]);INDEX([$Données.F$1:$Données.F$1048576];[$Données.G11]+2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E$1:$Données.E$1048576];[$Données.G21]+2)" office:value-type="string" office:string-value="8 x 6" calcext:value-type="string">
            <text:p>8 x 6</text:p>
          </table:table-cell>
          <table:table-cell table:style-name="ce30"/>
          <table:table-cell table:style-name="ce90" table:formula="of:=IF([.$C$25];IF([.H12]=INDEX([$Données.F$1:$Données.F$1048576];[$Données.G21]+2);&quot;VRAI&quot;;&quot;FAUX&quot;);&quot;&quot;)">
            <text:p/>
          </table:table-cell>
          <table:table-cell table:style-name="ce117" table:formula="of:=IF(AND([.$C$25];[.$D$25]);INDEX([$Données.F$1:$Données.F$1048576];[$Données.G21]+2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29" table:formula="of:=INDEX([$Données.E$1:$Données.E$1048576];[$Données.G12]+2)" office:value-type="string" office:string-value="7 x 5" calcext:value-type="string">
            <text:p>7 x 5</text:p>
          </table:table-cell>
          <table:table-cell table:style-name="ce30"/>
          <table:table-cell table:style-name="ce43" table:formula="of:=IF([.$C$25];IF([.C13]=INDEX([$Données.F$1:$Données.F$1048576];[$Données.G12]+2);&quot;VRAI&quot;;&quot;FAUX&quot;);&quot;&quot;)">
            <text:p/>
          </table:table-cell>
          <table:table-cell table:style-name="ce69" table:formula="of:=IF(AND([.$C$25];[.$D$25]);INDEX([$Données.F$1:$Données.F$1048576];[$Données.G12]+2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E$1:$Données.E$1048576];[$Données.G22]+2)" office:value-type="string" office:string-value="9 x 9" calcext:value-type="string">
            <text:p>9 x 9</text:p>
          </table:table-cell>
          <table:table-cell table:style-name="ce30"/>
          <table:table-cell table:style-name="ce91" table:formula="of:=IF([.$C$25];IF([.H13]=INDEX([$Données.F$1:$Données.F$1048576];[$Données.G22]+2);&quot;VRAI&quot;;&quot;FAUX&quot;);&quot;&quot;)">
            <text:p/>
          </table:table-cell>
          <table:table-cell table:style-name="ce119" table:formula="of:=IF(AND([.$C$25];[.$D$25]);INDEX([$Données.F$1:$Données.F$1048576];[$Données.G22]+2);&quot;&quot;)">
            <text:p/>
          </table:table-cell>
          <table:table-cell table:style-name="ce56"/>
          <table:table-cell table:number-columns-repeated="1013"/>
        </table:table-row>
        <table:table-row table:style-name="ro6">
          <table:table-cell table:style-name="ce16" table:number-columns-repeated="2"/>
          <table:table-cell table:style-name="Default" table:number-columns-repeated="2"/>
          <table:table-cell table:style-name="ce16" table:number-columns-repeated="6"/>
          <table:table-cell table:number-columns-repeated="1014"/>
        </table:table-row>
        <table:table-row table:style-name="ro6">
          <table:table-cell table:style-name="ce16" table:number-columns-repeated="2"/>
          <table:table-cell/>
          <table:table-cell table:style-name="ce47" table:number-columns-repeated="7"/>
          <table:table-cell table:number-columns-repeated="1014"/>
        </table:table-row>
        <table:table-row table:style-name="ro6" table:number-rows-repeated="6">
          <table:table-cell table:style-name="ce16" table:number-columns-repeated="2"/>
          <table:table-cell table:number-columns-repeated="1022"/>
        </table:table-row>
        <table:table-row table:style-name="ro6">
          <table:table-cell table:style-name="ce16" table:number-columns-repeated="2"/>
          <table:table-cell table:style-name="Default" table:number-columns-repeated="2"/>
          <table:table-cell table:number-columns-repeated="1020"/>
        </table:table-row>
        <table:table-row table:style-name="ro6" table:number-rows-repeated="2">
          <table:table-cell table:style-name="ce16" table:number-columns-repeated="2"/>
          <table:table-cell table:number-columns-repeated="1022"/>
        </table:table-row>
        <table:table-row table:style-name="ro6">
          <table:table-cell table:style-name="ce16" table:number-columns-repeated="2"/>
          <table:table-cell table:style-name="ce45" office:value-type="boolean" office:boolean-value="false" calcext:value-type="boolean">
            <text:p>FAUX</text:p>
          </table:table-cell>
          <table:table-cell table:style-name="ce21" office:value-type="boolean" office:boolean-value="false" calcext:value-type="boolean">
            <text:p>FAUX</text:p>
          </table:table-cell>
          <table:table-cell table:number-columns-repeated="1020"/>
        </table:table-row>
        <table:table-row table:style-name="ro6" table:number-rows-repeated="63">
          <table:table-cell table:style-name="ce16" table:number-columns-repeated="2"/>
          <table:table-cell table:number-columns-repeated="1022"/>
        </table:table-row>
        <table:table-row table:style-name="ro6" table:number-rows-repeated="104848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iveau 1'.D4:'Niveau 1'.D4">
            <calcext:condition calcext:apply-style-name="VRAI" calcext:value="=&quot;VRAI&quot;" calcext:base-cell-address="'Niveau 1'.D4"/>
            <calcext:condition calcext:apply-style-name="FAUX" calcext:value="=&quot;FAUX&quot;" calcext:base-cell-address="'Niveau 1'.D4"/>
          </calcext:conditional-format>
          <calcext:conditional-format calcext:target-range-address="'Niveau 1'.D4:'Niveau 1'.E4">
            <calcext:condition calcext:apply-style-name="VRAI" calcext:value="=&quot;VRAI&quot;" calcext:base-cell-address="'Niveau 1'.D4"/>
            <calcext:condition calcext:apply-style-name="FAUX" calcext:value="=&quot;FAUX&quot;" calcext:base-cell-address="'Niveau 1'.D4"/>
          </calcext:conditional-format>
          <calcext:conditional-format calcext:target-range-address="'Niveau 1'.E4:'Niveau 1'.E4">
            <calcext:condition calcext:apply-style-name="VRAI" calcext:value="formula-is(IF([.D4]=&quot;VRAI&quot;))" calcext:base-cell-address="'Niveau 1'.E4"/>
            <calcext:condition calcext:apply-style-name="FAUX" calcext:value="formula-is(IF([.D4]=&quot;FAUX&quot;))" calcext:base-cell-address="'Niveau 1'.E4"/>
            <calcext:condition calcext:apply-style-name="FAUX" calcext:value="=0" calcext:base-cell-address="'Niveau 1'.E4"/>
          </calcext:conditional-format>
          <calcext:conditional-format calcext:target-range-address="'Niveau 1'.D5:'Niveau 1'.D5">
            <calcext:condition calcext:apply-style-name="VRAI" calcext:value="=&quot;VRAI&quot;" calcext:base-cell-address="'Niveau 1'.D5"/>
            <calcext:condition calcext:apply-style-name="FAUX" calcext:value="=&quot;FAUX&quot;" calcext:base-cell-address="'Niveau 1'.D5"/>
          </calcext:conditional-format>
          <calcext:conditional-format calcext:target-range-address="'Niveau 1'.D5:'Niveau 1'.E5">
            <calcext:condition calcext:apply-style-name="VRAI" calcext:value="=&quot;VRAI&quot;" calcext:base-cell-address="'Niveau 1'.D5"/>
            <calcext:condition calcext:apply-style-name="FAUX" calcext:value="=&quot;FAUX&quot;" calcext:base-cell-address="'Niveau 1'.D5"/>
          </calcext:conditional-format>
          <calcext:conditional-format calcext:target-range-address="'Niveau 1'.E5:'Niveau 1'.E5">
            <calcext:condition calcext:apply-style-name="VRAI" calcext:value="formula-is(IF([.D5]=&quot;VRAI&quot;))" calcext:base-cell-address="'Niveau 1'.E5"/>
            <calcext:condition calcext:apply-style-name="FAUX" calcext:value="formula-is(IF([.D5]=&quot;FAUX&quot;))" calcext:base-cell-address="'Niveau 1'.E5"/>
            <calcext:condition calcext:apply-style-name="FAUX" calcext:value="=0" calcext:base-cell-address="'Niveau 1'.E5"/>
          </calcext:conditional-format>
          <calcext:conditional-format calcext:target-range-address="'Niveau 1'.D6:'Niveau 1'.D6">
            <calcext:condition calcext:apply-style-name="VRAI" calcext:value="=&quot;VRAI&quot;" calcext:base-cell-address="'Niveau 1'.D6"/>
            <calcext:condition calcext:apply-style-name="FAUX" calcext:value="=&quot;FAUX&quot;" calcext:base-cell-address="'Niveau 1'.D6"/>
          </calcext:conditional-format>
          <calcext:conditional-format calcext:target-range-address="'Niveau 1'.D6:'Niveau 1'.E6">
            <calcext:condition calcext:apply-style-name="VRAI" calcext:value="=&quot;VRAI&quot;" calcext:base-cell-address="'Niveau 1'.D6"/>
            <calcext:condition calcext:apply-style-name="FAUX" calcext:value="=&quot;FAUX&quot;" calcext:base-cell-address="'Niveau 1'.D6"/>
          </calcext:conditional-format>
          <calcext:conditional-format calcext:target-range-address="'Niveau 1'.E6:'Niveau 1'.E6">
            <calcext:condition calcext:apply-style-name="VRAI" calcext:value="formula-is(IF([.D6]=&quot;VRAI&quot;))" calcext:base-cell-address="'Niveau 1'.E6"/>
            <calcext:condition calcext:apply-style-name="FAUX" calcext:value="formula-is(IF([.D6]=&quot;FAUX&quot;))" calcext:base-cell-address="'Niveau 1'.E6"/>
            <calcext:condition calcext:apply-style-name="FAUX" calcext:value="=0" calcext:base-cell-address="'Niveau 1'.E6"/>
          </calcext:conditional-format>
          <calcext:conditional-format calcext:target-range-address="'Niveau 1'.D7:'Niveau 1'.D7">
            <calcext:condition calcext:apply-style-name="VRAI" calcext:value="=&quot;VRAI&quot;" calcext:base-cell-address="'Niveau 1'.D7"/>
            <calcext:condition calcext:apply-style-name="FAUX" calcext:value="=&quot;FAUX&quot;" calcext:base-cell-address="'Niveau 1'.D7"/>
          </calcext:conditional-format>
          <calcext:conditional-format calcext:target-range-address="'Niveau 1'.D7:'Niveau 1'.E7">
            <calcext:condition calcext:apply-style-name="VRAI" calcext:value="=&quot;VRAI&quot;" calcext:base-cell-address="'Niveau 1'.D7"/>
            <calcext:condition calcext:apply-style-name="FAUX" calcext:value="=&quot;FAUX&quot;" calcext:base-cell-address="'Niveau 1'.D7"/>
          </calcext:conditional-format>
          <calcext:conditional-format calcext:target-range-address="'Niveau 1'.E7:'Niveau 1'.E7">
            <calcext:condition calcext:apply-style-name="VRAI" calcext:value="formula-is(IF([.D7]=&quot;VRAI&quot;))" calcext:base-cell-address="'Niveau 1'.E7"/>
            <calcext:condition calcext:apply-style-name="FAUX" calcext:value="formula-is(IF([.D7]=&quot;FAUX&quot;))" calcext:base-cell-address="'Niveau 1'.E7"/>
            <calcext:condition calcext:apply-style-name="FAUX" calcext:value="=0" calcext:base-cell-address="'Niveau 1'.E7"/>
          </calcext:conditional-format>
          <calcext:conditional-format calcext:target-range-address="'Niveau 1'.D8:'Niveau 1'.D8">
            <calcext:condition calcext:apply-style-name="VRAI" calcext:value="=&quot;VRAI&quot;" calcext:base-cell-address="'Niveau 1'.D8"/>
            <calcext:condition calcext:apply-style-name="FAUX" calcext:value="=&quot;FAUX&quot;" calcext:base-cell-address="'Niveau 1'.D8"/>
          </calcext:conditional-format>
          <calcext:conditional-format calcext:target-range-address="'Niveau 1'.D8:'Niveau 1'.E8">
            <calcext:condition calcext:apply-style-name="VRAI" calcext:value="=&quot;VRAI&quot;" calcext:base-cell-address="'Niveau 1'.D8"/>
            <calcext:condition calcext:apply-style-name="FAUX" calcext:value="=&quot;FAUX&quot;" calcext:base-cell-address="'Niveau 1'.D8"/>
          </calcext:conditional-format>
          <calcext:conditional-format calcext:target-range-address="'Niveau 1'.E8:'Niveau 1'.E8">
            <calcext:condition calcext:apply-style-name="VRAI" calcext:value="formula-is(IF([.D8]=&quot;VRAI&quot;))" calcext:base-cell-address="'Niveau 1'.E8"/>
            <calcext:condition calcext:apply-style-name="FAUX" calcext:value="formula-is(IF([.D8]=&quot;FAUX&quot;))" calcext:base-cell-address="'Niveau 1'.E8"/>
            <calcext:condition calcext:apply-style-name="FAUX" calcext:value="=0" calcext:base-cell-address="'Niveau 1'.E8"/>
          </calcext:conditional-format>
          <calcext:conditional-format calcext:target-range-address="'Niveau 1'.D10:'Niveau 1'.D10">
            <calcext:condition calcext:apply-style-name="VRAI" calcext:value="=&quot;VRAI&quot;" calcext:base-cell-address="'Niveau 1'.D10"/>
            <calcext:condition calcext:apply-style-name="FAUX" calcext:value="=&quot;FAUX&quot;" calcext:base-cell-address="'Niveau 1'.D10"/>
          </calcext:conditional-format>
          <calcext:conditional-format calcext:target-range-address="'Niveau 1'.D10:'Niveau 1'.E10">
            <calcext:condition calcext:apply-style-name="VRAI" calcext:value="=&quot;VRAI&quot;" calcext:base-cell-address="'Niveau 1'.D10"/>
            <calcext:condition calcext:apply-style-name="FAUX" calcext:value="=&quot;FAUX&quot;" calcext:base-cell-address="'Niveau 1'.D10"/>
          </calcext:conditional-format>
          <calcext:conditional-format calcext:target-range-address="'Niveau 1'.E10:'Niveau 1'.E10">
            <calcext:condition calcext:apply-style-name="VRAI" calcext:value="formula-is(IF([.D10]=&quot;VRAI&quot;))" calcext:base-cell-address="'Niveau 1'.E10"/>
            <calcext:condition calcext:apply-style-name="FAUX" calcext:value="formula-is(IF([.D10]=&quot;FAUX&quot;))" calcext:base-cell-address="'Niveau 1'.E10"/>
            <calcext:condition calcext:apply-style-name="FAUX" calcext:value="=0" calcext:base-cell-address="'Niveau 1'.E10"/>
          </calcext:conditional-format>
          <calcext:conditional-format calcext:target-range-address="'Niveau 1'.D11:'Niveau 1'.D11">
            <calcext:condition calcext:apply-style-name="VRAI" calcext:value="=&quot;VRAI&quot;" calcext:base-cell-address="'Niveau 1'.D11"/>
            <calcext:condition calcext:apply-style-name="FAUX" calcext:value="=&quot;FAUX&quot;" calcext:base-cell-address="'Niveau 1'.D11"/>
          </calcext:conditional-format>
          <calcext:conditional-format calcext:target-range-address="'Niveau 1'.D11:'Niveau 1'.D11">
            <calcext:condition calcext:apply-style-name="VRAI" calcext:value="=&quot;VRAI&quot;" calcext:base-cell-address="'Niveau 1'.D11"/>
            <calcext:condition calcext:apply-style-name="FAUX" calcext:value="=&quot;FAUX&quot;" calcext:base-cell-address="'Niveau 1'.D11"/>
          </calcext:conditional-format>
          <calcext:conditional-format calcext:target-range-address="'Niveau 1'.D12:'Niveau 1'.D12">
            <calcext:condition calcext:apply-style-name="VRAI" calcext:value="=&quot;VRAI&quot;" calcext:base-cell-address="'Niveau 1'.D12"/>
            <calcext:condition calcext:apply-style-name="FAUX" calcext:value="=&quot;FAUX&quot;" calcext:base-cell-address="'Niveau 1'.D12"/>
          </calcext:conditional-format>
          <calcext:conditional-format calcext:target-range-address="'Niveau 1'.D12:'Niveau 1'.E12">
            <calcext:condition calcext:apply-style-name="VRAI" calcext:value="=&quot;VRAI&quot;" calcext:base-cell-address="'Niveau 1'.D12"/>
            <calcext:condition calcext:apply-style-name="FAUX" calcext:value="=&quot;FAUX&quot;" calcext:base-cell-address="'Niveau 1'.D12"/>
          </calcext:conditional-format>
          <calcext:conditional-format calcext:target-range-address="'Niveau 1'.E12:'Niveau 1'.E12">
            <calcext:condition calcext:apply-style-name="VRAI" calcext:value="formula-is(IF([.D12]=&quot;VRAI&quot;))" calcext:base-cell-address="'Niveau 1'.E12"/>
            <calcext:condition calcext:apply-style-name="FAUX" calcext:value="formula-is(IF([.D12]=&quot;FAUX&quot;))" calcext:base-cell-address="'Niveau 1'.E12"/>
            <calcext:condition calcext:apply-style-name="FAUX" calcext:value="=0" calcext:base-cell-address="'Niveau 1'.E12"/>
          </calcext:conditional-format>
          <calcext:conditional-format calcext:target-range-address="'Niveau 1'.D13:'Niveau 1'.D13">
            <calcext:condition calcext:apply-style-name="VRAI" calcext:value="=&quot;VRAI&quot;" calcext:base-cell-address="'Niveau 1'.D13"/>
            <calcext:condition calcext:apply-style-name="FAUX" calcext:value="=&quot;FAUX&quot;" calcext:base-cell-address="'Niveau 1'.D13"/>
          </calcext:conditional-format>
          <calcext:conditional-format calcext:target-range-address="'Niveau 1'.D13:'Niveau 1'.E13">
            <calcext:condition calcext:apply-style-name="VRAI" calcext:value="=&quot;VRAI&quot;" calcext:base-cell-address="'Niveau 1'.D13"/>
            <calcext:condition calcext:apply-style-name="FAUX" calcext:value="=&quot;FAUX&quot;" calcext:base-cell-address="'Niveau 1'.D13"/>
          </calcext:conditional-format>
          <calcext:conditional-format calcext:target-range-address="'Niveau 1'.E13:'Niveau 1'.E13">
            <calcext:condition calcext:apply-style-name="VRAI" calcext:value="formula-is(IF([.D13]=&quot;VRAI&quot;))" calcext:base-cell-address="'Niveau 1'.E13"/>
            <calcext:condition calcext:apply-style-name="FAUX" calcext:value="formula-is(IF([.D13]=&quot;FAUX&quot;))" calcext:base-cell-address="'Niveau 1'.E13"/>
            <calcext:condition calcext:apply-style-name="FAUX" calcext:value="=0" calcext:base-cell-address="'Niveau 1'.E13"/>
          </calcext:conditional-format>
          <calcext:conditional-format calcext:target-range-address="'Niveau 1'.I4:'Niveau 1'.I4">
            <calcext:condition calcext:apply-style-name="VRAI" calcext:value="=&quot;VRAI&quot;" calcext:base-cell-address="'Niveau 1'.I4"/>
            <calcext:condition calcext:apply-style-name="FAUX" calcext:value="=&quot;FAUX&quot;" calcext:base-cell-address="'Niveau 1'.I4"/>
          </calcext:conditional-format>
          <calcext:conditional-format calcext:target-range-address="'Niveau 1'.I4:'Niveau 1'.J4">
            <calcext:condition calcext:apply-style-name="VRAI" calcext:value="=&quot;VRAI&quot;" calcext:base-cell-address="'Niveau 1'.I4"/>
            <calcext:condition calcext:apply-style-name="FAUX" calcext:value="=&quot;FAUX&quot;" calcext:base-cell-address="'Niveau 1'.I4"/>
          </calcext:conditional-format>
          <calcext:conditional-format calcext:target-range-address="'Niveau 1'.J4:'Niveau 1'.J4">
            <calcext:condition calcext:apply-style-name="VRAI" calcext:value="formula-is(IF([.I4]=&quot;VRAI&quot;))" calcext:base-cell-address="'Niveau 1'.J4"/>
            <calcext:condition calcext:apply-style-name="FAUX" calcext:value="formula-is(IF([.I4]=&quot;FAUX&quot;))" calcext:base-cell-address="'Niveau 1'.J4"/>
            <calcext:condition calcext:apply-style-name="FAUX" calcext:value="=0" calcext:base-cell-address="'Niveau 1'.J4"/>
          </calcext:conditional-format>
          <calcext:conditional-format calcext:target-range-address="'Niveau 1'.I5:'Niveau 1'.I5">
            <calcext:condition calcext:apply-style-name="VRAI" calcext:value="=&quot;VRAI&quot;" calcext:base-cell-address="'Niveau 1'.I5"/>
            <calcext:condition calcext:apply-style-name="FAUX" calcext:value="=&quot;FAUX&quot;" calcext:base-cell-address="'Niveau 1'.I5"/>
          </calcext:conditional-format>
          <calcext:conditional-format calcext:target-range-address="'Niveau 1'.I5:'Niveau 1'.J5">
            <calcext:condition calcext:apply-style-name="VRAI" calcext:value="=&quot;VRAI&quot;" calcext:base-cell-address="'Niveau 1'.I5"/>
            <calcext:condition calcext:apply-style-name="FAUX" calcext:value="=&quot;FAUX&quot;" calcext:base-cell-address="'Niveau 1'.I5"/>
          </calcext:conditional-format>
          <calcext:conditional-format calcext:target-range-address="'Niveau 1'.J5:'Niveau 1'.J5">
            <calcext:condition calcext:apply-style-name="VRAI" calcext:value="formula-is(IF([.I5]=&quot;VRAI&quot;))" calcext:base-cell-address="'Niveau 1'.J5"/>
            <calcext:condition calcext:apply-style-name="FAUX" calcext:value="formula-is(IF([.I5]=&quot;FAUX&quot;))" calcext:base-cell-address="'Niveau 1'.J5"/>
            <calcext:condition calcext:apply-style-name="FAUX" calcext:value="=0" calcext:base-cell-address="'Niveau 1'.J5"/>
          </calcext:conditional-format>
          <calcext:conditional-format calcext:target-range-address="'Niveau 1'.I6:'Niveau 1'.I6">
            <calcext:condition calcext:apply-style-name="VRAI" calcext:value="=&quot;VRAI&quot;" calcext:base-cell-address="'Niveau 1'.I6"/>
            <calcext:condition calcext:apply-style-name="FAUX" calcext:value="=&quot;FAUX&quot;" calcext:base-cell-address="'Niveau 1'.I6"/>
          </calcext:conditional-format>
          <calcext:conditional-format calcext:target-range-address="'Niveau 1'.I6:'Niveau 1'.J6">
            <calcext:condition calcext:apply-style-name="VRAI" calcext:value="=&quot;VRAI&quot;" calcext:base-cell-address="'Niveau 1'.I6"/>
            <calcext:condition calcext:apply-style-name="FAUX" calcext:value="=&quot;FAUX&quot;" calcext:base-cell-address="'Niveau 1'.I6"/>
          </calcext:conditional-format>
          <calcext:conditional-format calcext:target-range-address="'Niveau 1'.J6:'Niveau 1'.J6">
            <calcext:condition calcext:apply-style-name="VRAI" calcext:value="formula-is(IF([.I6]=&quot;VRAI&quot;))" calcext:base-cell-address="'Niveau 1'.J6"/>
            <calcext:condition calcext:apply-style-name="FAUX" calcext:value="formula-is(IF([.I6]=&quot;FAUX&quot;))" calcext:base-cell-address="'Niveau 1'.J6"/>
            <calcext:condition calcext:apply-style-name="FAUX" calcext:value="=0" calcext:base-cell-address="'Niveau 1'.J6"/>
          </calcext:conditional-format>
          <calcext:conditional-format calcext:target-range-address="'Niveau 1'.I7:'Niveau 1'.I7">
            <calcext:condition calcext:apply-style-name="VRAI" calcext:value="=&quot;VRAI&quot;" calcext:base-cell-address="'Niveau 1'.I7"/>
            <calcext:condition calcext:apply-style-name="FAUX" calcext:value="=&quot;FAUX&quot;" calcext:base-cell-address="'Niveau 1'.I7"/>
          </calcext:conditional-format>
          <calcext:conditional-format calcext:target-range-address="'Niveau 1'.I7:'Niveau 1'.J7">
            <calcext:condition calcext:apply-style-name="VRAI" calcext:value="=&quot;VRAI&quot;" calcext:base-cell-address="'Niveau 1'.I7"/>
            <calcext:condition calcext:apply-style-name="FAUX" calcext:value="=&quot;FAUX&quot;" calcext:base-cell-address="'Niveau 1'.I7"/>
          </calcext:conditional-format>
          <calcext:conditional-format calcext:target-range-address="'Niveau 1'.J7:'Niveau 1'.J7">
            <calcext:condition calcext:apply-style-name="VRAI" calcext:value="formula-is(IF([.I7]=&quot;VRAI&quot;))" calcext:base-cell-address="'Niveau 1'.J7"/>
            <calcext:condition calcext:apply-style-name="FAUX" calcext:value="formula-is(IF([.I7]=&quot;FAUX&quot;))" calcext:base-cell-address="'Niveau 1'.J7"/>
            <calcext:condition calcext:apply-style-name="FAUX" calcext:value="=0" calcext:base-cell-address="'Niveau 1'.J7"/>
          </calcext:conditional-format>
          <calcext:conditional-format calcext:target-range-address="'Niveau 1'.I8:'Niveau 1'.I8">
            <calcext:condition calcext:apply-style-name="VRAI" calcext:value="=&quot;VRAI&quot;" calcext:base-cell-address="'Niveau 1'.I8"/>
            <calcext:condition calcext:apply-style-name="FAUX" calcext:value="=&quot;FAUX&quot;" calcext:base-cell-address="'Niveau 1'.I8"/>
          </calcext:conditional-format>
          <calcext:conditional-format calcext:target-range-address="'Niveau 1'.I8:'Niveau 1'.J8">
            <calcext:condition calcext:apply-style-name="VRAI" calcext:value="=&quot;VRAI&quot;" calcext:base-cell-address="'Niveau 1'.I8"/>
            <calcext:condition calcext:apply-style-name="FAUX" calcext:value="=&quot;FAUX&quot;" calcext:base-cell-address="'Niveau 1'.I8"/>
          </calcext:conditional-format>
          <calcext:conditional-format calcext:target-range-address="'Niveau 1'.J8:'Niveau 1'.J8">
            <calcext:condition calcext:apply-style-name="VRAI" calcext:value="formula-is(IF([.I8]=&quot;VRAI&quot;))" calcext:base-cell-address="'Niveau 1'.J8"/>
            <calcext:condition calcext:apply-style-name="FAUX" calcext:value="formula-is(IF([.I8]=&quot;FAUX&quot;))" calcext:base-cell-address="'Niveau 1'.J8"/>
            <calcext:condition calcext:apply-style-name="FAUX" calcext:value="=0" calcext:base-cell-address="'Niveau 1'.J8"/>
          </calcext:conditional-format>
          <calcext:conditional-format calcext:target-range-address="'Niveau 1'.I9:'Niveau 1'.I9">
            <calcext:condition calcext:apply-style-name="VRAI" calcext:value="=&quot;VRAI&quot;" calcext:base-cell-address="'Niveau 1'.I9"/>
            <calcext:condition calcext:apply-style-name="FAUX" calcext:value="=&quot;FAUX&quot;" calcext:base-cell-address="'Niveau 1'.I9"/>
          </calcext:conditional-format>
          <calcext:conditional-format calcext:target-range-address="'Niveau 1'.I9:'Niveau 1'.J9">
            <calcext:condition calcext:apply-style-name="VRAI" calcext:value="=&quot;VRAI&quot;" calcext:base-cell-address="'Niveau 1'.I9"/>
            <calcext:condition calcext:apply-style-name="FAUX" calcext:value="=&quot;FAUX&quot;" calcext:base-cell-address="'Niveau 1'.I9"/>
          </calcext:conditional-format>
          <calcext:conditional-format calcext:target-range-address="'Niveau 1'.J9:'Niveau 1'.J9">
            <calcext:condition calcext:apply-style-name="VRAI" calcext:value="formula-is(IF([.I9]=&quot;VRAI&quot;))" calcext:base-cell-address="'Niveau 1'.J9"/>
            <calcext:condition calcext:apply-style-name="FAUX" calcext:value="formula-is(IF([.I9]=&quot;FAUX&quot;))" calcext:base-cell-address="'Niveau 1'.J9"/>
            <calcext:condition calcext:apply-style-name="FAUX" calcext:value="=0" calcext:base-cell-address="'Niveau 1'.J9"/>
          </calcext:conditional-format>
          <calcext:conditional-format calcext:target-range-address="'Niveau 1'.I10:'Niveau 1'.I10">
            <calcext:condition calcext:apply-style-name="VRAI" calcext:value="=&quot;VRAI&quot;" calcext:base-cell-address="'Niveau 1'.I10"/>
            <calcext:condition calcext:apply-style-name="FAUX" calcext:value="=&quot;FAUX&quot;" calcext:base-cell-address="'Niveau 1'.I10"/>
          </calcext:conditional-format>
          <calcext:conditional-format calcext:target-range-address="'Niveau 1'.I10:'Niveau 1'.J10">
            <calcext:condition calcext:apply-style-name="VRAI" calcext:value="=&quot;VRAI&quot;" calcext:base-cell-address="'Niveau 1'.I10"/>
            <calcext:condition calcext:apply-style-name="FAUX" calcext:value="=&quot;FAUX&quot;" calcext:base-cell-address="'Niveau 1'.I10"/>
          </calcext:conditional-format>
          <calcext:conditional-format calcext:target-range-address="'Niveau 1'.J10:'Niveau 1'.J10">
            <calcext:condition calcext:apply-style-name="VRAI" calcext:value="formula-is(IF([.I10]=&quot;VRAI&quot;))" calcext:base-cell-address="'Niveau 1'.J10"/>
            <calcext:condition calcext:apply-style-name="FAUX" calcext:value="formula-is(IF([.I10]=&quot;FAUX&quot;))" calcext:base-cell-address="'Niveau 1'.J10"/>
            <calcext:condition calcext:apply-style-name="FAUX" calcext:value="=0" calcext:base-cell-address="'Niveau 1'.J10"/>
          </calcext:conditional-format>
          <calcext:conditional-format calcext:target-range-address="'Niveau 1'.I11:'Niveau 1'.I11">
            <calcext:condition calcext:apply-style-name="VRAI" calcext:value="=&quot;VRAI&quot;" calcext:base-cell-address="'Niveau 1'.I11"/>
            <calcext:condition calcext:apply-style-name="FAUX" calcext:value="=&quot;FAUX&quot;" calcext:base-cell-address="'Niveau 1'.I11"/>
          </calcext:conditional-format>
          <calcext:conditional-format calcext:target-range-address="'Niveau 1'.I11:'Niveau 1'.J11">
            <calcext:condition calcext:apply-style-name="VRAI" calcext:value="=&quot;VRAI&quot;" calcext:base-cell-address="'Niveau 1'.I11"/>
            <calcext:condition calcext:apply-style-name="FAUX" calcext:value="=&quot;FAUX&quot;" calcext:base-cell-address="'Niveau 1'.I11"/>
          </calcext:conditional-format>
          <calcext:conditional-format calcext:target-range-address="'Niveau 1'.J11:'Niveau 1'.J11">
            <calcext:condition calcext:apply-style-name="VRAI" calcext:value="formula-is(IF([.I11]=&quot;VRAI&quot;))" calcext:base-cell-address="'Niveau 1'.J11"/>
            <calcext:condition calcext:apply-style-name="FAUX" calcext:value="formula-is(IF([.I11]=&quot;FAUX&quot;))" calcext:base-cell-address="'Niveau 1'.J11"/>
            <calcext:condition calcext:apply-style-name="FAUX" calcext:value="=0" calcext:base-cell-address="'Niveau 1'.J11"/>
          </calcext:conditional-format>
          <calcext:conditional-format calcext:target-range-address="'Niveau 1'.I12:'Niveau 1'.I12">
            <calcext:condition calcext:apply-style-name="VRAI" calcext:value="=&quot;VRAI&quot;" calcext:base-cell-address="'Niveau 1'.I12"/>
            <calcext:condition calcext:apply-style-name="FAUX" calcext:value="=&quot;FAUX&quot;" calcext:base-cell-address="'Niveau 1'.I12"/>
          </calcext:conditional-format>
          <calcext:conditional-format calcext:target-range-address="'Niveau 1'.I12:'Niveau 1'.J12">
            <calcext:condition calcext:apply-style-name="VRAI" calcext:value="=&quot;VRAI&quot;" calcext:base-cell-address="'Niveau 1'.I12"/>
            <calcext:condition calcext:apply-style-name="FAUX" calcext:value="=&quot;FAUX&quot;" calcext:base-cell-address="'Niveau 1'.I12"/>
          </calcext:conditional-format>
          <calcext:conditional-format calcext:target-range-address="'Niveau 1'.J12:'Niveau 1'.J12">
            <calcext:condition calcext:apply-style-name="VRAI" calcext:value="formula-is(IF([.I12]=&quot;VRAI&quot;))" calcext:base-cell-address="'Niveau 1'.J12"/>
            <calcext:condition calcext:apply-style-name="FAUX" calcext:value="formula-is(IF([.I12]=&quot;FAUX&quot;))" calcext:base-cell-address="'Niveau 1'.J12"/>
            <calcext:condition calcext:apply-style-name="FAUX" calcext:value="=0" calcext:base-cell-address="'Niveau 1'.J12"/>
          </calcext:conditional-format>
          <calcext:conditional-format calcext:target-range-address="'Niveau 1'.I13:'Niveau 1'.I13">
            <calcext:condition calcext:apply-style-name="VRAI" calcext:value="=&quot;VRAI&quot;" calcext:base-cell-address="'Niveau 1'.I13"/>
            <calcext:condition calcext:apply-style-name="FAUX" calcext:value="=&quot;FAUX&quot;" calcext:base-cell-address="'Niveau 1'.I13"/>
          </calcext:conditional-format>
          <calcext:conditional-format calcext:target-range-address="'Niveau 1'.I13:'Niveau 1'.J13">
            <calcext:condition calcext:apply-style-name="VRAI" calcext:value="=&quot;VRAI&quot;" calcext:base-cell-address="'Niveau 1'.I13"/>
            <calcext:condition calcext:apply-style-name="FAUX" calcext:value="=&quot;FAUX&quot;" calcext:base-cell-address="'Niveau 1'.I13"/>
          </calcext:conditional-format>
          <calcext:conditional-format calcext:target-range-address="'Niveau 1'.J13:'Niveau 1'.J13">
            <calcext:condition calcext:apply-style-name="VRAI" calcext:value="formula-is(IF([.I13]=&quot;VRAI&quot;))" calcext:base-cell-address="'Niveau 1'.J13"/>
            <calcext:condition calcext:apply-style-name="FAUX" calcext:value="formula-is(IF([.I13]=&quot;FAUX&quot;))" calcext:base-cell-address="'Niveau 1'.J13"/>
            <calcext:condition calcext:apply-style-name="FAUX" calcext:value="=0" calcext:base-cell-address="'Niveau 1'.J13"/>
          </calcext:conditional-format>
          <calcext:conditional-format calcext:target-range-address="'Niveau 1'.D9:'Niveau 1'.D9">
            <calcext:condition calcext:apply-style-name="VRAI" calcext:value="=&quot;VRAI&quot;" calcext:base-cell-address="'Niveau 1'.D9"/>
            <calcext:condition calcext:apply-style-name="FAUX" calcext:value="=&quot;FAUX&quot;" calcext:base-cell-address="'Niveau 1'.D9"/>
          </calcext:conditional-format>
          <calcext:conditional-format calcext:target-range-address="'Niveau 1'.D9:'Niveau 1'.D9">
            <calcext:condition calcext:apply-style-name="VRAI" calcext:value="=&quot;VRAI&quot;" calcext:base-cell-address="'Niveau 1'.D9"/>
            <calcext:condition calcext:apply-style-name="FAUX" calcext:value="=&quot;FAUX&quot;" calcext:base-cell-address="'Niveau 1'.D9"/>
          </calcext:conditional-format>
          <calcext:conditional-format calcext:target-range-address="'Niveau 1'.E9:'Niveau 1'.E9">
            <calcext:condition calcext:apply-style-name="VRAI" calcext:value="=&quot;VRAI&quot;" calcext:base-cell-address="'Niveau 1'.E9"/>
            <calcext:condition calcext:apply-style-name="FAUX" calcext:value="=&quot;FAUX&quot;" calcext:base-cell-address="'Niveau 1'.E9"/>
          </calcext:conditional-format>
          <calcext:conditional-format calcext:target-range-address="'Niveau 1'.E9:'Niveau 1'.E9">
            <calcext:condition calcext:apply-style-name="VRAI" calcext:value="formula-is(IF([.D9]=&quot;VRAI&quot;))" calcext:base-cell-address="'Niveau 1'.E9"/>
            <calcext:condition calcext:apply-style-name="FAUX" calcext:value="formula-is(IF([.D9]=&quot;FAUX&quot;))" calcext:base-cell-address="'Niveau 1'.E9"/>
            <calcext:condition calcext:apply-style-name="FAUX" calcext:value="=0" calcext:base-cell-address="'Niveau 1'.E9"/>
          </calcext:conditional-format>
          <calcext:conditional-format calcext:target-range-address="'Niveau 1'.E11:'Niveau 1'.E11">
            <calcext:condition calcext:apply-style-name="VRAI" calcext:value="=&quot;VRAI&quot;" calcext:base-cell-address="'Niveau 1'.E11"/>
            <calcext:condition calcext:apply-style-name="FAUX" calcext:value="=&quot;FAUX&quot;" calcext:base-cell-address="'Niveau 1'.E11"/>
          </calcext:conditional-format>
          <calcext:conditional-format calcext:target-range-address="'Niveau 1'.E11:'Niveau 1'.E11">
            <calcext:condition calcext:apply-style-name="VRAI" calcext:value="formula-is(IF([.D11]=&quot;VRAI&quot;))" calcext:base-cell-address="'Niveau 1'.E11"/>
            <calcext:condition calcext:apply-style-name="FAUX" calcext:value="formula-is(IF([.D11]=&quot;FAUX&quot;))" calcext:base-cell-address="'Niveau 1'.E11"/>
            <calcext:condition calcext:apply-style-name="FAUX" calcext:value="=0" calcext:base-cell-address="'Niveau 1'.E11"/>
          </calcext:conditional-format>
        </calcext:conditional-formats>
      </table:table>
      <table:table table:name="Niveau 2" table:style-name="ta1" table:protected="true" table:protection-key="n3EKJ12IJ6FvrdRGVjrYuSnAS2E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5" form:id="control5" form:label="Résultat" form:linked-cell="'Niveau 2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6" form:id="control6" form:label="Réponses" form:linked-cell="'Niveau 2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60.18mm" svg:height="15mm" svg:x="49.07mm" svg:y="160mm" draw:control="control5"/>
          <draw:control draw:z-index="1" draw:style-name="gr3" draw:text-style-name="P3" svg:width="59.9mm" svg:height="15mm" svg:x="114.41mm" svg:y="160mm" draw:control="control6"/>
        </table:shapes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5" table:default-cell-style-name="ce20"/>
        <table:table-column table:style-name="co16" table:default-cell-style-name="ce20"/>
        <table:table-column table:style-name="co1" table:number-columns-repeated="1013" table:default-cell-style-name="ce20"/>
        <table:table-row table:style-name="ro6">
          <table:table-cell table:style-name="ce126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92"/>
          <table:covered-table-cell table:style-name="ce130"/>
          <table:covered-table-cell table:number-columns-repeated="5" table:style-name="ce189"/>
          <table:table-cell table:style-name="ce51" table:formula="of:=IF([.$C$25];COUNTIF([.$D$4:.$D$13];&quot;VRAI&quot;)+COUNTIF([.$I$4:.$I$13];&quot;VRAI&quot;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6">
          <table:table-cell table:style-name="ce2" office:value-type="string" calcext:value-type="string" table:number-columns-spanned="8" table:number-rows-spanned="1">
            <text:p>Nouveau test : Ctrl + Shift + F9</text:p>
          </table:table-cell>
          <table:covered-table-cell table:style-name="ce126"/>
          <table:covered-table-cell table:style-name="ce130"/>
          <table:covered-table-cell table:number-columns-repeated="7" table:style-name="ce189"/>
          <table:table-cell table:style-name="ce55"/>
          <table:table-cell table:number-columns-repeated="1013"/>
        </table:table-row>
        <table:table-row table:style-name="ro6">
          <table:table-cell table:style-name="ce130" office:value-type="string" calcext:value-type="string">
            <text:p>N°</text:p>
          </table:table-cell>
          <table:table-cell table:style-name="ce130" office:value-type="string" calcext:value-type="string">
            <text:p>Calcul</text:p>
          </table:table-cell>
          <table:table-cell table:style-name="ce130" office:value-type="string" calcext:value-type="string">
            <text:p>Résultat</text:p>
          </table:table-cell>
          <table:table-cell table:style-name="ce189" office:value-type="string" calcext:value-type="string">
            <text:p>V/F</text:p>
          </table:table-cell>
          <table:table-cell table:style-name="ce189" office:value-type="string" calcext:value-type="string">
            <text:p>R</text:p>
          </table:table-cell>
          <table:table-cell table:style-name="ce130" office:value-type="string" calcext:value-type="string">
            <text:p>N°</text:p>
          </table:table-cell>
          <table:table-cell table:style-name="ce130" office:value-type="string" calcext:value-type="string">
            <text:p>Calcul</text:p>
          </table:table-cell>
          <table:table-cell table:style-name="ce130" office:value-type="string" calcext:value-type="string">
            <text:p>Résultat</text:p>
          </table:table-cell>
          <table:table-cell table:style-name="ce189" office:value-type="string" calcext:value-type="string">
            <text:p>V/F</text:p>
          </table:table-cell>
          <table:table-cell table:style-name="ce189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57" table:formula="of:=INDEX([$Données.M$1:$Données.M$1048576];[$Données.O3]+2)" office:value-type="string" office:string-value="22 x 11" calcext:value-type="string">
            <text:p>22 x 11</text:p>
          </table:table-cell>
          <table:table-cell table:style-name="ce30"/>
          <table:table-cell table:style-name="ce299" table:formula="of:=IF([.$C$25];IF([.C4]=INDEX([$Données.N$1:$Données.N$1048576];[$Données.O3]+2);&quot;VRAI&quot;;&quot;FAUX&quot;);&quot;&quot;)">
            <text:p/>
          </table:table-cell>
          <table:table-cell table:style-name="ce263" table:formula="of:=IF(AND([.$C$25];[.$D$25]);INDEX([$Données.N$1:$Données.N$1048576];[$Données.O3]+2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57" table:formula="of:=INDEX([$Données.M$1:$Données.M$1048576];[$Données.O14]+2)" office:value-type="string" office:string-value="85²" calcext:value-type="string">
            <text:p>85²</text:p>
          </table:table-cell>
          <table:table-cell table:style-name="ce30"/>
          <table:table-cell table:style-name="ce163" table:formula="of:=IF([.$C$25];IF([.H4]=INDEX([$Données.N$1:$Données.N$1048576];[$Données.O14]+2);&quot;VRAI&quot;;&quot;FAUX&quot;);&quot;&quot;)">
            <text:p/>
          </table:table-cell>
          <table:table-cell table:style-name="ce285" table:formula="of:=IF(AND([.$C$25];[.$D$25]);INDEX([$Données.N$1:$Données.N$1048576];[$Données.O14]+2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29" table:formula="of:=INDEX([$Données.M$1:$Données.M$1048576];[$Données.O4]+2)" office:value-type="string" office:string-value="9 x 13" calcext:value-type="string">
            <text:p>9 x 13</text:p>
          </table:table-cell>
          <table:table-cell table:style-name="ce30"/>
          <table:table-cell table:style-name="ce300" table:formula="of:=IF([.$C$25];IF([.C5]=INDEX([$Données.N$1:$Données.N$1048576];[$Données.O4]+2);&quot;VRAI&quot;;&quot;FAUX&quot;);&quot;&quot;)">
            <text:p/>
          </table:table-cell>
          <table:table-cell table:style-name="ce264" table:formula="of:=IF(AND([.$C$25];[.$D$25]);INDEX([$Données.N$1:$Données.N$1048576];[$Données.O4]+2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M$1:$Données.M$1048576];[$Données.O15]+2)" office:value-type="string" office:string-value="25²" calcext:value-type="string">
            <text:p>25²</text:p>
          </table:table-cell>
          <table:table-cell table:style-name="ce30"/>
          <table:table-cell table:style-name="ce165" table:formula="of:=IF([.$C$25];IF([.H5]=INDEX([$Données.N$1:$Données.N$1048576];[$Données.O15]+2);&quot;VRAI&quot;;&quot;FAUX&quot;);&quot;&quot;)">
            <text:p/>
          </table:table-cell>
          <table:table-cell table:style-name="ce286" table:formula="of:=IF(AND([.$C$25];[.$D$25]);INDEX([$Données.N$1:$Données.N$1048576];[$Données.O15]+2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57" table:formula="of:=INDEX([$Données.M$1:$Données.M$1048576];[$Données.O5]+2)" office:value-type="string" office:string-value="8 x 12" calcext:value-type="string">
            <text:p>8 x 12</text:p>
          </table:table-cell>
          <table:table-cell table:style-name="ce30"/>
          <table:table-cell table:style-name="ce301" table:formula="of:=IF([.$C$25];IF([.C6]=INDEX([$Données.N$1:$Données.N$1048576];[$Données.O5]+2);&quot;VRAI&quot;;&quot;FAUX&quot;);&quot;&quot;)">
            <text:p/>
          </table:table-cell>
          <table:table-cell table:style-name="ce265" table:formula="of:=IF(AND([.$C$25];[.$D$25]);INDEX([$Données.N$1:$Données.N$1048576];[$Données.O5]+2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57" table:formula="of:=INDEX([$Données.M$1:$Données.M$1048576];[$Données.O26]+2)" office:value-type="string" office:string-value="14 x 11" calcext:value-type="string">
            <text:p>14 x 11</text:p>
          </table:table-cell>
          <table:table-cell table:style-name="ce30"/>
          <table:table-cell table:style-name="ce166" table:formula="of:=IF([.$C$25];IF([.H6]=INDEX([$Données.N$1:$Données.N$1048576];[$Données.O26]+2);&quot;VRAI&quot;;&quot;FAUX&quot;);&quot;&quot;)">
            <text:p/>
          </table:table-cell>
          <table:table-cell table:style-name="ce287" table:formula="of:=IF(AND([.$C$25];[.$D$25]);INDEX([$Données.N$1:$Données.N$1048576];[$Données.O26]+2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29" table:formula="of:=INDEX([$Données.M$1:$Données.M$1048576];[$Données.O6]+2)" office:value-type="string" office:string-value="9 x 12" calcext:value-type="string">
            <text:p>9 x 12</text:p>
          </table:table-cell>
          <table:table-cell table:style-name="ce30"/>
          <table:table-cell table:style-name="ce133" table:formula="of:=IF([.$C$25];IF([.C7]=INDEX([$Données.N$1:$Données.N$1048576];[$Données.O6]+2);&quot;VRAI&quot;;&quot;FAUX&quot;);&quot;&quot;)">
            <text:p/>
          </table:table-cell>
          <table:table-cell table:style-name="ce268" table:formula="of:=IF(AND([.$C$25];[.$D$25]);INDEX([$Données.N$1:$Données.N$1048576];[$Données.O6]+2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M$1:$Données.M$1048576];[$Données.O27]+2)" office:value-type="string" office:string-value="30 x 17" calcext:value-type="string">
            <text:p>30 x 17</text:p>
          </table:table-cell>
          <table:table-cell table:style-name="ce30"/>
          <table:table-cell table:style-name="ce167" table:formula="of:=IF([.$C$25];IF([.H7]=INDEX([$Données.N$1:$Données.N$1048576];[$Données.O27]+2);&quot;VRAI&quot;;&quot;FAUX&quot;);&quot;&quot;)">
            <text:p/>
          </table:table-cell>
          <table:table-cell table:style-name="ce288" table:formula="of:=IF(AND([.$C$25];[.$D$25]);INDEX([$Données.N$1:$Données.N$1048576];[$Données.O27]+2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57" table:formula="of:=INDEX([$Données.M$1:$Données.M$1048576];[$Données.O7]+2)" office:value-type="string" office:string-value="13²" calcext:value-type="string">
            <text:p>13²</text:p>
          </table:table-cell>
          <table:table-cell table:style-name="ce30"/>
          <table:table-cell table:style-name="ce134" table:formula="of:=IF([.$C$25];IF([.C8]=INDEX([$Données.N$1:$Données.N$1048576];[$Données.O7]+2);&quot;VRAI&quot;;&quot;FAUX&quot;);&quot;&quot;)">
            <text:p/>
          </table:table-cell>
          <table:table-cell table:style-name="ce269" table:formula="of:=IF(AND([.$C$25];[.$D$25]);INDEX([$Données.N$1:$Données.N$1048576];[$Données.O7]+2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57" table:formula="of:=INDEX([$Données.M$1:$Données.M$1048576];[$Données.O28]+2)" office:value-type="string" office:string-value="26 x 15" calcext:value-type="string">
            <text:p>26 x 15</text:p>
          </table:table-cell>
          <table:table-cell table:style-name="ce30"/>
          <table:table-cell table:style-name="ce169" table:formula="of:=IF([.$C$25];IF([.H8]=INDEX([$Données.N$1:$Données.N$1048576];[$Données.O28]+2);&quot;VRAI&quot;;&quot;FAUX&quot;);&quot;&quot;)">
            <text:p/>
          </table:table-cell>
          <table:table-cell table:style-name="ce289" table:formula="of:=IF(AND([.$C$25];[.$D$25]);INDEX([$Données.N$1:$Données.N$1048576];[$Données.O28]+2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29" table:formula="of:=INDEX([$Données.M$1:$Données.M$1048576];[$Données.O8]+2)" office:value-type="string" office:string-value="17²" calcext:value-type="string">
            <text:p>17²</text:p>
          </table:table-cell>
          <table:table-cell table:style-name="ce30"/>
          <table:table-cell table:style-name="ce136" table:formula="of:=IF([.$C$25];IF([.C9]=INDEX([$Données.N$1:$Données.N$1048576];[$Données.O8]+2);&quot;VRAI&quot;;&quot;FAUX&quot;);&quot;&quot;)">
            <text:p/>
          </table:table-cell>
          <table:table-cell table:style-name="ce270" table:formula="of:=IF(AND([.$C$25];[.$D$25]);INDEX([$Données.N$1:$Données.N$1048576];[$Données.O8]+2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M$1:$Données.M$1048576];[$Données.O29]+2)" office:value-type="string" office:string-value="65²" calcext:value-type="string">
            <text:p>65²</text:p>
          </table:table-cell>
          <table:table-cell table:style-name="ce30"/>
          <table:table-cell table:style-name="ce170" table:formula="of:=IF([.$C$25];IF([.H9]=INDEX([$Données.N$1:$Données.N$1048576];[$Données.O29]+2);&quot;VRAI&quot;;&quot;FAUX&quot;);&quot;&quot;)">
            <text:p/>
          </table:table-cell>
          <table:table-cell table:style-name="ce290" table:formula="of:=IF(AND([.$C$25];[.$D$25]);INDEX([$Données.N$1:$Données.N$1048576];[$Données.O29]+2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57" table:formula="of:=INDEX([$Données.M$1:$Données.M$1048576];[$Données.O10]+2)" office:value-type="string" office:string-value="16²" calcext:value-type="string">
            <text:p>16²</text:p>
          </table:table-cell>
          <table:table-cell table:style-name="ce30"/>
          <table:table-cell table:style-name="ce138" table:formula="of:=IF([.$C$25];IF([.C10]=INDEX([$Données.N$1:$Données.N$1048576];[$Données.O10]+2);&quot;VRAI&quot;;&quot;FAUX&quot;);&quot;&quot;)">
            <text:p/>
          </table:table-cell>
          <table:table-cell table:style-name="ce271" table:formula="of:=IF(AND([.$C$25];[.$D$25]);INDEX([$Données.N$1:$Données.N$1048576];[$Données.O10]+2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57" table:formula="of:=INDEX([$Données.M$1:$Données.M$1048576];[$Données.O30]+2)" office:value-type="string" office:string-value="7 x 13" calcext:value-type="string">
            <text:p>7 x 13</text:p>
          </table:table-cell>
          <table:table-cell table:style-name="ce30"/>
          <table:table-cell table:style-name="ce172" table:formula="of:=IF([.$C$25];IF([.H10]=INDEX([$Données.N$1:$Données.N$1048576];[$Données.O30]+2);&quot;VRAI&quot;;&quot;FAUX&quot;);&quot;&quot;)">
            <text:p/>
          </table:table-cell>
          <table:table-cell table:style-name="ce291" table:formula="of:=IF(AND([.$C$25];[.$D$25]);INDEX([$Données.N$1:$Données.N$1048576];[$Données.O30]+2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29" table:formula="of:=INDEX([$Données.M$1:$Données.M$1048576];[$Données.O11]+2)" office:value-type="string" office:string-value="18²" calcext:value-type="string">
            <text:p>18²</text:p>
          </table:table-cell>
          <table:table-cell table:style-name="ce30"/>
          <table:table-cell table:style-name="ce141" table:formula="of:=IF([.$C$25];IF([.C11]=INDEX([$Données.N$1:$Données.N$1048576];[$Données.O11]+2);&quot;VRAI&quot;;&quot;FAUX&quot;);&quot;&quot;)">
            <text:p/>
          </table:table-cell>
          <table:table-cell table:style-name="ce272" table:formula="of:=IF(AND([.$C$25];[.$D$25]);INDEX([$Données.N$1:$Données.N$1048576];[$Données.O11]+2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M$1:$Données.M$1048576];[$Données.O31]+2)" office:value-type="string" office:string-value="30 x 11" calcext:value-type="string">
            <text:p>30 x 11</text:p>
          </table:table-cell>
          <table:table-cell table:style-name="ce30"/>
          <table:table-cell table:style-name="ce173" table:formula="of:=IF([.$C$25];IF([.H11]=INDEX([$Données.N$1:$Données.N$1048576];[$Données.O31]+2);&quot;VRAI&quot;;&quot;FAUX&quot;);&quot;&quot;)">
            <text:p/>
          </table:table-cell>
          <table:table-cell table:style-name="ce292" table:formula="of:=IF(AND([.$C$25];[.$D$25]);INDEX([$Données.N$1:$Données.N$1048576];[$Données.O31]+2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57" table:formula="of:=INDEX([$Données.M$1:$Données.M$1048576];[$Données.O12]+2)" office:value-type="string" office:string-value="28 x 11" calcext:value-type="string">
            <text:p>28 x 11</text:p>
          </table:table-cell>
          <table:table-cell table:style-name="ce30"/>
          <table:table-cell table:style-name="ce142" table:formula="of:=IF([.$C$25];IF([.C12]=INDEX([$Données.N$1:$Données.N$1048576];[$Données.O12]+2);&quot;VRAI&quot;;&quot;FAUX&quot;);&quot;&quot;)">
            <text:p/>
          </table:table-cell>
          <table:table-cell table:style-name="ce273" table:formula="of:=IF(AND([.$C$25];[.$D$25]);INDEX([$Données.N$1:$Données.N$1048576];[$Données.O12]+2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57" table:formula="of:=INDEX([$Données.M$1:$Données.M$1048576];[$Données.O32]+2)" office:value-type="string" office:string-value="24 x 15" calcext:value-type="string">
            <text:p>24 x 15</text:p>
          </table:table-cell>
          <table:table-cell table:style-name="ce30"/>
          <table:table-cell table:style-name="ce174" table:formula="of:=IF([.$C$25];IF([.H12]=INDEX([$Données.N$1:$Données.N$1048576];[$Données.O32]+2);&quot;VRAI&quot;;&quot;FAUX&quot;);&quot;&quot;)">
            <text:p/>
          </table:table-cell>
          <table:table-cell table:style-name="ce293" table:formula="of:=IF(AND([.$C$25];[.$D$25]);INDEX([$Données.N$1:$Données.N$1048576];[$Données.O32]+2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29" table:formula="of:=INDEX([$Données.M$1:$Données.M$1048576];[$Données.O13]+2)" office:value-type="string" office:string-value="12²" calcext:value-type="string">
            <text:p>12²</text:p>
          </table:table-cell>
          <table:table-cell table:style-name="ce30"/>
          <table:table-cell table:style-name="ce143" table:formula="of:=IF([.$C$25];IF([.C13]=INDEX([$Données.N$1:$Données.N$1048576];[$Données.O13]+2);&quot;VRAI&quot;;&quot;FAUX&quot;);&quot;&quot;)">
            <text:p/>
          </table:table-cell>
          <table:table-cell table:style-name="ce274" table:formula="of:=IF(AND([.$C$25];[.$D$25]);INDEX([$Données.N$1:$Données.N$1048576];[$Données.O13]+2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M$1:$Données.M$1048576];[$Données.O33]+2)" office:value-type="string" office:string-value="28 x 16" calcext:value-type="string">
            <text:p>28 x 16</text:p>
          </table:table-cell>
          <table:table-cell table:style-name="ce30"/>
          <table:table-cell table:style-name="ce330" table:formula="of:=IF([.$C$25];IF([.H13]=INDEX([$Données.N$1:$Données.N$1048576];[$Données.O33]+2);&quot;VRAI&quot;;&quot;FAUX&quot;);&quot;&quot;)">
            <text:p/>
          </table:table-cell>
          <table:table-cell table:style-name="ce294" table:formula="of:=IF(AND([.$C$25];[.$D$25]);INDEX([$Données.N$1:$Données.N$1048576];[$Données.O33]+2);&quot;&quot;)">
            <text:p/>
          </table:table-cell>
          <table:table-cell table:number-columns-repeated="1014"/>
        </table:table-row>
        <table:table-row table:style-name="ro6">
          <table:table-cell table:style-name="ce16" table:number-columns-repeated="2"/>
          <table:table-cell/>
          <table:table-cell table:style-name="ce16" table:number-columns-repeated="7"/>
          <table:table-cell table:style-name="ce56"/>
          <table:table-cell table:number-columns-repeated="1013"/>
        </table:table-row>
        <table:table-row table:style-name="ro6">
          <table:table-cell table:style-name="ce16" table:number-columns-repeated="2"/>
          <table:table-cell/>
          <table:table-cell table:style-name="ce47" table:number-columns-repeated="7"/>
          <table:table-cell table:number-columns-repeated="1014"/>
        </table:table-row>
        <table:table-row table:style-name="ro6" table:number-rows-repeated="9">
          <table:table-cell table:style-name="ce16" table:number-columns-repeated="2"/>
          <table:table-cell table:number-columns-repeated="1022"/>
        </table:table-row>
        <table:table-row table:style-name="ro6">
          <table:table-cell table:style-name="ce16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65" office:value-type="boolean" office:boolean-value="false" calcext:value-type="boolean">
            <text:p>FAUX</text:p>
          </table:table-cell>
          <table:table-cell table:number-columns-repeated="1019"/>
        </table:table-row>
        <table:table-row table:style-name="ro6" table:number-rows-repeated="63">
          <table:table-cell table:style-name="ce16" table:number-columns-repeated="2"/>
          <table:table-cell table:number-columns-repeated="1022"/>
        </table:table-row>
        <table:table-row table:style-name="ro6" table:number-rows-repeated="104848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iveau 2'.D4:'Niveau 2'.D4">
            <calcext:condition calcext:apply-style-name="VRAI" calcext:value="=&quot;VRAI&quot;" calcext:base-cell-address="'Niveau 2'.D4"/>
            <calcext:condition calcext:apply-style-name="FAUX" calcext:value="=&quot;FAUX&quot;" calcext:base-cell-address="'Niveau 2'.D4"/>
          </calcext:conditional-format>
          <calcext:conditional-format calcext:target-range-address="'Niveau 2'.D4:'Niveau 2'.E4">
            <calcext:condition calcext:apply-style-name="VRAI" calcext:value="=&quot;VRAI&quot;" calcext:base-cell-address="'Niveau 2'.D4"/>
            <calcext:condition calcext:apply-style-name="FAUX" calcext:value="=&quot;FAUX&quot;" calcext:base-cell-address="'Niveau 2'.D4"/>
          </calcext:conditional-format>
          <calcext:conditional-format calcext:target-range-address="'Niveau 2'.E4:'Niveau 2'.E4">
            <calcext:condition calcext:apply-style-name="VRAI" calcext:value="formula-is(IF([.D4]=&quot;VRAI&quot;))" calcext:base-cell-address="'Niveau 2'.E4"/>
            <calcext:condition calcext:apply-style-name="FAUX" calcext:value="formula-is(IF([.D4]=&quot;FAUX&quot;))" calcext:base-cell-address="'Niveau 2'.E4"/>
            <calcext:condition calcext:apply-style-name="FAUX" calcext:value="=0" calcext:base-cell-address="'Niveau 2'.E4"/>
          </calcext:conditional-format>
          <calcext:conditional-format calcext:target-range-address="'Niveau 2'.D5:'Niveau 2'.D5">
            <calcext:condition calcext:apply-style-name="VRAI" calcext:value="=&quot;VRAI&quot;" calcext:base-cell-address="'Niveau 2'.D5"/>
            <calcext:condition calcext:apply-style-name="FAUX" calcext:value="=&quot;FAUX&quot;" calcext:base-cell-address="'Niveau 2'.D5"/>
          </calcext:conditional-format>
          <calcext:conditional-format calcext:target-range-address="'Niveau 2'.D5:'Niveau 2'.E5">
            <calcext:condition calcext:apply-style-name="VRAI" calcext:value="=&quot;VRAI&quot;" calcext:base-cell-address="'Niveau 2'.D5"/>
            <calcext:condition calcext:apply-style-name="FAUX" calcext:value="=&quot;FAUX&quot;" calcext:base-cell-address="'Niveau 2'.D5"/>
          </calcext:conditional-format>
          <calcext:conditional-format calcext:target-range-address="'Niveau 2'.E5:'Niveau 2'.E5">
            <calcext:condition calcext:apply-style-name="VRAI" calcext:value="formula-is(IF([.D5]=&quot;VRAI&quot;))" calcext:base-cell-address="'Niveau 2'.E5"/>
            <calcext:condition calcext:apply-style-name="FAUX" calcext:value="formula-is(IF([.D5]=&quot;FAUX&quot;))" calcext:base-cell-address="'Niveau 2'.E5"/>
            <calcext:condition calcext:apply-style-name="FAUX" calcext:value="=0" calcext:base-cell-address="'Niveau 2'.E5"/>
          </calcext:conditional-format>
          <calcext:conditional-format calcext:target-range-address="'Niveau 2'.D6:'Niveau 2'.D6">
            <calcext:condition calcext:apply-style-name="VRAI" calcext:value="=&quot;VRAI&quot;" calcext:base-cell-address="'Niveau 2'.D6"/>
            <calcext:condition calcext:apply-style-name="FAUX" calcext:value="=&quot;FAUX&quot;" calcext:base-cell-address="'Niveau 2'.D6"/>
          </calcext:conditional-format>
          <calcext:conditional-format calcext:target-range-address="'Niveau 2'.D6:'Niveau 2'.E6">
            <calcext:condition calcext:apply-style-name="VRAI" calcext:value="=&quot;VRAI&quot;" calcext:base-cell-address="'Niveau 2'.D6"/>
            <calcext:condition calcext:apply-style-name="FAUX" calcext:value="=&quot;FAUX&quot;" calcext:base-cell-address="'Niveau 2'.D6"/>
          </calcext:conditional-format>
          <calcext:conditional-format calcext:target-range-address="'Niveau 2'.E6:'Niveau 2'.E6">
            <calcext:condition calcext:apply-style-name="VRAI" calcext:value="formula-is(IF([.D6]=&quot;VRAI&quot;))" calcext:base-cell-address="'Niveau 2'.E6"/>
            <calcext:condition calcext:apply-style-name="FAUX" calcext:value="formula-is(IF([.D6]=&quot;FAUX&quot;))" calcext:base-cell-address="'Niveau 2'.E6"/>
            <calcext:condition calcext:apply-style-name="FAUX" calcext:value="=0" calcext:base-cell-address="'Niveau 2'.E6"/>
          </calcext:conditional-format>
          <calcext:conditional-format calcext:target-range-address="'Niveau 2'.E7:'Niveau 2'.E7">
            <calcext:condition calcext:apply-style-name="VRAI" calcext:value="=&quot;VRAI&quot;" calcext:base-cell-address="'Niveau 2'.E7"/>
            <calcext:condition calcext:apply-style-name="FAUX" calcext:value="=&quot;FAUX&quot;" calcext:base-cell-address="'Niveau 2'.E7"/>
          </calcext:conditional-format>
          <calcext:conditional-format calcext:target-range-address="'Niveau 2'.E7:'Niveau 2'.E7">
            <calcext:condition calcext:apply-style-name="VRAI" calcext:value="formula-is(IF([.D7]=&quot;VRAI&quot;))" calcext:base-cell-address="'Niveau 2'.E7"/>
            <calcext:condition calcext:apply-style-name="FAUX" calcext:value="formula-is(IF([.D7]=&quot;FAUX&quot;))" calcext:base-cell-address="'Niveau 2'.E7"/>
            <calcext:condition calcext:apply-style-name="FAUX" calcext:value="=0" calcext:base-cell-address="'Niveau 2'.E7"/>
          </calcext:conditional-format>
          <calcext:conditional-format calcext:target-range-address="'Niveau 2'.D8:'Niveau 2'.D8">
            <calcext:condition calcext:apply-style-name="VRAI" calcext:value="=&quot;VRAI&quot;" calcext:base-cell-address="'Niveau 2'.D8"/>
            <calcext:condition calcext:apply-style-name="FAUX" calcext:value="=&quot;FAUX&quot;" calcext:base-cell-address="'Niveau 2'.D8"/>
          </calcext:conditional-format>
          <calcext:conditional-format calcext:target-range-address="'Niveau 2'.D8:'Niveau 2'.E8">
            <calcext:condition calcext:apply-style-name="VRAI" calcext:value="=&quot;VRAI&quot;" calcext:base-cell-address="'Niveau 2'.D8"/>
            <calcext:condition calcext:apply-style-name="FAUX" calcext:value="=&quot;FAUX&quot;" calcext:base-cell-address="'Niveau 2'.D8"/>
          </calcext:conditional-format>
          <calcext:conditional-format calcext:target-range-address="'Niveau 2'.E8:'Niveau 2'.E8">
            <calcext:condition calcext:apply-style-name="VRAI" calcext:value="formula-is(IF([.D8]=&quot;VRAI&quot;))" calcext:base-cell-address="'Niveau 2'.E8"/>
            <calcext:condition calcext:apply-style-name="FAUX" calcext:value="formula-is(IF([.D8]=&quot;FAUX&quot;))" calcext:base-cell-address="'Niveau 2'.E8"/>
            <calcext:condition calcext:apply-style-name="FAUX" calcext:value="=0" calcext:base-cell-address="'Niveau 2'.E8"/>
          </calcext:conditional-format>
          <calcext:conditional-format calcext:target-range-address="'Niveau 2'.D9:'Niveau 2'.D9">
            <calcext:condition calcext:apply-style-name="VRAI" calcext:value="=&quot;VRAI&quot;" calcext:base-cell-address="'Niveau 2'.D9"/>
            <calcext:condition calcext:apply-style-name="FAUX" calcext:value="=&quot;FAUX&quot;" calcext:base-cell-address="'Niveau 2'.D9"/>
          </calcext:conditional-format>
          <calcext:conditional-format calcext:target-range-address="'Niveau 2'.D9:'Niveau 2'.E9">
            <calcext:condition calcext:apply-style-name="VRAI" calcext:value="=&quot;VRAI&quot;" calcext:base-cell-address="'Niveau 2'.D9"/>
            <calcext:condition calcext:apply-style-name="FAUX" calcext:value="=&quot;FAUX&quot;" calcext:base-cell-address="'Niveau 2'.D9"/>
          </calcext:conditional-format>
          <calcext:conditional-format calcext:target-range-address="'Niveau 2'.E9:'Niveau 2'.E9">
            <calcext:condition calcext:apply-style-name="VRAI" calcext:value="formula-is(IF([.D9]=&quot;VRAI&quot;))" calcext:base-cell-address="'Niveau 2'.E9"/>
            <calcext:condition calcext:apply-style-name="FAUX" calcext:value="formula-is(IF([.D9]=&quot;FAUX&quot;))" calcext:base-cell-address="'Niveau 2'.E9"/>
            <calcext:condition calcext:apply-style-name="FAUX" calcext:value="=0" calcext:base-cell-address="'Niveau 2'.E9"/>
          </calcext:conditional-format>
          <calcext:conditional-format calcext:target-range-address="'Niveau 2'.D10:'Niveau 2'.D10">
            <calcext:condition calcext:apply-style-name="VRAI" calcext:value="=&quot;VRAI&quot;" calcext:base-cell-address="'Niveau 2'.D10"/>
            <calcext:condition calcext:apply-style-name="FAUX" calcext:value="=&quot;FAUX&quot;" calcext:base-cell-address="'Niveau 2'.D10"/>
          </calcext:conditional-format>
          <calcext:conditional-format calcext:target-range-address="'Niveau 2'.D10:'Niveau 2'.E10">
            <calcext:condition calcext:apply-style-name="VRAI" calcext:value="=&quot;VRAI&quot;" calcext:base-cell-address="'Niveau 2'.D10"/>
            <calcext:condition calcext:apply-style-name="FAUX" calcext:value="=&quot;FAUX&quot;" calcext:base-cell-address="'Niveau 2'.D10"/>
          </calcext:conditional-format>
          <calcext:conditional-format calcext:target-range-address="'Niveau 2'.E10:'Niveau 2'.E10">
            <calcext:condition calcext:apply-style-name="VRAI" calcext:value="formula-is(IF([.D10]=&quot;VRAI&quot;))" calcext:base-cell-address="'Niveau 2'.E10"/>
            <calcext:condition calcext:apply-style-name="FAUX" calcext:value="formula-is(IF([.D10]=&quot;FAUX&quot;))" calcext:base-cell-address="'Niveau 2'.E10"/>
            <calcext:condition calcext:apply-style-name="FAUX" calcext:value="=0" calcext:base-cell-address="'Niveau 2'.E10"/>
          </calcext:conditional-format>
          <calcext:conditional-format calcext:target-range-address="'Niveau 2'.D11:'Niveau 2'.D11">
            <calcext:condition calcext:apply-style-name="VRAI" calcext:value="=&quot;VRAI&quot;" calcext:base-cell-address="'Niveau 2'.D11"/>
            <calcext:condition calcext:apply-style-name="FAUX" calcext:value="=&quot;FAUX&quot;" calcext:base-cell-address="'Niveau 2'.D11"/>
          </calcext:conditional-format>
          <calcext:conditional-format calcext:target-range-address="'Niveau 2'.D11:'Niveau 2'.E11">
            <calcext:condition calcext:apply-style-name="VRAI" calcext:value="=&quot;VRAI&quot;" calcext:base-cell-address="'Niveau 2'.D11"/>
            <calcext:condition calcext:apply-style-name="FAUX" calcext:value="=&quot;FAUX&quot;" calcext:base-cell-address="'Niveau 2'.D11"/>
          </calcext:conditional-format>
          <calcext:conditional-format calcext:target-range-address="'Niveau 2'.E11:'Niveau 2'.E11">
            <calcext:condition calcext:apply-style-name="VRAI" calcext:value="formula-is(IF([.D11]=&quot;VRAI&quot;))" calcext:base-cell-address="'Niveau 2'.E11"/>
            <calcext:condition calcext:apply-style-name="FAUX" calcext:value="formula-is(IF([.D11]=&quot;FAUX&quot;))" calcext:base-cell-address="'Niveau 2'.E11"/>
            <calcext:condition calcext:apply-style-name="FAUX" calcext:value="=0" calcext:base-cell-address="'Niveau 2'.E11"/>
          </calcext:conditional-format>
          <calcext:conditional-format calcext:target-range-address="'Niveau 2'.D12:'Niveau 2'.D12">
            <calcext:condition calcext:apply-style-name="VRAI" calcext:value="=&quot;VRAI&quot;" calcext:base-cell-address="'Niveau 2'.D12"/>
            <calcext:condition calcext:apply-style-name="FAUX" calcext:value="=&quot;FAUX&quot;" calcext:base-cell-address="'Niveau 2'.D12"/>
          </calcext:conditional-format>
          <calcext:conditional-format calcext:target-range-address="'Niveau 2'.D12:'Niveau 2'.E12">
            <calcext:condition calcext:apply-style-name="VRAI" calcext:value="=&quot;VRAI&quot;" calcext:base-cell-address="'Niveau 2'.D12"/>
            <calcext:condition calcext:apply-style-name="FAUX" calcext:value="=&quot;FAUX&quot;" calcext:base-cell-address="'Niveau 2'.D12"/>
          </calcext:conditional-format>
          <calcext:conditional-format calcext:target-range-address="'Niveau 2'.E12:'Niveau 2'.E12">
            <calcext:condition calcext:apply-style-name="VRAI" calcext:value="formula-is(IF([.D12]=&quot;VRAI&quot;))" calcext:base-cell-address="'Niveau 2'.E12"/>
            <calcext:condition calcext:apply-style-name="FAUX" calcext:value="formula-is(IF([.D12]=&quot;FAUX&quot;))" calcext:base-cell-address="'Niveau 2'.E12"/>
            <calcext:condition calcext:apply-style-name="FAUX" calcext:value="=0" calcext:base-cell-address="'Niveau 2'.E12"/>
          </calcext:conditional-format>
          <calcext:conditional-format calcext:target-range-address="'Niveau 2'.D13:'Niveau 2'.D13">
            <calcext:condition calcext:apply-style-name="VRAI" calcext:value="=&quot;VRAI&quot;" calcext:base-cell-address="'Niveau 2'.D13"/>
            <calcext:condition calcext:apply-style-name="FAUX" calcext:value="=&quot;FAUX&quot;" calcext:base-cell-address="'Niveau 2'.D13"/>
          </calcext:conditional-format>
          <calcext:conditional-format calcext:target-range-address="'Niveau 2'.D13:'Niveau 2'.E13">
            <calcext:condition calcext:apply-style-name="VRAI" calcext:value="=&quot;VRAI&quot;" calcext:base-cell-address="'Niveau 2'.D13"/>
            <calcext:condition calcext:apply-style-name="FAUX" calcext:value="=&quot;FAUX&quot;" calcext:base-cell-address="'Niveau 2'.D13"/>
          </calcext:conditional-format>
          <calcext:conditional-format calcext:target-range-address="'Niveau 2'.E13:'Niveau 2'.E13">
            <calcext:condition calcext:apply-style-name="VRAI" calcext:value="formula-is(IF([.D13]=&quot;VRAI&quot;))" calcext:base-cell-address="'Niveau 2'.E13"/>
            <calcext:condition calcext:apply-style-name="FAUX" calcext:value="formula-is(IF([.D13]=&quot;FAUX&quot;))" calcext:base-cell-address="'Niveau 2'.E13"/>
            <calcext:condition calcext:apply-style-name="FAUX" calcext:value="=0" calcext:base-cell-address="'Niveau 2'.E13"/>
          </calcext:conditional-format>
          <calcext:conditional-format calcext:target-range-address="'Niveau 2'.I4:'Niveau 2'.I4">
            <calcext:condition calcext:apply-style-name="VRAI" calcext:value="=&quot;VRAI&quot;" calcext:base-cell-address="'Niveau 2'.I4"/>
            <calcext:condition calcext:apply-style-name="FAUX" calcext:value="=&quot;FAUX&quot;" calcext:base-cell-address="'Niveau 2'.I4"/>
          </calcext:conditional-format>
          <calcext:conditional-format calcext:target-range-address="'Niveau 2'.I4:'Niveau 2'.J4">
            <calcext:condition calcext:apply-style-name="VRAI" calcext:value="=&quot;VRAI&quot;" calcext:base-cell-address="'Niveau 2'.I4"/>
            <calcext:condition calcext:apply-style-name="FAUX" calcext:value="=&quot;FAUX&quot;" calcext:base-cell-address="'Niveau 2'.I4"/>
          </calcext:conditional-format>
          <calcext:conditional-format calcext:target-range-address="'Niveau 2'.J4:'Niveau 2'.J4">
            <calcext:condition calcext:apply-style-name="VRAI" calcext:value="formula-is(IF([.I4]=&quot;VRAI&quot;))" calcext:base-cell-address="'Niveau 2'.J4"/>
            <calcext:condition calcext:apply-style-name="FAUX" calcext:value="formula-is(IF([.I4]=&quot;FAUX&quot;))" calcext:base-cell-address="'Niveau 2'.J4"/>
            <calcext:condition calcext:apply-style-name="FAUX" calcext:value="=0" calcext:base-cell-address="'Niveau 2'.J4"/>
          </calcext:conditional-format>
          <calcext:conditional-format calcext:target-range-address="'Niveau 2'.I5:'Niveau 2'.I5">
            <calcext:condition calcext:apply-style-name="VRAI" calcext:value="=&quot;VRAI&quot;" calcext:base-cell-address="'Niveau 2'.I5"/>
            <calcext:condition calcext:apply-style-name="FAUX" calcext:value="=&quot;FAUX&quot;" calcext:base-cell-address="'Niveau 2'.I5"/>
          </calcext:conditional-format>
          <calcext:conditional-format calcext:target-range-address="'Niveau 2'.I5:'Niveau 2'.J5">
            <calcext:condition calcext:apply-style-name="VRAI" calcext:value="=&quot;VRAI&quot;" calcext:base-cell-address="'Niveau 2'.I5"/>
            <calcext:condition calcext:apply-style-name="FAUX" calcext:value="=&quot;FAUX&quot;" calcext:base-cell-address="'Niveau 2'.I5"/>
          </calcext:conditional-format>
          <calcext:conditional-format calcext:target-range-address="'Niveau 2'.J5:'Niveau 2'.J5">
            <calcext:condition calcext:apply-style-name="VRAI" calcext:value="formula-is(IF([.I5]=&quot;VRAI&quot;))" calcext:base-cell-address="'Niveau 2'.J5"/>
            <calcext:condition calcext:apply-style-name="FAUX" calcext:value="formula-is(IF([.I5]=&quot;FAUX&quot;))" calcext:base-cell-address="'Niveau 2'.J5"/>
            <calcext:condition calcext:apply-style-name="FAUX" calcext:value="=0" calcext:base-cell-address="'Niveau 2'.J5"/>
          </calcext:conditional-format>
          <calcext:conditional-format calcext:target-range-address="'Niveau 2'.I6:'Niveau 2'.I6">
            <calcext:condition calcext:apply-style-name="VRAI" calcext:value="=&quot;VRAI&quot;" calcext:base-cell-address="'Niveau 2'.I6"/>
            <calcext:condition calcext:apply-style-name="FAUX" calcext:value="=&quot;FAUX&quot;" calcext:base-cell-address="'Niveau 2'.I6"/>
          </calcext:conditional-format>
          <calcext:conditional-format calcext:target-range-address="'Niveau 2'.I6:'Niveau 2'.J6">
            <calcext:condition calcext:apply-style-name="VRAI" calcext:value="=&quot;VRAI&quot;" calcext:base-cell-address="'Niveau 2'.I6"/>
            <calcext:condition calcext:apply-style-name="FAUX" calcext:value="=&quot;FAUX&quot;" calcext:base-cell-address="'Niveau 2'.I6"/>
          </calcext:conditional-format>
          <calcext:conditional-format calcext:target-range-address="'Niveau 2'.J6:'Niveau 2'.J6">
            <calcext:condition calcext:apply-style-name="VRAI" calcext:value="formula-is(IF([.I6]=&quot;VRAI&quot;))" calcext:base-cell-address="'Niveau 2'.J6"/>
            <calcext:condition calcext:apply-style-name="FAUX" calcext:value="formula-is(IF([.I6]=&quot;FAUX&quot;))" calcext:base-cell-address="'Niveau 2'.J6"/>
            <calcext:condition calcext:apply-style-name="FAUX" calcext:value="=0" calcext:base-cell-address="'Niveau 2'.J6"/>
          </calcext:conditional-format>
          <calcext:conditional-format calcext:target-range-address="'Niveau 2'.I7:'Niveau 2'.I7">
            <calcext:condition calcext:apply-style-name="VRAI" calcext:value="=&quot;VRAI&quot;" calcext:base-cell-address="'Niveau 2'.I7"/>
            <calcext:condition calcext:apply-style-name="FAUX" calcext:value="=&quot;FAUX&quot;" calcext:base-cell-address="'Niveau 2'.I7"/>
          </calcext:conditional-format>
          <calcext:conditional-format calcext:target-range-address="'Niveau 2'.I7:'Niveau 2'.J7">
            <calcext:condition calcext:apply-style-name="VRAI" calcext:value="=&quot;VRAI&quot;" calcext:base-cell-address="'Niveau 2'.I7"/>
            <calcext:condition calcext:apply-style-name="FAUX" calcext:value="=&quot;FAUX&quot;" calcext:base-cell-address="'Niveau 2'.I7"/>
          </calcext:conditional-format>
          <calcext:conditional-format calcext:target-range-address="'Niveau 2'.J7:'Niveau 2'.J7">
            <calcext:condition calcext:apply-style-name="VRAI" calcext:value="formula-is(IF([.I7]=&quot;VRAI&quot;))" calcext:base-cell-address="'Niveau 2'.J7"/>
            <calcext:condition calcext:apply-style-name="FAUX" calcext:value="formula-is(IF([.I7]=&quot;FAUX&quot;))" calcext:base-cell-address="'Niveau 2'.J7"/>
            <calcext:condition calcext:apply-style-name="FAUX" calcext:value="=0" calcext:base-cell-address="'Niveau 2'.J7"/>
          </calcext:conditional-format>
          <calcext:conditional-format calcext:target-range-address="'Niveau 2'.I8:'Niveau 2'.I8">
            <calcext:condition calcext:apply-style-name="VRAI" calcext:value="=&quot;VRAI&quot;" calcext:base-cell-address="'Niveau 2'.I8"/>
            <calcext:condition calcext:apply-style-name="FAUX" calcext:value="=&quot;FAUX&quot;" calcext:base-cell-address="'Niveau 2'.I8"/>
          </calcext:conditional-format>
          <calcext:conditional-format calcext:target-range-address="'Niveau 2'.I8:'Niveau 2'.J8">
            <calcext:condition calcext:apply-style-name="VRAI" calcext:value="=&quot;VRAI&quot;" calcext:base-cell-address="'Niveau 2'.I8"/>
            <calcext:condition calcext:apply-style-name="FAUX" calcext:value="=&quot;FAUX&quot;" calcext:base-cell-address="'Niveau 2'.I8"/>
          </calcext:conditional-format>
          <calcext:conditional-format calcext:target-range-address="'Niveau 2'.J8:'Niveau 2'.J8">
            <calcext:condition calcext:apply-style-name="VRAI" calcext:value="formula-is(IF([.I8]=&quot;VRAI&quot;))" calcext:base-cell-address="'Niveau 2'.J8"/>
            <calcext:condition calcext:apply-style-name="FAUX" calcext:value="formula-is(IF([.I8]=&quot;FAUX&quot;))" calcext:base-cell-address="'Niveau 2'.J8"/>
            <calcext:condition calcext:apply-style-name="FAUX" calcext:value="=0" calcext:base-cell-address="'Niveau 2'.J8"/>
          </calcext:conditional-format>
          <calcext:conditional-format calcext:target-range-address="'Niveau 2'.I9:'Niveau 2'.I9">
            <calcext:condition calcext:apply-style-name="VRAI" calcext:value="=&quot;VRAI&quot;" calcext:base-cell-address="'Niveau 2'.I9"/>
            <calcext:condition calcext:apply-style-name="FAUX" calcext:value="=&quot;FAUX&quot;" calcext:base-cell-address="'Niveau 2'.I9"/>
          </calcext:conditional-format>
          <calcext:conditional-format calcext:target-range-address="'Niveau 2'.I9:'Niveau 2'.J9">
            <calcext:condition calcext:apply-style-name="VRAI" calcext:value="=&quot;VRAI&quot;" calcext:base-cell-address="'Niveau 2'.I9"/>
            <calcext:condition calcext:apply-style-name="FAUX" calcext:value="=&quot;FAUX&quot;" calcext:base-cell-address="'Niveau 2'.I9"/>
          </calcext:conditional-format>
          <calcext:conditional-format calcext:target-range-address="'Niveau 2'.J9:'Niveau 2'.J9">
            <calcext:condition calcext:apply-style-name="VRAI" calcext:value="formula-is(IF([.I9]=&quot;VRAI&quot;))" calcext:base-cell-address="'Niveau 2'.J9"/>
            <calcext:condition calcext:apply-style-name="FAUX" calcext:value="formula-is(IF([.I9]=&quot;FAUX&quot;))" calcext:base-cell-address="'Niveau 2'.J9"/>
            <calcext:condition calcext:apply-style-name="FAUX" calcext:value="=0" calcext:base-cell-address="'Niveau 2'.J9"/>
          </calcext:conditional-format>
          <calcext:conditional-format calcext:target-range-address="'Niveau 2'.I10:'Niveau 2'.I10">
            <calcext:condition calcext:apply-style-name="VRAI" calcext:value="=&quot;VRAI&quot;" calcext:base-cell-address="'Niveau 2'.I10"/>
            <calcext:condition calcext:apply-style-name="FAUX" calcext:value="=&quot;FAUX&quot;" calcext:base-cell-address="'Niveau 2'.I10"/>
          </calcext:conditional-format>
          <calcext:conditional-format calcext:target-range-address="'Niveau 2'.I10:'Niveau 2'.J10">
            <calcext:condition calcext:apply-style-name="VRAI" calcext:value="=&quot;VRAI&quot;" calcext:base-cell-address="'Niveau 2'.I10"/>
            <calcext:condition calcext:apply-style-name="FAUX" calcext:value="=&quot;FAUX&quot;" calcext:base-cell-address="'Niveau 2'.I10"/>
          </calcext:conditional-format>
          <calcext:conditional-format calcext:target-range-address="'Niveau 2'.J10:'Niveau 2'.J10">
            <calcext:condition calcext:apply-style-name="VRAI" calcext:value="formula-is(IF([.I10]=&quot;VRAI&quot;))" calcext:base-cell-address="'Niveau 2'.J10"/>
            <calcext:condition calcext:apply-style-name="FAUX" calcext:value="formula-is(IF([.I10]=&quot;FAUX&quot;))" calcext:base-cell-address="'Niveau 2'.J10"/>
            <calcext:condition calcext:apply-style-name="FAUX" calcext:value="=0" calcext:base-cell-address="'Niveau 2'.J10"/>
          </calcext:conditional-format>
          <calcext:conditional-format calcext:target-range-address="'Niveau 2'.I11:'Niveau 2'.I11">
            <calcext:condition calcext:apply-style-name="VRAI" calcext:value="=&quot;VRAI&quot;" calcext:base-cell-address="'Niveau 2'.I11"/>
            <calcext:condition calcext:apply-style-name="FAUX" calcext:value="=&quot;FAUX&quot;" calcext:base-cell-address="'Niveau 2'.I11"/>
          </calcext:conditional-format>
          <calcext:conditional-format calcext:target-range-address="'Niveau 2'.I11:'Niveau 2'.J11">
            <calcext:condition calcext:apply-style-name="VRAI" calcext:value="=&quot;VRAI&quot;" calcext:base-cell-address="'Niveau 2'.I11"/>
            <calcext:condition calcext:apply-style-name="FAUX" calcext:value="=&quot;FAUX&quot;" calcext:base-cell-address="'Niveau 2'.I11"/>
          </calcext:conditional-format>
          <calcext:conditional-format calcext:target-range-address="'Niveau 2'.J11:'Niveau 2'.J11">
            <calcext:condition calcext:apply-style-name="VRAI" calcext:value="formula-is(IF([.I11]=&quot;VRAI&quot;))" calcext:base-cell-address="'Niveau 2'.J11"/>
            <calcext:condition calcext:apply-style-name="FAUX" calcext:value="formula-is(IF([.I11]=&quot;FAUX&quot;))" calcext:base-cell-address="'Niveau 2'.J11"/>
            <calcext:condition calcext:apply-style-name="FAUX" calcext:value="=0" calcext:base-cell-address="'Niveau 2'.J11"/>
          </calcext:conditional-format>
          <calcext:conditional-format calcext:target-range-address="'Niveau 2'.I12:'Niveau 2'.I12">
            <calcext:condition calcext:apply-style-name="VRAI" calcext:value="=&quot;VRAI&quot;" calcext:base-cell-address="'Niveau 2'.I12"/>
            <calcext:condition calcext:apply-style-name="FAUX" calcext:value="=&quot;FAUX&quot;" calcext:base-cell-address="'Niveau 2'.I12"/>
          </calcext:conditional-format>
          <calcext:conditional-format calcext:target-range-address="'Niveau 2'.I12:'Niveau 2'.J12">
            <calcext:condition calcext:apply-style-name="VRAI" calcext:value="=&quot;VRAI&quot;" calcext:base-cell-address="'Niveau 2'.I12"/>
            <calcext:condition calcext:apply-style-name="FAUX" calcext:value="=&quot;FAUX&quot;" calcext:base-cell-address="'Niveau 2'.I12"/>
          </calcext:conditional-format>
          <calcext:conditional-format calcext:target-range-address="'Niveau 2'.J12:'Niveau 2'.J12">
            <calcext:condition calcext:apply-style-name="VRAI" calcext:value="formula-is(IF([.I12]=&quot;VRAI&quot;))" calcext:base-cell-address="'Niveau 2'.J12"/>
            <calcext:condition calcext:apply-style-name="FAUX" calcext:value="formula-is(IF([.I12]=&quot;FAUX&quot;))" calcext:base-cell-address="'Niveau 2'.J12"/>
            <calcext:condition calcext:apply-style-name="FAUX" calcext:value="=0" calcext:base-cell-address="'Niveau 2'.J12"/>
          </calcext:conditional-format>
          <calcext:conditional-format calcext:target-range-address="'Niveau 2'.I13:'Niveau 2'.I13">
            <calcext:condition calcext:apply-style-name="VRAI" calcext:value="=&quot;VRAI&quot;" calcext:base-cell-address="'Niveau 2'.I13"/>
            <calcext:condition calcext:apply-style-name="FAUX" calcext:value="=&quot;FAUX&quot;" calcext:base-cell-address="'Niveau 2'.I13"/>
          </calcext:conditional-format>
          <calcext:conditional-format calcext:target-range-address="'Niveau 2'.I13:'Niveau 2'.J13">
            <calcext:condition calcext:apply-style-name="VRAI" calcext:value="=&quot;VRAI&quot;" calcext:base-cell-address="'Niveau 2'.I13"/>
            <calcext:condition calcext:apply-style-name="FAUX" calcext:value="=&quot;FAUX&quot;" calcext:base-cell-address="'Niveau 2'.I13"/>
          </calcext:conditional-format>
          <calcext:conditional-format calcext:target-range-address="'Niveau 2'.J13:'Niveau 2'.J13">
            <calcext:condition calcext:apply-style-name="VRAI" calcext:value="formula-is(IF([.I13]=&quot;VRAI&quot;))" calcext:base-cell-address="'Niveau 2'.J13"/>
            <calcext:condition calcext:apply-style-name="FAUX" calcext:value="formula-is(IF([.I13]=&quot;FAUX&quot;))" calcext:base-cell-address="'Niveau 2'.J13"/>
            <calcext:condition calcext:apply-style-name="FAUX" calcext:value="=0" calcext:base-cell-address="'Niveau 2'.J13"/>
          </calcext:conditional-format>
          <calcext:conditional-format calcext:target-range-address="'Niveau 2'.D7:'Niveau 2'.D7">
            <calcext:condition calcext:apply-style-name="VRAI" calcext:value="=&quot;VRAI&quot;" calcext:base-cell-address="'Niveau 2'.D7"/>
            <calcext:condition calcext:apply-style-name="FAUX" calcext:value="=&quot;FAUX&quot;" calcext:base-cell-address="'Niveau 2'.D7"/>
          </calcext:conditional-format>
          <calcext:conditional-format calcext:target-range-address="'Niveau 2'.D7:'Niveau 2'.D7">
            <calcext:condition calcext:apply-style-name="VRAI" calcext:value="=&quot;VRAI&quot;" calcext:base-cell-address="'Niveau 2'.D7"/>
            <calcext:condition calcext:apply-style-name="FAUX" calcext:value="=&quot;FAUX&quot;" calcext:base-cell-address="'Niveau 2'.D7"/>
          </calcext:conditional-format>
        </calcext:conditional-formats>
      </table:table>
      <table:table table:name="Niveau 3" table:style-name="ta1" table:protected="true" table:protection-key="n3EKJ12IJ6FvrdRGVjrYuSnAS2E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7" form:id="control7" form:label="Résultat" form:linked-cell="'Niveau 3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8" form:id="control8" form:label="Réponses" form:linked-cell="'Niveau 3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65.01mm" svg:height="20mm" svg:x="65.1mm" svg:y="160mm" draw:control="control7"/>
          <draw:control draw:z-index="1" draw:style-name="gr3" draw:text-style-name="P3" svg:width="64.97mm" svg:height="20mm" svg:x="135.12mm" svg:y="160mm" draw:control="control8"/>
        </table:shapes>
        <table:table-column table:style-name="co2" table:default-cell-style-name="ce20"/>
        <table:table-column table:style-name="co7" table:number-columns-repeated="2" table:default-cell-style-name="ce20"/>
        <table:table-column table:style-name="co17" table:default-cell-style-name="ce20"/>
        <table:table-column table:style-name="co3" table:default-cell-style-name="ce20"/>
        <table:table-column table:style-name="co2" table:default-cell-style-name="ce20"/>
        <table:table-column table:style-name="co7" table:number-columns-repeated="2" table:default-cell-style-name="ce20"/>
        <table:table-column table:style-name="co17" table:default-cell-style-name="ce20"/>
        <table:table-column table:style-name="co3" table:default-cell-style-name="ce20"/>
        <table:table-column table:style-name="co16" table:default-cell-style-name="ce20"/>
        <table:table-column table:style-name="co1" table:number-columns-repeated="1013" table:default-cell-style-name="ce20"/>
        <table:table-row table:style-name="ro6">
          <table:table-cell table:style-name="ce126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92"/>
          <table:covered-table-cell table:style-name="ce130"/>
          <table:covered-table-cell table:number-columns-repeated="5" table:style-name="ce189"/>
          <table:table-cell table:style-name="ce51" table:formula="of:=IF([.$C$25];COUNTIF([.$D$4:.$D$13];&quot;VRAI&quot;)+COUNTIF([.$I$4:.$I$13];&quot;VRAI&quot;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6">
          <table:table-cell table:style-name="ce2" office:value-type="string" calcext:value-type="string" table:number-columns-spanned="8" table:number-rows-spanned="1">
            <text:p>Nouveau test : Ctrl + Shift + F9</text:p>
          </table:table-cell>
          <table:covered-table-cell table:style-name="ce126"/>
          <table:covered-table-cell table:style-name="ce130"/>
          <table:covered-table-cell table:number-columns-repeated="7" table:style-name="ce189"/>
          <table:table-cell table:style-name="ce55"/>
          <table:table-cell table:number-columns-repeated="1013"/>
        </table:table-row>
        <table:table-row table:style-name="ro6">
          <table:table-cell table:style-name="ce130" office:value-type="string" calcext:value-type="string">
            <text:p>N°</text:p>
          </table:table-cell>
          <table:table-cell table:style-name="ce130" office:value-type="string" calcext:value-type="string">
            <text:p>Calcul</text:p>
          </table:table-cell>
          <table:table-cell table:style-name="ce130" office:value-type="string" calcext:value-type="string">
            <text:p>Résultat</text:p>
          </table:table-cell>
          <table:table-cell table:style-name="ce189" office:value-type="string" calcext:value-type="string">
            <text:p>V/F</text:p>
          </table:table-cell>
          <table:table-cell table:style-name="ce189" office:value-type="string" calcext:value-type="string">
            <text:p>R</text:p>
          </table:table-cell>
          <table:table-cell table:style-name="ce130" office:value-type="string" calcext:value-type="string">
            <text:p>N°</text:p>
          </table:table-cell>
          <table:table-cell table:style-name="ce130" office:value-type="string" calcext:value-type="string">
            <text:p>Calcul</text:p>
          </table:table-cell>
          <table:table-cell table:style-name="ce130" office:value-type="string" calcext:value-type="string">
            <text:p>Résultat</text:p>
          </table:table-cell>
          <table:table-cell table:style-name="ce189" office:value-type="string" calcext:value-type="string">
            <text:p>V/F</text:p>
          </table:table-cell>
          <table:table-cell table:style-name="ce189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23" table:formula="of:=INDEX([$Données.U$1:$Données.U$1048576];[$Données.W3]+2)" office:value-type="string" office:string-value="52 x 15" calcext:value-type="string">
            <text:p>52 x 15</text:p>
          </table:table-cell>
          <table:table-cell table:style-name="ce30"/>
          <table:table-cell table:style-name="ce341" table:formula="of:=IF([.$C$25];IF([.C4]=INDEX([$Données.V$1:$Données.V$1048576];[$Données.W3]+2);&quot;VRAI&quot;;&quot;FAUX&quot;);&quot;&quot;)">
            <text:p/>
          </table:table-cell>
          <table:table-cell table:style-name="ce351" table:formula="of:=IF(AND([.$C$25];[.$D$25]);INDEX([$Données.V$1:$Données.V$1048576];[$Données.W3]+2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3" table:formula="of:=INDEX([$Données.U$1:$Données.U$1048576];[$Données.W19]+2)" office:value-type="string" office:string-value="45²" calcext:value-type="string">
            <text:p>45²</text:p>
          </table:table-cell>
          <table:table-cell table:style-name="ce30"/>
          <table:table-cell table:style-name="ce177" table:formula="of:=IF([.$C$25];IF([.H4]=INDEX([$Données.V$1:$Données.V$1048576];[$Données.W19]+2);&quot;VRAI&quot;;&quot;FAUX&quot;);&quot;&quot;)">
            <text:p/>
          </table:table-cell>
          <table:table-cell table:style-name="ce218" table:formula="of:=IF(AND([.$C$25];[.$D$25]);INDEX([$Données.V$1:$Données.V$1048576];[$Données.W19]+2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29" table:formula="of:=INDEX([$Données.U$1:$Données.U$1048576];[$Données.W4]+2)" office:value-type="string" office:string-value="7 x 13" calcext:value-type="string">
            <text:p>7 x 13</text:p>
          </table:table-cell>
          <table:table-cell table:style-name="ce30"/>
          <table:table-cell table:style-name="ce342" table:formula="of:=IF([.$C$25];IF([.C5]=INDEX([$Données.V$1:$Données.V$1048576];[$Données.W4]+2);&quot;VRAI&quot;;&quot;FAUX&quot;);&quot;&quot;)">
            <text:p/>
          </table:table-cell>
          <table:table-cell table:style-name="ce352" table:formula="of:=IF(AND([.$C$25];[.$D$25]);INDEX([$Données.V$1:$Données.V$1048576];[$Données.W4]+2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U$1:$Données.U$1048576];[$Données.W20]+2)" office:value-type="string" office:string-value="8 x 16" calcext:value-type="string">
            <text:p>8 x 16</text:p>
          </table:table-cell>
          <table:table-cell table:style-name="ce30"/>
          <table:table-cell table:style-name="ce179" table:formula="of:=IF([.$C$25];IF([.H5]=INDEX([$Données.V$1:$Données.V$1048576];[$Données.W20]+2);&quot;VRAI&quot;;&quot;FAUX&quot;);&quot;&quot;)">
            <text:p/>
          </table:table-cell>
          <table:table-cell table:style-name="ce219" table:formula="of:=IF(AND([.$C$25];[.$D$25]);INDEX([$Données.V$1:$Données.V$1048576];[$Données.W20]+2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23" table:formula="of:=INDEX([$Données.U$1:$Données.U$1048576];[$Données.W11]+2)" office:value-type="string" office:string-value="27²" calcext:value-type="string">
            <text:p>27²</text:p>
          </table:table-cell>
          <table:table-cell table:style-name="ce30"/>
          <table:table-cell table:style-name="ce343" table:formula="of:=IF([.$C$25];IF([.C6]=INDEX([$Données.V$1:$Données.V$1048576];[$Données.W11]+2);&quot;VRAI&quot;;&quot;FAUX&quot;);&quot;&quot;)">
            <text:p/>
          </table:table-cell>
          <table:table-cell table:style-name="ce353" table:formula="of:=IF(AND([.$C$25];[.$D$25]);INDEX([$Données.V$1:$Données.V$1048576];[$Données.W11]+2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U$1:$Données.U$1048576];[$Données.W23]+2)" office:value-type="string" office:string-value="6 x 13" calcext:value-type="string">
            <text:p>6 x 13</text:p>
          </table:table-cell>
          <table:table-cell table:style-name="ce30"/>
          <table:table-cell table:style-name="ce180" table:formula="of:=IF([.$C$25];IF([.H6]=INDEX([$Données.V$1:$Données.V$1048576];[$Données.W23]+2);&quot;VRAI&quot;;&quot;FAUX&quot;);&quot;&quot;)">
            <text:p/>
          </table:table-cell>
          <table:table-cell table:style-name="ce220" table:formula="of:=IF(AND([.$C$25];[.$D$25]);INDEX([$Données.V$1:$Données.V$1048576];[$Données.W23]+2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29" table:formula="of:=INDEX([$Données.U$1:$Données.U$1048576];[$Données.W12]+2)" office:value-type="string" office:string-value="23²" calcext:value-type="string">
            <text:p>23²</text:p>
          </table:table-cell>
          <table:table-cell table:style-name="ce30"/>
          <table:table-cell table:style-name="ce344" table:formula="of:=IF([.$C$25];IF([.C7]=INDEX([$Données.V$1:$Données.V$1048576];[$Données.W12]+2);&quot;VRAI&quot;;&quot;FAUX&quot;);&quot;&quot;)">
            <text:p/>
          </table:table-cell>
          <table:table-cell table:style-name="ce354" table:formula="of:=IF(AND([.$C$25];[.$D$25]);INDEX([$Données.V$1:$Données.V$1048576];[$Données.W12]+2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U$1:$Données.U$1048576];[$Données.W24]+2)" office:value-type="string" office:string-value="26²" calcext:value-type="string">
            <text:p>26²</text:p>
          </table:table-cell>
          <table:table-cell table:style-name="ce30"/>
          <table:table-cell table:style-name="ce181" table:formula="of:=IF([.$C$25];IF([.H7]=INDEX([$Données.V$1:$Données.V$1048576];[$Données.W24]+2);&quot;VRAI&quot;;&quot;FAUX&quot;);&quot;&quot;)">
            <text:p/>
          </table:table-cell>
          <table:table-cell table:style-name="ce221" table:formula="of:=IF(AND([.$C$25];[.$D$25]);INDEX([$Données.V$1:$Données.V$1048576];[$Données.W24]+2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23" table:formula="of:=INDEX([$Données.U$1:$Données.U$1048576];[$Données.W13]+2)" office:value-type="string" office:string-value="7 x 16" calcext:value-type="string">
            <text:p>7 x 16</text:p>
          </table:table-cell>
          <table:table-cell table:style-name="ce30"/>
          <table:table-cell table:style-name="ce345" table:formula="of:=IF([.$C$25];IF([.C8]=INDEX([$Données.V$1:$Données.V$1048576];[$Données.W13]+2);&quot;VRAI&quot;;&quot;FAUX&quot;);&quot;&quot;)">
            <text:p/>
          </table:table-cell>
          <table:table-cell table:style-name="ce355" table:formula="of:=IF(AND([.$C$25];[.$D$25]);INDEX([$Données.V$1:$Données.V$1048576];[$Données.W13]+2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U$1:$Données.U$1048576];[$Données.W25]+2)" office:value-type="string" office:string-value="6 x 16" calcext:value-type="string">
            <text:p>6 x 16</text:p>
          </table:table-cell>
          <table:table-cell table:style-name="ce30"/>
          <table:table-cell table:style-name="ce182" table:formula="of:=IF([.$C$25];IF([.H8]=INDEX([$Données.V$1:$Données.V$1048576];[$Données.W25]+2);&quot;VRAI&quot;;&quot;FAUX&quot;);&quot;&quot;)">
            <text:p/>
          </table:table-cell>
          <table:table-cell table:style-name="ce222" table:formula="of:=IF(AND([.$C$25];[.$D$25]);INDEX([$Données.V$1:$Données.V$1048576];[$Données.W25]+2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29" table:formula="of:=INDEX([$Données.U$1:$Données.U$1048576];[$Données.W14]+2)" office:value-type="string" office:string-value="29²" calcext:value-type="string">
            <text:p>29²</text:p>
          </table:table-cell>
          <table:table-cell table:style-name="ce30"/>
          <table:table-cell table:style-name="ce157" table:formula="of:=IF([.$C$25];IF([.C9]=INDEX([$Données.V$1:$Données.V$1048576];[$Données.W14]+2);&quot;VRAI&quot;;&quot;FAUX&quot;);&quot;&quot;)">
            <text:p/>
          </table:table-cell>
          <table:table-cell table:style-name="ce203" table:formula="of:=IF(AND([.$C$25];[.$D$25]);INDEX([$Données.V$1:$Données.V$1048576];[$Données.W14]+2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U$1:$Données.U$1048576];[$Données.W26]+2)" office:value-type="string" office:string-value="28²" calcext:value-type="string">
            <text:p>28²</text:p>
          </table:table-cell>
          <table:table-cell table:style-name="ce30"/>
          <table:table-cell table:style-name="ce183" table:formula="of:=IF([.$C$25];IF([.H9]=INDEX([$Données.V$1:$Données.V$1048576];[$Données.W26]+2);&quot;VRAI&quot;;&quot;FAUX&quot;);&quot;&quot;)">
            <text:p/>
          </table:table-cell>
          <table:table-cell table:style-name="ce223" table:formula="of:=IF(AND([.$C$25];[.$D$25]);INDEX([$Données.V$1:$Données.V$1048576];[$Données.W26]+2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23" table:formula="of:=INDEX([$Données.U$1:$Données.U$1048576];[$Données.W15]+2)" office:value-type="string" office:string-value="16²" calcext:value-type="string">
            <text:p>16²</text:p>
          </table:table-cell>
          <table:table-cell table:style-name="ce30"/>
          <table:table-cell table:style-name="ce158" table:formula="of:=IF([.$C$25];IF([.C10]=INDEX([$Données.V$1:$Données.V$1048576];[$Données.W15]+2);&quot;VRAI&quot;;&quot;FAUX&quot;);&quot;&quot;)">
            <text:p/>
          </table:table-cell>
          <table:table-cell table:style-name="ce204" table:formula="of:=IF(AND([.$C$25];[.$D$25]);INDEX([$Données.V$1:$Données.V$1048576];[$Données.W15]+2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U$1:$Données.U$1048576];[$Données.W27]+2)" office:value-type="string" office:string-value="7 x 12" calcext:value-type="string">
            <text:p>7 x 12</text:p>
          </table:table-cell>
          <table:table-cell table:style-name="ce30"/>
          <table:table-cell table:style-name="ce184" table:formula="of:=IF([.$C$25];IF([.H10]=INDEX([$Données.V$1:$Données.V$1048576];[$Données.W27]+2);&quot;VRAI&quot;;&quot;FAUX&quot;);&quot;&quot;)">
            <text:p/>
          </table:table-cell>
          <table:table-cell table:style-name="ce224" table:formula="of:=IF(AND([.$C$25];[.$D$25]);INDEX([$Données.V$1:$Données.V$1048576];[$Données.W27]+2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29" table:formula="of:=INDEX([$Données.U$1:$Données.U$1048576];[$Données.W16]+2)" office:value-type="string" office:string-value="35²" calcext:value-type="string">
            <text:p>35²</text:p>
          </table:table-cell>
          <table:table-cell table:style-name="ce30"/>
          <table:table-cell table:style-name="ce159" table:formula="of:=IF([.$C$25];IF([.C11]=INDEX([$Données.V$1:$Données.V$1048576];[$Données.W16]+2);&quot;VRAI&quot;;&quot;FAUX&quot;);&quot;&quot;)">
            <text:p/>
          </table:table-cell>
          <table:table-cell table:style-name="ce205" table:formula="of:=IF(AND([.$C$25];[.$D$25]);INDEX([$Données.V$1:$Données.V$1048576];[$Données.W16]+2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U$1:$Données.U$1048576];[$Données.W28]+2)" office:value-type="string" office:string-value="17²" calcext:value-type="string">
            <text:p>17²</text:p>
          </table:table-cell>
          <table:table-cell table:style-name="ce30"/>
          <table:table-cell table:style-name="ce185" table:formula="of:=IF([.$C$25];IF([.H11]=INDEX([$Données.V$1:$Données.V$1048576];[$Données.W28]+2);&quot;VRAI&quot;;&quot;FAUX&quot;);&quot;&quot;)">
            <text:p/>
          </table:table-cell>
          <table:table-cell table:style-name="ce225" table:formula="of:=IF(AND([.$C$25];[.$D$25]);INDEX([$Données.V$1:$Données.V$1048576];[$Données.W28]+2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23" table:formula="of:=INDEX([$Données.U$1:$Données.U$1048576];[$Données.W17]+2)" office:value-type="string" office:string-value="65²" calcext:value-type="string">
            <text:p>65²</text:p>
          </table:table-cell>
          <table:table-cell table:style-name="ce30"/>
          <table:table-cell table:style-name="ce161" table:formula="of:=IF([.$C$25];IF([.C12]=INDEX([$Données.V$1:$Données.V$1048576];[$Données.W17]+2);&quot;VRAI&quot;;&quot;FAUX&quot;);&quot;&quot;)">
            <text:p/>
          </table:table-cell>
          <table:table-cell table:style-name="ce206" table:formula="of:=IF(AND([.$C$25];[.$D$25]);INDEX([$Données.V$1:$Données.V$1048576];[$Données.W17]+2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U$1:$Données.U$1048576];[$Données.W29]+2)" office:value-type="string" office:string-value="25²" calcext:value-type="string">
            <text:p>25²</text:p>
          </table:table-cell>
          <table:table-cell table:style-name="ce30"/>
          <table:table-cell table:style-name="ce186" table:formula="of:=IF([.$C$25];IF([.H12]=INDEX([$Données.V$1:$Données.V$1048576];[$Données.W29]+2);&quot;VRAI&quot;;&quot;FAUX&quot;);&quot;&quot;)">
            <text:p/>
          </table:table-cell>
          <table:table-cell table:style-name="ce226" table:formula="of:=IF(AND([.$C$25];[.$D$25]);INDEX([$Données.V$1:$Données.V$1048576];[$Données.W29]+2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29" table:formula="of:=INDEX([$Données.U$1:$Données.U$1048576];[$Données.W18]+2)" office:value-type="string" office:string-value="16 x 11" calcext:value-type="string">
            <text:p>16 x 11</text:p>
          </table:table-cell>
          <table:table-cell table:style-name="ce30"/>
          <table:table-cell table:style-name="ce162" table:formula="of:=IF([.$C$25];IF([.C13]=INDEX([$Données.V$1:$Données.V$1048576];[$Données.W18]+2);&quot;VRAI&quot;;&quot;FAUX&quot;);&quot;&quot;)">
            <text:p/>
          </table:table-cell>
          <table:table-cell table:style-name="ce207" table:formula="of:=IF(AND([.$C$25];[.$D$25]);INDEX([$Données.V$1:$Données.V$1048576];[$Données.W18]+2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U$1:$Données.U$1048576];[$Données.W30]+2)" office:value-type="string" office:string-value="22²" calcext:value-type="string">
            <text:p>22²</text:p>
          </table:table-cell>
          <table:table-cell table:style-name="ce30"/>
          <table:table-cell table:style-name="ce187" table:formula="of:=IF([.$C$25];IF([.H13]=INDEX([$Données.V$1:$Données.V$1048576];[$Données.W30]+2);&quot;VRAI&quot;;&quot;FAUX&quot;);&quot;&quot;)">
            <text:p/>
          </table:table-cell>
          <table:table-cell table:style-name="ce227" table:formula="of:=IF(AND([.$C$25];[.$D$25]);INDEX([$Données.V$1:$Données.V$1048576];[$Données.W30]+2);&quot;&quot;)">
            <text:p/>
          </table:table-cell>
          <table:table-cell table:number-columns-repeated="1014"/>
        </table:table-row>
        <table:table-row table:style-name="ro6">
          <table:table-cell table:style-name="ce16" table:number-columns-repeated="2"/>
          <table:table-cell/>
          <table:table-cell table:style-name="ce16" table:number-columns-repeated="7"/>
          <table:table-cell table:style-name="ce56"/>
          <table:table-cell table:number-columns-repeated="1013"/>
        </table:table-row>
        <table:table-row table:style-name="ro6">
          <table:table-cell table:style-name="ce16" table:number-columns-repeated="2"/>
          <table:table-cell/>
          <table:table-cell table:style-name="ce47" table:number-columns-repeated="7"/>
          <table:table-cell table:number-columns-repeated="1014"/>
        </table:table-row>
        <table:table-row table:style-name="ro6" table:number-rows-repeated="9">
          <table:table-cell table:style-name="ce16" table:number-columns-repeated="2"/>
          <table:table-cell table:number-columns-repeated="1022"/>
        </table:table-row>
        <table:table-row table:style-name="ro6">
          <table:table-cell table:style-name="ce16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65" office:value-type="boolean" office:boolean-value="false" calcext:value-type="boolean">
            <text:p>FAUX</text:p>
          </table:table-cell>
          <table:table-cell table:number-columns-repeated="1019"/>
        </table:table-row>
        <table:table-row table:style-name="ro6" table:number-rows-repeated="63">
          <table:table-cell table:style-name="ce16" table:number-columns-repeated="2"/>
          <table:table-cell table:number-columns-repeated="1022"/>
        </table:table-row>
        <table:table-row table:style-name="ro6" table:number-rows-repeated="104848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iveau 3'.D4:'Niveau 3'.D4">
            <calcext:condition calcext:apply-style-name="VRAI" calcext:value="=&quot;VRAI&quot;" calcext:base-cell-address="'Niveau 3'.D4"/>
            <calcext:condition calcext:apply-style-name="FAUX" calcext:value="=&quot;FAUX&quot;" calcext:base-cell-address="'Niveau 3'.D4"/>
          </calcext:conditional-format>
          <calcext:conditional-format calcext:target-range-address="'Niveau 3'.D4:'Niveau 3'.E4">
            <calcext:condition calcext:apply-style-name="VRAI" calcext:value="=&quot;VRAI&quot;" calcext:base-cell-address="'Niveau 3'.D4"/>
            <calcext:condition calcext:apply-style-name="FAUX" calcext:value="=&quot;FAUX&quot;" calcext:base-cell-address="'Niveau 3'.D4"/>
          </calcext:conditional-format>
          <calcext:conditional-format calcext:target-range-address="'Niveau 3'.E4:'Niveau 3'.E4">
            <calcext:condition calcext:apply-style-name="VRAI" calcext:value="formula-is(IF([.D4]=&quot;VRAI&quot;))" calcext:base-cell-address="'Niveau 3'.E4"/>
            <calcext:condition calcext:apply-style-name="FAUX" calcext:value="formula-is(IF([.D4]=&quot;FAUX&quot;))" calcext:base-cell-address="'Niveau 3'.E4"/>
            <calcext:condition calcext:apply-style-name="FAUX" calcext:value="=0" calcext:base-cell-address="'Niveau 3'.E4"/>
          </calcext:conditional-format>
          <calcext:conditional-format calcext:target-range-address="'Niveau 3'.D5:'Niveau 3'.D5">
            <calcext:condition calcext:apply-style-name="VRAI" calcext:value="=&quot;VRAI&quot;" calcext:base-cell-address="'Niveau 3'.D5"/>
            <calcext:condition calcext:apply-style-name="FAUX" calcext:value="=&quot;FAUX&quot;" calcext:base-cell-address="'Niveau 3'.D5"/>
          </calcext:conditional-format>
          <calcext:conditional-format calcext:target-range-address="'Niveau 3'.D5:'Niveau 3'.E5">
            <calcext:condition calcext:apply-style-name="VRAI" calcext:value="=&quot;VRAI&quot;" calcext:base-cell-address="'Niveau 3'.D5"/>
            <calcext:condition calcext:apply-style-name="FAUX" calcext:value="=&quot;FAUX&quot;" calcext:base-cell-address="'Niveau 3'.D5"/>
          </calcext:conditional-format>
          <calcext:conditional-format calcext:target-range-address="'Niveau 3'.E5:'Niveau 3'.E5">
            <calcext:condition calcext:apply-style-name="VRAI" calcext:value="formula-is(IF([.D5]=&quot;VRAI&quot;))" calcext:base-cell-address="'Niveau 3'.E5"/>
            <calcext:condition calcext:apply-style-name="FAUX" calcext:value="formula-is(IF([.D5]=&quot;FAUX&quot;))" calcext:base-cell-address="'Niveau 3'.E5"/>
            <calcext:condition calcext:apply-style-name="FAUX" calcext:value="=0" calcext:base-cell-address="'Niveau 3'.E5"/>
          </calcext:conditional-format>
          <calcext:conditional-format calcext:target-range-address="'Niveau 3'.D6:'Niveau 3'.D6">
            <calcext:condition calcext:apply-style-name="VRAI" calcext:value="=&quot;VRAI&quot;" calcext:base-cell-address="'Niveau 3'.D6"/>
            <calcext:condition calcext:apply-style-name="FAUX" calcext:value="=&quot;FAUX&quot;" calcext:base-cell-address="'Niveau 3'.D6"/>
          </calcext:conditional-format>
          <calcext:conditional-format calcext:target-range-address="'Niveau 3'.D6:'Niveau 3'.E6">
            <calcext:condition calcext:apply-style-name="VRAI" calcext:value="=&quot;VRAI&quot;" calcext:base-cell-address="'Niveau 3'.D6"/>
            <calcext:condition calcext:apply-style-name="FAUX" calcext:value="=&quot;FAUX&quot;" calcext:base-cell-address="'Niveau 3'.D6"/>
          </calcext:conditional-format>
          <calcext:conditional-format calcext:target-range-address="'Niveau 3'.E6:'Niveau 3'.E6">
            <calcext:condition calcext:apply-style-name="VRAI" calcext:value="formula-is(IF([.D6]=&quot;VRAI&quot;))" calcext:base-cell-address="'Niveau 3'.E6"/>
            <calcext:condition calcext:apply-style-name="FAUX" calcext:value="formula-is(IF([.D6]=&quot;FAUX&quot;))" calcext:base-cell-address="'Niveau 3'.E6"/>
            <calcext:condition calcext:apply-style-name="FAUX" calcext:value="=0" calcext:base-cell-address="'Niveau 3'.E6"/>
          </calcext:conditional-format>
          <calcext:conditional-format calcext:target-range-address="'Niveau 3'.D7:'Niveau 3'.D7">
            <calcext:condition calcext:apply-style-name="VRAI" calcext:value="=&quot;VRAI&quot;" calcext:base-cell-address="'Niveau 3'.D7"/>
            <calcext:condition calcext:apply-style-name="FAUX" calcext:value="=&quot;FAUX&quot;" calcext:base-cell-address="'Niveau 3'.D7"/>
          </calcext:conditional-format>
          <calcext:conditional-format calcext:target-range-address="'Niveau 3'.D7:'Niveau 3'.E7">
            <calcext:condition calcext:apply-style-name="VRAI" calcext:value="=&quot;VRAI&quot;" calcext:base-cell-address="'Niveau 3'.D7"/>
            <calcext:condition calcext:apply-style-name="FAUX" calcext:value="=&quot;FAUX&quot;" calcext:base-cell-address="'Niveau 3'.D7"/>
          </calcext:conditional-format>
          <calcext:conditional-format calcext:target-range-address="'Niveau 3'.E7:'Niveau 3'.E7">
            <calcext:condition calcext:apply-style-name="VRAI" calcext:value="formula-is(IF([.D7]=&quot;VRAI&quot;))" calcext:base-cell-address="'Niveau 3'.E7"/>
            <calcext:condition calcext:apply-style-name="FAUX" calcext:value="formula-is(IF([.D7]=&quot;FAUX&quot;))" calcext:base-cell-address="'Niveau 3'.E7"/>
            <calcext:condition calcext:apply-style-name="FAUX" calcext:value="=0" calcext:base-cell-address="'Niveau 3'.E7"/>
          </calcext:conditional-format>
          <calcext:conditional-format calcext:target-range-address="'Niveau 3'.D8:'Niveau 3'.D8">
            <calcext:condition calcext:apply-style-name="VRAI" calcext:value="=&quot;VRAI&quot;" calcext:base-cell-address="'Niveau 3'.D8"/>
            <calcext:condition calcext:apply-style-name="FAUX" calcext:value="=&quot;FAUX&quot;" calcext:base-cell-address="'Niveau 3'.D8"/>
          </calcext:conditional-format>
          <calcext:conditional-format calcext:target-range-address="'Niveau 3'.D8:'Niveau 3'.E8">
            <calcext:condition calcext:apply-style-name="VRAI" calcext:value="=&quot;VRAI&quot;" calcext:base-cell-address="'Niveau 3'.D8"/>
            <calcext:condition calcext:apply-style-name="FAUX" calcext:value="=&quot;FAUX&quot;" calcext:base-cell-address="'Niveau 3'.D8"/>
          </calcext:conditional-format>
          <calcext:conditional-format calcext:target-range-address="'Niveau 3'.E8:'Niveau 3'.E8">
            <calcext:condition calcext:apply-style-name="VRAI" calcext:value="formula-is(IF([.D8]=&quot;VRAI&quot;))" calcext:base-cell-address="'Niveau 3'.E8"/>
            <calcext:condition calcext:apply-style-name="FAUX" calcext:value="formula-is(IF([.D8]=&quot;FAUX&quot;))" calcext:base-cell-address="'Niveau 3'.E8"/>
            <calcext:condition calcext:apply-style-name="FAUX" calcext:value="=0" calcext:base-cell-address="'Niveau 3'.E8"/>
          </calcext:conditional-format>
          <calcext:conditional-format calcext:target-range-address="'Niveau 3'.D9:'Niveau 3'.D9">
            <calcext:condition calcext:apply-style-name="VRAI" calcext:value="=&quot;VRAI&quot;" calcext:base-cell-address="'Niveau 3'.D9"/>
            <calcext:condition calcext:apply-style-name="FAUX" calcext:value="=&quot;FAUX&quot;" calcext:base-cell-address="'Niveau 3'.D9"/>
          </calcext:conditional-format>
          <calcext:conditional-format calcext:target-range-address="'Niveau 3'.D9:'Niveau 3'.E9">
            <calcext:condition calcext:apply-style-name="VRAI" calcext:value="=&quot;VRAI&quot;" calcext:base-cell-address="'Niveau 3'.D9"/>
            <calcext:condition calcext:apply-style-name="FAUX" calcext:value="=&quot;FAUX&quot;" calcext:base-cell-address="'Niveau 3'.D9"/>
          </calcext:conditional-format>
          <calcext:conditional-format calcext:target-range-address="'Niveau 3'.E9:'Niveau 3'.E9">
            <calcext:condition calcext:apply-style-name="VRAI" calcext:value="formula-is(IF([.D9]=&quot;VRAI&quot;))" calcext:base-cell-address="'Niveau 3'.E9"/>
            <calcext:condition calcext:apply-style-name="FAUX" calcext:value="formula-is(IF([.D9]=&quot;FAUX&quot;))" calcext:base-cell-address="'Niveau 3'.E9"/>
            <calcext:condition calcext:apply-style-name="FAUX" calcext:value="=0" calcext:base-cell-address="'Niveau 3'.E9"/>
          </calcext:conditional-format>
          <calcext:conditional-format calcext:target-range-address="'Niveau 3'.D10:'Niveau 3'.D10">
            <calcext:condition calcext:apply-style-name="VRAI" calcext:value="=&quot;VRAI&quot;" calcext:base-cell-address="'Niveau 3'.D10"/>
            <calcext:condition calcext:apply-style-name="FAUX" calcext:value="=&quot;FAUX&quot;" calcext:base-cell-address="'Niveau 3'.D10"/>
          </calcext:conditional-format>
          <calcext:conditional-format calcext:target-range-address="'Niveau 3'.D10:'Niveau 3'.E10">
            <calcext:condition calcext:apply-style-name="VRAI" calcext:value="=&quot;VRAI&quot;" calcext:base-cell-address="'Niveau 3'.D10"/>
            <calcext:condition calcext:apply-style-name="FAUX" calcext:value="=&quot;FAUX&quot;" calcext:base-cell-address="'Niveau 3'.D10"/>
          </calcext:conditional-format>
          <calcext:conditional-format calcext:target-range-address="'Niveau 3'.E10:'Niveau 3'.E10">
            <calcext:condition calcext:apply-style-name="VRAI" calcext:value="formula-is(IF([.D10]=&quot;VRAI&quot;))" calcext:base-cell-address="'Niveau 3'.E10"/>
            <calcext:condition calcext:apply-style-name="FAUX" calcext:value="formula-is(IF([.D10]=&quot;FAUX&quot;))" calcext:base-cell-address="'Niveau 3'.E10"/>
            <calcext:condition calcext:apply-style-name="FAUX" calcext:value="=0" calcext:base-cell-address="'Niveau 3'.E10"/>
          </calcext:conditional-format>
          <calcext:conditional-format calcext:target-range-address="'Niveau 3'.D11:'Niveau 3'.D11">
            <calcext:condition calcext:apply-style-name="VRAI" calcext:value="=&quot;VRAI&quot;" calcext:base-cell-address="'Niveau 3'.D11"/>
            <calcext:condition calcext:apply-style-name="FAUX" calcext:value="=&quot;FAUX&quot;" calcext:base-cell-address="'Niveau 3'.D11"/>
          </calcext:conditional-format>
          <calcext:conditional-format calcext:target-range-address="'Niveau 3'.D11:'Niveau 3'.E11">
            <calcext:condition calcext:apply-style-name="VRAI" calcext:value="=&quot;VRAI&quot;" calcext:base-cell-address="'Niveau 3'.D11"/>
            <calcext:condition calcext:apply-style-name="FAUX" calcext:value="=&quot;FAUX&quot;" calcext:base-cell-address="'Niveau 3'.D11"/>
          </calcext:conditional-format>
          <calcext:conditional-format calcext:target-range-address="'Niveau 3'.E11:'Niveau 3'.E11">
            <calcext:condition calcext:apply-style-name="VRAI" calcext:value="formula-is(IF([.D11]=&quot;VRAI&quot;))" calcext:base-cell-address="'Niveau 3'.E11"/>
            <calcext:condition calcext:apply-style-name="FAUX" calcext:value="formula-is(IF([.D11]=&quot;FAUX&quot;))" calcext:base-cell-address="'Niveau 3'.E11"/>
            <calcext:condition calcext:apply-style-name="FAUX" calcext:value="=0" calcext:base-cell-address="'Niveau 3'.E11"/>
          </calcext:conditional-format>
          <calcext:conditional-format calcext:target-range-address="'Niveau 3'.D12:'Niveau 3'.D12">
            <calcext:condition calcext:apply-style-name="VRAI" calcext:value="=&quot;VRAI&quot;" calcext:base-cell-address="'Niveau 3'.D12"/>
            <calcext:condition calcext:apply-style-name="FAUX" calcext:value="=&quot;FAUX&quot;" calcext:base-cell-address="'Niveau 3'.D12"/>
          </calcext:conditional-format>
          <calcext:conditional-format calcext:target-range-address="'Niveau 3'.D12:'Niveau 3'.E12">
            <calcext:condition calcext:apply-style-name="VRAI" calcext:value="=&quot;VRAI&quot;" calcext:base-cell-address="'Niveau 3'.D12"/>
            <calcext:condition calcext:apply-style-name="FAUX" calcext:value="=&quot;FAUX&quot;" calcext:base-cell-address="'Niveau 3'.D12"/>
          </calcext:conditional-format>
          <calcext:conditional-format calcext:target-range-address="'Niveau 3'.E12:'Niveau 3'.E12">
            <calcext:condition calcext:apply-style-name="VRAI" calcext:value="formula-is(IF([.D12]=&quot;VRAI&quot;))" calcext:base-cell-address="'Niveau 3'.E12"/>
            <calcext:condition calcext:apply-style-name="FAUX" calcext:value="formula-is(IF([.D12]=&quot;FAUX&quot;))" calcext:base-cell-address="'Niveau 3'.E12"/>
            <calcext:condition calcext:apply-style-name="FAUX" calcext:value="=0" calcext:base-cell-address="'Niveau 3'.E12"/>
          </calcext:conditional-format>
          <calcext:conditional-format calcext:target-range-address="'Niveau 3'.D13:'Niveau 3'.D13">
            <calcext:condition calcext:apply-style-name="VRAI" calcext:value="=&quot;VRAI&quot;" calcext:base-cell-address="'Niveau 3'.D13"/>
            <calcext:condition calcext:apply-style-name="FAUX" calcext:value="=&quot;FAUX&quot;" calcext:base-cell-address="'Niveau 3'.D13"/>
          </calcext:conditional-format>
          <calcext:conditional-format calcext:target-range-address="'Niveau 3'.D13:'Niveau 3'.E13">
            <calcext:condition calcext:apply-style-name="VRAI" calcext:value="=&quot;VRAI&quot;" calcext:base-cell-address="'Niveau 3'.D13"/>
            <calcext:condition calcext:apply-style-name="FAUX" calcext:value="=&quot;FAUX&quot;" calcext:base-cell-address="'Niveau 3'.D13"/>
          </calcext:conditional-format>
          <calcext:conditional-format calcext:target-range-address="'Niveau 3'.E13:'Niveau 3'.E13">
            <calcext:condition calcext:apply-style-name="VRAI" calcext:value="formula-is(IF([.D13]=&quot;VRAI&quot;))" calcext:base-cell-address="'Niveau 3'.E13"/>
            <calcext:condition calcext:apply-style-name="FAUX" calcext:value="formula-is(IF([.D13]=&quot;FAUX&quot;))" calcext:base-cell-address="'Niveau 3'.E13"/>
            <calcext:condition calcext:apply-style-name="FAUX" calcext:value="=0" calcext:base-cell-address="'Niveau 3'.E13"/>
          </calcext:conditional-format>
          <calcext:conditional-format calcext:target-range-address="'Niveau 3'.I4:'Niveau 3'.I4">
            <calcext:condition calcext:apply-style-name="VRAI" calcext:value="=&quot;VRAI&quot;" calcext:base-cell-address="'Niveau 3'.I4"/>
            <calcext:condition calcext:apply-style-name="FAUX" calcext:value="=&quot;FAUX&quot;" calcext:base-cell-address="'Niveau 3'.I4"/>
          </calcext:conditional-format>
          <calcext:conditional-format calcext:target-range-address="'Niveau 3'.I4:'Niveau 3'.J4">
            <calcext:condition calcext:apply-style-name="VRAI" calcext:value="=&quot;VRAI&quot;" calcext:base-cell-address="'Niveau 3'.I4"/>
            <calcext:condition calcext:apply-style-name="FAUX" calcext:value="=&quot;FAUX&quot;" calcext:base-cell-address="'Niveau 3'.I4"/>
          </calcext:conditional-format>
          <calcext:conditional-format calcext:target-range-address="'Niveau 3'.J4:'Niveau 3'.J4">
            <calcext:condition calcext:apply-style-name="VRAI" calcext:value="formula-is(IF([.I4]=&quot;VRAI&quot;))" calcext:base-cell-address="'Niveau 3'.J4"/>
            <calcext:condition calcext:apply-style-name="FAUX" calcext:value="formula-is(IF([.I4]=&quot;FAUX&quot;))" calcext:base-cell-address="'Niveau 3'.J4"/>
            <calcext:condition calcext:apply-style-name="FAUX" calcext:value="=0" calcext:base-cell-address="'Niveau 3'.J4"/>
          </calcext:conditional-format>
          <calcext:conditional-format calcext:target-range-address="'Niveau 3'.I5:'Niveau 3'.I5">
            <calcext:condition calcext:apply-style-name="VRAI" calcext:value="=&quot;VRAI&quot;" calcext:base-cell-address="'Niveau 3'.I5"/>
            <calcext:condition calcext:apply-style-name="FAUX" calcext:value="=&quot;FAUX&quot;" calcext:base-cell-address="'Niveau 3'.I5"/>
          </calcext:conditional-format>
          <calcext:conditional-format calcext:target-range-address="'Niveau 3'.I5:'Niveau 3'.J5">
            <calcext:condition calcext:apply-style-name="VRAI" calcext:value="=&quot;VRAI&quot;" calcext:base-cell-address="'Niveau 3'.I5"/>
            <calcext:condition calcext:apply-style-name="FAUX" calcext:value="=&quot;FAUX&quot;" calcext:base-cell-address="'Niveau 3'.I5"/>
          </calcext:conditional-format>
          <calcext:conditional-format calcext:target-range-address="'Niveau 3'.J5:'Niveau 3'.J5">
            <calcext:condition calcext:apply-style-name="VRAI" calcext:value="formula-is(IF([.I5]=&quot;VRAI&quot;))" calcext:base-cell-address="'Niveau 3'.J5"/>
            <calcext:condition calcext:apply-style-name="FAUX" calcext:value="formula-is(IF([.I5]=&quot;FAUX&quot;))" calcext:base-cell-address="'Niveau 3'.J5"/>
            <calcext:condition calcext:apply-style-name="FAUX" calcext:value="=0" calcext:base-cell-address="'Niveau 3'.J5"/>
          </calcext:conditional-format>
          <calcext:conditional-format calcext:target-range-address="'Niveau 3'.I6:'Niveau 3'.I6">
            <calcext:condition calcext:apply-style-name="VRAI" calcext:value="=&quot;VRAI&quot;" calcext:base-cell-address="'Niveau 3'.I6"/>
            <calcext:condition calcext:apply-style-name="FAUX" calcext:value="=&quot;FAUX&quot;" calcext:base-cell-address="'Niveau 3'.I6"/>
          </calcext:conditional-format>
          <calcext:conditional-format calcext:target-range-address="'Niveau 3'.I6:'Niveau 3'.J6">
            <calcext:condition calcext:apply-style-name="VRAI" calcext:value="=&quot;VRAI&quot;" calcext:base-cell-address="'Niveau 3'.I6"/>
            <calcext:condition calcext:apply-style-name="FAUX" calcext:value="=&quot;FAUX&quot;" calcext:base-cell-address="'Niveau 3'.I6"/>
          </calcext:conditional-format>
          <calcext:conditional-format calcext:target-range-address="'Niveau 3'.J6:'Niveau 3'.J6">
            <calcext:condition calcext:apply-style-name="VRAI" calcext:value="formula-is(IF([.I6]=&quot;VRAI&quot;))" calcext:base-cell-address="'Niveau 3'.J6"/>
            <calcext:condition calcext:apply-style-name="FAUX" calcext:value="formula-is(IF([.I6]=&quot;FAUX&quot;))" calcext:base-cell-address="'Niveau 3'.J6"/>
            <calcext:condition calcext:apply-style-name="FAUX" calcext:value="=0" calcext:base-cell-address="'Niveau 3'.J6"/>
          </calcext:conditional-format>
          <calcext:conditional-format calcext:target-range-address="'Niveau 3'.I7:'Niveau 3'.I7">
            <calcext:condition calcext:apply-style-name="VRAI" calcext:value="=&quot;VRAI&quot;" calcext:base-cell-address="'Niveau 3'.I7"/>
            <calcext:condition calcext:apply-style-name="FAUX" calcext:value="=&quot;FAUX&quot;" calcext:base-cell-address="'Niveau 3'.I7"/>
          </calcext:conditional-format>
          <calcext:conditional-format calcext:target-range-address="'Niveau 3'.I7:'Niveau 3'.J7">
            <calcext:condition calcext:apply-style-name="VRAI" calcext:value="=&quot;VRAI&quot;" calcext:base-cell-address="'Niveau 3'.I7"/>
            <calcext:condition calcext:apply-style-name="FAUX" calcext:value="=&quot;FAUX&quot;" calcext:base-cell-address="'Niveau 3'.I7"/>
          </calcext:conditional-format>
          <calcext:conditional-format calcext:target-range-address="'Niveau 3'.J7:'Niveau 3'.J7">
            <calcext:condition calcext:apply-style-name="VRAI" calcext:value="formula-is(IF([.I7]=&quot;VRAI&quot;))" calcext:base-cell-address="'Niveau 3'.J7"/>
            <calcext:condition calcext:apply-style-name="FAUX" calcext:value="formula-is(IF([.I7]=&quot;FAUX&quot;))" calcext:base-cell-address="'Niveau 3'.J7"/>
            <calcext:condition calcext:apply-style-name="FAUX" calcext:value="=0" calcext:base-cell-address="'Niveau 3'.J7"/>
          </calcext:conditional-format>
          <calcext:conditional-format calcext:target-range-address="'Niveau 3'.I8:'Niveau 3'.I8">
            <calcext:condition calcext:apply-style-name="VRAI" calcext:value="=&quot;VRAI&quot;" calcext:base-cell-address="'Niveau 3'.I8"/>
            <calcext:condition calcext:apply-style-name="FAUX" calcext:value="=&quot;FAUX&quot;" calcext:base-cell-address="'Niveau 3'.I8"/>
          </calcext:conditional-format>
          <calcext:conditional-format calcext:target-range-address="'Niveau 3'.I8:'Niveau 3'.J8">
            <calcext:condition calcext:apply-style-name="VRAI" calcext:value="=&quot;VRAI&quot;" calcext:base-cell-address="'Niveau 3'.I8"/>
            <calcext:condition calcext:apply-style-name="FAUX" calcext:value="=&quot;FAUX&quot;" calcext:base-cell-address="'Niveau 3'.I8"/>
          </calcext:conditional-format>
          <calcext:conditional-format calcext:target-range-address="'Niveau 3'.J8:'Niveau 3'.J8">
            <calcext:condition calcext:apply-style-name="VRAI" calcext:value="formula-is(IF([.I8]=&quot;VRAI&quot;))" calcext:base-cell-address="'Niveau 3'.J8"/>
            <calcext:condition calcext:apply-style-name="FAUX" calcext:value="formula-is(IF([.I8]=&quot;FAUX&quot;))" calcext:base-cell-address="'Niveau 3'.J8"/>
            <calcext:condition calcext:apply-style-name="FAUX" calcext:value="=0" calcext:base-cell-address="'Niveau 3'.J8"/>
          </calcext:conditional-format>
          <calcext:conditional-format calcext:target-range-address="'Niveau 3'.I9:'Niveau 3'.I9">
            <calcext:condition calcext:apply-style-name="VRAI" calcext:value="=&quot;VRAI&quot;" calcext:base-cell-address="'Niveau 3'.I9"/>
            <calcext:condition calcext:apply-style-name="FAUX" calcext:value="=&quot;FAUX&quot;" calcext:base-cell-address="'Niveau 3'.I9"/>
          </calcext:conditional-format>
          <calcext:conditional-format calcext:target-range-address="'Niveau 3'.I9:'Niveau 3'.J9">
            <calcext:condition calcext:apply-style-name="VRAI" calcext:value="=&quot;VRAI&quot;" calcext:base-cell-address="'Niveau 3'.I9"/>
            <calcext:condition calcext:apply-style-name="FAUX" calcext:value="=&quot;FAUX&quot;" calcext:base-cell-address="'Niveau 3'.I9"/>
          </calcext:conditional-format>
          <calcext:conditional-format calcext:target-range-address="'Niveau 3'.J9:'Niveau 3'.J9">
            <calcext:condition calcext:apply-style-name="VRAI" calcext:value="formula-is(IF([.I9]=&quot;VRAI&quot;))" calcext:base-cell-address="'Niveau 3'.J9"/>
            <calcext:condition calcext:apply-style-name="FAUX" calcext:value="formula-is(IF([.I9]=&quot;FAUX&quot;))" calcext:base-cell-address="'Niveau 3'.J9"/>
            <calcext:condition calcext:apply-style-name="FAUX" calcext:value="=0" calcext:base-cell-address="'Niveau 3'.J9"/>
          </calcext:conditional-format>
          <calcext:conditional-format calcext:target-range-address="'Niveau 3'.I10:'Niveau 3'.I10">
            <calcext:condition calcext:apply-style-name="VRAI" calcext:value="=&quot;VRAI&quot;" calcext:base-cell-address="'Niveau 3'.I10"/>
            <calcext:condition calcext:apply-style-name="FAUX" calcext:value="=&quot;FAUX&quot;" calcext:base-cell-address="'Niveau 3'.I10"/>
          </calcext:conditional-format>
          <calcext:conditional-format calcext:target-range-address="'Niveau 3'.I10:'Niveau 3'.J10">
            <calcext:condition calcext:apply-style-name="VRAI" calcext:value="=&quot;VRAI&quot;" calcext:base-cell-address="'Niveau 3'.I10"/>
            <calcext:condition calcext:apply-style-name="FAUX" calcext:value="=&quot;FAUX&quot;" calcext:base-cell-address="'Niveau 3'.I10"/>
          </calcext:conditional-format>
          <calcext:conditional-format calcext:target-range-address="'Niveau 3'.J10:'Niveau 3'.J10">
            <calcext:condition calcext:apply-style-name="VRAI" calcext:value="formula-is(IF([.I10]=&quot;VRAI&quot;))" calcext:base-cell-address="'Niveau 3'.J10"/>
            <calcext:condition calcext:apply-style-name="FAUX" calcext:value="formula-is(IF([.I10]=&quot;FAUX&quot;))" calcext:base-cell-address="'Niveau 3'.J10"/>
            <calcext:condition calcext:apply-style-name="FAUX" calcext:value="=0" calcext:base-cell-address="'Niveau 3'.J10"/>
          </calcext:conditional-format>
          <calcext:conditional-format calcext:target-range-address="'Niveau 3'.I11:'Niveau 3'.I11">
            <calcext:condition calcext:apply-style-name="VRAI" calcext:value="=&quot;VRAI&quot;" calcext:base-cell-address="'Niveau 3'.I11"/>
            <calcext:condition calcext:apply-style-name="FAUX" calcext:value="=&quot;FAUX&quot;" calcext:base-cell-address="'Niveau 3'.I11"/>
          </calcext:conditional-format>
          <calcext:conditional-format calcext:target-range-address="'Niveau 3'.I11:'Niveau 3'.J11">
            <calcext:condition calcext:apply-style-name="VRAI" calcext:value="=&quot;VRAI&quot;" calcext:base-cell-address="'Niveau 3'.I11"/>
            <calcext:condition calcext:apply-style-name="FAUX" calcext:value="=&quot;FAUX&quot;" calcext:base-cell-address="'Niveau 3'.I11"/>
          </calcext:conditional-format>
          <calcext:conditional-format calcext:target-range-address="'Niveau 3'.J11:'Niveau 3'.J11">
            <calcext:condition calcext:apply-style-name="VRAI" calcext:value="formula-is(IF([.I11]=&quot;VRAI&quot;))" calcext:base-cell-address="'Niveau 3'.J11"/>
            <calcext:condition calcext:apply-style-name="FAUX" calcext:value="formula-is(IF([.I11]=&quot;FAUX&quot;))" calcext:base-cell-address="'Niveau 3'.J11"/>
            <calcext:condition calcext:apply-style-name="FAUX" calcext:value="=0" calcext:base-cell-address="'Niveau 3'.J11"/>
          </calcext:conditional-format>
          <calcext:conditional-format calcext:target-range-address="'Niveau 3'.I12:'Niveau 3'.I12">
            <calcext:condition calcext:apply-style-name="VRAI" calcext:value="=&quot;VRAI&quot;" calcext:base-cell-address="'Niveau 3'.I12"/>
            <calcext:condition calcext:apply-style-name="FAUX" calcext:value="=&quot;FAUX&quot;" calcext:base-cell-address="'Niveau 3'.I12"/>
          </calcext:conditional-format>
          <calcext:conditional-format calcext:target-range-address="'Niveau 3'.I12:'Niveau 3'.J12">
            <calcext:condition calcext:apply-style-name="VRAI" calcext:value="=&quot;VRAI&quot;" calcext:base-cell-address="'Niveau 3'.I12"/>
            <calcext:condition calcext:apply-style-name="FAUX" calcext:value="=&quot;FAUX&quot;" calcext:base-cell-address="'Niveau 3'.I12"/>
          </calcext:conditional-format>
          <calcext:conditional-format calcext:target-range-address="'Niveau 3'.J12:'Niveau 3'.J12">
            <calcext:condition calcext:apply-style-name="VRAI" calcext:value="formula-is(IF([.I12]=&quot;VRAI&quot;))" calcext:base-cell-address="'Niveau 3'.J12"/>
            <calcext:condition calcext:apply-style-name="FAUX" calcext:value="formula-is(IF([.I12]=&quot;FAUX&quot;))" calcext:base-cell-address="'Niveau 3'.J12"/>
            <calcext:condition calcext:apply-style-name="FAUX" calcext:value="=0" calcext:base-cell-address="'Niveau 3'.J12"/>
          </calcext:conditional-format>
          <calcext:conditional-format calcext:target-range-address="'Niveau 3'.I13:'Niveau 3'.I13">
            <calcext:condition calcext:apply-style-name="VRAI" calcext:value="=&quot;VRAI&quot;" calcext:base-cell-address="'Niveau 3'.I13"/>
            <calcext:condition calcext:apply-style-name="FAUX" calcext:value="=&quot;FAUX&quot;" calcext:base-cell-address="'Niveau 3'.I13"/>
          </calcext:conditional-format>
          <calcext:conditional-format calcext:target-range-address="'Niveau 3'.I13:'Niveau 3'.J13">
            <calcext:condition calcext:apply-style-name="VRAI" calcext:value="=&quot;VRAI&quot;" calcext:base-cell-address="'Niveau 3'.I13"/>
            <calcext:condition calcext:apply-style-name="FAUX" calcext:value="=&quot;FAUX&quot;" calcext:base-cell-address="'Niveau 3'.I13"/>
          </calcext:conditional-format>
          <calcext:conditional-format calcext:target-range-address="'Niveau 3'.J13:'Niveau 3'.J13">
            <calcext:condition calcext:apply-style-name="VRAI" calcext:value="formula-is(IF([.I13]=&quot;VRAI&quot;))" calcext:base-cell-address="'Niveau 3'.J13"/>
            <calcext:condition calcext:apply-style-name="FAUX" calcext:value="formula-is(IF([.I13]=&quot;FAUX&quot;))" calcext:base-cell-address="'Niveau 3'.J13"/>
            <calcext:condition calcext:apply-style-name="FAUX" calcext:value="=0" calcext:base-cell-address="'Niveau 3'.J13"/>
          </calcext:conditional-format>
        </calcext:conditional-formats>
      </table:table>
      <table:table table:name="Niveau 4" table:style-name="ta1" table:protected="true" table:protection-key="n3EKJ12IJ6FvrdRGVjrYuSnAS2E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" form:control-implementation="ooo:com.sun.star.form.component.CheckBox" xml:id="control9" form:id="control9" form:label="Résultat" form:linked-cell="'Niveau 4'.C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linked-cell="'Niveau 4'.D25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65.01mm" svg:height="20mm" svg:x="65.1mm" svg:y="160mm" draw:control="control9"/>
          <draw:control draw:z-index="1" draw:style-name="gr3" draw:text-style-name="P3" svg:width="64.97mm" svg:height="20mm" svg:x="135.12mm" svg:y="160mm" draw:control="control10"/>
        </table:shapes>
        <table:table-column table:style-name="co2" table:default-cell-style-name="ce20"/>
        <table:table-column table:style-name="co7" table:number-columns-repeated="2" table:default-cell-style-name="ce20"/>
        <table:table-column table:style-name="co17" table:default-cell-style-name="ce20"/>
        <table:table-column table:style-name="co3" table:default-cell-style-name="ce20"/>
        <table:table-column table:style-name="co2" table:default-cell-style-name="ce20"/>
        <table:table-column table:style-name="co7" table:number-columns-repeated="2" table:default-cell-style-name="ce20"/>
        <table:table-column table:style-name="co17" table:default-cell-style-name="ce20"/>
        <table:table-column table:style-name="co3" table:default-cell-style-name="ce20"/>
        <table:table-column table:style-name="co16" table:default-cell-style-name="ce20"/>
        <table:table-column table:style-name="co1" table:number-columns-repeated="1013" table:default-cell-style-name="ce20"/>
        <table:table-row table:style-name="ro6">
          <table:table-cell table:style-name="ce126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92"/>
          <table:covered-table-cell table:style-name="ce130"/>
          <table:covered-table-cell table:number-columns-repeated="5" table:style-name="ce189"/>
          <table:table-cell table:style-name="ce51" table:formula="of:=IF([.$C$25];COUNTIF([.$D$4:.$D$13];&quot;VRAI&quot;)+COUNTIF([.$I$4:.$I$13];&quot;VRAI&quot;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013"/>
        </table:table-row>
        <table:table-row table:style-name="ro6">
          <table:table-cell table:style-name="ce2" office:value-type="string" calcext:value-type="string" table:number-columns-spanned="8" table:number-rows-spanned="1">
            <text:p>Nouveau test : Ctrl + Shift + F9</text:p>
          </table:table-cell>
          <table:covered-table-cell table:style-name="ce126"/>
          <table:covered-table-cell table:style-name="ce130"/>
          <table:covered-table-cell table:number-columns-repeated="7" table:style-name="ce189"/>
          <table:table-cell table:style-name="ce55"/>
          <table:table-cell table:number-columns-repeated="1013"/>
        </table:table-row>
        <table:table-row table:style-name="ro6">
          <table:table-cell table:style-name="ce130" office:value-type="string" calcext:value-type="string">
            <text:p>N°</text:p>
          </table:table-cell>
          <table:table-cell table:style-name="ce130" office:value-type="string" calcext:value-type="string">
            <text:p>Calcul</text:p>
          </table:table-cell>
          <table:table-cell table:style-name="ce130" office:value-type="string" calcext:value-type="string">
            <text:p>Résultat</text:p>
          </table:table-cell>
          <table:table-cell table:style-name="ce189" office:value-type="string" calcext:value-type="string">
            <text:p>V/F</text:p>
          </table:table-cell>
          <table:table-cell table:style-name="ce189" office:value-type="string" calcext:value-type="string">
            <text:p>R</text:p>
          </table:table-cell>
          <table:table-cell table:style-name="ce130" office:value-type="string" calcext:value-type="string">
            <text:p>N°</text:p>
          </table:table-cell>
          <table:table-cell table:style-name="ce130" office:value-type="string" calcext:value-type="string">
            <text:p>Calcul</text:p>
          </table:table-cell>
          <table:table-cell table:style-name="ce130" office:value-type="string" calcext:value-type="string">
            <text:p>Résultat</text:p>
          </table:table-cell>
          <table:table-cell table:style-name="ce189" office:value-type="string" calcext:value-type="string">
            <text:p>V/F</text:p>
          </table:table-cell>
          <table:table-cell table:style-name="ce189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6">
          <table:table-cell table:style-name="ce12" office:value-type="float" office:value="1" calcext:value-type="float">
            <text:p>1</text:p>
          </table:table-cell>
          <table:table-cell table:style-name="ce23" table:formula="of:=INDEX([$Données.AC$1:$Données.AC$1048576];[$Données.AE3]+2)" office:value-type="string" office:string-value="19 x 12" calcext:value-type="string">
            <text:p>19 x 12</text:p>
          </table:table-cell>
          <table:table-cell table:style-name="ce30"/>
          <table:table-cell table:style-name="ce228" table:formula="of:=IF([.$C$25];IF([.C4]=INDEX([$Données.AD$1:$Données.AD$1048576];[$Données.AE3]+2);&quot;VRAI&quot;;&quot;FAUX&quot;);&quot;&quot;)">
            <text:p/>
          </table:table-cell>
          <table:table-cell table:style-name="ce391" table:formula="of:=IF(AND([.$C$25];[.$D$25]);INDEX([$Données.AD$1:$Données.AD$1048576];[$Données.AE3]+2);&quot;&quot;)">
            <text:p/>
          </table:table-cell>
          <table:table-cell table:style-name="ce248" office:value-type="float" office:value="11" calcext:value-type="float">
            <text:p>11</text:p>
          </table:table-cell>
          <table:table-cell table:style-name="ce23" table:formula="of:=INDEX([$Données.AC$1:$Données.AC$1048576];[$Données.AE13]+2)" office:value-type="string" office:string-value="14 x 19" calcext:value-type="string">
            <text:p>14 x 19</text:p>
          </table:table-cell>
          <table:table-cell table:style-name="ce30"/>
          <table:table-cell table:style-name="ce249" table:formula="of:=IF([.$C$25];IF([.H4]=INDEX([$Données.AD$1:$Données.AD$1048576];[$Données.AE13]+2);&quot;VRAI&quot;;&quot;FAUX&quot;);&quot;&quot;)">
            <text:p/>
          </table:table-cell>
          <table:table-cell table:style-name="ce412" table:formula="of:=IF(AND([.$C$25];[.$D$25]);INDEX([$Données.AD$1:$Données.AD$1048576];[$Données.AE13]+2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5" office:value-type="float" office:value="2" calcext:value-type="float">
            <text:p>2</text:p>
          </table:table-cell>
          <table:table-cell table:style-name="ce29" table:formula="of:=INDEX([$Données.AC$1:$Données.AC$1048576];[$Données.AE4]+2)" office:value-type="string" office:string-value="17 x 19" calcext:value-type="string">
            <text:p>17 x 19</text:p>
          </table:table-cell>
          <table:table-cell table:style-name="ce30"/>
          <table:table-cell table:style-name="ce229" table:formula="of:=IF([.$C$25];IF([.C5]=INDEX([$Données.AD$1:$Données.AD$1048576];[$Données.AE4]+2);&quot;VRAI&quot;;&quot;FAUX&quot;);&quot;&quot;)">
            <text:p/>
          </table:table-cell>
          <table:table-cell table:style-name="ce392" table:formula="of:=IF(AND([.$C$25];[.$D$25]);INDEX([$Données.AD$1:$Données.AD$1048576];[$Données.AE4]+2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AC$1:$Données.AC$1048576];[$Données.AE14]+2)" office:value-type="string" office:string-value="13 x 18" calcext:value-type="string">
            <text:p>13 x 18</text:p>
          </table:table-cell>
          <table:table-cell table:style-name="ce30"/>
          <table:table-cell table:style-name="ce250" table:formula="of:=IF([.$C$25];IF([.H5]=INDEX([$Données.AD$1:$Données.AD$1048576];[$Données.AE14]+2);&quot;VRAI&quot;;&quot;FAUX&quot;);&quot;&quot;)">
            <text:p/>
          </table:table-cell>
          <table:table-cell table:style-name="ce260" table:formula="of:=IF(AND([.$C$25];[.$D$25]);INDEX([$Données.AD$1:$Données.AD$1048576];[$Données.AE14]+2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2" office:value-type="float" office:value="3" calcext:value-type="float">
            <text:p>3</text:p>
          </table:table-cell>
          <table:table-cell table:style-name="ce23" table:formula="of:=INDEX([$Données.AC$1:$Données.AC$1048576];[$Données.AE5]+2)" office:value-type="string" office:string-value="13 x 14" calcext:value-type="string">
            <text:p>13 x 14</text:p>
          </table:table-cell>
          <table:table-cell table:style-name="ce30"/>
          <table:table-cell table:style-name="ce230" table:formula="of:=IF([.$C$25];IF([.C6]=INDEX([$Données.AD$1:$Données.AD$1048576];[$Données.AE5]+2);&quot;VRAI&quot;;&quot;FAUX&quot;);&quot;&quot;)">
            <text:p/>
          </table:table-cell>
          <table:table-cell table:style-name="ce393" table:formula="of:=IF(AND([.$C$25];[.$D$25]);INDEX([$Données.AD$1:$Données.AD$1048576];[$Données.AE5]+2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$Données.AC$1:$Données.AC$1048576];[$Données.AE15]+2)" office:value-type="string" office:string-value="18 x 14" calcext:value-type="string">
            <text:p>18 x 14</text:p>
          </table:table-cell>
          <table:table-cell table:style-name="ce30"/>
          <table:table-cell table:style-name="ce251" table:formula="of:=IF([.$C$25];IF([.H6]=INDEX([$Données.AD$1:$Données.AD$1048576];[$Données.AE15]+2);&quot;VRAI&quot;;&quot;FAUX&quot;);&quot;&quot;)">
            <text:p/>
          </table:table-cell>
          <table:table-cell table:style-name="ce414" table:formula="of:=IF(AND([.$C$25];[.$D$25]);INDEX([$Données.AD$1:$Données.AD$1048576];[$Données.AE15]+2);&quot;&quot;)">
            <text:p/>
          </table:table-cell>
          <table:table-cell table:style-name="ce92"/>
          <table:table-cell table:number-columns-repeated="1013"/>
        </table:table-row>
        <table:table-row table:style-name="ro6">
          <table:table-cell table:style-name="ce15" office:value-type="float" office:value="4" calcext:value-type="float">
            <text:p>4</text:p>
          </table:table-cell>
          <table:table-cell table:style-name="ce29" table:formula="of:=INDEX([$Données.AC$1:$Données.AC$1048576];[$Données.AE6]+2)" office:value-type="string" office:string-value="13 x 12" calcext:value-type="string">
            <text:p>13 x 12</text:p>
          </table:table-cell>
          <table:table-cell table:style-name="ce30"/>
          <table:table-cell table:style-name="ce231" table:formula="of:=IF([.$C$25];IF([.C7]=INDEX([$Données.AD$1:$Données.AD$1048576];[$Données.AE6]+2);&quot;VRAI&quot;;&quot;FAUX&quot;);&quot;&quot;)">
            <text:p/>
          </table:table-cell>
          <table:table-cell table:style-name="ce394" table:formula="of:=IF(AND([.$C$25];[.$D$25]);INDEX([$Données.AD$1:$Données.AD$1048576];[$Données.AE6]+2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AC$1:$Données.AC$1048576];[$Données.AE17]+2)" office:value-type="string" office:string-value="14 x 17" calcext:value-type="string">
            <text:p>14 x 17</text:p>
          </table:table-cell>
          <table:table-cell table:style-name="ce30"/>
          <table:table-cell table:style-name="ce252" table:formula="of:=IF([.$C$25];IF([.H7]=INDEX([$Données.AD$1:$Données.AD$1048576];[$Données.AE17]+2);&quot;VRAI&quot;;&quot;FAUX&quot;);&quot;&quot;)">
            <text:p/>
          </table:table-cell>
          <table:table-cell table:style-name="ce415" table:formula="of:=IF(AND([.$C$25];[.$D$25]);INDEX([$Données.AD$1:$Données.AD$1048576];[$Données.AE17]+2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5" calcext:value-type="float">
            <text:p>5</text:p>
          </table:table-cell>
          <table:table-cell table:style-name="ce23" table:formula="of:=INDEX([$Données.AC$1:$Données.AC$1048576];[$Données.AE7]+2)" office:value-type="string" office:string-value="16 x 15" calcext:value-type="string">
            <text:p>16 x 15</text:p>
          </table:table-cell>
          <table:table-cell table:style-name="ce30"/>
          <table:table-cell table:style-name="ce232" table:formula="of:=IF([.$C$25];IF([.C8]=INDEX([$Données.AD$1:$Données.AD$1048576];[$Données.AE7]+2);&quot;VRAI&quot;;&quot;FAUX&quot;);&quot;&quot;)">
            <text:p/>
          </table:table-cell>
          <table:table-cell table:style-name="ce395" table:formula="of:=IF(AND([.$C$25];[.$D$25]);INDEX([$Données.AD$1:$Données.AD$1048576];[$Données.AE7]+2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$Données.AC$1:$Données.AC$1048576];[$Données.AE18]+2)" office:value-type="string" office:string-value="16 x 19" calcext:value-type="string">
            <text:p>16 x 19</text:p>
          </table:table-cell>
          <table:table-cell table:style-name="ce30"/>
          <table:table-cell table:style-name="ce253" table:formula="of:=IF([.$C$25];IF([.H8]=INDEX([$Données.AD$1:$Données.AD$1048576];[$Données.AE18]+2);&quot;VRAI&quot;;&quot;FAUX&quot;);&quot;&quot;)">
            <text:p/>
          </table:table-cell>
          <table:table-cell table:style-name="ce416" table:formula="of:=IF(AND([.$C$25];[.$D$25]);INDEX([$Données.AD$1:$Données.AD$1048576];[$Données.AE18]+2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6" calcext:value-type="float">
            <text:p>6</text:p>
          </table:table-cell>
          <table:table-cell table:style-name="ce29" table:formula="of:=INDEX([$Données.AC$1:$Données.AC$1048576];[$Données.AE8]+2)" office:value-type="string" office:string-value="14 x 12" calcext:value-type="string">
            <text:p>14 x 12</text:p>
          </table:table-cell>
          <table:table-cell table:style-name="ce30"/>
          <table:table-cell table:style-name="ce233" table:formula="of:=IF([.$C$25];IF([.C9]=INDEX([$Données.AD$1:$Données.AD$1048576];[$Données.AE8]+2);&quot;VRAI&quot;;&quot;FAUX&quot;);&quot;&quot;)">
            <text:p/>
          </table:table-cell>
          <table:table-cell table:style-name="ce243" table:formula="of:=IF(AND([.$C$25];[.$D$25]);INDEX([$Données.AD$1:$Données.AD$1048576];[$Données.AE8]+2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AC$1:$Données.AC$1048576];[$Données.AE19]+2)" office:value-type="string" office:string-value="15 x 18" calcext:value-type="string">
            <text:p>15 x 18</text:p>
          </table:table-cell>
          <table:table-cell table:style-name="ce30"/>
          <table:table-cell table:style-name="ce254" table:formula="of:=IF([.$C$25];IF([.H9]=INDEX([$Données.AD$1:$Données.AD$1048576];[$Données.AE19]+2);&quot;VRAI&quot;;&quot;FAUX&quot;);&quot;&quot;)">
            <text:p/>
          </table:table-cell>
          <table:table-cell table:style-name="ce417" table:formula="of:=IF(AND([.$C$25];[.$D$25]);INDEX([$Données.AD$1:$Données.AD$1048576];[$Données.AE19]+2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7" calcext:value-type="float">
            <text:p>7</text:p>
          </table:table-cell>
          <table:table-cell table:style-name="ce23" table:formula="of:=INDEX([$Données.AC$1:$Données.AC$1048576];[$Données.AE9]+2)" office:value-type="string" office:string-value="13 x 17" calcext:value-type="string">
            <text:p>13 x 17</text:p>
          </table:table-cell>
          <table:table-cell table:style-name="ce30"/>
          <table:table-cell table:style-name="ce234" table:formula="of:=IF([.$C$25];IF([.C10]=INDEX([$Données.AD$1:$Données.AD$1048576];[$Données.AE9]+2);&quot;VRAI&quot;;&quot;FAUX&quot;);&quot;&quot;)">
            <text:p/>
          </table:table-cell>
          <table:table-cell table:style-name="ce397" table:formula="of:=IF(AND([.$C$25];[.$D$25]);INDEX([$Données.AD$1:$Données.AD$1048576];[$Données.AE9]+2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$Données.AC$1:$Données.AC$1048576];[$Données.AE20]+2)" office:value-type="string" office:string-value="14 x 16" calcext:value-type="string">
            <text:p>14 x 16</text:p>
          </table:table-cell>
          <table:table-cell table:style-name="ce30"/>
          <table:table-cell table:style-name="ce255" table:formula="of:=IF([.$C$25];IF([.H10]=INDEX([$Données.AD$1:$Données.AD$1048576];[$Données.AE20]+2);&quot;VRAI&quot;;&quot;FAUX&quot;);&quot;&quot;)">
            <text:p/>
          </table:table-cell>
          <table:table-cell table:style-name="ce418" table:formula="of:=IF(AND([.$C$25];[.$D$25]);INDEX([$Données.AD$1:$Données.AD$1048576];[$Données.AE20]+2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8" calcext:value-type="float">
            <text:p>8</text:p>
          </table:table-cell>
          <table:table-cell table:style-name="ce29" table:formula="of:=INDEX([$Données.AC$1:$Données.AC$1048576];[$Données.AE10]+2)" office:value-type="string" office:string-value="12 x 13" calcext:value-type="string">
            <text:p>12 x 13</text:p>
          </table:table-cell>
          <table:table-cell table:style-name="ce30"/>
          <table:table-cell table:style-name="ce235" table:formula="of:=IF([.$C$25];IF([.C11]=INDEX([$Données.AD$1:$Données.AD$1048576];[$Données.AE10]+2);&quot;VRAI&quot;;&quot;FAUX&quot;);&quot;&quot;)">
            <text:p/>
          </table:table-cell>
          <table:table-cell table:style-name="ce398" table:formula="of:=IF(AND([.$C$25];[.$D$25]);INDEX([$Données.AD$1:$Données.AD$1048576];[$Données.AE10]+2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AC$1:$Données.AC$1048576];[$Données.AE21]+2)" office:value-type="string" office:string-value="16 x 17" calcext:value-type="string">
            <text:p>16 x 17</text:p>
          </table:table-cell>
          <table:table-cell table:style-name="ce30"/>
          <table:table-cell table:style-name="ce256" table:formula="of:=IF([.$C$25];IF([.H11]=INDEX([$Données.AD$1:$Données.AD$1048576];[$Données.AE21]+2);&quot;VRAI&quot;;&quot;FAUX&quot;);&quot;&quot;)">
            <text:p/>
          </table:table-cell>
          <table:table-cell table:style-name="ce266" table:formula="of:=IF(AND([.$C$25];[.$D$25]);INDEX([$Données.AD$1:$Données.AD$1048576];[$Données.AE21]+2);&quot;&quot;)">
            <text:p/>
          </table:table-cell>
          <table:table-cell table:number-columns-repeated="1014"/>
        </table:table-row>
        <table:table-row table:style-name="ro6">
          <table:table-cell table:style-name="ce12" office:value-type="float" office:value="9" calcext:value-type="float">
            <text:p>9</text:p>
          </table:table-cell>
          <table:table-cell table:style-name="ce23" table:formula="of:=INDEX([$Données.AC$1:$Données.AC$1048576];[$Données.AE11]+2)" office:value-type="string" office:string-value="12 x 18" calcext:value-type="string">
            <text:p>12 x 18</text:p>
          </table:table-cell>
          <table:table-cell table:style-name="ce30"/>
          <table:table-cell table:style-name="ce236" table:formula="of:=IF([.$C$25];IF([.C12]=INDEX([$Données.AD$1:$Données.AD$1048576];[$Données.AE11]+2);&quot;VRAI&quot;;&quot;FAUX&quot;);&quot;&quot;)">
            <text:p/>
          </table:table-cell>
          <table:table-cell table:style-name="ce399" table:formula="of:=IF(AND([.$C$25];[.$D$25]);INDEX([$Données.AD$1:$Données.AD$1048576];[$Données.AE11]+2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$Données.AC$1:$Données.AC$1048576];[$Données.AE24]+2)" office:value-type="string" office:string-value="17 x 14" calcext:value-type="string">
            <text:p>17 x 14</text:p>
          </table:table-cell>
          <table:table-cell table:style-name="ce30"/>
          <table:table-cell table:style-name="ce257" table:formula="of:=IF([.$C$25];IF([.H12]=INDEX([$Données.AD$1:$Données.AD$1048576];[$Données.AE24]+2);&quot;VRAI&quot;;&quot;FAUX&quot;);&quot;&quot;)">
            <text:p/>
          </table:table-cell>
          <table:table-cell table:style-name="ce267" table:formula="of:=IF(AND([.$C$25];[.$D$25]);INDEX([$Données.AD$1:$Données.AD$1048576];[$Données.AE24]+2);&quot;&quot;)">
            <text:p/>
          </table:table-cell>
          <table:table-cell table:number-columns-repeated="1014"/>
        </table:table-row>
        <table:table-row table:style-name="ro6">
          <table:table-cell table:style-name="ce15" office:value-type="float" office:value="10" calcext:value-type="float">
            <text:p>10</text:p>
          </table:table-cell>
          <table:table-cell table:style-name="ce29" table:formula="of:=INDEX([$Données.AC$1:$Données.AC$1048576];[$Données.AE12]+2)" office:value-type="string" office:string-value="19 x 13" calcext:value-type="string">
            <text:p>19 x 13</text:p>
          </table:table-cell>
          <table:table-cell table:style-name="ce30"/>
          <table:table-cell table:style-name="ce237" table:formula="of:=IF([.$C$25];IF([.C13]=INDEX([$Données.AD$1:$Données.AD$1048576];[$Données.AE12]+2);&quot;VRAI&quot;;&quot;FAUX&quot;);&quot;&quot;)">
            <text:p/>
          </table:table-cell>
          <table:table-cell table:style-name="ce400" table:formula="of:=IF(AND([.$C$25];[.$D$25]);INDEX([$Données.AD$1:$Données.AD$1048576];[$Données.AE12]+2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AC$1:$Données.AC$1048576];[$Données.AE25]+2)" office:value-type="string" office:string-value="16 x 18" calcext:value-type="string">
            <text:p>16 x 18</text:p>
          </table:table-cell>
          <table:table-cell table:style-name="ce30"/>
          <table:table-cell table:style-name="ce258" table:formula="of:=IF([.$C$25];IF([.H13]=INDEX([$Données.AD$1:$Données.AD$1048576];[$Données.AE25]+2);&quot;VRAI&quot;;&quot;FAUX&quot;);&quot;&quot;)">
            <text:p/>
          </table:table-cell>
          <table:table-cell table:style-name="ce421" table:formula="of:=IF(AND([.$C$25];[.$D$25]);INDEX([$Données.AD$1:$Données.AD$1048576];[$Données.AE25]+2);&quot;&quot;)">
            <text:p/>
          </table:table-cell>
          <table:table-cell table:number-columns-repeated="1014"/>
        </table:table-row>
        <table:table-row table:style-name="ro6">
          <table:table-cell table:style-name="ce16" table:number-columns-repeated="2"/>
          <table:table-cell/>
          <table:table-cell table:style-name="ce16" table:number-columns-repeated="7"/>
          <table:table-cell table:style-name="ce56"/>
          <table:table-cell table:number-columns-repeated="1013"/>
        </table:table-row>
        <table:table-row table:style-name="ro6">
          <table:table-cell table:style-name="ce16" table:number-columns-repeated="2"/>
          <table:table-cell/>
          <table:table-cell table:style-name="ce47" table:number-columns-repeated="7"/>
          <table:table-cell table:number-columns-repeated="1014"/>
        </table:table-row>
        <table:table-row table:style-name="ro6" table:number-rows-repeated="9">
          <table:table-cell table:style-name="ce16" table:number-columns-repeated="2"/>
          <table:table-cell table:number-columns-repeated="1022"/>
        </table:table-row>
        <table:table-row table:style-name="ro6">
          <table:table-cell table:style-name="ce16" table:number-columns-repeated="2"/>
          <table:table-cell table:style-name="ce65" office:value-type="boolean" office:boolean-value="false" calcext:value-type="boolean">
            <text:p>FAUX</text:p>
          </table:table-cell>
          <table:table-cell table:style-name="ce315" office:value-type="boolean" office:boolean-value="false" calcext:value-type="boolean">
            <text:p>FAUX</text:p>
          </table:table-cell>
          <table:table-cell table:style-name="ce65" office:value-type="boolean" office:boolean-value="true" calcext:value-type="boolean">
            <text:p>VRAI</text:p>
          </table:table-cell>
          <table:table-cell table:number-columns-repeated="1019"/>
        </table:table-row>
        <table:table-row table:style-name="ro6" table:number-rows-repeated="63">
          <table:table-cell table:style-name="ce16" table:number-columns-repeated="2"/>
          <table:table-cell table:number-columns-repeated="1022"/>
        </table:table-row>
        <table:table-row table:style-name="ro6" table:number-rows-repeated="104848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Niveau 4'.D4:'Niveau 4'.D4">
            <calcext:condition calcext:apply-style-name="VRAI" calcext:value="=&quot;VRAI&quot;" calcext:base-cell-address="'Niveau 4'.D4"/>
            <calcext:condition calcext:apply-style-name="FAUX" calcext:value="=&quot;FAUX&quot;" calcext:base-cell-address="'Niveau 4'.D4"/>
          </calcext:conditional-format>
          <calcext:conditional-format calcext:target-range-address="'Niveau 4'.D5:'Niveau 4'.D5">
            <calcext:condition calcext:apply-style-name="VRAI" calcext:value="=&quot;VRAI&quot;" calcext:base-cell-address="'Niveau 4'.D5"/>
            <calcext:condition calcext:apply-style-name="FAUX" calcext:value="=&quot;FAUX&quot;" calcext:base-cell-address="'Niveau 4'.D5"/>
          </calcext:conditional-format>
          <calcext:conditional-format calcext:target-range-address="'Niveau 4'.D6:'Niveau 4'.D6">
            <calcext:condition calcext:apply-style-name="VRAI" calcext:value="=&quot;VRAI&quot;" calcext:base-cell-address="'Niveau 4'.D6"/>
            <calcext:condition calcext:apply-style-name="FAUX" calcext:value="=&quot;FAUX&quot;" calcext:base-cell-address="'Niveau 4'.D6"/>
          </calcext:conditional-format>
          <calcext:conditional-format calcext:target-range-address="'Niveau 4'.D7:'Niveau 4'.D7">
            <calcext:condition calcext:apply-style-name="VRAI" calcext:value="=&quot;VRAI&quot;" calcext:base-cell-address="'Niveau 4'.D7"/>
            <calcext:condition calcext:apply-style-name="FAUX" calcext:value="=&quot;FAUX&quot;" calcext:base-cell-address="'Niveau 4'.D7"/>
          </calcext:conditional-format>
          <calcext:conditional-format calcext:target-range-address="'Niveau 4'.D8:'Niveau 4'.D8">
            <calcext:condition calcext:apply-style-name="VRAI" calcext:value="=&quot;VRAI&quot;" calcext:base-cell-address="'Niveau 4'.D8"/>
            <calcext:condition calcext:apply-style-name="FAUX" calcext:value="=&quot;FAUX&quot;" calcext:base-cell-address="'Niveau 4'.D8"/>
          </calcext:conditional-format>
          <calcext:conditional-format calcext:target-range-address="'Niveau 4'.D9:'Niveau 4'.D9">
            <calcext:condition calcext:apply-style-name="VRAI" calcext:value="=&quot;VRAI&quot;" calcext:base-cell-address="'Niveau 4'.D9"/>
            <calcext:condition calcext:apply-style-name="FAUX" calcext:value="=&quot;FAUX&quot;" calcext:base-cell-address="'Niveau 4'.D9"/>
          </calcext:conditional-format>
          <calcext:conditional-format calcext:target-range-address="'Niveau 4'.D10:'Niveau 4'.D10">
            <calcext:condition calcext:apply-style-name="VRAI" calcext:value="=&quot;VRAI&quot;" calcext:base-cell-address="'Niveau 4'.D10"/>
            <calcext:condition calcext:apply-style-name="FAUX" calcext:value="=&quot;FAUX&quot;" calcext:base-cell-address="'Niveau 4'.D10"/>
          </calcext:conditional-format>
          <calcext:conditional-format calcext:target-range-address="'Niveau 4'.D11:'Niveau 4'.D11">
            <calcext:condition calcext:apply-style-name="VRAI" calcext:value="=&quot;VRAI&quot;" calcext:base-cell-address="'Niveau 4'.D11"/>
            <calcext:condition calcext:apply-style-name="FAUX" calcext:value="=&quot;FAUX&quot;" calcext:base-cell-address="'Niveau 4'.D11"/>
          </calcext:conditional-format>
          <calcext:conditional-format calcext:target-range-address="'Niveau 4'.D12:'Niveau 4'.D12">
            <calcext:condition calcext:apply-style-name="VRAI" calcext:value="=&quot;VRAI&quot;" calcext:base-cell-address="'Niveau 4'.D12"/>
            <calcext:condition calcext:apply-style-name="FAUX" calcext:value="=&quot;FAUX&quot;" calcext:base-cell-address="'Niveau 4'.D12"/>
          </calcext:conditional-format>
          <calcext:conditional-format calcext:target-range-address="'Niveau 4'.D13:'Niveau 4'.D13">
            <calcext:condition calcext:apply-style-name="VRAI" calcext:value="=&quot;VRAI&quot;" calcext:base-cell-address="'Niveau 4'.D13"/>
            <calcext:condition calcext:apply-style-name="FAUX" calcext:value="=&quot;FAUX&quot;" calcext:base-cell-address="'Niveau 4'.D13"/>
          </calcext:conditional-format>
          <calcext:conditional-format calcext:target-range-address="'Niveau 4'.I4:'Niveau 4'.I4">
            <calcext:condition calcext:apply-style-name="VRAI" calcext:value="=&quot;VRAI&quot;" calcext:base-cell-address="'Niveau 4'.I4"/>
            <calcext:condition calcext:apply-style-name="FAUX" calcext:value="=&quot;FAUX&quot;" calcext:base-cell-address="'Niveau 4'.I4"/>
          </calcext:conditional-format>
          <calcext:conditional-format calcext:target-range-address="'Niveau 4'.I5:'Niveau 4'.I5">
            <calcext:condition calcext:apply-style-name="VRAI" calcext:value="=&quot;VRAI&quot;" calcext:base-cell-address="'Niveau 4'.I5"/>
            <calcext:condition calcext:apply-style-name="FAUX" calcext:value="=&quot;FAUX&quot;" calcext:base-cell-address="'Niveau 4'.I5"/>
          </calcext:conditional-format>
          <calcext:conditional-format calcext:target-range-address="'Niveau 4'.I6:'Niveau 4'.I6">
            <calcext:condition calcext:apply-style-name="VRAI" calcext:value="=&quot;VRAI&quot;" calcext:base-cell-address="'Niveau 4'.I6"/>
            <calcext:condition calcext:apply-style-name="FAUX" calcext:value="=&quot;FAUX&quot;" calcext:base-cell-address="'Niveau 4'.I6"/>
          </calcext:conditional-format>
          <calcext:conditional-format calcext:target-range-address="'Niveau 4'.I7:'Niveau 4'.I7">
            <calcext:condition calcext:apply-style-name="VRAI" calcext:value="=&quot;VRAI&quot;" calcext:base-cell-address="'Niveau 4'.I7"/>
            <calcext:condition calcext:apply-style-name="FAUX" calcext:value="=&quot;FAUX&quot;" calcext:base-cell-address="'Niveau 4'.I7"/>
          </calcext:conditional-format>
          <calcext:conditional-format calcext:target-range-address="'Niveau 4'.I8:'Niveau 4'.I8">
            <calcext:condition calcext:apply-style-name="VRAI" calcext:value="=&quot;VRAI&quot;" calcext:base-cell-address="'Niveau 4'.I8"/>
            <calcext:condition calcext:apply-style-name="FAUX" calcext:value="=&quot;FAUX&quot;" calcext:base-cell-address="'Niveau 4'.I8"/>
          </calcext:conditional-format>
          <calcext:conditional-format calcext:target-range-address="'Niveau 4'.I9:'Niveau 4'.I9">
            <calcext:condition calcext:apply-style-name="VRAI" calcext:value="=&quot;VRAI&quot;" calcext:base-cell-address="'Niveau 4'.I9"/>
            <calcext:condition calcext:apply-style-name="FAUX" calcext:value="=&quot;FAUX&quot;" calcext:base-cell-address="'Niveau 4'.I9"/>
          </calcext:conditional-format>
          <calcext:conditional-format calcext:target-range-address="'Niveau 4'.I10:'Niveau 4'.I10">
            <calcext:condition calcext:apply-style-name="VRAI" calcext:value="=&quot;VRAI&quot;" calcext:base-cell-address="'Niveau 4'.I10"/>
            <calcext:condition calcext:apply-style-name="FAUX" calcext:value="=&quot;FAUX&quot;" calcext:base-cell-address="'Niveau 4'.I10"/>
          </calcext:conditional-format>
          <calcext:conditional-format calcext:target-range-address="'Niveau 4'.I11:'Niveau 4'.I11">
            <calcext:condition calcext:apply-style-name="VRAI" calcext:value="=&quot;VRAI&quot;" calcext:base-cell-address="'Niveau 4'.I11"/>
            <calcext:condition calcext:apply-style-name="FAUX" calcext:value="=&quot;FAUX&quot;" calcext:base-cell-address="'Niveau 4'.I11"/>
          </calcext:conditional-format>
          <calcext:conditional-format calcext:target-range-address="'Niveau 4'.I12:'Niveau 4'.I12">
            <calcext:condition calcext:apply-style-name="VRAI" calcext:value="=&quot;VRAI&quot;" calcext:base-cell-address="'Niveau 4'.I12"/>
            <calcext:condition calcext:apply-style-name="FAUX" calcext:value="=&quot;FAUX&quot;" calcext:base-cell-address="'Niveau 4'.I12"/>
          </calcext:conditional-format>
          <calcext:conditional-format calcext:target-range-address="'Niveau 4'.I13:'Niveau 4'.I13">
            <calcext:condition calcext:apply-style-name="VRAI" calcext:value="=&quot;VRAI&quot;" calcext:base-cell-address="'Niveau 4'.I13"/>
            <calcext:condition calcext:apply-style-name="FAUX" calcext:value="=&quot;FAUX&quot;" calcext:base-cell-address="'Niveau 4'.I13"/>
          </calcext:conditional-format>
          <calcext:conditional-format calcext:target-range-address="'Niveau 4'.F4:'Niveau 4'.F4">
            <calcext:condition calcext:apply-style-name="VRAI" calcext:value="=&quot;VRAI&quot;" calcext:base-cell-address="'Niveau 4'.F4"/>
            <calcext:condition calcext:apply-style-name="FAUX" calcext:value="=&quot;FAUX&quot;" calcext:base-cell-address="'Niveau 4'.F4"/>
          </calcext:conditional-format>
          <calcext:conditional-format calcext:target-range-address="'Niveau 4'.D4:'Niveau 4'.E4">
            <calcext:condition calcext:apply-style-name="VRAI" calcext:value="=&quot;VRAI&quot;" calcext:base-cell-address="'Niveau 4'.D4"/>
            <calcext:condition calcext:apply-style-name="FAUX" calcext:value="=&quot;FAUX&quot;" calcext:base-cell-address="'Niveau 4'.D4"/>
          </calcext:conditional-format>
          <calcext:conditional-format calcext:target-range-address="'Niveau 4'.E4:'Niveau 4'.E4">
            <calcext:condition calcext:apply-style-name="VRAI" calcext:value="formula-is(IF([.D4]=&quot;VRAI&quot;))" calcext:base-cell-address="'Niveau 4'.E4"/>
            <calcext:condition calcext:apply-style-name="FAUX" calcext:value="formula-is(IF([.D4]=&quot;FAUX&quot;))" calcext:base-cell-address="'Niveau 4'.E4"/>
            <calcext:condition calcext:apply-style-name="FAUX" calcext:value="=0" calcext:base-cell-address="'Niveau 4'.E4"/>
          </calcext:conditional-format>
          <calcext:conditional-format calcext:target-range-address="'Niveau 4'.E5:'Niveau 4'.E5">
            <calcext:condition calcext:apply-style-name="VRAI" calcext:value="=&quot;VRAI&quot;" calcext:base-cell-address="'Niveau 4'.E5"/>
            <calcext:condition calcext:apply-style-name="FAUX" calcext:value="=&quot;FAUX&quot;" calcext:base-cell-address="'Niveau 4'.E5"/>
          </calcext:conditional-format>
          <calcext:conditional-format calcext:target-range-address="'Niveau 4'.E5:'Niveau 4'.E5">
            <calcext:condition calcext:apply-style-name="VRAI" calcext:value="formula-is(IF([.D5]=&quot;VRAI&quot;))" calcext:base-cell-address="'Niveau 4'.E5"/>
            <calcext:condition calcext:apply-style-name="FAUX" calcext:value="formula-is(IF([.D5]=&quot;FAUX&quot;))" calcext:base-cell-address="'Niveau 4'.E5"/>
            <calcext:condition calcext:apply-style-name="FAUX" calcext:value="=0" calcext:base-cell-address="'Niveau 4'.E5"/>
          </calcext:conditional-format>
          <calcext:conditional-format calcext:target-range-address="'Niveau 4'.E6:'Niveau 4'.E6">
            <calcext:condition calcext:apply-style-name="VRAI" calcext:value="=&quot;VRAI&quot;" calcext:base-cell-address="'Niveau 4'.E6"/>
            <calcext:condition calcext:apply-style-name="FAUX" calcext:value="=&quot;FAUX&quot;" calcext:base-cell-address="'Niveau 4'.E6"/>
          </calcext:conditional-format>
          <calcext:conditional-format calcext:target-range-address="'Niveau 4'.E6:'Niveau 4'.E6">
            <calcext:condition calcext:apply-style-name="VRAI" calcext:value="formula-is(IF([.D6]=&quot;VRAI&quot;))" calcext:base-cell-address="'Niveau 4'.E6"/>
            <calcext:condition calcext:apply-style-name="FAUX" calcext:value="formula-is(IF([.D6]=&quot;FAUX&quot;))" calcext:base-cell-address="'Niveau 4'.E6"/>
            <calcext:condition calcext:apply-style-name="FAUX" calcext:value="=0" calcext:base-cell-address="'Niveau 4'.E6"/>
          </calcext:conditional-format>
          <calcext:conditional-format calcext:target-range-address="'Niveau 4'.E7:'Niveau 4'.E7">
            <calcext:condition calcext:apply-style-name="VRAI" calcext:value="=&quot;VRAI&quot;" calcext:base-cell-address="'Niveau 4'.E7"/>
            <calcext:condition calcext:apply-style-name="FAUX" calcext:value="=&quot;FAUX&quot;" calcext:base-cell-address="'Niveau 4'.E7"/>
          </calcext:conditional-format>
          <calcext:conditional-format calcext:target-range-address="'Niveau 4'.E7:'Niveau 4'.E7">
            <calcext:condition calcext:apply-style-name="VRAI" calcext:value="formula-is(IF([.D7]=&quot;VRAI&quot;))" calcext:base-cell-address="'Niveau 4'.E7"/>
            <calcext:condition calcext:apply-style-name="FAUX" calcext:value="formula-is(IF([.D7]=&quot;FAUX&quot;))" calcext:base-cell-address="'Niveau 4'.E7"/>
            <calcext:condition calcext:apply-style-name="FAUX" calcext:value="=0" calcext:base-cell-address="'Niveau 4'.E7"/>
          </calcext:conditional-format>
          <calcext:conditional-format calcext:target-range-address="'Niveau 4'.E8:'Niveau 4'.E8">
            <calcext:condition calcext:apply-style-name="VRAI" calcext:value="=&quot;VRAI&quot;" calcext:base-cell-address="'Niveau 4'.E8"/>
            <calcext:condition calcext:apply-style-name="FAUX" calcext:value="=&quot;FAUX&quot;" calcext:base-cell-address="'Niveau 4'.E8"/>
          </calcext:conditional-format>
          <calcext:conditional-format calcext:target-range-address="'Niveau 4'.E8:'Niveau 4'.E8">
            <calcext:condition calcext:apply-style-name="VRAI" calcext:value="formula-is(IF([.D8]=&quot;VRAI&quot;))" calcext:base-cell-address="'Niveau 4'.E8"/>
            <calcext:condition calcext:apply-style-name="FAUX" calcext:value="formula-is(IF([.D8]=&quot;FAUX&quot;))" calcext:base-cell-address="'Niveau 4'.E8"/>
            <calcext:condition calcext:apply-style-name="FAUX" calcext:value="=0" calcext:base-cell-address="'Niveau 4'.E8"/>
          </calcext:conditional-format>
          <calcext:conditional-format calcext:target-range-address="'Niveau 4'.E9:'Niveau 4'.E9">
            <calcext:condition calcext:apply-style-name="VRAI" calcext:value="=&quot;VRAI&quot;" calcext:base-cell-address="'Niveau 4'.E9"/>
            <calcext:condition calcext:apply-style-name="FAUX" calcext:value="=&quot;FAUX&quot;" calcext:base-cell-address="'Niveau 4'.E9"/>
          </calcext:conditional-format>
          <calcext:conditional-format calcext:target-range-address="'Niveau 4'.E9:'Niveau 4'.E9">
            <calcext:condition calcext:apply-style-name="VRAI" calcext:value="formula-is(IF([.D9]=&quot;VRAI&quot;))" calcext:base-cell-address="'Niveau 4'.E9"/>
            <calcext:condition calcext:apply-style-name="FAUX" calcext:value="formula-is(IF([.D9]=&quot;FAUX&quot;))" calcext:base-cell-address="'Niveau 4'.E9"/>
            <calcext:condition calcext:apply-style-name="FAUX" calcext:value="=0" calcext:base-cell-address="'Niveau 4'.E9"/>
          </calcext:conditional-format>
          <calcext:conditional-format calcext:target-range-address="'Niveau 4'.E10:'Niveau 4'.E10">
            <calcext:condition calcext:apply-style-name="VRAI" calcext:value="=&quot;VRAI&quot;" calcext:base-cell-address="'Niveau 4'.E10"/>
            <calcext:condition calcext:apply-style-name="FAUX" calcext:value="=&quot;FAUX&quot;" calcext:base-cell-address="'Niveau 4'.E10"/>
          </calcext:conditional-format>
          <calcext:conditional-format calcext:target-range-address="'Niveau 4'.E10:'Niveau 4'.E10">
            <calcext:condition calcext:apply-style-name="VRAI" calcext:value="formula-is(IF([.D10]=&quot;VRAI&quot;))" calcext:base-cell-address="'Niveau 4'.E10"/>
            <calcext:condition calcext:apply-style-name="FAUX" calcext:value="formula-is(IF([.D10]=&quot;FAUX&quot;))" calcext:base-cell-address="'Niveau 4'.E10"/>
            <calcext:condition calcext:apply-style-name="FAUX" calcext:value="=0" calcext:base-cell-address="'Niveau 4'.E10"/>
          </calcext:conditional-format>
          <calcext:conditional-format calcext:target-range-address="'Niveau 4'.E11:'Niveau 4'.E11">
            <calcext:condition calcext:apply-style-name="VRAI" calcext:value="=&quot;VRAI&quot;" calcext:base-cell-address="'Niveau 4'.E11"/>
            <calcext:condition calcext:apply-style-name="FAUX" calcext:value="=&quot;FAUX&quot;" calcext:base-cell-address="'Niveau 4'.E11"/>
          </calcext:conditional-format>
          <calcext:conditional-format calcext:target-range-address="'Niveau 4'.E11:'Niveau 4'.E11">
            <calcext:condition calcext:apply-style-name="VRAI" calcext:value="formula-is(IF([.D11]=&quot;VRAI&quot;))" calcext:base-cell-address="'Niveau 4'.E11"/>
            <calcext:condition calcext:apply-style-name="FAUX" calcext:value="formula-is(IF([.D11]=&quot;FAUX&quot;))" calcext:base-cell-address="'Niveau 4'.E11"/>
            <calcext:condition calcext:apply-style-name="FAUX" calcext:value="=0" calcext:base-cell-address="'Niveau 4'.E11"/>
          </calcext:conditional-format>
          <calcext:conditional-format calcext:target-range-address="'Niveau 4'.E12:'Niveau 4'.E12">
            <calcext:condition calcext:apply-style-name="VRAI" calcext:value="=&quot;VRAI&quot;" calcext:base-cell-address="'Niveau 4'.E12"/>
            <calcext:condition calcext:apply-style-name="FAUX" calcext:value="=&quot;FAUX&quot;" calcext:base-cell-address="'Niveau 4'.E12"/>
          </calcext:conditional-format>
          <calcext:conditional-format calcext:target-range-address="'Niveau 4'.E12:'Niveau 4'.E12">
            <calcext:condition calcext:apply-style-name="VRAI" calcext:value="formula-is(IF([.D12]=&quot;VRAI&quot;))" calcext:base-cell-address="'Niveau 4'.E12"/>
            <calcext:condition calcext:apply-style-name="FAUX" calcext:value="formula-is(IF([.D12]=&quot;FAUX&quot;))" calcext:base-cell-address="'Niveau 4'.E12"/>
            <calcext:condition calcext:apply-style-name="FAUX" calcext:value="=0" calcext:base-cell-address="'Niveau 4'.E12"/>
          </calcext:conditional-format>
          <calcext:conditional-format calcext:target-range-address="'Niveau 4'.E13:'Niveau 4'.E13">
            <calcext:condition calcext:apply-style-name="VRAI" calcext:value="=&quot;VRAI&quot;" calcext:base-cell-address="'Niveau 4'.E13"/>
            <calcext:condition calcext:apply-style-name="FAUX" calcext:value="=&quot;FAUX&quot;" calcext:base-cell-address="'Niveau 4'.E13"/>
          </calcext:conditional-format>
          <calcext:conditional-format calcext:target-range-address="'Niveau 4'.E13:'Niveau 4'.E13">
            <calcext:condition calcext:apply-style-name="VRAI" calcext:value="formula-is(IF([.D13]=&quot;VRAI&quot;))" calcext:base-cell-address="'Niveau 4'.E13"/>
            <calcext:condition calcext:apply-style-name="FAUX" calcext:value="formula-is(IF([.D13]=&quot;FAUX&quot;))" calcext:base-cell-address="'Niveau 4'.E13"/>
            <calcext:condition calcext:apply-style-name="FAUX" calcext:value="=0" calcext:base-cell-address="'Niveau 4'.E13"/>
          </calcext:conditional-format>
          <calcext:conditional-format calcext:target-range-address="'Niveau 4'.J4:'Niveau 4'.J4">
            <calcext:condition calcext:apply-style-name="VRAI" calcext:value="=&quot;VRAI&quot;" calcext:base-cell-address="'Niveau 4'.J4"/>
            <calcext:condition calcext:apply-style-name="FAUX" calcext:value="=&quot;FAUX&quot;" calcext:base-cell-address="'Niveau 4'.J4"/>
          </calcext:conditional-format>
          <calcext:conditional-format calcext:target-range-address="'Niveau 4'.J4:'Niveau 4'.J4">
            <calcext:condition calcext:apply-style-name="VRAI" calcext:value="formula-is(IF([.I4]=&quot;VRAI&quot;))" calcext:base-cell-address="'Niveau 4'.J4"/>
            <calcext:condition calcext:apply-style-name="FAUX" calcext:value="formula-is(IF([.I4]=&quot;FAUX&quot;))" calcext:base-cell-address="'Niveau 4'.J4"/>
            <calcext:condition calcext:apply-style-name="FAUX" calcext:value="=0" calcext:base-cell-address="'Niveau 4'.J4"/>
          </calcext:conditional-format>
          <calcext:conditional-format calcext:target-range-address="'Niveau 4'.J5:'Niveau 4'.J5">
            <calcext:condition calcext:apply-style-name="VRAI" calcext:value="=&quot;VRAI&quot;" calcext:base-cell-address="'Niveau 4'.J5"/>
            <calcext:condition calcext:apply-style-name="FAUX" calcext:value="=&quot;FAUX&quot;" calcext:base-cell-address="'Niveau 4'.J5"/>
          </calcext:conditional-format>
          <calcext:conditional-format calcext:target-range-address="'Niveau 4'.J5:'Niveau 4'.J5">
            <calcext:condition calcext:apply-style-name="VRAI" calcext:value="formula-is(IF([.I5]=&quot;VRAI&quot;))" calcext:base-cell-address="'Niveau 4'.J5"/>
            <calcext:condition calcext:apply-style-name="FAUX" calcext:value="formula-is(IF([.I5]=&quot;FAUX&quot;))" calcext:base-cell-address="'Niveau 4'.J5"/>
            <calcext:condition calcext:apply-style-name="FAUX" calcext:value="=0" calcext:base-cell-address="'Niveau 4'.J5"/>
          </calcext:conditional-format>
          <calcext:conditional-format calcext:target-range-address="'Niveau 4'.J6:'Niveau 4'.J6">
            <calcext:condition calcext:apply-style-name="VRAI" calcext:value="=&quot;VRAI&quot;" calcext:base-cell-address="'Niveau 4'.J6"/>
            <calcext:condition calcext:apply-style-name="FAUX" calcext:value="=&quot;FAUX&quot;" calcext:base-cell-address="'Niveau 4'.J6"/>
          </calcext:conditional-format>
          <calcext:conditional-format calcext:target-range-address="'Niveau 4'.J6:'Niveau 4'.J6">
            <calcext:condition calcext:apply-style-name="VRAI" calcext:value="formula-is(IF([.I6]=&quot;VRAI&quot;))" calcext:base-cell-address="'Niveau 4'.J6"/>
            <calcext:condition calcext:apply-style-name="FAUX" calcext:value="formula-is(IF([.I6]=&quot;FAUX&quot;))" calcext:base-cell-address="'Niveau 4'.J6"/>
            <calcext:condition calcext:apply-style-name="FAUX" calcext:value="=0" calcext:base-cell-address="'Niveau 4'.J6"/>
          </calcext:conditional-format>
          <calcext:conditional-format calcext:target-range-address="'Niveau 4'.J7:'Niveau 4'.J7">
            <calcext:condition calcext:apply-style-name="VRAI" calcext:value="=&quot;VRAI&quot;" calcext:base-cell-address="'Niveau 4'.J7"/>
            <calcext:condition calcext:apply-style-name="FAUX" calcext:value="=&quot;FAUX&quot;" calcext:base-cell-address="'Niveau 4'.J7"/>
          </calcext:conditional-format>
          <calcext:conditional-format calcext:target-range-address="'Niveau 4'.J7:'Niveau 4'.J7">
            <calcext:condition calcext:apply-style-name="VRAI" calcext:value="formula-is(IF([.I7]=&quot;VRAI&quot;))" calcext:base-cell-address="'Niveau 4'.J7"/>
            <calcext:condition calcext:apply-style-name="FAUX" calcext:value="formula-is(IF([.I7]=&quot;FAUX&quot;))" calcext:base-cell-address="'Niveau 4'.J7"/>
            <calcext:condition calcext:apply-style-name="FAUX" calcext:value="=0" calcext:base-cell-address="'Niveau 4'.J7"/>
          </calcext:conditional-format>
          <calcext:conditional-format calcext:target-range-address="'Niveau 4'.J8:'Niveau 4'.J8">
            <calcext:condition calcext:apply-style-name="VRAI" calcext:value="=&quot;VRAI&quot;" calcext:base-cell-address="'Niveau 4'.J8"/>
            <calcext:condition calcext:apply-style-name="FAUX" calcext:value="=&quot;FAUX&quot;" calcext:base-cell-address="'Niveau 4'.J8"/>
          </calcext:conditional-format>
          <calcext:conditional-format calcext:target-range-address="'Niveau 4'.J8:'Niveau 4'.J8">
            <calcext:condition calcext:apply-style-name="VRAI" calcext:value="formula-is(IF([.I8]=&quot;VRAI&quot;))" calcext:base-cell-address="'Niveau 4'.J8"/>
            <calcext:condition calcext:apply-style-name="FAUX" calcext:value="formula-is(IF([.I8]=&quot;FAUX&quot;))" calcext:base-cell-address="'Niveau 4'.J8"/>
            <calcext:condition calcext:apply-style-name="FAUX" calcext:value="=0" calcext:base-cell-address="'Niveau 4'.J8"/>
          </calcext:conditional-format>
          <calcext:conditional-format calcext:target-range-address="'Niveau 4'.J9:'Niveau 4'.J9">
            <calcext:condition calcext:apply-style-name="VRAI" calcext:value="=&quot;VRAI&quot;" calcext:base-cell-address="'Niveau 4'.J9"/>
            <calcext:condition calcext:apply-style-name="FAUX" calcext:value="=&quot;FAUX&quot;" calcext:base-cell-address="'Niveau 4'.J9"/>
          </calcext:conditional-format>
          <calcext:conditional-format calcext:target-range-address="'Niveau 4'.J9:'Niveau 4'.J9">
            <calcext:condition calcext:apply-style-name="VRAI" calcext:value="formula-is(IF([.I9]=&quot;VRAI&quot;))" calcext:base-cell-address="'Niveau 4'.J9"/>
            <calcext:condition calcext:apply-style-name="FAUX" calcext:value="formula-is(IF([.I9]=&quot;FAUX&quot;))" calcext:base-cell-address="'Niveau 4'.J9"/>
            <calcext:condition calcext:apply-style-name="FAUX" calcext:value="=0" calcext:base-cell-address="'Niveau 4'.J9"/>
          </calcext:conditional-format>
          <calcext:conditional-format calcext:target-range-address="'Niveau 4'.J10:'Niveau 4'.J10">
            <calcext:condition calcext:apply-style-name="VRAI" calcext:value="=&quot;VRAI&quot;" calcext:base-cell-address="'Niveau 4'.J10"/>
            <calcext:condition calcext:apply-style-name="FAUX" calcext:value="=&quot;FAUX&quot;" calcext:base-cell-address="'Niveau 4'.J10"/>
          </calcext:conditional-format>
          <calcext:conditional-format calcext:target-range-address="'Niveau 4'.J10:'Niveau 4'.J10">
            <calcext:condition calcext:apply-style-name="VRAI" calcext:value="formula-is(IF([.I10]=&quot;VRAI&quot;))" calcext:base-cell-address="'Niveau 4'.J10"/>
            <calcext:condition calcext:apply-style-name="FAUX" calcext:value="formula-is(IF([.I10]=&quot;FAUX&quot;))" calcext:base-cell-address="'Niveau 4'.J10"/>
            <calcext:condition calcext:apply-style-name="FAUX" calcext:value="=0" calcext:base-cell-address="'Niveau 4'.J10"/>
          </calcext:conditional-format>
          <calcext:conditional-format calcext:target-range-address="'Niveau 4'.J11:'Niveau 4'.J11">
            <calcext:condition calcext:apply-style-name="VRAI" calcext:value="=&quot;VRAI&quot;" calcext:base-cell-address="'Niveau 4'.J11"/>
            <calcext:condition calcext:apply-style-name="FAUX" calcext:value="=&quot;FAUX&quot;" calcext:base-cell-address="'Niveau 4'.J11"/>
          </calcext:conditional-format>
          <calcext:conditional-format calcext:target-range-address="'Niveau 4'.J11:'Niveau 4'.J11">
            <calcext:condition calcext:apply-style-name="VRAI" calcext:value="formula-is(IF([.I11]=&quot;VRAI&quot;))" calcext:base-cell-address="'Niveau 4'.J11"/>
            <calcext:condition calcext:apply-style-name="FAUX" calcext:value="formula-is(IF([.I11]=&quot;FAUX&quot;))" calcext:base-cell-address="'Niveau 4'.J11"/>
            <calcext:condition calcext:apply-style-name="FAUX" calcext:value="=0" calcext:base-cell-address="'Niveau 4'.J11"/>
          </calcext:conditional-format>
          <calcext:conditional-format calcext:target-range-address="'Niveau 4'.J12:'Niveau 4'.J12">
            <calcext:condition calcext:apply-style-name="VRAI" calcext:value="=&quot;VRAI&quot;" calcext:base-cell-address="'Niveau 4'.J12"/>
            <calcext:condition calcext:apply-style-name="FAUX" calcext:value="=&quot;FAUX&quot;" calcext:base-cell-address="'Niveau 4'.J12"/>
          </calcext:conditional-format>
          <calcext:conditional-format calcext:target-range-address="'Niveau 4'.J12:'Niveau 4'.J12">
            <calcext:condition calcext:apply-style-name="VRAI" calcext:value="formula-is(IF([.I12]=&quot;VRAI&quot;))" calcext:base-cell-address="'Niveau 4'.J12"/>
            <calcext:condition calcext:apply-style-name="FAUX" calcext:value="formula-is(IF([.I12]=&quot;FAUX&quot;))" calcext:base-cell-address="'Niveau 4'.J12"/>
            <calcext:condition calcext:apply-style-name="FAUX" calcext:value="=0" calcext:base-cell-address="'Niveau 4'.J12"/>
          </calcext:conditional-format>
          <calcext:conditional-format calcext:target-range-address="'Niveau 4'.J13:'Niveau 4'.J13">
            <calcext:condition calcext:apply-style-name="VRAI" calcext:value="=&quot;VRAI&quot;" calcext:base-cell-address="'Niveau 4'.J13"/>
            <calcext:condition calcext:apply-style-name="FAUX" calcext:value="=&quot;FAUX&quot;" calcext:base-cell-address="'Niveau 4'.J13"/>
          </calcext:conditional-format>
          <calcext:conditional-format calcext:target-range-address="'Niveau 4'.J13:'Niveau 4'.J13">
            <calcext:condition calcext:apply-style-name="VRAI" calcext:value="formula-is(IF([.I13]=&quot;VRAI&quot;))" calcext:base-cell-address="'Niveau 4'.J13"/>
            <calcext:condition calcext:apply-style-name="FAUX" calcext:value="formula-is(IF([.I13]=&quot;FAUX&quot;))" calcext:base-cell-address="'Niveau 4'.J13"/>
            <calcext:condition calcext:apply-style-name="FAUX" calcext:value="=0" calcext:base-cell-address="'Niveau 4'.J13"/>
          </calcext:conditional-format>
        </calcext:conditional-formats>
      </table:table>
      <table:table table:name="Données" table:style-name="ta2" table:protected="true" table:protection-key="n3EKJ12IJ6FvrdRGVjrYuSnAS2E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8" table:default-cell-style-name="ce430"/>
        <table:table-column table:style-name="co19" table:default-cell-style-name="ce430"/>
        <table:table-column table:style-name="co20" table:default-cell-style-name="ce83"/>
        <table:table-column table:style-name="co19" table:default-cell-style-name="ce430"/>
        <table:table-column table:style-name="co21" table:default-cell-style-name="ce430"/>
        <table:table-column table:style-name="co22" table:default-cell-style-name="ce430"/>
        <table:table-column table:style-name="co23" table:default-cell-style-name="ce430"/>
        <table:table-column table:style-name="co24" table:default-cell-style-name="ce430"/>
        <table:table-column table:style-name="co18" table:default-cell-style-name="ce430"/>
        <table:table-column table:style-name="co25" table:default-cell-style-name="ce430"/>
        <table:table-column table:style-name="co25" table:default-cell-style-name="ce83"/>
        <table:table-column table:style-name="co25" table:default-cell-style-name="ce430"/>
        <table:table-column table:style-name="co26" table:default-cell-style-name="ce430"/>
        <table:table-column table:style-name="co22" table:default-cell-style-name="ce430"/>
        <table:table-column table:style-name="co23" table:default-cell-style-name="ce430"/>
        <table:table-column table:style-name="co27" table:default-cell-style-name="ce430"/>
        <table:table-column table:style-name="co28" table:default-cell-style-name="ce430"/>
        <table:table-column table:style-name="co29" table:default-cell-style-name="ce430"/>
        <table:table-column table:style-name="co29" table:default-cell-style-name="ce83"/>
        <table:table-column table:style-name="co29" table:default-cell-style-name="ce430"/>
        <table:table-column table:style-name="co26" table:default-cell-style-name="ce430"/>
        <table:table-column table:style-name="co1" table:default-cell-style-name="ce430"/>
        <table:table-column table:style-name="co30" table:default-cell-style-name="ce430"/>
        <table:table-column table:style-name="co31" table:default-cell-style-name="ce430"/>
        <table:table-column table:style-name="co28" table:default-cell-style-name="ce430"/>
        <table:table-column table:style-name="co29" table:default-cell-style-name="ce430"/>
        <table:table-column table:style-name="co29" table:default-cell-style-name="ce83"/>
        <table:table-column table:style-name="co29" table:default-cell-style-name="ce430"/>
        <table:table-column table:style-name="co26" table:default-cell-style-name="ce430"/>
        <table:table-column table:style-name="co1" table:default-cell-style-name="ce430"/>
        <table:table-column table:style-name="co32" table:default-cell-style-name="ce430"/>
        <table:table-column table:style-name="co31" table:default-cell-style-name="ce430"/>
        <table:table-column table:style-name="co1" table:number-columns-repeated="991" table:default-cell-style-name="ce430"/>
        <table:table-row table:style-name="ro6">
          <table:table-cell table:style-name="ce422" office:value-type="string" calcext:value-type="string" table:number-columns-spanned="32" table:number-rows-spanned="1">
            <text:p>KELLER Stéphane - Lycée agricole Louis Pasteur</text:p>
          </table:table-cell>
          <table:covered-table-cell table:style-name="ce422"/>
          <table:covered-table-cell table:style-name="ce84"/>
          <table:covered-table-cell table:style-name="ce422"/>
          <table:covered-table-cell table:number-columns-repeated="6" table:style-name="ce97"/>
          <table:covered-table-cell table:style-name="ce120"/>
          <table:covered-table-cell table:style-name="ce97"/>
          <table:covered-table-cell table:style-name="ce123"/>
          <table:covered-table-cell/>
          <table:covered-table-cell table:number-columns-repeated="4" table:style-name="ce125"/>
          <table:covered-table-cell table:style-name="ce112"/>
          <table:covered-table-cell table:style-name="ce125"/>
          <table:covered-table-cell table:number-columns-repeated="4"/>
          <table:covered-table-cell table:number-columns-repeated="2" table:style-name="ce125"/>
          <table:covered-table-cell table:style-name="ce112"/>
          <table:covered-table-cell table:style-name="ce125"/>
          <table:covered-table-cell table:number-columns-repeated="4"/>
          <table:table-cell table:number-columns-repeated="991"/>
        </table:table-row>
        <table:table-row table:style-name="ro3">
          <table:table-cell table:style-name="ce62" office:value-type="string" calcext:value-type="string">
            <text:p>Rang</text:p>
          </table:table-cell>
          <table:table-cell table:style-name="ce62"/>
          <table:table-cell table:style-name="ce86"/>
          <table:table-cell table:style-name="ce6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/>
          <table:table-cell table:style-name="ce86"/>
          <table:table-cell table:style-name="ce6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/>
          <table:table-cell table:style-name="ce86"/>
          <table:table-cell table:style-name="ce6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style-name="ce62" office:value-type="string" calcext:value-type="string">
            <text:p>Rang</text:p>
          </table:table-cell>
          <table:table-cell table:style-name="ce62"/>
          <table:table-cell table:style-name="ce86"/>
          <table:table-cell table:style-name="ce62"/>
          <table:table-cell table:style-name="ce62" office:value-type="string" calcext:value-type="string">
            <text:p>Calcul</text:p>
          </table:table-cell>
          <table:table-cell table:style-name="ce62" office:value-type="string" calcext:value-type="string">
            <text:p>Résultat</text:p>
          </table:table-cell>
          <table:table-cell table:style-name="ce62" office:value-type="string" calcext:value-type="string">
            <text:p>choix</text:p>
          </table:table-cell>
          <table:table-cell table:style-name="ce111"/>
          <table:table-cell table:number-columns-repeated="991"/>
        </table:table-row>
        <table:table-row table:style-name="ro3">
          <table:table-cell table:style-name="ce72" table:formula="of:=RANDBETWEEN(1;1000000)" office:value-type="float" office:value="45413" calcext:value-type="float">
            <text:p>45413</text:p>
          </table:table-cell>
          <table:table-cell table:style-name="ce72" office:value-type="float" office:value="6" calcext:value-type="float">
            <text:p>6</text:p>
          </table:table-cell>
          <table:table-cell table:style-name="ce89" office:value-type="string" calcext:value-type="string">
            <text:p><text:s/>x </text:p>
          </table:table-cell>
          <table:table-cell table:style-name="ce72" office:value-type="float" office:value="5" calcext:value-type="float">
            <text:p>5</text:p>
          </table:table-cell>
          <table:table-cell table:style-name="ce72" table:formula="of:=COM.MICROSOFT.CONCAT([.B3:.D3])" office:value-type="string" office:string-value="6 x 5" calcext:value-type="string">
            <text:p>6 x 5</text:p>
          </table:table-cell>
          <table:table-cell table:style-name="ce96" table:formula="of:=[.B3]*[.D3]" office:value-type="float" office:value="30" calcext:value-type="float">
            <text:p>30</text:p>
          </table:table-cell>
          <table:table-cell table:style-name="ce72" table:formula="of:=RANK([.A3];[.$A$3:.$A$27];0)" office:value-type="float" office:value="23" calcext:value-type="float">
            <text:p>23</text:p>
          </table:table-cell>
          <table:table-cell table:style-name="ce98" office:value-type="float" office:value="1" calcext:value-type="float">
            <text:p>1</text:p>
          </table:table-cell>
          <table:table-cell table:style-name="ce85" table:formula="of:=RANDBETWEEN(1;1000000)" office:value-type="float" office:value="474306" calcext:value-type="float">
            <text:p>474306</text:p>
          </table:table-cell>
          <table:table-cell table:style-name="ce85" office:value-type="float" office:value="15" calcext:value-type="float">
            <text:p>15</text:p>
          </table:table-cell>
          <table:table-cell table:style-name="ce106" office:value-type="string" calcext:value-type="string">
            <text:p>²</text:p>
          </table:table-cell>
          <table:table-cell table:style-name="ce85"/>
          <table:table-cell table:style-name="ce85" table:formula="of:=COM.MICROSOFT.CONCAT([.J3:.L3])" office:value-type="string" office:string-value="15²" calcext:value-type="string">
            <text:p>15²</text:p>
          </table:table-cell>
          <table:table-cell table:style-name="ce102" table:formula="of:=[.J3]^2" office:value-type="float" office:value="225" calcext:value-type="float">
            <text:p>225</text:p>
          </table:table-cell>
          <table:table-cell table:style-name="ce85" table:formula="of:=RANK([.I3];[.$I$3:.$I$48];0)" office:value-type="float" office:value="22" calcext:value-type="float">
            <text:p>22</text:p>
          </table:table-cell>
          <table:table-cell table:style-name="ce98" office:value-type="float" office:value="1" calcext:value-type="float">
            <text:p>1</text:p>
          </table:table-cell>
          <table:table-cell table:style-name="ce24" table:formula="of:=RANDBETWEEN(1;1000000)" office:value-type="float" office:value="408379" calcext:value-type="float">
            <text:p>408379</text:p>
          </table:table-cell>
          <table:table-cell table:style-name="ce24" office:value-type="float" office:value="15" calcext:value-type="float">
            <text:p>15</text:p>
          </table:table-cell>
          <table:table-cell table:style-name="ce78" office:value-type="string" calcext:value-type="string">
            <text:p>²</text:p>
          </table:table-cell>
          <table:table-cell table:style-name="ce24"/>
          <table:table-cell table:style-name="ce24" table:formula="of:=COM.MICROSOFT.CONCAT([.R3:.T3])" office:value-type="string" office:string-value="15²" calcext:value-type="string">
            <text:p>15²</text:p>
          </table:table-cell>
          <table:table-cell table:style-name="ce35" table:formula="of:=[.R3]^2" office:value-type="float" office:value="225" calcext:value-type="float">
            <text:p>225</text:p>
          </table:table-cell>
          <table:table-cell table:style-name="ce24" table:formula="of:=RANK([.Q3];[.$Q$3:.$Q$40];0)" office:value-type="float" office:value="25" calcext:value-type="float">
            <text:p>25</text:p>
          </table:table-cell>
          <table:table-cell table:style-name="ce137" office:value-type="float" office:value="1" calcext:value-type="float">
            <text:p>1</text:p>
          </table:table-cell>
          <table:table-cell table:style-name="ce139" table:formula="of:=RANDBETWEEN(1;1000000)" office:value-type="float" office:value="174203" calcext:value-type="float">
            <text:p>174203</text:p>
          </table:table-cell>
          <table:table-cell table:style-name="ce139" office:value-type="float" office:value="12" calcext:value-type="float">
            <text:p>12</text:p>
          </table:table-cell>
          <table:table-cell table:style-name="ce144" office:value-type="string" calcext:value-type="string">
            <text:p><text:s/>x </text:p>
          </table:table-cell>
          <table:table-cell table:style-name="ce139" office:value-type="float" office:value="13" calcext:value-type="float">
            <text:p>13</text:p>
          </table:table-cell>
          <table:table-cell table:style-name="ce139" table:formula="of:=COM.MICROSOFT.CONCAT([.Z3:.AB3])" office:value-type="string" office:string-value="12 x 13" calcext:value-type="string">
            <text:p>12 x 13</text:p>
          </table:table-cell>
          <table:table-cell table:style-name="ce149" table:formula="of:=[.Z3]*[.AB3]" office:value-type="float" office:value="156" calcext:value-type="float">
            <text:p>156</text:p>
          </table:table-cell>
          <table:table-cell table:style-name="ce139" table:formula="of:=RANK([.Y3];[.$Y$3:.$Y$35];0)" office:value-type="float" office:value="29" calcext:value-type="float">
            <text:p>29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table:style-name="ce72" table:formula="of:=RANDBETWEEN(1;1000000)" office:value-type="float" office:value="341821" calcext:value-type="float">
            <text:p>341821</text:p>
          </table:table-cell>
          <table:table-cell table:style-name="ce72" office:value-type="float" office:value="6" calcext:value-type="float">
            <text:p>6</text:p>
          </table:table-cell>
          <table:table-cell table:style-name="ce89" office:value-type="string" calcext:value-type="string">
            <text:p><text:s/>x </text:p>
          </table:table-cell>
          <table:table-cell table:style-name="ce72" office:value-type="float" office:value="6" calcext:value-type="float">
            <text:p>6</text:p>
          </table:table-cell>
          <table:table-cell table:style-name="ce72" table:formula="of:=COM.MICROSOFT.CONCAT([.B4:.D4])" office:value-type="string" office:string-value="6 x 6" calcext:value-type="string">
            <text:p>6 x 6</text:p>
          </table:table-cell>
          <table:table-cell table:style-name="ce96" table:formula="of:=[.B4]*[.D4]" office:value-type="float" office:value="36" calcext:value-type="float">
            <text:p>36</text:p>
          </table:table-cell>
          <table:table-cell table:style-name="ce72" table:formula="of:=RANK([.A4];[.$A$3:.$A$32];0)" office:value-type="float" office:value="18" calcext:value-type="float">
            <text:p>18</text:p>
          </table:table-cell>
          <table:table-cell table:style-name="ce98" office:value-type="float" office:value="2" calcext:value-type="float">
            <text:p>2</text:p>
          </table:table-cell>
          <table:table-cell table:style-name="ce85" table:formula="of:=RANDBETWEEN(1;1000000)" office:value-type="float" office:value="677366" calcext:value-type="float">
            <text:p>677366</text:p>
          </table:table-cell>
          <table:table-cell table:style-name="ce85" office:value-type="float" office:value="25" calcext:value-type="float">
            <text:p>25</text:p>
          </table:table-cell>
          <table:table-cell table:style-name="ce94" office:value-type="string" calcext:value-type="string">
            <text:p>²</text:p>
          </table:table-cell>
          <table:table-cell table:style-name="ce85"/>
          <table:table-cell table:style-name="ce85" table:formula="of:=COM.MICROSOFT.CONCAT([.J4:.L4])" office:value-type="string" office:string-value="25²" calcext:value-type="string">
            <text:p>25²</text:p>
          </table:table-cell>
          <table:table-cell table:style-name="ce102" table:formula="of:=[.J4]^2" office:value-type="float" office:value="625" calcext:value-type="float">
            <text:p>625</text:p>
          </table:table-cell>
          <table:table-cell table:style-name="ce85" table:formula="of:=RANK([.I4];[.$I$3:.$I$48];0)" office:value-type="float" office:value="16" calcext:value-type="float">
            <text:p>16</text:p>
          </table:table-cell>
          <table:table-cell table:style-name="ce98" office:value-type="float" office:value="2" calcext:value-type="float">
            <text:p>2</text:p>
          </table:table-cell>
          <table:table-cell table:style-name="ce24" table:formula="of:=RANDBETWEEN(1;1000000)" office:value-type="float" office:value="125223" calcext:value-type="float">
            <text:p>125223</text:p>
          </table:table-cell>
          <table:table-cell table:style-name="ce24" office:value-type="float" office:value="25" calcext:value-type="float">
            <text:p>25</text:p>
          </table:table-cell>
          <table:table-cell table:style-name="ce78" office:value-type="string" calcext:value-type="string">
            <text:p>²</text:p>
          </table:table-cell>
          <table:table-cell table:style-name="ce24"/>
          <table:table-cell table:style-name="ce24" table:formula="of:=COM.MICROSOFT.CONCAT([.R4:.T4])" office:value-type="string" office:string-value="25²" calcext:value-type="string">
            <text:p>25²</text:p>
          </table:table-cell>
          <table:table-cell table:style-name="ce35" table:formula="of:=[.R4]^2" office:value-type="float" office:value="625" calcext:value-type="float">
            <text:p>625</text:p>
          </table:table-cell>
          <table:table-cell table:style-name="ce24" table:formula="of:=RANK([.Q4];[.$Q$3:.$Q$40];0)" office:value-type="float" office:value="33" calcext:value-type="float">
            <text:p>33</text:p>
          </table:table-cell>
          <table:table-cell table:style-name="ce137" office:value-type="float" office:value="2" calcext:value-type="float">
            <text:p>2</text:p>
          </table:table-cell>
          <table:table-cell table:style-name="ce139" table:formula="of:=RANDBETWEEN(1;1000000)" office:value-type="float" office:value="181212" calcext:value-type="float">
            <text:p>181212</text:p>
          </table:table-cell>
          <table:table-cell table:style-name="ce139" office:value-type="float" office:value="12" calcext:value-type="float">
            <text:p>12</text:p>
          </table:table-cell>
          <table:table-cell table:style-name="ce144" office:value-type="string" calcext:value-type="string">
            <text:p><text:s/>x </text:p>
          </table:table-cell>
          <table:table-cell table:style-name="ce139" office:value-type="float" office:value="14" calcext:value-type="float">
            <text:p>14</text:p>
          </table:table-cell>
          <table:table-cell table:style-name="ce139" table:formula="of:=COM.MICROSOFT.CONCAT([.Z4:.AB4])" office:value-type="string" office:string-value="12 x 14" calcext:value-type="string">
            <text:p>12 x 14</text:p>
          </table:table-cell>
          <table:table-cell table:style-name="ce149" table:formula="of:=[.Z4]*[.AB4]" office:value-type="float" office:value="168" calcext:value-type="float">
            <text:p>168</text:p>
          </table:table-cell>
          <table:table-cell table:style-name="ce139" table:formula="of:=RANK([.Y4];[.$Y$3:.$Y$35];0)" office:value-type="float" office:value="28" calcext:value-type="float">
            <text:p>28</text:p>
          </table:table-cell>
          <table:table-cell table:style-name="ce152" office:value-type="float" office:value="2" calcext:value-type="float">
            <text:p>2</text:p>
          </table:table-cell>
          <table:table-cell table:number-columns-repeated="991"/>
        </table:table-row>
        <table:table-row table:style-name="ro3">
          <table:table-cell table:style-name="ce72" table:formula="of:=RANDBETWEEN(1;1000000)" office:value-type="float" office:value="230181" calcext:value-type="float">
            <text:p>230181</text:p>
          </table:table-cell>
          <table:table-cell table:style-name="ce72" office:value-type="float" office:value="6" calcext:value-type="float">
            <text:p>6</text:p>
          </table:table-cell>
          <table:table-cell table:style-name="ce89" office:value-type="string" calcext:value-type="string">
            <text:p><text:s/>x </text:p>
          </table:table-cell>
          <table:table-cell table:style-name="ce72" office:value-type="float" office:value="7" calcext:value-type="float">
            <text:p>7</text:p>
          </table:table-cell>
          <table:table-cell table:style-name="ce72" table:formula="of:=COM.MICROSOFT.CONCAT([.B5:.D5])" office:value-type="string" office:string-value="6 x 7" calcext:value-type="string">
            <text:p>6 x 7</text:p>
          </table:table-cell>
          <table:table-cell table:style-name="ce96" table:formula="of:=[.B5]*[.D5]" office:value-type="float" office:value="42" calcext:value-type="float">
            <text:p>42</text:p>
          </table:table-cell>
          <table:table-cell table:style-name="ce72" table:formula="of:=RANK([.A5];[.$A$3:.$A$32];0)" office:value-type="float" office:value="22" calcext:value-type="float">
            <text:p>22</text:p>
          </table:table-cell>
          <table:table-cell table:style-name="ce98" office:value-type="float" office:value="3" calcext:value-type="float">
            <text:p>3</text:p>
          </table:table-cell>
          <table:table-cell table:style-name="ce85" table:formula="of:=RANDBETWEEN(1;1000000)" office:value-type="float" office:value="795543" calcext:value-type="float">
            <text:p>795543</text:p>
          </table:table-cell>
          <table:table-cell table:style-name="ce85" office:value-type="float" office:value="35" calcext:value-type="float">
            <text:p>35</text:p>
          </table:table-cell>
          <table:table-cell table:style-name="ce94" office:value-type="string" calcext:value-type="string">
            <text:p>²</text:p>
          </table:table-cell>
          <table:table-cell table:style-name="ce85"/>
          <table:table-cell table:style-name="ce85" table:formula="of:=COM.MICROSOFT.CONCAT([.J5:.L5])" office:value-type="string" office:string-value="35²" calcext:value-type="string">
            <text:p>35²</text:p>
          </table:table-cell>
          <table:table-cell table:style-name="ce102" table:formula="of:=[.J5]^2" office:value-type="float" office:value="1225" calcext:value-type="float">
            <text:p>1 225</text:p>
          </table:table-cell>
          <table:table-cell table:style-name="ce85" table:formula="of:=RANK([.I5];[.$I$3:.$I$48];0)" office:value-type="float" office:value="12" calcext:value-type="float">
            <text:p>12</text:p>
          </table:table-cell>
          <table:table-cell table:style-name="ce98" office:value-type="float" office:value="3" calcext:value-type="float">
            <text:p>3</text:p>
          </table:table-cell>
          <table:table-cell table:style-name="ce24" table:formula="of:=RANDBETWEEN(1;1000000)" office:value-type="float" office:value="673804" calcext:value-type="float">
            <text:p>673804</text:p>
          </table:table-cell>
          <table:table-cell table:style-name="ce24" office:value-type="float" office:value="35" calcext:value-type="float">
            <text:p>35</text:p>
          </table:table-cell>
          <table:table-cell table:style-name="ce78" office:value-type="string" calcext:value-type="string">
            <text:p>²</text:p>
          </table:table-cell>
          <table:table-cell table:style-name="ce24"/>
          <table:table-cell table:style-name="ce24" table:formula="of:=COM.MICROSOFT.CONCAT([.R5:.T5])" office:value-type="string" office:string-value="35²" calcext:value-type="string">
            <text:p>35²</text:p>
          </table:table-cell>
          <table:table-cell table:style-name="ce35" table:formula="of:=[.R5]^2" office:value-type="float" office:value="1225" calcext:value-type="float">
            <text:p>1 225</text:p>
          </table:table-cell>
          <table:table-cell table:style-name="ce24" table:formula="of:=RANK([.Q5];[.$Q$3:.$Q$40];0)" office:value-type="float" office:value="12" calcext:value-type="float">
            <text:p>12</text:p>
          </table:table-cell>
          <table:table-cell table:style-name="ce137" office:value-type="float" office:value="3" calcext:value-type="float">
            <text:p>3</text:p>
          </table:table-cell>
          <table:table-cell table:style-name="ce139" table:formula="of:=RANDBETWEEN(1;1000000)" office:value-type="float" office:value="702914" calcext:value-type="float">
            <text:p>702914</text:p>
          </table:table-cell>
          <table:table-cell table:style-name="ce139" office:value-type="float" office:value="12" calcext:value-type="float">
            <text:p>12</text:p>
          </table:table-cell>
          <table:table-cell table:style-name="ce144" office:value-type="string" calcext:value-type="string">
            <text:p><text:s/>x </text:p>
          </table:table-cell>
          <table:table-cell table:style-name="ce139" office:value-type="float" office:value="15" calcext:value-type="float">
            <text:p>15</text:p>
          </table:table-cell>
          <table:table-cell table:style-name="ce139" table:formula="of:=COM.MICROSOFT.CONCAT([.Z5:.AB5])" office:value-type="string" office:string-value="12 x 15" calcext:value-type="string">
            <text:p>12 x 15</text:p>
          </table:table-cell>
          <table:table-cell table:style-name="ce149" table:formula="of:=[.Z5]*[.AB5]" office:value-type="float" office:value="180" calcext:value-type="float">
            <text:p>180</text:p>
          </table:table-cell>
          <table:table-cell table:style-name="ce139" table:formula="of:=RANK([.Y5];[.$Y$3:.$Y$35];0)" office:value-type="float" office:value="9" calcext:value-type="float">
            <text:p>9</text:p>
          </table:table-cell>
          <table:table-cell table:style-name="ce152" office:value-type="float" office:value="3" calcext:value-type="float">
            <text:p>3</text:p>
          </table:table-cell>
          <table:table-cell table:number-columns-repeated="991"/>
        </table:table-row>
        <table:table-row table:style-name="ro3">
          <table:table-cell table:style-name="ce72" table:formula="of:=RANDBETWEEN(1;1000000)" office:value-type="float" office:value="346467" calcext:value-type="float">
            <text:p>346467</text:p>
          </table:table-cell>
          <table:table-cell table:style-name="ce72" office:value-type="float" office:value="6" calcext:value-type="float">
            <text:p>6</text:p>
          </table:table-cell>
          <table:table-cell table:style-name="ce89" office:value-type="string" calcext:value-type="string">
            <text:p><text:s/>x </text:p>
          </table:table-cell>
          <table:table-cell table:style-name="ce72" office:value-type="float" office:value="8" calcext:value-type="float">
            <text:p>8</text:p>
          </table:table-cell>
          <table:table-cell table:style-name="ce72" table:formula="of:=COM.MICROSOFT.CONCAT([.B6:.D6])" office:value-type="string" office:string-value="6 x 8" calcext:value-type="string">
            <text:p>6 x 8</text:p>
          </table:table-cell>
          <table:table-cell table:style-name="ce96" table:formula="of:=[.B6]*[.D6]" office:value-type="float" office:value="48" calcext:value-type="float">
            <text:p>48</text:p>
          </table:table-cell>
          <table:table-cell table:style-name="ce72" table:formula="of:=RANK([.A6];[.$A$3:.$A$32];0)" office:value-type="float" office:value="17" calcext:value-type="float">
            <text:p>17</text:p>
          </table:table-cell>
          <table:table-cell table:style-name="ce98" office:value-type="float" office:value="4" calcext:value-type="float">
            <text:p>4</text:p>
          </table:table-cell>
          <table:table-cell table:style-name="ce85" table:formula="of:=RANDBETWEEN(1;1000000)" office:value-type="float" office:value="737699" calcext:value-type="float">
            <text:p>737699</text:p>
          </table:table-cell>
          <table:table-cell table:style-name="ce85" office:value-type="float" office:value="45" calcext:value-type="float">
            <text:p>45</text:p>
          </table:table-cell>
          <table:table-cell table:style-name="ce94" office:value-type="string" calcext:value-type="string">
            <text:p>²</text:p>
          </table:table-cell>
          <table:table-cell table:style-name="ce85"/>
          <table:table-cell table:style-name="ce85" table:formula="of:=COM.MICROSOFT.CONCAT([.J6:.L6])" office:value-type="string" office:string-value="45²" calcext:value-type="string">
            <text:p>45²</text:p>
          </table:table-cell>
          <table:table-cell table:style-name="ce102" table:formula="of:=[.J6]^2" office:value-type="float" office:value="2025" calcext:value-type="float">
            <text:p>2 025</text:p>
          </table:table-cell>
          <table:table-cell table:style-name="ce85" table:formula="of:=RANK([.I6];[.$I$3:.$I$48];0)" office:value-type="float" office:value="15" calcext:value-type="float">
            <text:p>15</text:p>
          </table:table-cell>
          <table:table-cell table:style-name="ce98" office:value-type="float" office:value="4" calcext:value-type="float">
            <text:p>4</text:p>
          </table:table-cell>
          <table:table-cell table:style-name="ce24" table:formula="of:=RANDBETWEEN(1;1000000)" office:value-type="float" office:value="346193" calcext:value-type="float">
            <text:p>346193</text:p>
          </table:table-cell>
          <table:table-cell table:style-name="ce24" office:value-type="float" office:value="45" calcext:value-type="float">
            <text:p>45</text:p>
          </table:table-cell>
          <table:table-cell table:style-name="ce78" office:value-type="string" calcext:value-type="string">
            <text:p>²</text:p>
          </table:table-cell>
          <table:table-cell table:style-name="ce24"/>
          <table:table-cell table:style-name="ce24" table:formula="of:=COM.MICROSOFT.CONCAT([.R6:.T6])" office:value-type="string" office:string-value="45²" calcext:value-type="string">
            <text:p>45²</text:p>
          </table:table-cell>
          <table:table-cell table:style-name="ce35" table:formula="of:=[.R6]^2" office:value-type="float" office:value="2025" calcext:value-type="float">
            <text:p>2 025</text:p>
          </table:table-cell>
          <table:table-cell table:style-name="ce24" table:formula="of:=RANK([.Q6];[.$Q$3:.$Q$40];0)" office:value-type="float" office:value="27" calcext:value-type="float">
            <text:p>27</text:p>
          </table:table-cell>
          <table:table-cell table:style-name="ce137" office:value-type="float" office:value="4" calcext:value-type="float">
            <text:p>4</text:p>
          </table:table-cell>
          <table:table-cell table:style-name="ce139" table:formula="of:=RANDBETWEEN(1;1000000)" office:value-type="float" office:value="725684" calcext:value-type="float">
            <text:p>725684</text:p>
          </table:table-cell>
          <table:table-cell table:style-name="ce139" office:value-type="float" office:value="12" calcext:value-type="float">
            <text:p>12</text:p>
          </table:table-cell>
          <table:table-cell table:style-name="ce144" office:value-type="string" calcext:value-type="string">
            <text:p><text:s/>x </text:p>
          </table:table-cell>
          <table:table-cell table:style-name="ce139" office:value-type="float" office:value="16" calcext:value-type="float">
            <text:p>16</text:p>
          </table:table-cell>
          <table:table-cell table:style-name="ce139" table:formula="of:=COM.MICROSOFT.CONCAT([.Z6:.AB6])" office:value-type="string" office:string-value="12 x 16" calcext:value-type="string">
            <text:p>12 x 16</text:p>
          </table:table-cell>
          <table:table-cell table:style-name="ce149" table:formula="of:=[.Z6]*[.AB6]" office:value-type="float" office:value="192" calcext:value-type="float">
            <text:p>192</text:p>
          </table:table-cell>
          <table:table-cell table:style-name="ce139" table:formula="of:=RANK([.Y6];[.$Y$3:.$Y$35];0)" office:value-type="float" office:value="8" calcext:value-type="float">
            <text:p>8</text:p>
          </table:table-cell>
          <table:table-cell table:style-name="ce152" office:value-type="float" office:value="4" calcext:value-type="float">
            <text:p>4</text:p>
          </table:table-cell>
          <table:table-cell table:number-columns-repeated="991"/>
        </table:table-row>
        <table:table-row table:style-name="ro3">
          <table:table-cell table:style-name="ce72" table:formula="of:=RANDBETWEEN(1;1000000)" office:value-type="float" office:value="999636" calcext:value-type="float">
            <text:p>999636</text:p>
          </table:table-cell>
          <table:table-cell table:style-name="ce72" office:value-type="float" office:value="6" calcext:value-type="float">
            <text:p>6</text:p>
          </table:table-cell>
          <table:table-cell table:style-name="ce89" office:value-type="string" calcext:value-type="string">
            <text:p><text:s/>x </text:p>
          </table:table-cell>
          <table:table-cell table:style-name="ce72" office:value-type="float" office:value="9" calcext:value-type="float">
            <text:p>9</text:p>
          </table:table-cell>
          <table:table-cell table:style-name="ce72" table:formula="of:=COM.MICROSOFT.CONCAT([.B7:.D7])" office:value-type="string" office:string-value="6 x 9" calcext:value-type="string">
            <text:p>6 x 9</text:p>
          </table:table-cell>
          <table:table-cell table:style-name="ce96" table:formula="of:=[.B7]*[.D7]" office:value-type="float" office:value="54" calcext:value-type="float">
            <text:p>54</text:p>
          </table:table-cell>
          <table:table-cell table:style-name="ce72" table:formula="of:=RANK([.A7];[.$A$3:.$A$32];0)" office:value-type="float" office:value="1" calcext:value-type="float">
            <text:p>1</text:p>
          </table:table-cell>
          <table:table-cell table:style-name="ce98" office:value-type="float" office:value="5" calcext:value-type="float">
            <text:p>5</text:p>
          </table:table-cell>
          <table:table-cell table:style-name="ce85" table:formula="of:=RANDBETWEEN(1;1000000)" office:value-type="float" office:value="125212" calcext:value-type="float">
            <text:p>125212</text:p>
          </table:table-cell>
          <table:table-cell table:style-name="ce85" office:value-type="float" office:value="55" calcext:value-type="float">
            <text:p>55</text:p>
          </table:table-cell>
          <table:table-cell table:style-name="ce94" office:value-type="string" calcext:value-type="string">
            <text:p>²</text:p>
          </table:table-cell>
          <table:table-cell table:style-name="ce85"/>
          <table:table-cell table:style-name="ce85" table:formula="of:=COM.MICROSOFT.CONCAT([.J7:.L7])" office:value-type="string" office:string-value="55²" calcext:value-type="string">
            <text:p>55²</text:p>
          </table:table-cell>
          <table:table-cell table:style-name="ce102" table:formula="of:=[.J7]^2" office:value-type="float" office:value="3025" calcext:value-type="float">
            <text:p>3 025</text:p>
          </table:table-cell>
          <table:table-cell table:style-name="ce85" table:formula="of:=RANK([.I7];[.$I$3:.$I$48];0)" office:value-type="float" office:value="40" calcext:value-type="float">
            <text:p>40</text:p>
          </table:table-cell>
          <table:table-cell table:style-name="ce98" office:value-type="float" office:value="5" calcext:value-type="float">
            <text:p>5</text:p>
          </table:table-cell>
          <table:table-cell table:style-name="ce24" table:formula="of:=RANDBETWEEN(1;1000000)" office:value-type="float" office:value="806409" calcext:value-type="float">
            <text:p>806409</text:p>
          </table:table-cell>
          <table:table-cell table:style-name="ce24" office:value-type="float" office:value="55" calcext:value-type="float">
            <text:p>55</text:p>
          </table:table-cell>
          <table:table-cell table:style-name="ce78" office:value-type="string" calcext:value-type="string">
            <text:p>²</text:p>
          </table:table-cell>
          <table:table-cell table:style-name="ce24"/>
          <table:table-cell table:style-name="ce24" table:formula="of:=COM.MICROSOFT.CONCAT([.R7:.T7])" office:value-type="string" office:string-value="55²" calcext:value-type="string">
            <text:p>55²</text:p>
          </table:table-cell>
          <table:table-cell table:style-name="ce35" table:formula="of:=[.R7]^2" office:value-type="float" office:value="3025" calcext:value-type="float">
            <text:p>3 025</text:p>
          </table:table-cell>
          <table:table-cell table:style-name="ce24" table:formula="of:=RANK([.Q7];[.$Q$3:.$Q$40];0)" office:value-type="float" office:value="7" calcext:value-type="float">
            <text:p>7</text:p>
          </table:table-cell>
          <table:table-cell table:style-name="ce137" office:value-type="float" office:value="5" calcext:value-type="float">
            <text:p>5</text:p>
          </table:table-cell>
          <table:table-cell table:style-name="ce139" table:formula="of:=RANDBETWEEN(1;1000000)" office:value-type="float" office:value="345298" calcext:value-type="float">
            <text:p>345298</text:p>
          </table:table-cell>
          <table:table-cell table:style-name="ce139" office:value-type="float" office:value="12" calcext:value-type="float">
            <text:p>12</text:p>
          </table:table-cell>
          <table:table-cell table:style-name="ce144" office:value-type="string" calcext:value-type="string">
            <text:p><text:s/>x </text:p>
          </table:table-cell>
          <table:table-cell table:style-name="ce139" office:value-type="float" office:value="17" calcext:value-type="float">
            <text:p>17</text:p>
          </table:table-cell>
          <table:table-cell table:style-name="ce139" table:formula="of:=COM.MICROSOFT.CONCAT([.Z7:.AB7])" office:value-type="string" office:string-value="12 x 17" calcext:value-type="string">
            <text:p>12 x 17</text:p>
          </table:table-cell>
          <table:table-cell table:style-name="ce149" table:formula="of:=[.Z7]*[.AB7]" office:value-type="float" office:value="204" calcext:value-type="float">
            <text:p>204</text:p>
          </table:table-cell>
          <table:table-cell table:style-name="ce139" table:formula="of:=RANK([.Y7];[.$Y$3:.$Y$35];0)" office:value-type="float" office:value="22" calcext:value-type="float">
            <text:p>22</text:p>
          </table:table-cell>
          <table:table-cell table:style-name="ce152" office:value-type="float" office:value="5" calcext:value-type="float">
            <text:p>5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35156" calcext:value-type="float">
            <text:p>35156</text:p>
          </table:table-cell>
          <table:table-cell table:style-name="ce25" office:value-type="float" office:value="7" calcext:value-type="float">
            <text:p>7</text:p>
          </table:table-cell>
          <table:table-cell table:style-name="ce79" office:value-type="string" calcext:value-type="string">
            <text:p><text:s/>x 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formula="of:=COM.MICROSOFT.CONCAT([.B8:.D8])" office:value-type="string" office:string-value="7 x 5" calcext:value-type="string">
            <text:p>7 x 5</text:p>
          </table:table-cell>
          <table:table-cell table:style-name="ce36" table:formula="of:=[.B8]*[.D8]" office:value-type="float" office:value="35" calcext:value-type="float">
            <text:p>35</text:p>
          </table:table-cell>
          <table:table-cell table:style-name="ce25" table:formula="of:=RANK([.A8];[.$A$3:.$A$32];0)" office:value-type="float" office:value="29" calcext:value-type="float">
            <text:p>29</text:p>
          </table:table-cell>
          <table:table-cell table:style-name="ce98" office:value-type="float" office:value="6" calcext:value-type="float">
            <text:p>6</text:p>
          </table:table-cell>
          <table:table-cell table:style-name="ce85" table:formula="of:=RANDBETWEEN(1;1000000)" office:value-type="float" office:value="17245" calcext:value-type="float">
            <text:p>17245</text:p>
          </table:table-cell>
          <table:table-cell table:style-name="ce85" office:value-type="float" office:value="65" calcext:value-type="float">
            <text:p>65</text:p>
          </table:table-cell>
          <table:table-cell table:style-name="ce94" office:value-type="string" calcext:value-type="string">
            <text:p>²</text:p>
          </table:table-cell>
          <table:table-cell table:style-name="ce85"/>
          <table:table-cell table:style-name="ce85" table:formula="of:=COM.MICROSOFT.CONCAT([.J8:.L8])" office:value-type="string" office:string-value="65²" calcext:value-type="string">
            <text:p>65²</text:p>
          </table:table-cell>
          <table:table-cell table:style-name="ce102" table:formula="of:=[.J8]^2" office:value-type="float" office:value="4225" calcext:value-type="float">
            <text:p>4 225</text:p>
          </table:table-cell>
          <table:table-cell table:style-name="ce85" table:formula="of:=RANK([.I8];[.$I$3:.$I$48];0)" office:value-type="float" office:value="44" calcext:value-type="float">
            <text:p>44</text:p>
          </table:table-cell>
          <table:table-cell table:style-name="ce98" office:value-type="float" office:value="6" calcext:value-type="float">
            <text:p>6</text:p>
          </table:table-cell>
          <table:table-cell table:style-name="ce24" table:formula="of:=RANDBETWEEN(1;1000000)" office:value-type="float" office:value="308449" calcext:value-type="float">
            <text:p>308449</text:p>
          </table:table-cell>
          <table:table-cell table:style-name="ce24" office:value-type="float" office:value="65" calcext:value-type="float">
            <text:p>65</text:p>
          </table:table-cell>
          <table:table-cell table:style-name="ce78" office:value-type="string" calcext:value-type="string">
            <text:p>²</text:p>
          </table:table-cell>
          <table:table-cell table:style-name="ce24"/>
          <table:table-cell table:style-name="ce24" table:formula="of:=COM.MICROSOFT.CONCAT([.R8:.T8])" office:value-type="string" office:string-value="65²" calcext:value-type="string">
            <text:p>65²</text:p>
          </table:table-cell>
          <table:table-cell table:style-name="ce35" table:formula="of:=[.R8]^2" office:value-type="float" office:value="4225" calcext:value-type="float">
            <text:p>4 225</text:p>
          </table:table-cell>
          <table:table-cell table:style-name="ce24" table:formula="of:=RANK([.Q8];[.$Q$3:.$Q$40];0)" office:value-type="float" office:value="30" calcext:value-type="float">
            <text:p>30</text:p>
          </table:table-cell>
          <table:table-cell table:style-name="ce137" office:value-type="float" office:value="6" calcext:value-type="float">
            <text:p>6</text:p>
          </table:table-cell>
          <table:table-cell table:style-name="ce139" table:formula="of:=RANDBETWEEN(1;1000000)" office:value-type="float" office:value="549137" calcext:value-type="float">
            <text:p>549137</text:p>
          </table:table-cell>
          <table:table-cell table:style-name="ce139" office:value-type="float" office:value="12" calcext:value-type="float">
            <text:p>12</text:p>
          </table:table-cell>
          <table:table-cell table:style-name="ce145" office:value-type="string" calcext:value-type="string">
            <text:p><text:s/>x </text:p>
          </table:table-cell>
          <table:table-cell table:style-name="ce139" office:value-type="float" office:value="18" calcext:value-type="float">
            <text:p>18</text:p>
          </table:table-cell>
          <table:table-cell table:style-name="ce139" table:formula="of:=COM.MICROSOFT.CONCAT([.Z8:.AB8])" office:value-type="string" office:string-value="12 x 18" calcext:value-type="string">
            <text:p>12 x 18</text:p>
          </table:table-cell>
          <table:table-cell table:style-name="ce149" table:formula="of:=[.Z8]*[.AB8]" office:value-type="float" office:value="216" calcext:value-type="float">
            <text:p>216</text:p>
          </table:table-cell>
          <table:table-cell table:style-name="ce139" table:formula="of:=RANK([.Y8];[.$Y$3:.$Y$35];0)" office:value-type="float" office:value="15" calcext:value-type="float">
            <text:p>15</text:p>
          </table:table-cell>
          <table:table-cell table:style-name="ce152" office:value-type="float" office:value="6" calcext:value-type="float">
            <text:p>6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67820" calcext:value-type="float">
            <text:p>67820</text:p>
          </table:table-cell>
          <table:table-cell table:style-name="ce25" office:value-type="float" office:value="7" calcext:value-type="float">
            <text:p>7</text:p>
          </table:table-cell>
          <table:table-cell table:style-name="ce79" office:value-type="string" calcext:value-type="string">
            <text:p><text:s/>x 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formula="of:=COM.MICROSOFT.CONCAT([.B9:.D9])" office:value-type="string" office:string-value="7 x 6" calcext:value-type="string">
            <text:p>7 x 6</text:p>
          </table:table-cell>
          <table:table-cell table:style-name="ce36" table:formula="of:=[.B9]*[.D9]" office:value-type="float" office:value="42" calcext:value-type="float">
            <text:p>42</text:p>
          </table:table-cell>
          <table:table-cell table:style-name="ce25" table:formula="of:=RANK([.A9];[.$A$3:.$A$32];0)" office:value-type="float" office:value="26" calcext:value-type="float">
            <text:p>26</text:p>
          </table:table-cell>
          <table:table-cell table:style-name="ce98" office:value-type="float" office:value="7" calcext:value-type="float">
            <text:p>7</text:p>
          </table:table-cell>
          <table:table-cell table:style-name="ce85" table:formula="of:=RANDBETWEEN(1;1000000)" office:value-type="float" office:value="422531" calcext:value-type="float">
            <text:p>422531</text:p>
          </table:table-cell>
          <table:table-cell table:style-name="ce85" office:value-type="float" office:value="75" calcext:value-type="float">
            <text:p>75</text:p>
          </table:table-cell>
          <table:table-cell table:style-name="ce94" office:value-type="string" calcext:value-type="string">
            <text:p>²</text:p>
          </table:table-cell>
          <table:table-cell table:style-name="ce85"/>
          <table:table-cell table:style-name="ce85" table:formula="of:=COM.MICROSOFT.CONCAT([.J9:.L9])" office:value-type="string" office:string-value="75²" calcext:value-type="string">
            <text:p>75²</text:p>
          </table:table-cell>
          <table:table-cell table:style-name="ce102" table:formula="of:=[.J9]^2" office:value-type="float" office:value="5625" calcext:value-type="float">
            <text:p>5 625</text:p>
          </table:table-cell>
          <table:table-cell table:style-name="ce85" table:formula="of:=RANK([.I9];[.$I$3:.$I$48];0)" office:value-type="float" office:value="27" calcext:value-type="float">
            <text:p>27</text:p>
          </table:table-cell>
          <table:table-cell table:style-name="ce98" office:value-type="float" office:value="7" calcext:value-type="float">
            <text:p>7</text:p>
          </table:table-cell>
          <table:table-cell table:style-name="ce24" table:formula="of:=RANDBETWEEN(1;1000000)" office:value-type="float" office:value="679541" calcext:value-type="float">
            <text:p>679541</text:p>
          </table:table-cell>
          <table:table-cell table:style-name="ce24" office:value-type="float" office:value="75" calcext:value-type="float">
            <text:p>75</text:p>
          </table:table-cell>
          <table:table-cell table:style-name="ce78" office:value-type="string" calcext:value-type="string">
            <text:p>²</text:p>
          </table:table-cell>
          <table:table-cell table:style-name="ce24"/>
          <table:table-cell table:style-name="ce24" table:formula="of:=COM.MICROSOFT.CONCAT([.R9:.T9])" office:value-type="string" office:string-value="75²" calcext:value-type="string">
            <text:p>75²</text:p>
          </table:table-cell>
          <table:table-cell table:style-name="ce35" table:formula="of:=[.R9]^2" office:value-type="float" office:value="5625" calcext:value-type="float">
            <text:p>5 625</text:p>
          </table:table-cell>
          <table:table-cell table:style-name="ce24" table:formula="of:=RANK([.Q9];[.$Q$3:.$Q$40];0)" office:value-type="float" office:value="11" calcext:value-type="float">
            <text:p>11</text:p>
          </table:table-cell>
          <table:table-cell table:style-name="ce137" office:value-type="float" office:value="7" calcext:value-type="float">
            <text:p>7</text:p>
          </table:table-cell>
          <table:table-cell table:style-name="ce139" table:formula="of:=RANDBETWEEN(1;1000000)" office:value-type="float" office:value="640341" calcext:value-type="float">
            <text:p>640341</text:p>
          </table:table-cell>
          <table:table-cell table:style-name="ce139" office:value-type="float" office:value="12" calcext:value-type="float">
            <text:p>12</text:p>
          </table:table-cell>
          <table:table-cell table:style-name="ce145" office:value-type="string" calcext:value-type="string">
            <text:p><text:s/>x </text:p>
          </table:table-cell>
          <table:table-cell table:style-name="ce139" office:value-type="float" office:value="19" calcext:value-type="float">
            <text:p>19</text:p>
          </table:table-cell>
          <table:table-cell table:style-name="ce139" table:formula="of:=COM.MICROSOFT.CONCAT([.Z9:.AB9])" office:value-type="string" office:string-value="12 x 19" calcext:value-type="string">
            <text:p>12 x 19</text:p>
          </table:table-cell>
          <table:table-cell table:style-name="ce149" table:formula="of:=[.Z9]*[.AB9]" office:value-type="float" office:value="228" calcext:value-type="float">
            <text:p>228</text:p>
          </table:table-cell>
          <table:table-cell table:style-name="ce139" table:formula="of:=RANK([.Y9];[.$Y$3:.$Y$35];0)" office:value-type="float" office:value="12" calcext:value-type="float">
            <text:p>12</text:p>
          </table:table-cell>
          <table:table-cell table:style-name="ce152" office:value-type="float" office:value="7" calcext:value-type="float">
            <text:p>7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295076" calcext:value-type="float">
            <text:p>295076</text:p>
          </table:table-cell>
          <table:table-cell table:style-name="ce25" office:value-type="float" office:value="7" calcext:value-type="float">
            <text:p>7</text:p>
          </table:table-cell>
          <table:table-cell table:style-name="ce79" office:value-type="string" calcext:value-type="string">
            <text:p><text:s/>x 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formula="of:=COM.MICROSOFT.CONCAT([.B10:.D10])" office:value-type="string" office:string-value="7 x 7" calcext:value-type="string">
            <text:p>7 x 7</text:p>
          </table:table-cell>
          <table:table-cell table:style-name="ce36" table:formula="of:=[.B10]*[.D10]" office:value-type="float" office:value="49" calcext:value-type="float">
            <text:p>49</text:p>
          </table:table-cell>
          <table:table-cell table:style-name="ce25" table:formula="of:=RANK([.A10];[.$A$3:.$A$32];0)" office:value-type="float" office:value="21" calcext:value-type="float">
            <text:p>21</text:p>
          </table:table-cell>
          <table:table-cell table:style-name="ce98" office:value-type="float" office:value="8" calcext:value-type="float">
            <text:p>8</text:p>
          </table:table-cell>
          <table:table-cell table:style-name="ce85" table:formula="of:=RANDBETWEEN(1;1000000)" office:value-type="float" office:value="72501" calcext:value-type="float">
            <text:p>72501</text:p>
          </table:table-cell>
          <table:table-cell table:style-name="ce85" office:value-type="float" office:value="85" calcext:value-type="float">
            <text:p>85</text:p>
          </table:table-cell>
          <table:table-cell table:style-name="ce94" office:value-type="string" calcext:value-type="string">
            <text:p>²</text:p>
          </table:table-cell>
          <table:table-cell table:style-name="ce85"/>
          <table:table-cell table:style-name="ce85" table:formula="of:=COM.MICROSOFT.CONCAT([.J10:.L10])" office:value-type="string" office:string-value="85²" calcext:value-type="string">
            <text:p>85²</text:p>
          </table:table-cell>
          <table:table-cell table:style-name="ce102" table:formula="of:=[.J10]^2" office:value-type="float" office:value="7225" calcext:value-type="float">
            <text:p>7 225</text:p>
          </table:table-cell>
          <table:table-cell table:style-name="ce85" table:formula="of:=RANK([.I10];[.$I$3:.$I$48];0)" office:value-type="float" office:value="43" calcext:value-type="float">
            <text:p>43</text:p>
          </table:table-cell>
          <table:table-cell table:style-name="ce98" office:value-type="float" office:value="8" calcext:value-type="float">
            <text:p>8</text:p>
          </table:table-cell>
          <table:table-cell table:style-name="ce24" table:formula="of:=RANDBETWEEN(1;1000000)" office:value-type="float" office:value="200935" calcext:value-type="float">
            <text:p>200935</text:p>
          </table:table-cell>
          <table:table-cell table:style-name="ce24" office:value-type="float" office:value="85" calcext:value-type="float">
            <text:p>85</text:p>
          </table:table-cell>
          <table:table-cell table:style-name="ce78" office:value-type="string" calcext:value-type="string">
            <text:p>²</text:p>
          </table:table-cell>
          <table:table-cell table:style-name="ce24"/>
          <table:table-cell table:style-name="ce24" table:formula="of:=COM.MICROSOFT.CONCAT([.R10:.T10])" office:value-type="string" office:string-value="85²" calcext:value-type="string">
            <text:p>85²</text:p>
          </table:table-cell>
          <table:table-cell table:style-name="ce35" table:formula="of:=[.R10]^2" office:value-type="float" office:value="7225" calcext:value-type="float">
            <text:p>7 225</text:p>
          </table:table-cell>
          <table:table-cell table:style-name="ce24" table:formula="of:=RANK([.Q10];[.$Q$3:.$Q$40];0)" office:value-type="float" office:value="31" calcext:value-type="float">
            <text:p>31</text:p>
          </table:table-cell>
          <table:table-cell table:style-name="ce137" office:value-type="float" office:value="8" calcext:value-type="float">
            <text:p>8</text:p>
          </table:table-cell>
          <table:table-cell table:style-name="ce28" table:formula="of:=RANDBETWEEN(1;1000000)" office:value-type="float" office:value="886822" calcext:value-type="float">
            <text:p>886822</text:p>
          </table:table-cell>
          <table:table-cell table:style-name="ce28" office:value-type="float" office:value="13" calcext:value-type="float">
            <text:p>13</text:p>
          </table:table-cell>
          <table:table-cell table:style-name="ce131" office:value-type="string" calcext:value-type="string">
            <text:p><text:s/>x </text:p>
          </table:table-cell>
          <table:table-cell table:style-name="ce28" office:value-type="float" office:value="12" calcext:value-type="float">
            <text:p>12</text:p>
          </table:table-cell>
          <table:table-cell table:style-name="ce28" table:formula="of:=COM.MICROSOFT.CONCAT([.Z10:.AB10])" office:value-type="string" office:string-value="13 x 12" calcext:value-type="string">
            <text:p>13 x 12</text:p>
          </table:table-cell>
          <table:table-cell table:style-name="ce39" table:formula="of:=[.Z10]*[.AB10]" office:value-type="float" office:value="156" calcext:value-type="float">
            <text:p>156</text:p>
          </table:table-cell>
          <table:table-cell table:style-name="ce28" table:formula="of:=RANK([.Y10];[.$Y$3:.$Y$35];0)" office:value-type="float" office:value="1" calcext:value-type="float">
            <text:p>1</text:p>
          </table:table-cell>
          <table:table-cell table:style-name="ce152" office:value-type="float" office:value="8" calcext:value-type="float">
            <text:p>8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897289" calcext:value-type="float">
            <text:p>897289</text:p>
          </table:table-cell>
          <table:table-cell table:style-name="ce25" office:value-type="float" office:value="7" calcext:value-type="float">
            <text:p>7</text:p>
          </table:table-cell>
          <table:table-cell table:style-name="ce79" office:value-type="string" calcext:value-type="string">
            <text:p><text:s/>x 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formula="of:=COM.MICROSOFT.CONCAT([.B11:.D11])" office:value-type="string" office:string-value="7 x 8" calcext:value-type="string">
            <text:p>7 x 8</text:p>
          </table:table-cell>
          <table:table-cell table:style-name="ce36" table:formula="of:=[.B11]*[.D11]" office:value-type="float" office:value="56" calcext:value-type="float">
            <text:p>56</text:p>
          </table:table-cell>
          <table:table-cell table:style-name="ce25" table:formula="of:=RANK([.A11];[.$A$3:.$A$32];0)" office:value-type="float" office:value="3" calcext:value-type="float">
            <text:p>3</text:p>
          </table:table-cell>
          <table:table-cell table:style-name="ce98" office:value-type="float" office:value="9" calcext:value-type="float">
            <text:p>9</text:p>
          </table:table-cell>
          <table:table-cell table:style-name="ce25" table:formula="of:=RANDBETWEEN(1;1000000)" office:value-type="float" office:value="17191" calcext:value-type="float">
            <text:p>17191</text:p>
          </table:table-cell>
          <table:table-cell table:style-name="ce25" office:value-type="float" office:value="7" calcext:value-type="float">
            <text:p>7</text:p>
          </table:table-cell>
          <table:table-cell table:style-name="ce79" office:value-type="string" calcext:value-type="string">
            <text:p><text:s/>x 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OM.MICROSOFT.CONCAT([.J11:.L11])" office:value-type="string" office:string-value="7 x 12" calcext:value-type="string">
            <text:p>7 x 12</text:p>
          </table:table-cell>
          <table:table-cell table:style-name="ce36" table:formula="of:=[.J11]*[.L11]" office:value-type="float" office:value="84" calcext:value-type="float">
            <text:p>84</text:p>
          </table:table-cell>
          <table:table-cell table:style-name="ce25" table:formula="of:=RANK([.I11];[.$I$3:.$I$48];0)" office:value-type="float" office:value="45" calcext:value-type="float">
            <text:p>45</text:p>
          </table:table-cell>
          <table:table-cell table:style-name="ce98" office:value-type="float" office:value="9" calcext:value-type="float">
            <text:p>9</text:p>
          </table:table-cell>
          <table:table-cell table:style-name="ce127" table:formula="of:=RANDBETWEEN(1;1000000)" office:value-type="float" office:value="561394" calcext:value-type="float">
            <text:p>561394</text:p>
          </table:table-cell>
          <table:table-cell table:style-name="ce127" office:value-type="float" office:value="16" calcext:value-type="float">
            <text:p>16</text:p>
          </table:table-cell>
          <table:table-cell table:style-name="ce131" office:value-type="string" calcext:value-type="string">
            <text:p>²</text:p>
          </table:table-cell>
          <table:table-cell table:style-name="ce127"/>
          <table:table-cell table:style-name="ce127" table:formula="of:=COM.MICROSOFT.CONCAT([.R11:.T11])" office:value-type="string" office:string-value="16²" calcext:value-type="string">
            <text:p>16²</text:p>
          </table:table-cell>
          <table:table-cell table:style-name="ce135" table:formula="of:=[.R11]^2" office:value-type="float" office:value="256" calcext:value-type="float">
            <text:p>256</text:p>
          </table:table-cell>
          <table:table-cell table:style-name="ce127" table:formula="of:=RANK([.Q11];[.$Q$3:.$Q$40];0)" office:value-type="float" office:value="18" calcext:value-type="float">
            <text:p>18</text:p>
          </table:table-cell>
          <table:table-cell table:style-name="ce137" office:value-type="float" office:value="9" calcext:value-type="float">
            <text:p>9</text:p>
          </table:table-cell>
          <table:table-cell table:style-name="ce28" table:formula="of:=RANDBETWEEN(1;1000000)" office:value-type="float" office:value="788330" calcext:value-type="float">
            <text:p>788330</text:p>
          </table:table-cell>
          <table:table-cell table:style-name="ce28" office:value-type="float" office:value="13" calcext:value-type="float">
            <text:p>13</text:p>
          </table:table-cell>
          <table:table-cell table:style-name="ce131" office:value-type="string" calcext:value-type="string">
            <text:p><text:s/>x </text:p>
          </table:table-cell>
          <table:table-cell table:style-name="ce28" office:value-type="float" office:value="14" calcext:value-type="float">
            <text:p>14</text:p>
          </table:table-cell>
          <table:table-cell table:style-name="ce28" table:formula="of:=COM.MICROSOFT.CONCAT([.Z11:.AB11])" office:value-type="string" office:string-value="13 x 14" calcext:value-type="string">
            <text:p>13 x 14</text:p>
          </table:table-cell>
          <table:table-cell table:style-name="ce39" table:formula="of:=[.Z11]*[.AB11]" office:value-type="float" office:value="182" calcext:value-type="float">
            <text:p>182</text:p>
          </table:table-cell>
          <table:table-cell table:style-name="ce28" table:formula="of:=RANK([.Y11];[.$Y$3:.$Y$35];0)" office:value-type="float" office:value="6" calcext:value-type="float">
            <text:p>6</text:p>
          </table:table-cell>
          <table:table-cell table:style-name="ce152" office:value-type="float" office:value="9" calcext:value-type="float">
            <text:p>9</text:p>
          </table:table-cell>
          <table:table-cell table:number-columns-repeated="991"/>
        </table:table-row>
        <table:table-row table:style-name="ro3">
          <table:table-cell table:style-name="ce25" table:formula="of:=RANDBETWEEN(1;1000000)" office:value-type="float" office:value="792035" calcext:value-type="float">
            <text:p>792035</text:p>
          </table:table-cell>
          <table:table-cell table:style-name="ce25" office:value-type="float" office:value="7" calcext:value-type="float">
            <text:p>7</text:p>
          </table:table-cell>
          <table:table-cell table:style-name="ce79" office:value-type="string" calcext:value-type="string">
            <text:p><text:s/>x 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formula="of:=COM.MICROSOFT.CONCAT([.B12:.D12])" office:value-type="string" office:string-value="7 x 9" calcext:value-type="string">
            <text:p>7 x 9</text:p>
          </table:table-cell>
          <table:table-cell table:style-name="ce36" table:formula="of:=[.B12]*[.D12]" office:value-type="float" office:value="63" calcext:value-type="float">
            <text:p>63</text:p>
          </table:table-cell>
          <table:table-cell table:style-name="ce25" table:formula="of:=RANK([.A12];[.$A$3:.$A$32];0)" office:value-type="float" office:value="6" calcext:value-type="float">
            <text:p>6</text:p>
          </table:table-cell>
          <table:table-cell table:style-name="ce98" office:value-type="float" office:value="10" calcext:value-type="float">
            <text:p>10</text:p>
          </table:table-cell>
          <table:table-cell table:style-name="ce25" table:formula="of:=RANDBETWEEN(1;1000000)" office:value-type="float" office:value="443577" calcext:value-type="float">
            <text:p>443577</text:p>
          </table:table-cell>
          <table:table-cell table:style-name="ce25" office:value-type="float" office:value="7" calcext:value-type="float">
            <text:p>7</text:p>
          </table:table-cell>
          <table:table-cell table:style-name="ce79" office:value-type="string" calcext:value-type="string">
            <text:p><text:s/>x 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OM.MICROSOFT.CONCAT([.J12:.L12])" office:value-type="string" office:string-value="7 x 13" calcext:value-type="string">
            <text:p>7 x 13</text:p>
          </table:table-cell>
          <table:table-cell table:style-name="ce36" table:formula="of:=[.J12]*[.L12]" office:value-type="float" office:value="91" calcext:value-type="float">
            <text:p>91</text:p>
          </table:table-cell>
          <table:table-cell table:style-name="ce25" table:formula="of:=RANK([.I12];[.$I$3:.$I$48];0)" office:value-type="float" office:value="25" calcext:value-type="float">
            <text:p>25</text:p>
          </table:table-cell>
          <table:table-cell table:style-name="ce98" office:value-type="float" office:value="10" calcext:value-type="float">
            <text:p>10</text:p>
          </table:table-cell>
          <table:table-cell table:style-name="ce127" table:formula="of:=RANDBETWEEN(1;1000000)" office:value-type="float" office:value="588238" calcext:value-type="float">
            <text:p>588238</text:p>
          </table:table-cell>
          <table:table-cell table:style-name="ce127" office:value-type="float" office:value="17" calcext:value-type="float">
            <text:p>17</text:p>
          </table:table-cell>
          <table:table-cell table:style-name="ce131" office:value-type="string" calcext:value-type="string">
            <text:p>²</text:p>
          </table:table-cell>
          <table:table-cell table:style-name="ce127"/>
          <table:table-cell table:style-name="ce127" table:formula="of:=COM.MICROSOFT.CONCAT([.R12:.T12])" office:value-type="string" office:string-value="17²" calcext:value-type="string">
            <text:p>17²</text:p>
          </table:table-cell>
          <table:table-cell table:style-name="ce135" table:formula="of:=[.R12]^2" office:value-type="float" office:value="289" calcext:value-type="float">
            <text:p>289</text:p>
          </table:table-cell>
          <table:table-cell table:style-name="ce127" table:formula="of:=RANK([.Q12];[.$Q$3:.$Q$40];0)" office:value-type="float" office:value="15" calcext:value-type="float">
            <text:p>15</text:p>
          </table:table-cell>
          <table:table-cell table:style-name="ce137" office:value-type="float" office:value="10" calcext:value-type="float">
            <text:p>10</text:p>
          </table:table-cell>
          <table:table-cell table:style-name="ce28" table:formula="of:=RANDBETWEEN(1;1000000)" office:value-type="float" office:value="122449" calcext:value-type="float">
            <text:p>122449</text:p>
          </table:table-cell>
          <table:table-cell table:style-name="ce28" office:value-type="float" office:value="13" calcext:value-type="float">
            <text:p>13</text:p>
          </table:table-cell>
          <table:table-cell table:style-name="ce82" office:value-type="string" calcext:value-type="string">
            <text:p><text:s/>x </text:p>
          </table:table-cell>
          <table:table-cell table:style-name="ce28" office:value-type="float" office:value="15" calcext:value-type="float">
            <text:p>15</text:p>
          </table:table-cell>
          <table:table-cell table:style-name="ce28" table:formula="of:=COM.MICROSOFT.CONCAT([.Z12:.AB12])" office:value-type="string" office:string-value="13 x 15" calcext:value-type="string">
            <text:p>13 x 15</text:p>
          </table:table-cell>
          <table:table-cell table:style-name="ce39" table:formula="of:=[.Z12]*[.AB12]" office:value-type="float" office:value="195" calcext:value-type="float">
            <text:p>195</text:p>
          </table:table-cell>
          <table:table-cell table:style-name="ce28" table:formula="of:=RANK([.Y12];[.$Y$3:.$Y$35];0)" office:value-type="float" office:value="32" calcext:value-type="float">
            <text:p>32</text:p>
          </table:table-cell>
          <table:table-cell table:style-name="ce152" office:value-type="float" office:value="10" calcext:value-type="float">
            <text:p>10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497670" calcext:value-type="float">
            <text:p>497670</text:p>
          </table:table-cell>
          <table:table-cell table:style-name="ce26" office:value-type="float" office:value="8" calcext:value-type="float">
            <text:p>8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formula="of:=COM.MICROSOFT.CONCAT([.B13:.D13])" office:value-type="string" office:string-value="8 x 5" calcext:value-type="string">
            <text:p>8 x 5</text:p>
          </table:table-cell>
          <table:table-cell table:style-name="ce37" table:formula="of:=[.B13]*[.D13]" office:value-type="float" office:value="40" calcext:value-type="float">
            <text:p>40</text:p>
          </table:table-cell>
          <table:table-cell table:style-name="ce26" table:formula="of:=RANK([.A13];[.$A$3:.$A$32];0)" office:value-type="float" office:value="14" calcext:value-type="float">
            <text:p>14</text:p>
          </table:table-cell>
          <table:table-cell table:style-name="ce98" office:value-type="float" office:value="11" calcext:value-type="float">
            <text:p>11</text:p>
          </table:table-cell>
          <table:table-cell table:style-name="ce25" table:formula="of:=RANDBETWEEN(1;1000000)" office:value-type="float" office:value="154655" calcext:value-type="float">
            <text:p>154655</text:p>
          </table:table-cell>
          <table:table-cell table:style-name="ce25" office:value-type="float" office:value="7" calcext:value-type="float">
            <text:p>7</text:p>
          </table:table-cell>
          <table:table-cell table:style-name="ce79" office:value-type="string" calcext:value-type="string">
            <text:p><text:s/>x 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OM.MICROSOFT.CONCAT([.J13:.L13])" office:value-type="string" office:string-value="7 x 14" calcext:value-type="string">
            <text:p>7 x 14</text:p>
          </table:table-cell>
          <table:table-cell table:style-name="ce36" table:formula="of:=[.J13]*[.L13]" office:value-type="float" office:value="98" calcext:value-type="float">
            <text:p>98</text:p>
          </table:table-cell>
          <table:table-cell table:style-name="ce25" table:formula="of:=RANK([.I13];[.$I$3:.$I$48];0)" office:value-type="float" office:value="39" calcext:value-type="float">
            <text:p>39</text:p>
          </table:table-cell>
          <table:table-cell table:style-name="ce98" office:value-type="float" office:value="11" calcext:value-type="float">
            <text:p>11</text:p>
          </table:table-cell>
          <table:table-cell table:style-name="ce127" table:formula="of:=RANDBETWEEN(1;1000000)" office:value-type="float" office:value="85491" calcext:value-type="float">
            <text:p>85491</text:p>
          </table:table-cell>
          <table:table-cell table:style-name="ce127" office:value-type="float" office:value="18" calcext:value-type="float">
            <text:p>18</text:p>
          </table:table-cell>
          <table:table-cell table:style-name="ce131" office:value-type="string" calcext:value-type="string">
            <text:p>²</text:p>
          </table:table-cell>
          <table:table-cell table:style-name="ce127"/>
          <table:table-cell table:style-name="ce127" table:formula="of:=COM.MICROSOFT.CONCAT([.R13:.T13])" office:value-type="string" office:string-value="18²" calcext:value-type="string">
            <text:p>18²</text:p>
          </table:table-cell>
          <table:table-cell table:style-name="ce135" table:formula="of:=[.R13]^2" office:value-type="float" office:value="324" calcext:value-type="float">
            <text:p>324</text:p>
          </table:table-cell>
          <table:table-cell table:style-name="ce127" table:formula="of:=RANK([.Q13];[.$Q$3:.$Q$40];0)" office:value-type="float" office:value="35" calcext:value-type="float">
            <text:p>35</text:p>
          </table:table-cell>
          <table:table-cell table:style-name="ce137" office:value-type="float" office:value="11" calcext:value-type="float">
            <text:p>11</text:p>
          </table:table-cell>
          <table:table-cell table:style-name="ce28" table:formula="of:=RANDBETWEEN(1;1000000)" office:value-type="float" office:value="563321" calcext:value-type="float">
            <text:p>563321</text:p>
          </table:table-cell>
          <table:table-cell table:style-name="ce28" office:value-type="float" office:value="13" calcext:value-type="float">
            <text:p>13</text:p>
          </table:table-cell>
          <table:table-cell table:style-name="ce82" office:value-type="string" calcext:value-type="string">
            <text:p><text:s/>x </text:p>
          </table:table-cell>
          <table:table-cell table:style-name="ce28" office:value-type="float" office:value="16" calcext:value-type="float">
            <text:p>16</text:p>
          </table:table-cell>
          <table:table-cell table:style-name="ce28" table:formula="of:=COM.MICROSOFT.CONCAT([.Z13:.AB13])" office:value-type="string" office:string-value="13 x 16" calcext:value-type="string">
            <text:p>13 x 16</text:p>
          </table:table-cell>
          <table:table-cell table:style-name="ce39" table:formula="of:=[.Z13]*[.AB13]" office:value-type="float" office:value="208" calcext:value-type="float">
            <text:p>208</text:p>
          </table:table-cell>
          <table:table-cell table:style-name="ce28" table:formula="of:=RANK([.Y13];[.$Y$3:.$Y$35];0)" office:value-type="float" office:value="14" calcext:value-type="float">
            <text:p>14</text:p>
          </table:table-cell>
          <table:table-cell table:style-name="ce152" office:value-type="float" office:value="11" calcext:value-type="float">
            <text:p>11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761288" calcext:value-type="float">
            <text:p>761288</text:p>
          </table:table-cell>
          <table:table-cell table:style-name="ce26" office:value-type="float" office:value="8" calcext:value-type="float">
            <text:p>8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6" calcext:value-type="float">
            <text:p>6</text:p>
          </table:table-cell>
          <table:table-cell table:style-name="ce26" table:formula="of:=COM.MICROSOFT.CONCAT([.B14:.D14])" office:value-type="string" office:string-value="8 x 6" calcext:value-type="string">
            <text:p>8 x 6</text:p>
          </table:table-cell>
          <table:table-cell table:style-name="ce37" table:formula="of:=[.B14]*[.D14]" office:value-type="float" office:value="48" calcext:value-type="float">
            <text:p>48</text:p>
          </table:table-cell>
          <table:table-cell table:style-name="ce26" table:formula="of:=RANK([.A14];[.$A$3:.$A$32];0)" office:value-type="float" office:value="8" calcext:value-type="float">
            <text:p>8</text:p>
          </table:table-cell>
          <table:table-cell table:style-name="ce98" office:value-type="float" office:value="12" calcext:value-type="float">
            <text:p>12</text:p>
          </table:table-cell>
          <table:table-cell table:style-name="ce25" table:formula="of:=RANDBETWEEN(1;1000000)" office:value-type="float" office:value="886159" calcext:value-type="float">
            <text:p>886159</text:p>
          </table:table-cell>
          <table:table-cell table:style-name="ce25" office:value-type="float" office:value="8" calcext:value-type="float">
            <text:p>8</text:p>
          </table:table-cell>
          <table:table-cell table:style-name="ce79" office:value-type="string" calcext:value-type="string">
            <text:p><text:s/>x 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OM.MICROSOFT.CONCAT([.J14:.L14])" office:value-type="string" office:string-value="8 x 12" calcext:value-type="string">
            <text:p>8 x 12</text:p>
          </table:table-cell>
          <table:table-cell table:style-name="ce36" table:formula="of:=[.J14]*[.L14]" office:value-type="float" office:value="96" calcext:value-type="float">
            <text:p>96</text:p>
          </table:table-cell>
          <table:table-cell table:style-name="ce25" table:formula="of:=RANK([.I14];[.$I$3:.$I$48];0)" office:value-type="float" office:value="8" calcext:value-type="float">
            <text:p>8</text:p>
          </table:table-cell>
          <table:table-cell table:style-name="ce98" office:value-type="float" office:value="12" calcext:value-type="float">
            <text:p>12</text:p>
          </table:table-cell>
          <table:table-cell table:style-name="ce127" table:formula="of:=RANDBETWEEN(1;1000000)" office:value-type="float" office:value="519288" calcext:value-type="float">
            <text:p>519288</text:p>
          </table:table-cell>
          <table:table-cell table:style-name="ce127" office:value-type="float" office:value="19" calcext:value-type="float">
            <text:p>19</text:p>
          </table:table-cell>
          <table:table-cell table:style-name="ce131" office:value-type="string" calcext:value-type="string">
            <text:p>²</text:p>
          </table:table-cell>
          <table:table-cell table:style-name="ce127"/>
          <table:table-cell table:style-name="ce127" table:formula="of:=COM.MICROSOFT.CONCAT([.R14:.T14])" office:value-type="string" office:string-value="19²" calcext:value-type="string">
            <text:p>19²</text:p>
          </table:table-cell>
          <table:table-cell table:style-name="ce135" table:formula="of:=[.R14]^2" office:value-type="float" office:value="361" calcext:value-type="float">
            <text:p>361</text:p>
          </table:table-cell>
          <table:table-cell table:style-name="ce127" table:formula="of:=RANK([.Q14];[.$Q$3:.$Q$40];0)" office:value-type="float" office:value="20" calcext:value-type="float">
            <text:p>20</text:p>
          </table:table-cell>
          <table:table-cell table:style-name="ce137" office:value-type="float" office:value="12" calcext:value-type="float">
            <text:p>12</text:p>
          </table:table-cell>
          <table:table-cell table:style-name="ce28" table:formula="of:=RANDBETWEEN(1;1000000)" office:value-type="float" office:value="579949" calcext:value-type="float">
            <text:p>579949</text:p>
          </table:table-cell>
          <table:table-cell table:style-name="ce28" office:value-type="float" office:value="13" calcext:value-type="float">
            <text:p>13</text:p>
          </table:table-cell>
          <table:table-cell table:style-name="ce82" office:value-type="string" calcext:value-type="string">
            <text:p><text:s/>x </text:p>
          </table:table-cell>
          <table:table-cell table:style-name="ce28" office:value-type="float" office:value="17" calcext:value-type="float">
            <text:p>17</text:p>
          </table:table-cell>
          <table:table-cell table:style-name="ce28" table:formula="of:=COM.MICROSOFT.CONCAT([.Z14:.AB14])" office:value-type="string" office:string-value="13 x 17" calcext:value-type="string">
            <text:p>13 x 17</text:p>
          </table:table-cell>
          <table:table-cell table:style-name="ce39" table:formula="of:=[.Z14]*[.AB14]" office:value-type="float" office:value="221" calcext:value-type="float">
            <text:p>221</text:p>
          </table:table-cell>
          <table:table-cell table:style-name="ce28" table:formula="of:=RANK([.Y14];[.$Y$3:.$Y$35];0)" office:value-type="float" office:value="13" calcext:value-type="float">
            <text:p>13</text:p>
          </table:table-cell>
          <table:table-cell table:style-name="ce152" office:value-type="float" office:value="12" calcext:value-type="float">
            <text:p>12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535853" calcext:value-type="float">
            <text:p>535853</text:p>
          </table:table-cell>
          <table:table-cell table:style-name="ce26" office:value-type="float" office:value="8" calcext:value-type="float">
            <text:p>8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7" calcext:value-type="float">
            <text:p>7</text:p>
          </table:table-cell>
          <table:table-cell table:style-name="ce26" table:formula="of:=COM.MICROSOFT.CONCAT([.B15:.D15])" office:value-type="string" office:string-value="8 x 7" calcext:value-type="string">
            <text:p>8 x 7</text:p>
          </table:table-cell>
          <table:table-cell table:style-name="ce37" table:formula="of:=[.B15]*[.D15]" office:value-type="float" office:value="56" calcext:value-type="float">
            <text:p>56</text:p>
          </table:table-cell>
          <table:table-cell table:style-name="ce26" table:formula="of:=RANK([.A15];[.$A$3:.$A$32];0)" office:value-type="float" office:value="13" calcext:value-type="float">
            <text:p>13</text:p>
          </table:table-cell>
          <table:table-cell table:style-name="ce98" office:value-type="float" office:value="13" calcext:value-type="float">
            <text:p>13</text:p>
          </table:table-cell>
          <table:table-cell table:style-name="ce25" table:formula="of:=RANDBETWEEN(1;1000000)" office:value-type="float" office:value="982567" calcext:value-type="float">
            <text:p>982567</text:p>
          </table:table-cell>
          <table:table-cell table:style-name="ce25" office:value-type="float" office:value="8" calcext:value-type="float">
            <text:p>8</text:p>
          </table:table-cell>
          <table:table-cell table:style-name="ce79" office:value-type="string" calcext:value-type="string">
            <text:p><text:s/>x 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OM.MICROSOFT.CONCAT([.J15:.L15])" office:value-type="string" office:string-value="8 x 13" calcext:value-type="string">
            <text:p>8 x 13</text:p>
          </table:table-cell>
          <table:table-cell table:style-name="ce36" table:formula="of:=[.J15]*[.L15]" office:value-type="float" office:value="104" calcext:value-type="float">
            <text:p>104</text:p>
          </table:table-cell>
          <table:table-cell table:style-name="ce25" table:formula="of:=RANK([.I15];[.$I$3:.$I$48];0)" office:value-type="float" office:value="2" calcext:value-type="float">
            <text:p>2</text:p>
          </table:table-cell>
          <table:table-cell table:style-name="ce98" office:value-type="float" office:value="13" calcext:value-type="float">
            <text:p>13</text:p>
          </table:table-cell>
          <table:table-cell table:style-name="ce127" table:formula="of:=RANDBETWEEN(1;1000000)" office:value-type="float" office:value="701409" calcext:value-type="float">
            <text:p>701409</text:p>
          </table:table-cell>
          <table:table-cell table:style-name="ce127" office:value-type="float" office:value="21" calcext:value-type="float">
            <text:p>21</text:p>
          </table:table-cell>
          <table:table-cell table:style-name="ce131" office:value-type="string" calcext:value-type="string">
            <text:p>²</text:p>
          </table:table-cell>
          <table:table-cell table:style-name="ce127"/>
          <table:table-cell table:style-name="ce127" table:formula="of:=COM.MICROSOFT.CONCAT([.R15:.T15])" office:value-type="string" office:string-value="21²" calcext:value-type="string">
            <text:p>21²</text:p>
          </table:table-cell>
          <table:table-cell table:style-name="ce135" table:formula="of:=[.R15]^2" office:value-type="float" office:value="441" calcext:value-type="float">
            <text:p>441</text:p>
          </table:table-cell>
          <table:table-cell table:style-name="ce127" table:formula="of:=RANK([.Q15];[.$Q$3:.$Q$40];0)" office:value-type="float" office:value="9" calcext:value-type="float">
            <text:p>9</text:p>
          </table:table-cell>
          <table:table-cell table:style-name="ce137" office:value-type="float" office:value="13" calcext:value-type="float">
            <text:p>13</text:p>
          </table:table-cell>
          <table:table-cell table:style-name="ce28" table:formula="of:=RANDBETWEEN(1;1000000)" office:value-type="float" office:value="33835" calcext:value-type="float">
            <text:p>33835</text:p>
          </table:table-cell>
          <table:table-cell table:style-name="ce28" office:value-type="float" office:value="13" calcext:value-type="float">
            <text:p>13</text:p>
          </table:table-cell>
          <table:table-cell table:style-name="ce82" office:value-type="string" calcext:value-type="string">
            <text:p><text:s/>x </text:p>
          </table:table-cell>
          <table:table-cell table:style-name="ce28" office:value-type="float" office:value="18" calcext:value-type="float">
            <text:p>18</text:p>
          </table:table-cell>
          <table:table-cell table:style-name="ce28" table:formula="of:=COM.MICROSOFT.CONCAT([.Z15:.AB15])" office:value-type="string" office:string-value="13 x 18" calcext:value-type="string">
            <text:p>13 x 18</text:p>
          </table:table-cell>
          <table:table-cell table:style-name="ce39" table:formula="of:=[.Z15]*[.AB15]" office:value-type="float" office:value="234" calcext:value-type="float">
            <text:p>234</text:p>
          </table:table-cell>
          <table:table-cell table:style-name="ce28" table:formula="of:=RANK([.Y15];[.$Y$3:.$Y$35];0)" office:value-type="float" office:value="33" calcext:value-type="float">
            <text:p>33</text:p>
          </table:table-cell>
          <table:table-cell table:style-name="ce152" office:value-type="float" office:value="13" calcext:value-type="float">
            <text:p>13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176123" calcext:value-type="float">
            <text:p>176123</text:p>
          </table:table-cell>
          <table:table-cell table:style-name="ce26" table:formula="of:=RANDBETWEEN(6;9)" office:value-type="float" office:value="9" calcext:value-type="float">
            <text:p>9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8" calcext:value-type="float">
            <text:p>8</text:p>
          </table:table-cell>
          <table:table-cell table:style-name="ce26" table:formula="of:=COM.MICROSOFT.CONCAT([.B16:.D16])" office:value-type="string" office:string-value="9 x 8" calcext:value-type="string">
            <text:p>9 x 8</text:p>
          </table:table-cell>
          <table:table-cell table:style-name="ce37" table:formula="of:=[.B16]*[.D16]" office:value-type="float" office:value="72" calcext:value-type="float">
            <text:p>72</text:p>
          </table:table-cell>
          <table:table-cell table:style-name="ce26" table:formula="of:=RANK([.A16];[.$A$3:.$A$32];0)" office:value-type="float" office:value="24" calcext:value-type="float">
            <text:p>24</text:p>
          </table:table-cell>
          <table:table-cell table:style-name="ce98" office:value-type="float" office:value="14" calcext:value-type="float">
            <text:p>14</text:p>
          </table:table-cell>
          <table:table-cell table:style-name="ce25" table:formula="of:=RANDBETWEEN(1;1000000)" office:value-type="float" office:value="482591" calcext:value-type="float">
            <text:p>482591</text:p>
          </table:table-cell>
          <table:table-cell table:style-name="ce25" office:value-type="float" office:value="8" calcext:value-type="float">
            <text:p>8</text:p>
          </table:table-cell>
          <table:table-cell table:style-name="ce79" office:value-type="string" calcext:value-type="string">
            <text:p><text:s/>x 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OM.MICROSOFT.CONCAT([.J16:.L16])" office:value-type="string" office:string-value="8 x 14" calcext:value-type="string">
            <text:p>8 x 14</text:p>
          </table:table-cell>
          <table:table-cell table:style-name="ce36" table:formula="of:=[.J16]*[.L16]" office:value-type="float" office:value="112" calcext:value-type="float">
            <text:p>112</text:p>
          </table:table-cell>
          <table:table-cell table:style-name="ce25" table:formula="of:=RANK([.I16];[.$I$3:.$I$48];0)" office:value-type="float" office:value="20" calcext:value-type="float">
            <text:p>20</text:p>
          </table:table-cell>
          <table:table-cell table:style-name="ce98" office:value-type="float" office:value="14" calcext:value-type="float">
            <text:p>14</text:p>
          </table:table-cell>
          <table:table-cell table:style-name="ce127" table:formula="of:=RANDBETWEEN(1;1000000)" office:value-type="float" office:value="957555" calcext:value-type="float">
            <text:p>957555</text:p>
          </table:table-cell>
          <table:table-cell table:style-name="ce127" office:value-type="float" office:value="22" calcext:value-type="float">
            <text:p>22</text:p>
          </table:table-cell>
          <table:table-cell table:style-name="ce131" office:value-type="string" calcext:value-type="string">
            <text:p>²</text:p>
          </table:table-cell>
          <table:table-cell table:style-name="ce127"/>
          <table:table-cell table:style-name="ce127" table:formula="of:=COM.MICROSOFT.CONCAT([.R16:.T16])" office:value-type="string" office:string-value="22²" calcext:value-type="string">
            <text:p>22²</text:p>
          </table:table-cell>
          <table:table-cell table:style-name="ce135" table:formula="of:=[.R16]^2" office:value-type="float" office:value="484" calcext:value-type="float">
            <text:p>484</text:p>
          </table:table-cell>
          <table:table-cell table:style-name="ce127" table:formula="of:=RANK([.Q16];[.$Q$3:.$Q$40];0)" office:value-type="float" office:value="3" calcext:value-type="float">
            <text:p>3</text:p>
          </table:table-cell>
          <table:table-cell table:style-name="ce137" office:value-type="float" office:value="14" calcext:value-type="float">
            <text:p>14</text:p>
          </table:table-cell>
          <table:table-cell table:style-name="ce28" table:formula="of:=RANDBETWEEN(1;1000000)" office:value-type="float" office:value="483769" calcext:value-type="float">
            <text:p>483769</text:p>
          </table:table-cell>
          <table:table-cell table:style-name="ce28" office:value-type="float" office:value="14" calcext:value-type="float">
            <text:p>14</text:p>
          </table:table-cell>
          <table:table-cell table:style-name="ce82" office:value-type="string" calcext:value-type="string">
            <text:p><text:s/>x </text:p>
          </table:table-cell>
          <table:table-cell table:style-name="ce28" office:value-type="float" office:value="19" calcext:value-type="float">
            <text:p>19</text:p>
          </table:table-cell>
          <table:table-cell table:style-name="ce28" table:formula="of:=COM.MICROSOFT.CONCAT([.Z16:.AB16])" office:value-type="string" office:string-value="14 x 19" calcext:value-type="string">
            <text:p>14 x 19</text:p>
          </table:table-cell>
          <table:table-cell table:style-name="ce39" table:formula="of:=[.Z16]*[.AB16]" office:value-type="float" office:value="266" calcext:value-type="float">
            <text:p>266</text:p>
          </table:table-cell>
          <table:table-cell table:style-name="ce28" table:formula="of:=RANK([.Y16];[.$Y$3:.$Y$35];0)" office:value-type="float" office:value="17" calcext:value-type="float">
            <text:p>17</text:p>
          </table:table-cell>
          <table:table-cell table:style-name="ce152" office:value-type="float" office:value="14" calcext:value-type="float">
            <text:p>14</text:p>
          </table:table-cell>
          <table:table-cell table:number-columns-repeated="991"/>
        </table:table-row>
        <table:table-row table:style-name="ro3">
          <table:table-cell table:style-name="ce26" table:formula="of:=RANDBETWEEN(1;1000000)" office:value-type="float" office:value="325885" calcext:value-type="float">
            <text:p>325885</text:p>
          </table:table-cell>
          <table:table-cell table:style-name="ce26" table:formula="of:=RANDBETWEEN(6;9)" office:value-type="float" office:value="8" calcext:value-type="float">
            <text:p>8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9" calcext:value-type="float">
            <text:p>9</text:p>
          </table:table-cell>
          <table:table-cell table:style-name="ce26" table:formula="of:=COM.MICROSOFT.CONCAT([.B17:.D17])" office:value-type="string" office:string-value="8 x 9" calcext:value-type="string">
            <text:p>8 x 9</text:p>
          </table:table-cell>
          <table:table-cell table:style-name="ce37" table:formula="of:=[.B17]*[.D17]" office:value-type="float" office:value="72" calcext:value-type="float">
            <text:p>72</text:p>
          </table:table-cell>
          <table:table-cell table:style-name="ce26" table:formula="of:=RANK([.A17];[.$A$3:.$A$32];0)" office:value-type="float" office:value="19" calcext:value-type="float">
            <text:p>19</text:p>
          </table:table-cell>
          <table:table-cell table:style-name="ce98" office:value-type="float" office:value="15" calcext:value-type="float">
            <text:p>15</text:p>
          </table:table-cell>
          <table:table-cell table:style-name="ce25" table:formula="of:=RANDBETWEEN(1;1000000)" office:value-type="float" office:value="344648" calcext:value-type="float">
            <text:p>344648</text:p>
          </table:table-cell>
          <table:table-cell table:style-name="ce25" office:value-type="float" office:value="9" calcext:value-type="float">
            <text:p>9</text:p>
          </table:table-cell>
          <table:table-cell table:style-name="ce79" office:value-type="string" calcext:value-type="string">
            <text:p><text:s/>x 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OM.MICROSOFT.CONCAT([.J17:.L17])" office:value-type="string" office:string-value="9 x 12" calcext:value-type="string">
            <text:p>9 x 12</text:p>
          </table:table-cell>
          <table:table-cell table:style-name="ce36" table:formula="of:=[.J17]*[.L17]" office:value-type="float" office:value="108" calcext:value-type="float">
            <text:p>108</text:p>
          </table:table-cell>
          <table:table-cell table:style-name="ce25" table:formula="of:=RANK([.I17];[.$I$3:.$I$48];0)" office:value-type="float" office:value="32" calcext:value-type="float">
            <text:p>32</text:p>
          </table:table-cell>
          <table:table-cell table:style-name="ce98" office:value-type="float" office:value="15" calcext:value-type="float">
            <text:p>15</text:p>
          </table:table-cell>
          <table:table-cell table:style-name="ce127" table:formula="of:=RANDBETWEEN(1;1000000)" office:value-type="float" office:value="842403" calcext:value-type="float">
            <text:p>842403</text:p>
          </table:table-cell>
          <table:table-cell table:style-name="ce127" office:value-type="float" office:value="23" calcext:value-type="float">
            <text:p>23</text:p>
          </table:table-cell>
          <table:table-cell table:style-name="ce131" office:value-type="string" calcext:value-type="string">
            <text:p>²</text:p>
          </table:table-cell>
          <table:table-cell table:style-name="ce127"/>
          <table:table-cell table:style-name="ce127" table:formula="of:=COM.MICROSOFT.CONCAT([.R17:.T17])" office:value-type="string" office:string-value="23²" calcext:value-type="string">
            <text:p>23²</text:p>
          </table:table-cell>
          <table:table-cell table:style-name="ce135" table:formula="of:=[.R17]^2" office:value-type="float" office:value="529" calcext:value-type="float">
            <text:p>529</text:p>
          </table:table-cell>
          <table:table-cell table:style-name="ce127" table:formula="of:=RANK([.Q17];[.$Q$3:.$Q$40];0)" office:value-type="float" office:value="6" calcext:value-type="float">
            <text:p>6</text:p>
          </table:table-cell>
          <table:table-cell table:style-name="ce137" office:value-type="float" office:value="15" calcext:value-type="float">
            <text:p>15</text:p>
          </table:table-cell>
          <table:table-cell table:style-name="ce140" table:formula="of:=RANDBETWEEN(1;1000000)" office:value-type="float" office:value="420821" calcext:value-type="float">
            <text:p>420821</text:p>
          </table:table-cell>
          <table:table-cell table:style-name="ce140" office:value-type="float" office:value="14" calcext:value-type="float">
            <text:p>14</text:p>
          </table:table-cell>
          <table:table-cell table:style-name="ce146" office:value-type="string" calcext:value-type="string">
            <text:p><text:s/>x </text:p>
          </table:table-cell>
          <table:table-cell table:style-name="ce140" office:value-type="float" office:value="12" calcext:value-type="float">
            <text:p>12</text:p>
          </table:table-cell>
          <table:table-cell table:style-name="ce140" table:formula="of:=COM.MICROSOFT.CONCAT([.Z17:.AB17])" office:value-type="string" office:string-value="14 x 12" calcext:value-type="string">
            <text:p>14 x 12</text:p>
          </table:table-cell>
          <table:table-cell table:style-name="ce150" table:formula="of:=[.Z17]*[.AB17]" office:value-type="float" office:value="168" calcext:value-type="float">
            <text:p>168</text:p>
          </table:table-cell>
          <table:table-cell table:style-name="ce140" table:formula="of:=RANK([.Y17];[.$Y$3:.$Y$35];0)" office:value-type="float" office:value="19" calcext:value-type="float">
            <text:p>19</text:p>
          </table:table-cell>
          <table:table-cell table:style-name="ce152" office:value-type="float" office:value="15" calcext:value-type="float">
            <text:p>15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59317" calcext:value-type="float">
            <text:p>59317</text:p>
          </table:table-cell>
          <table:table-cell table:style-name="ce27" office:value-type="float" office:value="9" calcext:value-type="float">
            <text:p>9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formula="of:=COM.MICROSOFT.CONCAT([.B18:.D18])" office:value-type="string" office:string-value="9 x 5" calcext:value-type="string">
            <text:p>9 x 5</text:p>
          </table:table-cell>
          <table:table-cell table:style-name="ce38" table:formula="of:=[.B18]*[.D18]" office:value-type="float" office:value="45" calcext:value-type="float">
            <text:p>45</text:p>
          </table:table-cell>
          <table:table-cell table:style-name="ce27" table:formula="of:=RANK([.A18];[.$A$3:.$A$32];0)" office:value-type="float" office:value="27" calcext:value-type="float">
            <text:p>27</text:p>
          </table:table-cell>
          <table:table-cell table:style-name="ce98" office:value-type="float" office:value="16" calcext:value-type="float">
            <text:p>16</text:p>
          </table:table-cell>
          <table:table-cell table:style-name="ce25" table:formula="of:=RANDBETWEEN(1;1000000)" office:value-type="float" office:value="827154" calcext:value-type="float">
            <text:p>827154</text:p>
          </table:table-cell>
          <table:table-cell table:style-name="ce25" office:value-type="float" office:value="9" calcext:value-type="float">
            <text:p>9</text:p>
          </table:table-cell>
          <table:table-cell table:style-name="ce79" office:value-type="string" calcext:value-type="string">
            <text:p><text:s/>x 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OM.MICROSOFT.CONCAT([.J18:.L18])" office:value-type="string" office:string-value="9 x 13" calcext:value-type="string">
            <text:p>9 x 13</text:p>
          </table:table-cell>
          <table:table-cell table:style-name="ce36" table:formula="of:=[.J18]*[.L18]" office:value-type="float" office:value="117" calcext:value-type="float">
            <text:p>117</text:p>
          </table:table-cell>
          <table:table-cell table:style-name="ce25" table:formula="of:=RANK([.I18];[.$I$3:.$I$48];0)" office:value-type="float" office:value="11" calcext:value-type="float">
            <text:p>11</text:p>
          </table:table-cell>
          <table:table-cell table:style-name="ce98" office:value-type="float" office:value="16" calcext:value-type="float">
            <text:p>16</text:p>
          </table:table-cell>
          <table:table-cell table:style-name="ce127" table:formula="of:=RANDBETWEEN(1;1000000)" office:value-type="float" office:value="497220" calcext:value-type="float">
            <text:p>497220</text:p>
          </table:table-cell>
          <table:table-cell table:style-name="ce127" office:value-type="float" office:value="24" calcext:value-type="float">
            <text:p>24</text:p>
          </table:table-cell>
          <table:table-cell table:style-name="ce131" office:value-type="string" calcext:value-type="string">
            <text:p>²</text:p>
          </table:table-cell>
          <table:table-cell table:style-name="ce127"/>
          <table:table-cell table:style-name="ce127" table:formula="of:=COM.MICROSOFT.CONCAT([.R18:.T18])" office:value-type="string" office:string-value="24²" calcext:value-type="string">
            <text:p>24²</text:p>
          </table:table-cell>
          <table:table-cell table:style-name="ce135" table:formula="of:=[.R18]^2" office:value-type="float" office:value="576" calcext:value-type="float">
            <text:p>576</text:p>
          </table:table-cell>
          <table:table-cell table:style-name="ce127" table:formula="of:=RANK([.Q18];[.$Q$3:.$Q$40];0)" office:value-type="float" office:value="21" calcext:value-type="float">
            <text:p>21</text:p>
          </table:table-cell>
          <table:table-cell table:style-name="ce137" office:value-type="float" office:value="16" calcext:value-type="float">
            <text:p>16</text:p>
          </table:table-cell>
          <table:table-cell table:style-name="ce140" table:formula="of:=RANDBETWEEN(1;1000000)" office:value-type="float" office:value="366439" calcext:value-type="float">
            <text:p>366439</text:p>
          </table:table-cell>
          <table:table-cell table:style-name="ce140" office:value-type="float" office:value="14" calcext:value-type="float">
            <text:p>14</text:p>
          </table:table-cell>
          <table:table-cell table:style-name="ce146" office:value-type="string" calcext:value-type="string">
            <text:p><text:s/>x </text:p>
          </table:table-cell>
          <table:table-cell table:style-name="ce140" office:value-type="float" office:value="13" calcext:value-type="float">
            <text:p>13</text:p>
          </table:table-cell>
          <table:table-cell table:style-name="ce140" table:formula="of:=COM.MICROSOFT.CONCAT([.Z18:.AB18])" office:value-type="string" office:string-value="14 x 13" calcext:value-type="string">
            <text:p>14 x 13</text:p>
          </table:table-cell>
          <table:table-cell table:style-name="ce150" table:formula="of:=[.Z18]*[.AB18]" office:value-type="float" office:value="182" calcext:value-type="float">
            <text:p>182</text:p>
          </table:table-cell>
          <table:table-cell table:style-name="ce140" table:formula="of:=RANK([.Y18];[.$Y$3:.$Y$35];0)" office:value-type="float" office:value="21" calcext:value-type="float">
            <text:p>21</text:p>
          </table:table-cell>
          <table:table-cell table:style-name="ce152" office:value-type="float" office:value="16" calcext:value-type="float">
            <text:p>16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829067" calcext:value-type="float">
            <text:p>829067</text:p>
          </table:table-cell>
          <table:table-cell table:style-name="ce27" office:value-type="float" office:value="9" calcext:value-type="float">
            <text:p>9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formula="of:=COM.MICROSOFT.CONCAT([.B19:.D19])" office:value-type="string" office:string-value="9 x 6" calcext:value-type="string">
            <text:p>9 x 6</text:p>
          </table:table-cell>
          <table:table-cell table:style-name="ce38" table:formula="of:=[.B19]*[.D19]" office:value-type="float" office:value="54" calcext:value-type="float">
            <text:p>54</text:p>
          </table:table-cell>
          <table:table-cell table:style-name="ce27" table:formula="of:=RANK([.A19];[.$A$3:.$A$32];0)" office:value-type="float" office:value="5" calcext:value-type="float">
            <text:p>5</text:p>
          </table:table-cell>
          <table:table-cell table:style-name="ce98" office:value-type="float" office:value="17" calcext:value-type="float">
            <text:p>17</text:p>
          </table:table-cell>
          <table:table-cell table:style-name="ce25" table:formula="of:=RANDBETWEEN(1;1000000)" office:value-type="float" office:value="273836" calcext:value-type="float">
            <text:p>273836</text:p>
          </table:table-cell>
          <table:table-cell table:style-name="ce25" office:value-type="float" office:value="9" calcext:value-type="float">
            <text:p>9</text:p>
          </table:table-cell>
          <table:table-cell table:style-name="ce79" office:value-type="string" calcext:value-type="string">
            <text:p><text:s/>x 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OM.MICROSOFT.CONCAT([.J19:.L19])" office:value-type="string" office:string-value="9 x 14" calcext:value-type="string">
            <text:p>9 x 14</text:p>
          </table:table-cell>
          <table:table-cell table:style-name="ce36" table:formula="of:=[.J19]*[.L19]" office:value-type="float" office:value="126" calcext:value-type="float">
            <text:p>126</text:p>
          </table:table-cell>
          <table:table-cell table:style-name="ce25" table:formula="of:=RANK([.I19];[.$I$3:.$I$48];0)" office:value-type="float" office:value="37" calcext:value-type="float">
            <text:p>37</text:p>
          </table:table-cell>
          <table:table-cell table:style-name="ce98" office:value-type="float" office:value="17" calcext:value-type="float">
            <text:p>17</text:p>
          </table:table-cell>
          <table:table-cell table:style-name="ce127" table:formula="of:=RANDBETWEEN(1;1000000)" office:value-type="float" office:value="922672" calcext:value-type="float">
            <text:p>922672</text:p>
          </table:table-cell>
          <table:table-cell table:style-name="ce127" office:value-type="float" office:value="26" calcext:value-type="float">
            <text:p>26</text:p>
          </table:table-cell>
          <table:table-cell table:style-name="ce131" office:value-type="string" calcext:value-type="string">
            <text:p>²</text:p>
          </table:table-cell>
          <table:table-cell table:style-name="ce127"/>
          <table:table-cell table:style-name="ce127" table:formula="of:=COM.MICROSOFT.CONCAT([.R19:.T19])" office:value-type="string" office:string-value="26²" calcext:value-type="string">
            <text:p>26²</text:p>
          </table:table-cell>
          <table:table-cell table:style-name="ce135" table:formula="of:=[.R19]^2" office:value-type="float" office:value="676" calcext:value-type="float">
            <text:p>676</text:p>
          </table:table-cell>
          <table:table-cell table:style-name="ce127" table:formula="of:=RANK([.Q19];[.$Q$3:.$Q$40];0)" office:value-type="float" office:value="4" calcext:value-type="float">
            <text:p>4</text:p>
          </table:table-cell>
          <table:table-cell table:style-name="ce137" office:value-type="float" office:value="17" calcext:value-type="float">
            <text:p>17</text:p>
          </table:table-cell>
          <table:table-cell table:style-name="ce140" table:formula="of:=RANDBETWEEN(1;1000000)" office:value-type="float" office:value="375994" calcext:value-type="float">
            <text:p>375994</text:p>
          </table:table-cell>
          <table:table-cell table:style-name="ce140" office:value-type="float" office:value="14" calcext:value-type="float">
            <text:p>14</text:p>
          </table:table-cell>
          <table:table-cell table:style-name="ce146" office:value-type="string" calcext:value-type="string">
            <text:p><text:s/>x 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table:formula="of:=COM.MICROSOFT.CONCAT([.Z19:.AB19])" office:value-type="string" office:string-value="14 x 15" calcext:value-type="string">
            <text:p>14 x 15</text:p>
          </table:table-cell>
          <table:table-cell table:style-name="ce150" table:formula="of:=[.Z19]*[.AB19]" office:value-type="float" office:value="210" calcext:value-type="float">
            <text:p>210</text:p>
          </table:table-cell>
          <table:table-cell table:style-name="ce140" table:formula="of:=RANK([.Y19];[.$Y$3:.$Y$35];0)" office:value-type="float" office:value="20" calcext:value-type="float">
            <text:p>20</text:p>
          </table:table-cell>
          <table:table-cell table:style-name="ce152" office:value-type="float" office:value="17" calcext:value-type="float">
            <text:p>17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703640" calcext:value-type="float">
            <text:p>703640</text:p>
          </table:table-cell>
          <table:table-cell table:style-name="ce27" office:value-type="float" office:value="9" calcext:value-type="float">
            <text:p>9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formula="of:=COM.MICROSOFT.CONCAT([.B20:.D20])" office:value-type="string" office:string-value="9 x 7" calcext:value-type="string">
            <text:p>9 x 7</text:p>
          </table:table-cell>
          <table:table-cell table:style-name="ce38" table:formula="of:=[.B20]*[.D20]" office:value-type="float" office:value="63" calcext:value-type="float">
            <text:p>63</text:p>
          </table:table-cell>
          <table:table-cell table:style-name="ce27" table:formula="of:=RANK([.A20];[.$A$3:.$A$32];0)" office:value-type="float" office:value="11" calcext:value-type="float">
            <text:p>11</text:p>
          </table:table-cell>
          <table:table-cell table:style-name="ce98" office:value-type="float" office:value="18" calcext:value-type="float">
            <text:p>18</text:p>
          </table:table-cell>
          <table:table-cell table:style-name="ce26" table:formula="of:=RANDBETWEEN(1;1000000)" office:value-type="float" office:value="474492" calcext:value-type="float">
            <text:p>474492</text:p>
          </table:table-cell>
          <table:table-cell table:style-name="ce26" office:value-type="float" office:value="12" calcext:value-type="float">
            <text:p>12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J20:.L20])" office:value-type="string" office:string-value="12 x 11" calcext:value-type="string">
            <text:p>12 x 11</text:p>
          </table:table-cell>
          <table:table-cell table:style-name="ce37" table:formula="of:=[.J20]*[.L20]" office:value-type="float" office:value="132" calcext:value-type="float">
            <text:p>132</text:p>
          </table:table-cell>
          <table:table-cell table:style-name="ce26" table:formula="of:=RANK([.I20];[.$I$3:.$I$48];0)" office:value-type="float" office:value="21" calcext:value-type="float">
            <text:p>21</text:p>
          </table:table-cell>
          <table:table-cell table:style-name="ce98" office:value-type="float" office:value="18" calcext:value-type="float">
            <text:p>18</text:p>
          </table:table-cell>
          <table:table-cell table:style-name="ce127" table:formula="of:=RANDBETWEEN(1;1000000)" office:value-type="float" office:value="309600" calcext:value-type="float">
            <text:p>309600</text:p>
          </table:table-cell>
          <table:table-cell table:style-name="ce127" office:value-type="float" office:value="27" calcext:value-type="float">
            <text:p>27</text:p>
          </table:table-cell>
          <table:table-cell table:style-name="ce131" office:value-type="string" calcext:value-type="string">
            <text:p>²</text:p>
          </table:table-cell>
          <table:table-cell table:style-name="ce127"/>
          <table:table-cell table:style-name="ce127" table:formula="of:=COM.MICROSOFT.CONCAT([.R20:.T20])" office:value-type="string" office:string-value="27²" calcext:value-type="string">
            <text:p>27²</text:p>
          </table:table-cell>
          <table:table-cell table:style-name="ce135" table:formula="of:=[.R20]^2" office:value-type="float" office:value="729" calcext:value-type="float">
            <text:p>729</text:p>
          </table:table-cell>
          <table:table-cell table:style-name="ce127" table:formula="of:=RANK([.Q20];[.$Q$3:.$Q$40];0)" office:value-type="float" office:value="29" calcext:value-type="float">
            <text:p>29</text:p>
          </table:table-cell>
          <table:table-cell table:style-name="ce137" office:value-type="float" office:value="18" calcext:value-type="float">
            <text:p>18</text:p>
          </table:table-cell>
          <table:table-cell table:style-name="ce140" table:formula="of:=RANDBETWEEN(1;1000000)" office:value-type="float" office:value="447011" calcext:value-type="float">
            <text:p>447011</text:p>
          </table:table-cell>
          <table:table-cell table:style-name="ce140" office:value-type="float" office:value="14" calcext:value-type="float">
            <text:p>14</text:p>
          </table:table-cell>
          <table:table-cell table:style-name="ce147" office:value-type="string" calcext:value-type="string">
            <text:p><text:s/>x </text:p>
          </table:table-cell>
          <table:table-cell table:style-name="ce140" office:value-type="float" office:value="16" calcext:value-type="float">
            <text:p>16</text:p>
          </table:table-cell>
          <table:table-cell table:style-name="ce140" table:formula="of:=COM.MICROSOFT.CONCAT([.Z20:.AB20])" office:value-type="string" office:string-value="14 x 16" calcext:value-type="string">
            <text:p>14 x 16</text:p>
          </table:table-cell>
          <table:table-cell table:style-name="ce150" table:formula="of:=[.Z20]*[.AB20]" office:value-type="float" office:value="224" calcext:value-type="float">
            <text:p>224</text:p>
          </table:table-cell>
          <table:table-cell table:style-name="ce140" table:formula="of:=RANK([.Y20];[.$Y$3:.$Y$35];0)" office:value-type="float" office:value="18" calcext:value-type="float">
            <text:p>18</text:p>
          </table:table-cell>
          <table:table-cell table:style-name="ce152" office:value-type="float" office:value="18" calcext:value-type="float">
            <text:p>18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582314" calcext:value-type="float">
            <text:p>582314</text:p>
          </table:table-cell>
          <table:table-cell table:style-name="ce27" office:value-type="float" office:value="9" calcext:value-type="float">
            <text:p>9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formula="of:=COM.MICROSOFT.CONCAT([.B21:.D21])" office:value-type="string" office:string-value="9 x 8" calcext:value-type="string">
            <text:p>9 x 8</text:p>
          </table:table-cell>
          <table:table-cell table:style-name="ce38" table:formula="of:=[.B21]*[.D21]" office:value-type="float" office:value="72" calcext:value-type="float">
            <text:p>72</text:p>
          </table:table-cell>
          <table:table-cell table:style-name="ce27" table:formula="of:=RANK([.A21];[.$A$3:.$A$32];0)" office:value-type="float" office:value="12" calcext:value-type="float">
            <text:p>12</text:p>
          </table:table-cell>
          <table:table-cell table:style-name="ce98" office:value-type="float" office:value="19" calcext:value-type="float">
            <text:p>19</text:p>
          </table:table-cell>
          <table:table-cell table:style-name="ce26" table:formula="of:=RANDBETWEEN(1;1000000)" office:value-type="float" office:value="984968" calcext:value-type="float">
            <text:p>984968</text:p>
          </table:table-cell>
          <table:table-cell table:style-name="ce26" office:value-type="float" office:value="14" calcext:value-type="float">
            <text:p>14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J21:.L21])" office:value-type="string" office:string-value="14 x 11" calcext:value-type="string">
            <text:p>14 x 11</text:p>
          </table:table-cell>
          <table:table-cell table:style-name="ce37" table:formula="of:=[.J21]*[.L21]" office:value-type="float" office:value="154" calcext:value-type="float">
            <text:p>154</text:p>
          </table:table-cell>
          <table:table-cell table:style-name="ce26" table:formula="of:=RANK([.I21];[.$I$3:.$I$48];0)" office:value-type="float" office:value="1" calcext:value-type="float">
            <text:p>1</text:p>
          </table:table-cell>
          <table:table-cell table:style-name="ce98" office:value-type="float" office:value="19" calcext:value-type="float">
            <text:p>19</text:p>
          </table:table-cell>
          <table:table-cell table:style-name="ce127" table:formula="of:=RANDBETWEEN(1;1000000)" office:value-type="float" office:value="331117" calcext:value-type="float">
            <text:p>331117</text:p>
          </table:table-cell>
          <table:table-cell table:style-name="ce127" office:value-type="float" office:value="28" calcext:value-type="float">
            <text:p>28</text:p>
          </table:table-cell>
          <table:table-cell table:style-name="ce131" office:value-type="string" calcext:value-type="string">
            <text:p>²</text:p>
          </table:table-cell>
          <table:table-cell table:style-name="ce127"/>
          <table:table-cell table:style-name="ce127" table:formula="of:=COM.MICROSOFT.CONCAT([.R21:.T21])" office:value-type="string" office:string-value="28²" calcext:value-type="string">
            <text:p>28²</text:p>
          </table:table-cell>
          <table:table-cell table:style-name="ce135" table:formula="of:=[.R21]^2" office:value-type="float" office:value="784" calcext:value-type="float">
            <text:p>784</text:p>
          </table:table-cell>
          <table:table-cell table:style-name="ce127" table:formula="of:=RANK([.Q21];[.$Q$3:.$Q$40];0)" office:value-type="float" office:value="28" calcext:value-type="float">
            <text:p>28</text:p>
          </table:table-cell>
          <table:table-cell table:style-name="ce137" office:value-type="float" office:value="19" calcext:value-type="float">
            <text:p>19</text:p>
          </table:table-cell>
          <table:table-cell table:style-name="ce140" table:formula="of:=RANDBETWEEN(1;1000000)" office:value-type="float" office:value="313529" calcext:value-type="float">
            <text:p>313529</text:p>
          </table:table-cell>
          <table:table-cell table:style-name="ce140" office:value-type="float" office:value="14" calcext:value-type="float">
            <text:p>14</text:p>
          </table:table-cell>
          <table:table-cell table:style-name="ce147" office:value-type="string" calcext:value-type="string">
            <text:p><text:s/>x </text:p>
          </table:table-cell>
          <table:table-cell table:style-name="ce140" office:value-type="float" office:value="17" calcext:value-type="float">
            <text:p>17</text:p>
          </table:table-cell>
          <table:table-cell table:style-name="ce140" table:formula="of:=COM.MICROSOFT.CONCAT([.Z21:.AB21])" office:value-type="string" office:string-value="14 x 17" calcext:value-type="string">
            <text:p>14 x 17</text:p>
          </table:table-cell>
          <table:table-cell table:style-name="ce150" table:formula="of:=[.Z21]*[.AB21]" office:value-type="float" office:value="238" calcext:value-type="float">
            <text:p>238</text:p>
          </table:table-cell>
          <table:table-cell table:style-name="ce140" table:formula="of:=RANK([.Y21];[.$Y$3:.$Y$35];0)" office:value-type="float" office:value="23" calcext:value-type="float">
            <text:p>23</text:p>
          </table:table-cell>
          <table:table-cell table:style-name="ce152" office:value-type="float" office:value="19" calcext:value-type="float">
            <text:p>19</text:p>
          </table:table-cell>
          <table:table-cell table:number-columns-repeated="991"/>
        </table:table-row>
        <table:table-row table:style-name="ro3">
          <table:table-cell table:style-name="ce27" table:formula="of:=RANDBETWEEN(1;1000000)" office:value-type="float" office:value="295620" calcext:value-type="float">
            <text:p>295620</text:p>
          </table:table-cell>
          <table:table-cell table:style-name="ce27" office:value-type="float" office:value="9" calcext:value-type="float">
            <text:p>9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9" calcext:value-type="float">
            <text:p>9</text:p>
          </table:table-cell>
          <table:table-cell table:style-name="ce27" table:formula="of:=COM.MICROSOFT.CONCAT([.B22:.D22])" office:value-type="string" office:string-value="9 x 9" calcext:value-type="string">
            <text:p>9 x 9</text:p>
          </table:table-cell>
          <table:table-cell table:style-name="ce38" table:formula="of:=[.B22]*[.D22]" office:value-type="float" office:value="81" calcext:value-type="float">
            <text:p>81</text:p>
          </table:table-cell>
          <table:table-cell table:style-name="ce27" table:formula="of:=RANK([.A22];[.$A$3:.$A$32];0)" office:value-type="float" office:value="20" calcext:value-type="float">
            <text:p>20</text:p>
          </table:table-cell>
          <table:table-cell table:style-name="ce98" office:value-type="float" office:value="20" calcext:value-type="float">
            <text:p>20</text:p>
          </table:table-cell>
          <table:table-cell table:style-name="ce26" table:formula="of:=RANDBETWEEN(1;1000000)" office:value-type="float" office:value="903810" calcext:value-type="float">
            <text:p>903810</text:p>
          </table:table-cell>
          <table:table-cell table:style-name="ce26" office:value-type="float" office:value="16" calcext:value-type="float">
            <text:p>16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J22:.L22])" office:value-type="string" office:string-value="16 x 11" calcext:value-type="string">
            <text:p>16 x 11</text:p>
          </table:table-cell>
          <table:table-cell table:style-name="ce37" table:formula="of:=[.J22]*[.L22]" office:value-type="float" office:value="176" calcext:value-type="float">
            <text:p>176</text:p>
          </table:table-cell>
          <table:table-cell table:style-name="ce26" table:formula="of:=RANK([.I22];[.$I$3:.$I$48];0)" office:value-type="float" office:value="5" calcext:value-type="float">
            <text:p>5</text:p>
          </table:table-cell>
          <table:table-cell table:style-name="ce98" office:value-type="float" office:value="20" calcext:value-type="float">
            <text:p>20</text:p>
          </table:table-cell>
          <table:table-cell table:style-name="ce127" table:formula="of:=RANDBETWEEN(1;1000000)" office:value-type="float" office:value="634767" calcext:value-type="float">
            <text:p>634767</text:p>
          </table:table-cell>
          <table:table-cell table:style-name="ce127" office:value-type="float" office:value="29" calcext:value-type="float">
            <text:p>29</text:p>
          </table:table-cell>
          <table:table-cell table:style-name="ce131" office:value-type="string" calcext:value-type="string">
            <text:p>²</text:p>
          </table:table-cell>
          <table:table-cell table:style-name="ce127"/>
          <table:table-cell table:style-name="ce127" table:formula="of:=COM.MICROSOFT.CONCAT([.R22:.T22])" office:value-type="string" office:string-value="29²" calcext:value-type="string">
            <text:p>29²</text:p>
          </table:table-cell>
          <table:table-cell table:style-name="ce135" table:formula="of:=[.R22]^2" office:value-type="float" office:value="841" calcext:value-type="float">
            <text:p>841</text:p>
          </table:table-cell>
          <table:table-cell table:style-name="ce127" table:formula="of:=RANK([.Q22];[.$Q$3:.$Q$40];0)" office:value-type="float" office:value="13" calcext:value-type="float">
            <text:p>13</text:p>
          </table:table-cell>
          <table:table-cell table:style-name="ce137" office:value-type="float" office:value="20" calcext:value-type="float">
            <text:p>20</text:p>
          </table:table-cell>
          <table:table-cell table:style-name="ce140" table:formula="of:=RANDBETWEEN(1;1000000)" office:value-type="float" office:value="881777" calcext:value-type="float">
            <text:p>881777</text:p>
          </table:table-cell>
          <table:table-cell table:style-name="ce140" office:value-type="float" office:value="15" calcext:value-type="float">
            <text:p>15</text:p>
          </table:table-cell>
          <table:table-cell table:style-name="ce147" office:value-type="string" calcext:value-type="string">
            <text:p><text:s/>x </text:p>
          </table:table-cell>
          <table:table-cell table:style-name="ce140" office:value-type="float" office:value="18" calcext:value-type="float">
            <text:p>18</text:p>
          </table:table-cell>
          <table:table-cell table:style-name="ce140" table:formula="of:=COM.MICROSOFT.CONCAT([.Z22:.AB22])" office:value-type="string" office:string-value="15 x 18" calcext:value-type="string">
            <text:p>15 x 18</text:p>
          </table:table-cell>
          <table:table-cell table:style-name="ce150" table:formula="of:=[.Z22]*[.AB22]" office:value-type="float" office:value="270" calcext:value-type="float">
            <text:p>270</text:p>
          </table:table-cell>
          <table:table-cell table:style-name="ce140" table:formula="of:=RANK([.Y22];[.$Y$3:.$Y$35];0)" office:value-type="float" office:value="2" calcext:value-type="float">
            <text:p>2</text:p>
          </table:table-cell>
          <table:table-cell table:style-name="ce152" office:value-type="float" office:value="20" calcext:value-type="float">
            <text:p>20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19892" calcext:value-type="float">
            <text:p>19892</text:p>
          </table:table-cell>
          <table:table-cell table:style-name="ce28" office:value-type="float" office:value="11" calcext:value-type="float">
            <text:p>11</text:p>
          </table:table-cell>
          <table:table-cell table:style-name="ce82" office:value-type="string" calcext:value-type="string">
            <text:p>²</text:p>
          </table:table-cell>
          <table:table-cell table:style-name="ce28"/>
          <table:table-cell table:style-name="ce28" table:formula="of:=COM.MICROSOFT.CONCAT([.B23:.D23])" office:value-type="string" office:string-value="11²" calcext:value-type="string">
            <text:p>11²</text:p>
          </table:table-cell>
          <table:table-cell table:style-name="ce39" table:formula="of:=[.B23]^2" office:value-type="float" office:value="121" calcext:value-type="float">
            <text:p>121</text:p>
          </table:table-cell>
          <table:table-cell table:style-name="ce28" table:formula="of:=RANK([.A23];[.$A$3:.$A$32];0)" office:value-type="float" office:value="30" calcext:value-type="float">
            <text:p>30</text:p>
          </table:table-cell>
          <table:table-cell table:style-name="ce98" office:value-type="float" office:value="21" calcext:value-type="float">
            <text:p>21</text:p>
          </table:table-cell>
          <table:table-cell table:style-name="ce26" table:formula="of:=RANDBETWEEN(1;1000000)" office:value-type="float" office:value="662810" calcext:value-type="float">
            <text:p>662810</text:p>
          </table:table-cell>
          <table:table-cell table:style-name="ce26" office:value-type="float" office:value="20" calcext:value-type="float">
            <text:p>20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J23:.L23])" office:value-type="string" office:string-value="20 x 11" calcext:value-type="string">
            <text:p>20 x 11</text:p>
          </table:table-cell>
          <table:table-cell table:style-name="ce37" table:formula="of:=[.J23]*[.L23]" office:value-type="float" office:value="220" calcext:value-type="float">
            <text:p>220</text:p>
          </table:table-cell>
          <table:table-cell table:style-name="ce26" table:formula="of:=RANK([.I23];[.$I$3:.$I$48];0)" office:value-type="float" office:value="17" calcext:value-type="float">
            <text:p>17</text:p>
          </table:table-cell>
          <table:table-cell table:style-name="ce98" office:value-type="float" office:value="21" calcext:value-type="float">
            <text:p>21</text:p>
          </table:table-cell>
          <table:table-cell table:style-name="ce26" table:formula="of:=RANDBETWEEN(1;1000000)" office:value-type="float" office:value="70851" calcext:value-type="float">
            <text:p>70851</text:p>
          </table:table-cell>
          <table:table-cell table:style-name="ce26" table:formula="of:=RANDBETWEEN(12;19)" office:value-type="float" office:value="16" calcext:value-type="float">
            <text:p>16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R23:.T23])" office:value-type="string" office:string-value="16 x 11" calcext:value-type="string">
            <text:p>16 x 11</text:p>
          </table:table-cell>
          <table:table-cell table:style-name="ce37" table:formula="of:=[.R23]*[.T23]" office:value-type="float" office:value="176" calcext:value-type="float">
            <text:p>176</text:p>
          </table:table-cell>
          <table:table-cell table:style-name="ce26" table:formula="of:=RANK([.Q23];[.$Q$3:.$Q$40];0)" office:value-type="float" office:value="36" calcext:value-type="float">
            <text:p>36</text:p>
          </table:table-cell>
          <table:table-cell table:style-name="ce137" office:value-type="float" office:value="21" calcext:value-type="float">
            <text:p>21</text:p>
          </table:table-cell>
          <table:table-cell table:style-name="ce140" table:formula="of:=RANDBETWEEN(1;1000000)" office:value-type="float" office:value="818932" calcext:value-type="float">
            <text:p>818932</text:p>
          </table:table-cell>
          <table:table-cell table:style-name="ce140" office:value-type="float" office:value="16" calcext:value-type="float">
            <text:p>16</text:p>
          </table:table-cell>
          <table:table-cell table:style-name="ce147" office:value-type="string" calcext:value-type="string">
            <text:p><text:s/>x </text:p>
          </table:table-cell>
          <table:table-cell table:style-name="ce140" office:value-type="float" office:value="19" calcext:value-type="float">
            <text:p>19</text:p>
          </table:table-cell>
          <table:table-cell table:style-name="ce140" table:formula="of:=COM.MICROSOFT.CONCAT([.Z23:.AB23])" office:value-type="string" office:string-value="16 x 19" calcext:value-type="string">
            <text:p>16 x 19</text:p>
          </table:table-cell>
          <table:table-cell table:style-name="ce150" table:formula="of:=[.Z23]*[.AB23]" office:value-type="float" office:value="304" calcext:value-type="float">
            <text:p>304</text:p>
          </table:table-cell>
          <table:table-cell table:style-name="ce140" table:formula="of:=RANK([.Y23];[.$Y$3:.$Y$35];0)" office:value-type="float" office:value="3" calcext:value-type="float">
            <text:p>3</text:p>
          </table:table-cell>
          <table:table-cell table:style-name="ce152" office:value-type="float" office:value="21" calcext:value-type="float">
            <text:p>21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716015" calcext:value-type="float">
            <text:p>716015</text:p>
          </table:table-cell>
          <table:table-cell table:style-name="ce28" office:value-type="float" office:value="12" calcext:value-type="float">
            <text:p>12</text:p>
          </table:table-cell>
          <table:table-cell table:style-name="ce82" office:value-type="string" calcext:value-type="string">
            <text:p>²</text:p>
          </table:table-cell>
          <table:table-cell table:style-name="ce28"/>
          <table:table-cell table:style-name="ce28" table:formula="of:=COM.MICROSOFT.CONCAT([.B24:.D24])" office:value-type="string" office:string-value="12²" calcext:value-type="string">
            <text:p>12²</text:p>
          </table:table-cell>
          <table:table-cell table:style-name="ce39" table:formula="of:=[.B24]^2" office:value-type="float" office:value="144" calcext:value-type="float">
            <text:p>144</text:p>
          </table:table-cell>
          <table:table-cell table:style-name="ce28" table:formula="of:=RANK([.A24];[.$A$3:.$A$32];0)" office:value-type="float" office:value="10" calcext:value-type="float">
            <text:p>10</text:p>
          </table:table-cell>
          <table:table-cell table:style-name="ce98" office:value-type="float" office:value="22" calcext:value-type="float">
            <text:p>22</text:p>
          </table:table-cell>
          <table:table-cell table:style-name="ce26" table:formula="of:=RANDBETWEEN(1;1000000)" office:value-type="float" office:value="576843" calcext:value-type="float">
            <text:p>576843</text:p>
          </table:table-cell>
          <table:table-cell table:style-name="ce26" office:value-type="float" office:value="22" calcext:value-type="float">
            <text:p>22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J24:.L24])" office:value-type="string" office:string-value="22 x 11" calcext:value-type="string">
            <text:p>22 x 11</text:p>
          </table:table-cell>
          <table:table-cell table:style-name="ce37" table:formula="of:=[.J24]*[.L24]" office:value-type="float" office:value="242" calcext:value-type="float">
            <text:p>242</text:p>
          </table:table-cell>
          <table:table-cell table:style-name="ce26" table:formula="of:=RANK([.I24];[.$I$3:.$I$48];0)" office:value-type="float" office:value="18" calcext:value-type="float">
            <text:p>18</text:p>
          </table:table-cell>
          <table:table-cell table:style-name="ce98" office:value-type="float" office:value="22" calcext:value-type="float">
            <text:p>22</text:p>
          </table:table-cell>
          <table:table-cell table:style-name="ce26" table:formula="of:=RANDBETWEEN(1;1000000)" office:value-type="float" office:value="562392" calcext:value-type="float">
            <text:p>562392</text:p>
          </table:table-cell>
          <table:table-cell table:style-name="ce26" table:formula="of:=RANDBETWEEN(21;29)" office:value-type="float" office:value="28" calcext:value-type="float">
            <text:p>28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R24:.T24])" office:value-type="string" office:string-value="28 x 11" calcext:value-type="string">
            <text:p>28 x 11</text:p>
          </table:table-cell>
          <table:table-cell table:style-name="ce37" table:formula="of:=[.R24]*[.T24]" office:value-type="float" office:value="308" calcext:value-type="float">
            <text:p>308</text:p>
          </table:table-cell>
          <table:table-cell table:style-name="ce26" table:formula="of:=RANK([.Q24];[.$Q$3:.$Q$40];0)" office:value-type="float" office:value="17" calcext:value-type="float">
            <text:p>17</text:p>
          </table:table-cell>
          <table:table-cell table:style-name="ce137" office:value-type="float" office:value="22" calcext:value-type="float">
            <text:p>22</text:p>
          </table:table-cell>
          <table:table-cell table:style-name="ce104" table:formula="of:=RANDBETWEEN(1;1000000)" office:value-type="float" office:value="138629" calcext:value-type="float">
            <text:p>138629</text:p>
          </table:table-cell>
          <table:table-cell table:style-name="ce104" office:value-type="float" office:value="16" calcext:value-type="float">
            <text:p>16</text:p>
          </table:table-cell>
          <table:table-cell table:style-name="ce115" office:value-type="string" calcext:value-type="string">
            <text:p><text:s/>x </text:p>
          </table:table-cell>
          <table:table-cell table:style-name="ce104" office:value-type="float" office:value="15" calcext:value-type="float">
            <text:p>15</text:p>
          </table:table-cell>
          <table:table-cell table:style-name="ce104" table:formula="of:=COM.MICROSOFT.CONCAT([.Z24:.AB24])" office:value-type="string" office:string-value="16 x 15" calcext:value-type="string">
            <text:p>16 x 15</text:p>
          </table:table-cell>
          <table:table-cell table:style-name="ce109" table:formula="of:=[.Z24]*[.AB24]" office:value-type="float" office:value="240" calcext:value-type="float">
            <text:p>240</text:p>
          </table:table-cell>
          <table:table-cell table:style-name="ce104" table:formula="of:=RANK([.Y24];[.$Y$3:.$Y$35];0)" office:value-type="float" office:value="31" calcext:value-type="float">
            <text:p>31</text:p>
          </table:table-cell>
          <table:table-cell table:style-name="ce152" office:value-type="float" office:value="22" calcext:value-type="float">
            <text:p>22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362548" calcext:value-type="float">
            <text:p>362548</text:p>
          </table:table-cell>
          <table:table-cell table:style-name="ce28" office:value-type="float" office:value="13" calcext:value-type="float">
            <text:p>13</text:p>
          </table:table-cell>
          <table:table-cell table:style-name="ce82" office:value-type="string" calcext:value-type="string">
            <text:p>²</text:p>
          </table:table-cell>
          <table:table-cell table:style-name="ce28"/>
          <table:table-cell table:style-name="ce28" table:formula="of:=COM.MICROSOFT.CONCAT([.B25:.D25])" office:value-type="string" office:string-value="13²" calcext:value-type="string">
            <text:p>13²</text:p>
          </table:table-cell>
          <table:table-cell table:style-name="ce39" table:formula="of:=[.B25]^2" office:value-type="float" office:value="169" calcext:value-type="float">
            <text:p>169</text:p>
          </table:table-cell>
          <table:table-cell table:style-name="ce28" table:formula="of:=RANK([.A25];[.$A$3:.$A$32];0)" office:value-type="float" office:value="16" calcext:value-type="float">
            <text:p>16</text:p>
          </table:table-cell>
          <table:table-cell table:style-name="ce98" office:value-type="float" office:value="23" calcext:value-type="float">
            <text:p>23</text:p>
          </table:table-cell>
          <table:table-cell table:style-name="ce26" table:formula="of:=RANDBETWEEN(1;1000000)" office:value-type="float" office:value="356796" calcext:value-type="float">
            <text:p>356796</text:p>
          </table:table-cell>
          <table:table-cell table:style-name="ce26" office:value-type="float" office:value="24" calcext:value-type="float">
            <text:p>24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J25:.L25])" office:value-type="string" office:string-value="24 x 11" calcext:value-type="string">
            <text:p>24 x 11</text:p>
          </table:table-cell>
          <table:table-cell table:style-name="ce37" table:formula="of:=[.J25]*[.L25]" office:value-type="float" office:value="264" calcext:value-type="float">
            <text:p>264</text:p>
          </table:table-cell>
          <table:table-cell table:style-name="ce26" table:formula="of:=RANK([.I25];[.$I$3:.$I$48];0)" office:value-type="float" office:value="31" calcext:value-type="float">
            <text:p>31</text:p>
          </table:table-cell>
          <table:table-cell table:style-name="ce98" office:value-type="float" office:value="23" calcext:value-type="float">
            <text:p>23</text:p>
          </table:table-cell>
          <table:table-cell table:style-name="ce26" table:formula="of:=RANDBETWEEN(1;1000000)" office:value-type="float" office:value="25199" calcext:value-type="float">
            <text:p>25199</text:p>
          </table:table-cell>
          <table:table-cell table:style-name="ce26" table:formula="of:=RANDBETWEEN(31;39)" office:value-type="float" office:value="35" calcext:value-type="float">
            <text:p>35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R25:.T25])" office:value-type="string" office:string-value="35 x 11" calcext:value-type="string">
            <text:p>35 x 11</text:p>
          </table:table-cell>
          <table:table-cell table:style-name="ce37" table:formula="of:=[.R25]*[.T25]" office:value-type="float" office:value="385" calcext:value-type="float">
            <text:p>385</text:p>
          </table:table-cell>
          <table:table-cell table:style-name="ce26" table:formula="of:=RANK([.Q25];[.$Q$3:.$Q$40];0)" office:value-type="float" office:value="38" calcext:value-type="float">
            <text:p>38</text:p>
          </table:table-cell>
          <table:table-cell table:style-name="ce137" office:value-type="float" office:value="23" calcext:value-type="float">
            <text:p>23</text:p>
          </table:table-cell>
          <table:table-cell table:style-name="ce104" table:formula="of:=RANDBETWEEN(1;1000000)" office:value-type="float" office:value="299065" calcext:value-type="float">
            <text:p>299065</text:p>
          </table:table-cell>
          <table:table-cell table:style-name="ce104" office:value-type="float" office:value="16" calcext:value-type="float">
            <text:p>16</text:p>
          </table:table-cell>
          <table:table-cell table:style-name="ce115" office:value-type="string" calcext:value-type="string">
            <text:p><text:s/>x </text:p>
          </table:table-cell>
          <table:table-cell table:style-name="ce104" office:value-type="float" office:value="17" calcext:value-type="float">
            <text:p>17</text:p>
          </table:table-cell>
          <table:table-cell table:style-name="ce104" table:formula="of:=COM.MICROSOFT.CONCAT([.Z25:.AB25])" office:value-type="string" office:string-value="16 x 17" calcext:value-type="string">
            <text:p>16 x 17</text:p>
          </table:table-cell>
          <table:table-cell table:style-name="ce109" table:formula="of:=[.Z25]*[.AB25]" office:value-type="float" office:value="272" calcext:value-type="float">
            <text:p>272</text:p>
          </table:table-cell>
          <table:table-cell table:style-name="ce104" table:formula="of:=RANK([.Y25];[.$Y$3:.$Y$35];0)" office:value-type="float" office:value="24" calcext:value-type="float">
            <text:p>24</text:p>
          </table:table-cell>
          <table:table-cell table:style-name="ce152" office:value-type="float" office:value="23" calcext:value-type="float">
            <text:p>23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746630" calcext:value-type="float">
            <text:p>746630</text:p>
          </table:table-cell>
          <table:table-cell table:style-name="ce28" office:value-type="float" office:value="14" calcext:value-type="float">
            <text:p>14</text:p>
          </table:table-cell>
          <table:table-cell table:style-name="ce82" office:value-type="string" calcext:value-type="string">
            <text:p>²</text:p>
          </table:table-cell>
          <table:table-cell table:style-name="ce28"/>
          <table:table-cell table:style-name="ce28" table:formula="of:=COM.MICROSOFT.CONCAT([.B26:.D26])" office:value-type="string" office:string-value="14²" calcext:value-type="string">
            <text:p>14²</text:p>
          </table:table-cell>
          <table:table-cell table:style-name="ce39" table:formula="of:=[.B26]^2" office:value-type="float" office:value="196" calcext:value-type="float">
            <text:p>196</text:p>
          </table:table-cell>
          <table:table-cell table:style-name="ce28" table:formula="of:=RANK([.A26];[.$A$3:.$A$32];0)" office:value-type="float" office:value="9" calcext:value-type="float">
            <text:p>9</text:p>
          </table:table-cell>
          <table:table-cell table:style-name="ce98" office:value-type="float" office:value="24" calcext:value-type="float">
            <text:p>24</text:p>
          </table:table-cell>
          <table:table-cell table:style-name="ce26" table:formula="of:=RANDBETWEEN(1;1000000)" office:value-type="float" office:value="539375" calcext:value-type="float">
            <text:p>539375</text:p>
          </table:table-cell>
          <table:table-cell table:style-name="ce26" office:value-type="float" office:value="26" calcext:value-type="float">
            <text:p>26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J26:.L26])" office:value-type="string" office:string-value="26 x 11" calcext:value-type="string">
            <text:p>26 x 11</text:p>
          </table:table-cell>
          <table:table-cell table:style-name="ce37" table:formula="of:=[.J26]*[.L26]" office:value-type="float" office:value="286" calcext:value-type="float">
            <text:p>286</text:p>
          </table:table-cell>
          <table:table-cell table:style-name="ce26" table:formula="of:=RANK([.I26];[.$I$3:.$I$48];0)" office:value-type="float" office:value="19" calcext:value-type="float">
            <text:p>19</text:p>
          </table:table-cell>
          <table:table-cell table:style-name="ce98" office:value-type="float" office:value="24" calcext:value-type="float">
            <text:p>24</text:p>
          </table:table-cell>
          <table:table-cell table:style-name="ce26" table:formula="of:=RANDBETWEEN(1;1000000)" office:value-type="float" office:value="525758" calcext:value-type="float">
            <text:p>525758</text:p>
          </table:table-cell>
          <table:table-cell table:style-name="ce26" table:formula="of:=RANDBETWEEN(41;49)" office:value-type="float" office:value="46" calcext:value-type="float">
            <text:p>46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R26:.T26])" office:value-type="string" office:string-value="46 x 11" calcext:value-type="string">
            <text:p>46 x 11</text:p>
          </table:table-cell>
          <table:table-cell table:style-name="ce37" table:formula="of:=[.R26]*[.T26]" office:value-type="float" office:value="506" calcext:value-type="float">
            <text:p>506</text:p>
          </table:table-cell>
          <table:table-cell table:style-name="ce26" table:formula="of:=RANK([.Q26];[.$Q$3:.$Q$40];0)" office:value-type="float" office:value="19" calcext:value-type="float">
            <text:p>19</text:p>
          </table:table-cell>
          <table:table-cell table:style-name="ce137" office:value-type="float" office:value="24" calcext:value-type="float">
            <text:p>24</text:p>
          </table:table-cell>
          <table:table-cell table:style-name="ce104" table:formula="of:=RANDBETWEEN(1;1000000)" office:value-type="float" office:value="731162" calcext:value-type="float">
            <text:p>731162</text:p>
          </table:table-cell>
          <table:table-cell table:style-name="ce104" office:value-type="float" office:value="16" calcext:value-type="float">
            <text:p>16</text:p>
          </table:table-cell>
          <table:table-cell table:style-name="ce116" office:value-type="string" calcext:value-type="string">
            <text:p><text:s/>x </text:p>
          </table:table-cell>
          <table:table-cell table:style-name="ce104" office:value-type="float" office:value="18" calcext:value-type="float">
            <text:p>18</text:p>
          </table:table-cell>
          <table:table-cell table:style-name="ce104" table:formula="of:=COM.MICROSOFT.CONCAT([.Z26:.AB26])" office:value-type="string" office:string-value="16 x 18" calcext:value-type="string">
            <text:p>16 x 18</text:p>
          </table:table-cell>
          <table:table-cell table:style-name="ce109" table:formula="of:=[.Z26]*[.AB26]" office:value-type="float" office:value="288" calcext:value-type="float">
            <text:p>288</text:p>
          </table:table-cell>
          <table:table-cell table:style-name="ce104" table:formula="of:=RANK([.Y26];[.$Y$3:.$Y$35];0)" office:value-type="float" office:value="7" calcext:value-type="float">
            <text:p>7</text:p>
          </table:table-cell>
          <table:table-cell table:style-name="ce152" office:value-type="float" office:value="24" calcext:value-type="float">
            <text:p>24</text:p>
          </table:table-cell>
          <table:table-cell table:number-columns-repeated="991"/>
        </table:table-row>
        <table:table-row table:style-name="ro3">
          <table:table-cell table:style-name="ce28" table:formula="of:=RANDBETWEEN(1;1000000)" office:value-type="float" office:value="148943" calcext:value-type="float">
            <text:p>148943</text:p>
          </table:table-cell>
          <table:table-cell table:style-name="ce28" office:value-type="float" office:value="15" calcext:value-type="float">
            <text:p>15</text:p>
          </table:table-cell>
          <table:table-cell table:style-name="ce82" office:value-type="string" calcext:value-type="string">
            <text:p>²</text:p>
          </table:table-cell>
          <table:table-cell table:style-name="ce28"/>
          <table:table-cell table:style-name="ce28" table:formula="of:=COM.MICROSOFT.CONCAT([.B27:.D27])" office:value-type="string" office:string-value="15²" calcext:value-type="string">
            <text:p>15²</text:p>
          </table:table-cell>
          <table:table-cell table:style-name="ce39" table:formula="of:=[.B27]^2" office:value-type="float" office:value="225" calcext:value-type="float">
            <text:p>225</text:p>
          </table:table-cell>
          <table:table-cell table:style-name="ce28" table:formula="of:=RANK([.A27];[.$A$3:.$A$32];0)" office:value-type="float" office:value="25" calcext:value-type="float">
            <text:p>25</text:p>
          </table:table-cell>
          <table:table-cell table:style-name="ce98" office:value-type="float" office:value="25" calcext:value-type="float">
            <text:p>25</text:p>
          </table:table-cell>
          <table:table-cell table:style-name="ce26" table:formula="of:=RANDBETWEEN(1;1000000)" office:value-type="float" office:value="285025" calcext:value-type="float">
            <text:p>285025</text:p>
          </table:table-cell>
          <table:table-cell table:style-name="ce26" office:value-type="float" office:value="28" calcext:value-type="float">
            <text:p>28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J27:.L27])" office:value-type="string" office:string-value="28 x 11" calcext:value-type="string">
            <text:p>28 x 11</text:p>
          </table:table-cell>
          <table:table-cell table:style-name="ce37" table:formula="of:=[.J27]*[.L27]" office:value-type="float" office:value="308" calcext:value-type="float">
            <text:p>308</text:p>
          </table:table-cell>
          <table:table-cell table:style-name="ce26" table:formula="of:=RANK([.I27];[.$I$3:.$I$48];0)" office:value-type="float" office:value="36" calcext:value-type="float">
            <text:p>36</text:p>
          </table:table-cell>
          <table:table-cell table:style-name="ce98" office:value-type="float" office:value="25" calcext:value-type="float">
            <text:p>25</text:p>
          </table:table-cell>
          <table:table-cell table:style-name="ce27" table:formula="of:=RANDBETWEEN(1;1000000)" office:value-type="float" office:value="184552" calcext:value-type="float">
            <text:p>184552</text:p>
          </table:table-cell>
          <table:table-cell table:style-name="ce27" table:formula="of:=RANDBETWEEN(12;40)*2" office:value-type="float" office:value="52" calcext:value-type="float">
            <text:p>52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R27:.T27])" office:value-type="string" office:string-value="52 x 15" calcext:value-type="string">
            <text:p>52 x 15</text:p>
          </table:table-cell>
          <table:table-cell table:style-name="ce38" table:formula="of:=[.R27]*[.T27]" office:value-type="float" office:value="780" calcext:value-type="float">
            <text:p>780</text:p>
          </table:table-cell>
          <table:table-cell table:style-name="ce27" table:formula="of:=RANK([.Q27];[.$Q$3:.$Q$40];0)" office:value-type="float" office:value="32" calcext:value-type="float">
            <text:p>32</text:p>
          </table:table-cell>
          <table:table-cell table:style-name="ce137" office:value-type="float" office:value="25" calcext:value-type="float">
            <text:p>25</text:p>
          </table:table-cell>
          <table:table-cell table:style-name="ce104" table:formula="of:=RANDBETWEEN(1;1000000)" office:value-type="float" office:value="252115" calcext:value-type="float">
            <text:p>252115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office:value-type="string" calcext:value-type="string">
            <text:p><text:s/>x </text:p>
          </table:table-cell>
          <table:table-cell table:style-name="ce104" office:value-type="float" office:value="19" calcext:value-type="float">
            <text:p>19</text:p>
          </table:table-cell>
          <table:table-cell table:style-name="ce104" table:formula="of:=COM.MICROSOFT.CONCAT([.Z27:.AB27])" office:value-type="string" office:string-value="16 x 19" calcext:value-type="string">
            <text:p>16 x 19</text:p>
          </table:table-cell>
          <table:table-cell table:style-name="ce104" table:formula="of:=[.Z27]*[.AB27]" office:value-type="float" office:value="304" calcext:value-type="float">
            <text:p>304</text:p>
          </table:table-cell>
          <table:table-cell table:style-name="ce104" table:formula="of:=RANK([.Y27];[.$Y$3:.$Y$35];0)" office:value-type="float" office:value="26" calcext:value-type="float">
            <text:p>26</text:p>
          </table:table-cell>
          <table:table-cell table:style-name="ce152" office:value-type="float" office:value="25" calcext:value-type="float">
            <text:p>25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770984" calcext:value-type="float">
            <text:p>770984</text:p>
          </table:table-cell>
          <table:table-cell table:style-name="ce85" office:value-type="float" office:value="25" calcext:value-type="float">
            <text:p>25</text:p>
          </table:table-cell>
          <table:table-cell table:style-name="ce94" office:value-type="string" calcext:value-type="string">
            <text:p>²</text:p>
          </table:table-cell>
          <table:table-cell table:style-name="ce85"/>
          <table:table-cell table:style-name="ce85" table:formula="of:=COM.MICROSOFT.CONCAT([.B28:.D28])" office:value-type="string" office:string-value="25²" calcext:value-type="string">
            <text:p>25²</text:p>
          </table:table-cell>
          <table:table-cell table:style-name="ce102" table:formula="of:=[.B28]^2" office:value-type="float" office:value="625" calcext:value-type="float">
            <text:p>625</text:p>
          </table:table-cell>
          <table:table-cell table:style-name="ce85" table:formula="of:=RANK([.A28];[.$A$3:.$A$32];0)" office:value-type="float" office:value="7" calcext:value-type="float">
            <text:p>7</text:p>
          </table:table-cell>
          <table:table-cell table:style-name="ce98" office:value-type="float" office:value="26" calcext:value-type="float">
            <text:p>26</text:p>
          </table:table-cell>
          <table:table-cell table:style-name="ce26" table:formula="of:=RANDBETWEEN(1;1000000)" office:value-type="float" office:value="329016" calcext:value-type="float">
            <text:p>329016</text:p>
          </table:table-cell>
          <table:table-cell table:style-name="ce26" office:value-type="float" office:value="30" calcext:value-type="float">
            <text:p>30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J28:.L28])" office:value-type="string" office:string-value="30 x 11" calcext:value-type="string">
            <text:p>30 x 11</text:p>
          </table:table-cell>
          <table:table-cell table:style-name="ce37" table:formula="of:=[.J28]*[.L28]" office:value-type="float" office:value="330" calcext:value-type="float">
            <text:p>330</text:p>
          </table:table-cell>
          <table:table-cell table:style-name="ce26" table:formula="of:=RANK([.I28];[.$I$3:.$I$48];0)" office:value-type="float" office:value="34" calcext:value-type="float">
            <text:p>34</text:p>
          </table:table-cell>
          <table:table-cell table:style-name="ce98" office:value-type="float" office:value="26" calcext:value-type="float">
            <text:p>26</text:p>
          </table:table-cell>
          <table:table-cell table:style-name="ce27" table:formula="of:=RANDBETWEEN(1;1000000)" office:value-type="float" office:value="688492" calcext:value-type="float">
            <text:p>688492</text:p>
          </table:table-cell>
          <table:table-cell table:style-name="ce27" table:formula="of:=RANDBETWEEN(12;40)*2" office:value-type="float" office:value="62" calcext:value-type="float">
            <text:p>62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R28:.T28])" office:value-type="string" office:string-value="62 x 15" calcext:value-type="string">
            <text:p>62 x 15</text:p>
          </table:table-cell>
          <table:table-cell table:style-name="ce38" table:formula="of:=[.R28]*[.T28]" office:value-type="float" office:value="930" calcext:value-type="float">
            <text:p>930</text:p>
          </table:table-cell>
          <table:table-cell table:style-name="ce27" table:formula="of:=RANK([.Q28];[.$Q$3:.$Q$40];0)" office:value-type="float" office:value="10" calcext:value-type="float">
            <text:p>10</text:p>
          </table:table-cell>
          <table:table-cell table:style-name="ce137" office:value-type="float" office:value="26" calcext:value-type="float">
            <text:p>26</text:p>
          </table:table-cell>
          <table:table-cell table:style-name="ce160" table:formula="of:=RANDBETWEEN(1;1000000)" office:value-type="float" office:value="790404" calcext:value-type="float">
            <text:p>790404</text:p>
          </table:table-cell>
          <table:table-cell table:style-name="ce160" office:value-type="float" office:value="17" calcext:value-type="float">
            <text:p>17</text:p>
          </table:table-cell>
          <table:table-cell table:style-name="ce168" office:value-type="string" calcext:value-type="string">
            <text:p><text:s/>x </text:p>
          </table:table-cell>
          <table:table-cell table:style-name="ce160" office:value-type="float" office:value="15" calcext:value-type="float">
            <text:p>15</text:p>
          </table:table-cell>
          <table:table-cell table:style-name="ce160" table:formula="of:=COM.MICROSOFT.CONCAT([.Z28:.AB28])" office:value-type="string" office:string-value="17 x 15" calcext:value-type="string">
            <text:p>17 x 15</text:p>
          </table:table-cell>
          <table:table-cell table:style-name="ce178" table:formula="of:=[.Z28]*[.AB28]" office:value-type="float" office:value="255" calcext:value-type="float">
            <text:p>255</text:p>
          </table:table-cell>
          <table:table-cell table:style-name="ce160" table:formula="of:=RANK([.Y28];[.$Y$3:.$Y$35];0)" office:value-type="float" office:value="5" calcext:value-type="float">
            <text:p>5</text:p>
          </table:table-cell>
          <table:table-cell table:style-name="ce152" office:value-type="float" office:value="26" calcext:value-type="float">
            <text:p>26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464391" calcext:value-type="float">
            <text:p>464391</text:p>
          </table:table-cell>
          <table:table-cell table:style-name="ce85" office:value-type="float" office:value="35" calcext:value-type="float">
            <text:p>35</text:p>
          </table:table-cell>
          <table:table-cell table:style-name="ce94" office:value-type="string" calcext:value-type="string">
            <text:p>²</text:p>
          </table:table-cell>
          <table:table-cell table:style-name="ce85"/>
          <table:table-cell table:style-name="ce85" table:formula="of:=COM.MICROSOFT.CONCAT([.B29:.D29])" office:value-type="string" office:string-value="35²" calcext:value-type="string">
            <text:p>35²</text:p>
          </table:table-cell>
          <table:table-cell table:style-name="ce102" table:formula="of:=[.B29]^2" office:value-type="float" office:value="1225" calcext:value-type="float">
            <text:p>1 225</text:p>
          </table:table-cell>
          <table:table-cell table:style-name="ce85" table:formula="of:=RANK([.A29];[.$A$3:.$A$32];0)" office:value-type="float" office:value="15" calcext:value-type="float">
            <text:p>15</text:p>
          </table:table-cell>
          <table:table-cell table:style-name="ce98" office:value-type="float" office:value="27" calcext:value-type="float">
            <text:p>27</text:p>
          </table:table-cell>
          <table:table-cell table:style-name="ce26" table:formula="of:=RANDBETWEEN(1;1000000)" office:value-type="float" office:value="892467" calcext:value-type="float">
            <text:p>892467</text:p>
          </table:table-cell>
          <table:table-cell table:style-name="ce26" office:value-type="float" office:value="32" calcext:value-type="float">
            <text:p>32</text:p>
          </table:table-cell>
          <table:table-cell table:style-name="ce80" office:value-type="string" calcext:value-type="string">
            <text:p><text:s/>x </text:p>
          </table:table-cell>
          <table:table-cell table:style-name="ce26" office:value-type="float" office:value="11" calcext:value-type="float">
            <text:p>11</text:p>
          </table:table-cell>
          <table:table-cell table:style-name="ce26" table:formula="of:=COM.MICROSOFT.CONCAT([.J29:.L29])" office:value-type="string" office:string-value="32 x 11" calcext:value-type="string">
            <text:p>32 x 11</text:p>
          </table:table-cell>
          <table:table-cell table:style-name="ce37" table:formula="of:=[.J29]*[.L29]" office:value-type="float" office:value="352" calcext:value-type="float">
            <text:p>352</text:p>
          </table:table-cell>
          <table:table-cell table:style-name="ce26" table:formula="of:=RANK([.I29];[.$I$3:.$I$48];0)" office:value-type="float" office:value="6" calcext:value-type="float">
            <text:p>6</text:p>
          </table:table-cell>
          <table:table-cell table:style-name="ce98" office:value-type="float" office:value="27" calcext:value-type="float">
            <text:p>27</text:p>
          </table:table-cell>
          <table:table-cell table:style-name="ce27" table:formula="of:=RANDBETWEEN(1;1000000)" office:value-type="float" office:value="972499" calcext:value-type="float">
            <text:p>972499</text:p>
          </table:table-cell>
          <table:table-cell table:style-name="ce27" table:formula="of:=RANDBETWEEN(12;40)*2" office:value-type="float" office:value="72" calcext:value-type="float">
            <text:p>72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R29:.T29])" office:value-type="string" office:string-value="72 x 15" calcext:value-type="string">
            <text:p>72 x 15</text:p>
          </table:table-cell>
          <table:table-cell table:style-name="ce38" table:formula="of:=[.R29]*[.T29]" office:value-type="float" office:value="1080" calcext:value-type="float">
            <text:p>1 080</text:p>
          </table:table-cell>
          <table:table-cell table:style-name="ce27" table:formula="of:=RANK([.Q29];[.$Q$3:.$Q$40];0)" office:value-type="float" office:value="2" calcext:value-type="float">
            <text:p>2</text:p>
          </table:table-cell>
          <table:table-cell table:style-name="ce137" office:value-type="float" office:value="27" calcext:value-type="float">
            <text:p>27</text:p>
          </table:table-cell>
          <table:table-cell table:style-name="ce160" table:formula="of:=RANDBETWEEN(1;1000000)" office:value-type="float" office:value="211199" calcext:value-type="float">
            <text:p>211199</text:p>
          </table:table-cell>
          <table:table-cell table:style-name="ce160" office:value-type="float" office:value="17" calcext:value-type="float">
            <text:p>17</text:p>
          </table:table-cell>
          <table:table-cell table:style-name="ce168" office:value-type="string" calcext:value-type="string">
            <text:p><text:s/>x </text:p>
          </table:table-cell>
          <table:table-cell table:style-name="ce160" office:value-type="float" office:value="18" calcext:value-type="float">
            <text:p>18</text:p>
          </table:table-cell>
          <table:table-cell table:style-name="ce160" table:formula="of:=COM.MICROSOFT.CONCAT([.Z29:.AB29])" office:value-type="string" office:string-value="17 x 18" calcext:value-type="string">
            <text:p>17 x 18</text:p>
          </table:table-cell>
          <table:table-cell table:style-name="ce178" table:formula="of:=[.Z29]*[.AB29]" office:value-type="float" office:value="306" calcext:value-type="float">
            <text:p>306</text:p>
          </table:table-cell>
          <table:table-cell table:style-name="ce160" table:formula="of:=RANK([.Y29];[.$Y$3:.$Y$35];0)" office:value-type="float" office:value="27" calcext:value-type="float">
            <text:p>27</text:p>
          </table:table-cell>
          <table:table-cell table:style-name="ce152" office:value-type="float" office:value="27" calcext:value-type="float">
            <text:p>27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997400" calcext:value-type="float">
            <text:p>997400</text:p>
          </table:table-cell>
          <table:table-cell table:style-name="ce85" office:value-type="float" office:value="45" calcext:value-type="float">
            <text:p>45</text:p>
          </table:table-cell>
          <table:table-cell table:style-name="ce94" office:value-type="string" calcext:value-type="string">
            <text:p>²</text:p>
          </table:table-cell>
          <table:table-cell table:style-name="ce85"/>
          <table:table-cell table:style-name="ce85" table:formula="of:=COM.MICROSOFT.CONCAT([.B30:.D30])" office:value-type="string" office:string-value="45²" calcext:value-type="string">
            <text:p>45²</text:p>
          </table:table-cell>
          <table:table-cell table:style-name="ce102" table:formula="of:=[.B30]^2" office:value-type="float" office:value="2025" calcext:value-type="float">
            <text:p>2 025</text:p>
          </table:table-cell>
          <table:table-cell table:style-name="ce85" table:formula="of:=RANK([.A30];[.$A$3:.$A$32];0)" office:value-type="float" office:value="2" calcext:value-type="float">
            <text:p>2</text:p>
          </table:table-cell>
          <table:table-cell table:style-name="ce98" office:value-type="float" office:value="28" calcext:value-type="float">
            <text:p>28</text:p>
          </table:table-cell>
          <table:table-cell table:style-name="ce27" table:formula="of:=RANDBETWEEN(1;1000000)" office:value-type="float" office:value="830276" calcext:value-type="float">
            <text:p>830276</text:p>
          </table:table-cell>
          <table:table-cell table:style-name="ce27" office:value-type="float" office:value="12" calcext:value-type="float">
            <text:p>12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J30:.L30])" office:value-type="string" office:string-value="12 x 15" calcext:value-type="string">
            <text:p>12 x 15</text:p>
          </table:table-cell>
          <table:table-cell table:style-name="ce38" table:formula="of:=[.J30]*[.L30]" office:value-type="float" office:value="180" calcext:value-type="float">
            <text:p>180</text:p>
          </table:table-cell>
          <table:table-cell table:style-name="ce27" table:formula="of:=RANK([.I30];[.$I$3:.$I$48];0)" office:value-type="float" office:value="10" calcext:value-type="float">
            <text:p>10</text:p>
          </table:table-cell>
          <table:table-cell table:style-name="ce98" office:value-type="float" office:value="28" calcext:value-type="float">
            <text:p>28</text:p>
          </table:table-cell>
          <table:table-cell table:style-name="ce27" table:formula="of:=RANDBETWEEN(1;1000000)" office:value-type="float" office:value="617725" calcext:value-type="float">
            <text:p>617725</text:p>
          </table:table-cell>
          <table:table-cell table:style-name="ce27" table:formula="of:=RANDBETWEEN(12;40)*2" office:value-type="float" office:value="70" calcext:value-type="float">
            <text:p>70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R30:.T30])" office:value-type="string" office:string-value="70 x 15" calcext:value-type="string">
            <text:p>70 x 15</text:p>
          </table:table-cell>
          <table:table-cell table:style-name="ce38" table:formula="of:=[.R30]*[.T30]" office:value-type="float" office:value="1050" calcext:value-type="float">
            <text:p>1 050</text:p>
          </table:table-cell>
          <table:table-cell table:style-name="ce27" table:formula="of:=RANK([.Q30];[.$Q$3:.$Q$40];0)" office:value-type="float" office:value="14" calcext:value-type="float">
            <text:p>14</text:p>
          </table:table-cell>
          <table:table-cell table:style-name="ce137" office:value-type="float" office:value="28" calcext:value-type="float">
            <text:p>28</text:p>
          </table:table-cell>
          <table:table-cell table:style-name="ce160" table:formula="of:=RANDBETWEEN(1;1000000)" office:value-type="float" office:value="799244" calcext:value-type="float">
            <text:p>799244</text:p>
          </table:table-cell>
          <table:table-cell table:style-name="ce160" office:value-type="float" office:value="17" calcext:value-type="float">
            <text:p>17</text:p>
          </table:table-cell>
          <table:table-cell table:style-name="ce160" office:value-type="string" calcext:value-type="string">
            <text:p><text:s/>x </text:p>
          </table:table-cell>
          <table:table-cell table:style-name="ce160" office:value-type="float" office:value="19" calcext:value-type="float">
            <text:p>19</text:p>
          </table:table-cell>
          <table:table-cell table:style-name="ce160" table:formula="of:=COM.MICROSOFT.CONCAT([.Z30:.AB30])" office:value-type="string" office:string-value="17 x 19" calcext:value-type="string">
            <text:p>17 x 19</text:p>
          </table:table-cell>
          <table:table-cell table:style-name="ce178" table:formula="of:=[.Z30]*[.AB30]" office:value-type="float" office:value="323" calcext:value-type="float">
            <text:p>323</text:p>
          </table:table-cell>
          <table:table-cell table:style-name="ce160" table:formula="of:=RANK([.Y30];[.$Y$3:.$Y$35];0)" office:value-type="float" office:value="4" calcext:value-type="float">
            <text:p>4</text:p>
          </table:table-cell>
          <table:table-cell table:style-name="ce152" office:value-type="float" office:value="28" calcext:value-type="float">
            <text:p>28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892567" calcext:value-type="float">
            <text:p>892567</text:p>
          </table:table-cell>
          <table:table-cell table:style-name="ce85" office:value-type="float" office:value="55" calcext:value-type="float">
            <text:p>55</text:p>
          </table:table-cell>
          <table:table-cell table:style-name="ce94" office:value-type="string" calcext:value-type="string">
            <text:p>²</text:p>
          </table:table-cell>
          <table:table-cell table:style-name="ce85"/>
          <table:table-cell table:style-name="ce85" table:formula="of:=COM.MICROSOFT.CONCAT([.B31:.D31])" office:value-type="string" office:string-value="55²" calcext:value-type="string">
            <text:p>55²</text:p>
          </table:table-cell>
          <table:table-cell table:style-name="ce102" table:formula="of:=[.B31]^2" office:value-type="float" office:value="3025" calcext:value-type="float">
            <text:p>3 025</text:p>
          </table:table-cell>
          <table:table-cell table:style-name="ce85" table:formula="of:=RANK([.A31];[.$A$3:.$A$32];0)" office:value-type="float" office:value="4" calcext:value-type="float">
            <text:p>4</text:p>
          </table:table-cell>
          <table:table-cell table:style-name="ce98" office:value-type="float" office:value="29" calcext:value-type="float">
            <text:p>29</text:p>
          </table:table-cell>
          <table:table-cell table:style-name="ce27" table:formula="of:=RANDBETWEEN(1;1000000)" office:value-type="float" office:value="425451" calcext:value-type="float">
            <text:p>425451</text:p>
          </table:table-cell>
          <table:table-cell table:style-name="ce27" office:value-type="float" office:value="14" calcext:value-type="float">
            <text:p>14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J31:.L31])" office:value-type="string" office:string-value="14 x 15" calcext:value-type="string">
            <text:p>14 x 15</text:p>
          </table:table-cell>
          <table:table-cell table:style-name="ce38" table:formula="of:=[.J31]*[.L31]" office:value-type="float" office:value="210" calcext:value-type="float">
            <text:p>210</text:p>
          </table:table-cell>
          <table:table-cell table:style-name="ce27" table:formula="of:=RANK([.I31];[.$I$3:.$I$48];0)" office:value-type="float" office:value="26" calcext:value-type="float">
            <text:p>26</text:p>
          </table:table-cell>
          <table:table-cell table:style-name="ce98" office:value-type="float" office:value="29" calcext:value-type="float">
            <text:p>29</text:p>
          </table:table-cell>
          <table:table-cell table:style-name="ce104" table:formula="of:=RANDBETWEEN(1;1000000)" office:value-type="float" office:value="119856" calcext:value-type="float">
            <text:p>119856</text:p>
          </table:table-cell>
          <table:table-cell table:style-name="ce104" office:value-type="float" office:value="8" calcext:value-type="float">
            <text:p>8</text:p>
          </table:table-cell>
          <table:table-cell table:style-name="ce115" office:value-type="string" calcext:value-type="string">
            <text:p><text:s/>x </text:p>
          </table:table-cell>
          <table:table-cell table:style-name="ce104" office:value-type="float" office:value="16" calcext:value-type="float">
            <text:p>16</text:p>
          </table:table-cell>
          <table:table-cell table:style-name="ce104" table:formula="of:=COM.MICROSOFT.CONCAT([.R31:.T31])" office:value-type="string" office:string-value="8 x 16" calcext:value-type="string">
            <text:p>8 x 16</text:p>
          </table:table-cell>
          <table:table-cell table:style-name="ce109" table:formula="of:=[.R31]*[.T31]" office:value-type="float" office:value="128" calcext:value-type="float">
            <text:p>128</text:p>
          </table:table-cell>
          <table:table-cell table:style-name="ce104" table:formula="of:=RANK([.Q31];[.$Q$3:.$Q$40];0)" office:value-type="float" office:value="34" calcext:value-type="float">
            <text:p>34</text:p>
          </table:table-cell>
          <table:table-cell table:style-name="ce137" office:value-type="float" office:value="29" calcext:value-type="float">
            <text:p>29</text:p>
          </table:table-cell>
          <table:table-cell table:style-name="ce111" table:formula="of:=RANDBETWEEN(1;1000000)" office:value-type="float" office:value="685693" calcext:value-type="float">
            <text:p>685693</text:p>
          </table:table-cell>
          <table:table-cell table:style-name="ce111" office:value-type="float" office:value="19" calcext:value-type="float">
            <text:p>19</text:p>
          </table:table-cell>
          <table:table-cell table:style-name="ce111" office:value-type="string" calcext:value-type="string">
            <text:p><text:s/>x </text:p>
          </table:table-cell>
          <table:table-cell table:style-name="ce111" office:value-type="float" office:value="12" calcext:value-type="float">
            <text:p>12</text:p>
          </table:table-cell>
          <table:table-cell table:style-name="ce111" table:formula="of:=COM.MICROSOFT.CONCAT([.Z31:.AB31])" office:value-type="string" office:string-value="19 x 12" calcext:value-type="string">
            <text:p>19 x 12</text:p>
          </table:table-cell>
          <table:table-cell table:style-name="ce111" table:formula="of:=[.Z31]*[.AB31]" office:value-type="float" office:value="228" calcext:value-type="float">
            <text:p>228</text:p>
          </table:table-cell>
          <table:table-cell table:style-name="ce111" table:formula="of:=RANK([.Y31];[.$Y$3:.$Y$35];0)" office:value-type="float" office:value="11" calcext:value-type="float">
            <text:p>11</text:p>
          </table:table-cell>
          <table:table-cell table:style-name="ce152" office:value-type="float" office:value="29" calcext:value-type="float">
            <text:p>29</text:p>
          </table:table-cell>
          <table:table-cell table:number-columns-repeated="991"/>
        </table:table-row>
        <table:table-row table:style-name="ro3">
          <table:table-cell table:style-name="ce85" table:formula="of:=RANDBETWEEN(1;1000000)" office:value-type="float" office:value="201745" calcext:value-type="float">
            <text:p>201745</text:p>
          </table:table-cell>
          <table:table-cell table:style-name="ce85" office:value-type="float" office:value="65" calcext:value-type="float">
            <text:p>65</text:p>
          </table:table-cell>
          <table:table-cell table:style-name="ce94" office:value-type="string" calcext:value-type="string">
            <text:p>²</text:p>
          </table:table-cell>
          <table:table-cell table:style-name="ce85"/>
          <table:table-cell table:style-name="ce85" table:formula="of:=COM.MICROSOFT.CONCAT([.B32:.D32])" office:value-type="string" office:string-value="65²" calcext:value-type="string">
            <text:p>65²</text:p>
          </table:table-cell>
          <table:table-cell table:style-name="ce102" table:formula="of:=[.B32]^2" office:value-type="float" office:value="4225" calcext:value-type="float">
            <text:p>4 225</text:p>
          </table:table-cell>
          <table:table-cell table:style-name="ce85" table:formula="of:=RANK([.A32];[.$A$3:.$A$32];0)" office:value-type="float" office:value="23" calcext:value-type="float">
            <text:p>23</text:p>
          </table:table-cell>
          <table:table-cell table:style-name="ce98" office:value-type="float" office:value="30" calcext:value-type="float">
            <text:p>30</text:p>
          </table:table-cell>
          <table:table-cell table:style-name="ce27" table:formula="of:=RANDBETWEEN(1;1000000)" office:value-type="float" office:value="331076" calcext:value-type="float">
            <text:p>331076</text:p>
          </table:table-cell>
          <table:table-cell table:style-name="ce27" office:value-type="float" office:value="16" calcext:value-type="float">
            <text:p>16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J32:.L32])" office:value-type="string" office:string-value="16 x 15" calcext:value-type="string">
            <text:p>16 x 15</text:p>
          </table:table-cell>
          <table:table-cell table:style-name="ce38" table:formula="of:=[.J32]*[.L32]" office:value-type="float" office:value="240" calcext:value-type="float">
            <text:p>240</text:p>
          </table:table-cell>
          <table:table-cell table:style-name="ce27" table:formula="of:=RANK([.I32];[.$I$3:.$I$48];0)" office:value-type="float" office:value="33" calcext:value-type="float">
            <text:p>33</text:p>
          </table:table-cell>
          <table:table-cell table:style-name="ce98" office:value-type="float" office:value="30" calcext:value-type="float">
            <text:p>30</text:p>
          </table:table-cell>
          <table:table-cell table:style-name="ce104" table:formula="of:=RANDBETWEEN(1;1000000)" office:value-type="float" office:value="349122" calcext:value-type="float">
            <text:p>349122</text:p>
          </table:table-cell>
          <table:table-cell table:style-name="ce104" office:value-type="float" office:value="8" calcext:value-type="float">
            <text:p>8</text:p>
          </table:table-cell>
          <table:table-cell table:style-name="ce115" office:value-type="string" calcext:value-type="string">
            <text:p><text:s/>x </text:p>
          </table:table-cell>
          <table:table-cell table:style-name="ce104" office:value-type="float" office:value="14" calcext:value-type="float">
            <text:p>14</text:p>
          </table:table-cell>
          <table:table-cell table:style-name="ce104" table:formula="of:=COM.MICROSOFT.CONCAT([.R32:.T32])" office:value-type="string" office:string-value="8 x 14" calcext:value-type="string">
            <text:p>8 x 14</text:p>
          </table:table-cell>
          <table:table-cell table:style-name="ce109" table:formula="of:=[.R32]*[.T32]" office:value-type="float" office:value="112" calcext:value-type="float">
            <text:p>112</text:p>
          </table:table-cell>
          <table:table-cell table:style-name="ce104" table:formula="of:=RANK([.Q32];[.$Q$3:.$Q$40];0)" office:value-type="float" office:value="26" calcext:value-type="float">
            <text:p>26</text:p>
          </table:table-cell>
          <table:table-cell table:style-name="ce137" office:value-type="float" office:value="30" calcext:value-type="float">
            <text:p>30</text:p>
          </table:table-cell>
          <table:table-cell table:style-name="ce164" table:formula="of:=RANDBETWEEN(1;1000000)" office:value-type="float" office:value="696388" calcext:value-type="float">
            <text:p>696388</text:p>
          </table:table-cell>
          <table:table-cell table:style-name="ce111" office:value-type="float" office:value="18" calcext:value-type="float">
            <text:p>18</text:p>
          </table:table-cell>
          <table:table-cell table:style-name="ce171" office:value-type="string" calcext:value-type="string">
            <text:p><text:s/>x </text:p>
          </table:table-cell>
          <table:table-cell table:style-name="ce111" office:value-type="float" office:value="13" calcext:value-type="float">
            <text:p>13</text:p>
          </table:table-cell>
          <table:table-cell table:style-name="ce164" table:formula="of:=COM.MICROSOFT.CONCAT([.Z32:.AB32])" office:value-type="string" office:string-value="18 x 13" calcext:value-type="string">
            <text:p>18 x 13</text:p>
          </table:table-cell>
          <table:table-cell table:style-name="ce176" table:formula="of:=[.Z32]*[.AB32]" office:value-type="float" office:value="234" calcext:value-type="float">
            <text:p>234</text:p>
          </table:table-cell>
          <table:table-cell table:style-name="ce164" table:formula="of:=RANK([.Y32];[.$Y$3:.$Y$35];0)" office:value-type="float" office:value="10" calcext:value-type="float">
            <text:p>10</text:p>
          </table:table-cell>
          <table:table-cell table:style-name="ce152" office:value-type="float" office:value="30" calcext:value-type="float">
            <text:p>30</text:p>
          </table:table-cell>
          <table:table-cell table:number-columns-repeated="991"/>
        </table:table-row>
        <table:table-row table:style-name="ro3">
          <table:table-cell table:number-columns-repeated="8"/>
          <table:table-cell table:style-name="ce27" table:formula="of:=RANDBETWEEN(1;1000000)" office:value-type="float" office:value="322005" calcext:value-type="float">
            <text:p>322005</text:p>
          </table:table-cell>
          <table:table-cell table:style-name="ce27" office:value-type="float" office:value="18" calcext:value-type="float">
            <text:p>18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J33:.L33])" office:value-type="string" office:string-value="18 x 15" calcext:value-type="string">
            <text:p>18 x 15</text:p>
          </table:table-cell>
          <table:table-cell table:style-name="ce38" table:formula="of:=[.J33]*[.L33]" office:value-type="float" office:value="270" calcext:value-type="float">
            <text:p>270</text:p>
          </table:table-cell>
          <table:table-cell table:style-name="ce27" table:formula="of:=RANK([.I33];[.$I$3:.$I$48];0)" office:value-type="float" office:value="35" calcext:value-type="float">
            <text:p>35</text:p>
          </table:table-cell>
          <table:table-cell table:style-name="ce98" office:value-type="float" office:value="31" calcext:value-type="float">
            <text:p>31</text:p>
          </table:table-cell>
          <table:table-cell table:style-name="ce104" table:formula="of:=RANDBETWEEN(1;1000000)" office:value-type="float" office:value="44268" calcext:value-type="float">
            <text:p>44268</text:p>
          </table:table-cell>
          <table:table-cell table:style-name="ce104" office:value-type="float" office:value="8" calcext:value-type="float">
            <text:p>8</text:p>
          </table:table-cell>
          <table:table-cell table:style-name="ce115" office:value-type="string" calcext:value-type="string">
            <text:p><text:s/>x </text:p>
          </table:table-cell>
          <table:table-cell table:style-name="ce104" office:value-type="float" office:value="13" calcext:value-type="float">
            <text:p>13</text:p>
          </table:table-cell>
          <table:table-cell table:style-name="ce104" table:formula="of:=COM.MICROSOFT.CONCAT([.R33:.T33])" office:value-type="string" office:string-value="8 x 13" calcext:value-type="string">
            <text:p>8 x 13</text:p>
          </table:table-cell>
          <table:table-cell table:style-name="ce109" table:formula="of:=[.R33]*[.T33]" office:value-type="float" office:value="104" calcext:value-type="float">
            <text:p>104</text:p>
          </table:table-cell>
          <table:table-cell table:style-name="ce104" table:formula="of:=RANK([.Q33];[.$Q$3:.$Q$40];0)" office:value-type="float" office:value="37" calcext:value-type="float">
            <text:p>37</text:p>
          </table:table-cell>
          <table:table-cell table:style-name="ce137" office:value-type="float" office:value="31" calcext:value-type="float">
            <text:p>31</text:p>
          </table:table-cell>
          <table:table-cell table:style-name="ce164" table:formula="of:=RANDBETWEEN(1;1000000)" office:value-type="float" office:value="293472" calcext:value-type="float">
            <text:p>293472</text:p>
          </table:table-cell>
          <table:table-cell table:style-name="ce111" office:value-type="float" office:value="17" calcext:value-type="float">
            <text:p>17</text:p>
          </table:table-cell>
          <table:table-cell table:style-name="ce171" office:value-type="string" calcext:value-type="string">
            <text:p><text:s/>x </text:p>
          </table:table-cell>
          <table:table-cell table:style-name="ce111" office:value-type="float" office:value="14" calcext:value-type="float">
            <text:p>14</text:p>
          </table:table-cell>
          <table:table-cell table:style-name="ce164" table:formula="of:=COM.MICROSOFT.CONCAT([.Z33:.AB33])" office:value-type="string" office:string-value="17 x 14" calcext:value-type="string">
            <text:p>17 x 14</text:p>
          </table:table-cell>
          <table:table-cell table:style-name="ce176" table:formula="of:=[.Z33]*[.AB33]" office:value-type="float" office:value="238" calcext:value-type="float">
            <text:p>238</text:p>
          </table:table-cell>
          <table:table-cell table:style-name="ce164" table:formula="of:=RANK([.Y33];[.$Y$3:.$Y$35];0)" office:value-type="float" office:value="25" calcext:value-type="float">
            <text:p>25</text:p>
          </table:table-cell>
          <table:table-cell table:style-name="ce152" office:value-type="float" office:value="31" calcext:value-type="float">
            <text:p>31</text:p>
          </table:table-cell>
          <table:table-cell table:number-columns-repeated="991"/>
        </table:table-row>
        <table:table-row table:style-name="ro3">
          <table:table-cell table:number-columns-repeated="8"/>
          <table:table-cell table:style-name="ce27" table:formula="of:=RANDBETWEEN(1;1000000)" office:value-type="float" office:value="751701" calcext:value-type="float">
            <text:p>751701</text:p>
          </table:table-cell>
          <table:table-cell table:style-name="ce27" office:value-type="float" office:value="20" calcext:value-type="float">
            <text:p>20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J34:.L34])" office:value-type="string" office:string-value="20 x 15" calcext:value-type="string">
            <text:p>20 x 15</text:p>
          </table:table-cell>
          <table:table-cell table:style-name="ce38" table:formula="of:=[.J34]*[.L34]" office:value-type="float" office:value="300" calcext:value-type="float">
            <text:p>300</text:p>
          </table:table-cell>
          <table:table-cell table:style-name="ce27" table:formula="of:=RANK([.I34];[.$I$3:.$I$48];0)" office:value-type="float" office:value="14" calcext:value-type="float">
            <text:p>14</text:p>
          </table:table-cell>
          <table:table-cell table:style-name="ce98" office:value-type="float" office:value="32" calcext:value-type="float">
            <text:p>32</text:p>
          </table:table-cell>
          <table:table-cell table:style-name="ce104" table:formula="of:=RANDBETWEEN(1;1000000)" office:value-type="float" office:value="773131" calcext:value-type="float">
            <text:p>773131</text:p>
          </table:table-cell>
          <table:table-cell table:style-name="ce104" office:value-type="float" office:value="7" calcext:value-type="float">
            <text:p>7</text:p>
          </table:table-cell>
          <table:table-cell table:style-name="ce115" office:value-type="string" calcext:value-type="string">
            <text:p><text:s/>x </text:p>
          </table:table-cell>
          <table:table-cell table:style-name="ce104" office:value-type="float" office:value="12" calcext:value-type="float">
            <text:p>12</text:p>
          </table:table-cell>
          <table:table-cell table:style-name="ce104" table:formula="of:=COM.MICROSOFT.CONCAT([.R34:.T34])" office:value-type="string" office:string-value="7 x 12" calcext:value-type="string">
            <text:p>7 x 12</text:p>
          </table:table-cell>
          <table:table-cell table:style-name="ce109" table:formula="of:=[.R34]*[.T34]" office:value-type="float" office:value="84" calcext:value-type="float">
            <text:p>84</text:p>
          </table:table-cell>
          <table:table-cell table:style-name="ce104" table:formula="of:=RANK([.Q34];[.$Q$3:.$Q$40];0)" office:value-type="float" office:value="8" calcext:value-type="float">
            <text:p>8</text:p>
          </table:table-cell>
          <table:table-cell table:style-name="ce137" office:value-type="float" office:value="32" calcext:value-type="float">
            <text:p>32</text:p>
          </table:table-cell>
          <table:table-cell table:style-name="ce164" table:formula="of:=RANDBETWEEN(1;1000000)" office:value-type="float" office:value="527333" calcext:value-type="float">
            <text:p>527333</text:p>
          </table:table-cell>
          <table:table-cell table:style-name="ce111" office:value-type="float" office:value="19" calcext:value-type="float">
            <text:p>19</text:p>
          </table:table-cell>
          <table:table-cell table:style-name="ce171" office:value-type="string" calcext:value-type="string">
            <text:p><text:s/>x </text:p>
          </table:table-cell>
          <table:table-cell table:style-name="ce111" office:value-type="float" office:value="13" calcext:value-type="float">
            <text:p>13</text:p>
          </table:table-cell>
          <table:table-cell table:style-name="ce164" table:formula="of:=COM.MICROSOFT.CONCAT([.Z34:.AB34])" office:value-type="string" office:string-value="19 x 13" calcext:value-type="string">
            <text:p>19 x 13</text:p>
          </table:table-cell>
          <table:table-cell table:style-name="ce176" table:formula="of:=[.Z34]*[.AB34]" office:value-type="float" office:value="247" calcext:value-type="float">
            <text:p>247</text:p>
          </table:table-cell>
          <table:table-cell table:style-name="ce164" table:formula="of:=RANK([.Y34];[.$Y$3:.$Y$35];0)" office:value-type="float" office:value="16" calcext:value-type="float">
            <text:p>16</text:p>
          </table:table-cell>
          <table:table-cell table:style-name="ce152" office:value-type="float" office:value="32" calcext:value-type="float">
            <text:p>32</text:p>
          </table:table-cell>
          <table:table-cell table:number-columns-repeated="991"/>
        </table:table-row>
        <table:table-row table:style-name="ro3">
          <table:table-cell table:number-columns-repeated="8"/>
          <table:table-cell table:style-name="ce27" table:formula="of:=RANDBETWEEN(1;1000000)" office:value-type="float" office:value="964912" calcext:value-type="float">
            <text:p>964912</text:p>
          </table:table-cell>
          <table:table-cell table:style-name="ce27" office:value-type="float" office:value="24" calcext:value-type="float">
            <text:p>24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J35:.L35])" office:value-type="string" office:string-value="24 x 15" calcext:value-type="string">
            <text:p>24 x 15</text:p>
          </table:table-cell>
          <table:table-cell table:style-name="ce38" table:formula="of:=[.J35]*[.L35]" office:value-type="float" office:value="360" calcext:value-type="float">
            <text:p>360</text:p>
          </table:table-cell>
          <table:table-cell table:style-name="ce27" table:formula="of:=RANK([.I35];[.$I$3:.$I$48];0)" office:value-type="float" office:value="3" calcext:value-type="float">
            <text:p>3</text:p>
          </table:table-cell>
          <table:table-cell table:style-name="ce98" office:value-type="float" office:value="33" calcext:value-type="float">
            <text:p>33</text:p>
          </table:table-cell>
          <table:table-cell table:style-name="ce104" table:formula="of:=RANDBETWEEN(1;1000000)" office:value-type="float" office:value="997921" calcext:value-type="float">
            <text:p>997921</text:p>
          </table:table-cell>
          <table:table-cell table:style-name="ce104" office:value-type="float" office:value="7" calcext:value-type="float">
            <text:p>7</text:p>
          </table:table-cell>
          <table:table-cell table:style-name="ce115" office:value-type="string" calcext:value-type="string">
            <text:p><text:s/>x </text:p>
          </table:table-cell>
          <table:table-cell table:style-name="ce104" office:value-type="float" office:value="13" calcext:value-type="float">
            <text:p>13</text:p>
          </table:table-cell>
          <table:table-cell table:style-name="ce104" table:formula="of:=COM.MICROSOFT.CONCAT([.R35:.T35])" office:value-type="string" office:string-value="7 x 13" calcext:value-type="string">
            <text:p>7 x 13</text:p>
          </table:table-cell>
          <table:table-cell table:style-name="ce109" table:formula="of:=[.R35]*[.T35]" office:value-type="float" office:value="91" calcext:value-type="float">
            <text:p>91</text:p>
          </table:table-cell>
          <table:table-cell table:style-name="ce104" table:formula="of:=RANK([.Q35];[.$Q$3:.$Q$40];0)" office:value-type="float" office:value="1" calcext:value-type="float">
            <text:p>1</text:p>
          </table:table-cell>
          <table:table-cell table:style-name="ce137" office:value-type="float" office:value="33" calcext:value-type="float">
            <text:p>33</text:p>
          </table:table-cell>
          <table:table-cell table:style-name="ce164" table:formula="of:=RANDBETWEEN(1;1000000)" office:value-type="float" office:value="143909" calcext:value-type="float">
            <text:p>143909</text:p>
          </table:table-cell>
          <table:table-cell table:style-name="ce111" office:value-type="float" office:value="18" calcext:value-type="float">
            <text:p>18</text:p>
          </table:table-cell>
          <table:table-cell table:style-name="ce171" office:value-type="string" calcext:value-type="string">
            <text:p><text:s/>x </text:p>
          </table:table-cell>
          <table:table-cell table:style-name="ce111" office:value-type="float" office:value="14" calcext:value-type="float">
            <text:p>14</text:p>
          </table:table-cell>
          <table:table-cell table:style-name="ce164" table:formula="of:=COM.MICROSOFT.CONCAT([.Z35:.AB35])" office:value-type="string" office:string-value="18 x 14" calcext:value-type="string">
            <text:p>18 x 14</text:p>
          </table:table-cell>
          <table:table-cell table:style-name="ce176" table:formula="of:=[.Z35]*[.AB35]" office:value-type="float" office:value="252" calcext:value-type="float">
            <text:p>252</text:p>
          </table:table-cell>
          <table:table-cell table:style-name="ce164" table:formula="of:=RANK([.Y35];[.$Y$3:.$Y$35];0)" office:value-type="float" office:value="30" calcext:value-type="float">
            <text:p>30</text:p>
          </table:table-cell>
          <table:table-cell table:style-name="ce152" office:value-type="float" office:value="33" calcext:value-type="float">
            <text:p>33</text:p>
          </table:table-cell>
          <table:table-cell table:number-columns-repeated="991"/>
        </table:table-row>
        <table:table-row table:style-name="ro3">
          <table:table-cell table:number-columns-repeated="8"/>
          <table:table-cell table:style-name="ce27" table:formula="of:=RANDBETWEEN(1;1000000)" office:value-type="float" office:value="474285" calcext:value-type="float">
            <text:p>474285</text:p>
          </table:table-cell>
          <table:table-cell table:style-name="ce27" office:value-type="float" office:value="26" calcext:value-type="float">
            <text:p>26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J36:.L36])" office:value-type="string" office:string-value="26 x 15" calcext:value-type="string">
            <text:p>26 x 15</text:p>
          </table:table-cell>
          <table:table-cell table:style-name="ce38" table:formula="of:=[.J36]*[.L36]" office:value-type="float" office:value="390" calcext:value-type="float">
            <text:p>390</text:p>
          </table:table-cell>
          <table:table-cell table:style-name="ce27" table:formula="of:=RANK([.I36];[.$I$3:.$I$48];0)" office:value-type="float" office:value="23" calcext:value-type="float">
            <text:p>23</text:p>
          </table:table-cell>
          <table:table-cell table:style-name="ce98" office:value-type="float" office:value="34" calcext:value-type="float">
            <text:p>34</text:p>
          </table:table-cell>
          <table:table-cell table:style-name="ce105" table:formula="of:=RANDBETWEEN(1;1000000)" office:value-type="float" office:value="455234" calcext:value-type="float">
            <text:p>455234</text:p>
          </table:table-cell>
          <table:table-cell table:style-name="ce104" office:value-type="float" office:value="7" calcext:value-type="float">
            <text:p>7</text:p>
          </table:table-cell>
          <table:table-cell table:style-name="ce116" office:value-type="string" calcext:value-type="string">
            <text:p><text:s/>x </text:p>
          </table:table-cell>
          <table:table-cell table:style-name="ce104" office:value-type="float" office:value="14" calcext:value-type="float">
            <text:p>14</text:p>
          </table:table-cell>
          <table:table-cell table:style-name="ce105" table:formula="of:=COM.MICROSOFT.CONCAT([.R36:.T36])" office:value-type="string" office:string-value="7 x 14" calcext:value-type="string">
            <text:p>7 x 14</text:p>
          </table:table-cell>
          <table:table-cell table:style-name="ce118" table:formula="of:=[.R36]*[.T36]" office:value-type="float" office:value="98" calcext:value-type="float">
            <text:p>98</text:p>
          </table:table-cell>
          <table:table-cell table:style-name="ce105" table:formula="of:=RANK([.Q36];[.$Q$3:.$Q$40];0)" office:value-type="float" office:value="23" calcext:value-type="float">
            <text:p>23</text:p>
          </table:table-cell>
          <table:table-cell table:style-name="ce137" office:value-type="float" office:value="34" calcext:value-type="float">
            <text:p>34</text:p>
          </table:table-cell>
          <table:table-cell table:number-columns-repeated="999"/>
        </table:table-row>
        <table:table-row table:style-name="ro3">
          <table:table-cell table:number-columns-repeated="8"/>
          <table:table-cell table:style-name="ce27" table:formula="of:=RANDBETWEEN(1;1000000)" office:value-type="float" office:value="100959" calcext:value-type="float">
            <text:p>100959</text:p>
          </table:table-cell>
          <table:table-cell table:style-name="ce27" office:value-type="float" office:value="28" calcext:value-type="float">
            <text:p>28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16" calcext:value-type="float">
            <text:p>16</text:p>
          </table:table-cell>
          <table:table-cell table:style-name="ce27" table:formula="of:=COM.MICROSOFT.CONCAT([.J37:.L37])" office:value-type="string" office:string-value="28 x 16" calcext:value-type="string">
            <text:p>28 x 16</text:p>
          </table:table-cell>
          <table:table-cell table:style-name="ce38" table:formula="of:=[.J37]*[.L37]" office:value-type="float" office:value="448" calcext:value-type="float">
            <text:p>448</text:p>
          </table:table-cell>
          <table:table-cell table:style-name="ce27" table:formula="of:=RANK([.I37];[.$I$3:.$I$48];0)" office:value-type="float" office:value="42" calcext:value-type="float">
            <text:p>42</text:p>
          </table:table-cell>
          <table:table-cell table:style-name="ce98" office:value-type="float" office:value="35" calcext:value-type="float">
            <text:p>35</text:p>
          </table:table-cell>
          <table:table-cell table:style-name="ce105" table:formula="of:=RANDBETWEEN(1;1000000)" office:value-type="float" office:value="416801" calcext:value-type="float">
            <text:p>416801</text:p>
          </table:table-cell>
          <table:table-cell table:style-name="ce104" office:value-type="float" office:value="7" calcext:value-type="float">
            <text:p>7</text:p>
          </table:table-cell>
          <table:table-cell table:style-name="ce116" office:value-type="string" calcext:value-type="string">
            <text:p><text:s/>x </text:p>
          </table:table-cell>
          <table:table-cell table:style-name="ce104" office:value-type="float" office:value="16" calcext:value-type="float">
            <text:p>16</text:p>
          </table:table-cell>
          <table:table-cell table:style-name="ce105" table:formula="of:=COM.MICROSOFT.CONCAT([.R37:.T37])" office:value-type="string" office:string-value="7 x 16" calcext:value-type="string">
            <text:p>7 x 16</text:p>
          </table:table-cell>
          <table:table-cell table:style-name="ce118" table:formula="of:=[.R37]*[.T37]" office:value-type="float" office:value="112" calcext:value-type="float">
            <text:p>112</text:p>
          </table:table-cell>
          <table:table-cell table:style-name="ce105" table:formula="of:=RANK([.Q37];[.$Q$3:.$Q$40];0)" office:value-type="float" office:value="24" calcext:value-type="float">
            <text:p>24</text:p>
          </table:table-cell>
          <table:table-cell table:style-name="ce137" office:value-type="float" office:value="35" calcext:value-type="float">
            <text:p>35</text:p>
          </table:table-cell>
          <table:table-cell table:number-columns-repeated="999"/>
        </table:table-row>
        <table:table-row table:style-name="ro3">
          <table:table-cell table:number-columns-repeated="8"/>
          <table:table-cell table:style-name="ce27" table:formula="of:=RANDBETWEEN(1;1000000)" office:value-type="float" office:value="780133" calcext:value-type="float">
            <text:p>780133</text:p>
          </table:table-cell>
          <table:table-cell table:style-name="ce27" office:value-type="float" office:value="30" calcext:value-type="float">
            <text:p>30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17" calcext:value-type="float">
            <text:p>17</text:p>
          </table:table-cell>
          <table:table-cell table:style-name="ce27" table:formula="of:=COM.MICROSOFT.CONCAT([.J38:.L38])" office:value-type="string" office:string-value="30 x 17" calcext:value-type="string">
            <text:p>30 x 17</text:p>
          </table:table-cell>
          <table:table-cell table:style-name="ce38" table:formula="of:=[.J38]*[.L38]" office:value-type="float" office:value="510" calcext:value-type="float">
            <text:p>510</text:p>
          </table:table-cell>
          <table:table-cell table:style-name="ce27" table:formula="of:=RANK([.I38];[.$I$3:.$I$48];0)" office:value-type="float" office:value="13" calcext:value-type="float">
            <text:p>13</text:p>
          </table:table-cell>
          <table:table-cell table:style-name="ce98" office:value-type="float" office:value="36" calcext:value-type="float">
            <text:p>36</text:p>
          </table:table-cell>
          <table:table-cell table:style-name="ce105" table:formula="of:=RANDBETWEEN(1;1000000)" office:value-type="float" office:value="458925" calcext:value-type="float">
            <text:p>458925</text:p>
          </table:table-cell>
          <table:table-cell table:style-name="ce104" office:value-type="float" office:value="6" calcext:value-type="float">
            <text:p>6</text:p>
          </table:table-cell>
          <table:table-cell table:style-name="ce116" office:value-type="string" calcext:value-type="string">
            <text:p><text:s/>x </text:p>
          </table:table-cell>
          <table:table-cell table:style-name="ce104" office:value-type="float" office:value="13" calcext:value-type="float">
            <text:p>13</text:p>
          </table:table-cell>
          <table:table-cell table:style-name="ce105" table:formula="of:=COM.MICROSOFT.CONCAT([.R38:.T38])" office:value-type="string" office:string-value="6 x 13" calcext:value-type="string">
            <text:p>6 x 13</text:p>
          </table:table-cell>
          <table:table-cell table:style-name="ce118" table:formula="of:=[.R38]*[.T38]" office:value-type="float" office:value="78" calcext:value-type="float">
            <text:p>78</text:p>
          </table:table-cell>
          <table:table-cell table:style-name="ce105" table:formula="of:=RANK([.Q38];[.$Q$3:.$Q$40];0)" office:value-type="float" office:value="22" calcext:value-type="float">
            <text:p>22</text:p>
          </table:table-cell>
          <table:table-cell table:style-name="ce137" office:value-type="float" office:value="36" calcext:value-type="float">
            <text:p>36</text:p>
          </table:table-cell>
          <table:table-cell table:number-columns-repeated="999"/>
        </table:table-row>
        <table:table-row table:style-name="ro3">
          <table:table-cell table:number-columns-repeated="8"/>
          <table:table-cell table:style-name="ce27" table:formula="of:=RANDBETWEEN(1;1000000)" office:value-type="float" office:value="883535" calcext:value-type="float">
            <text:p>883535</text:p>
          </table:table-cell>
          <table:table-cell table:style-name="ce27" office:value-type="float" office:value="32" calcext:value-type="float">
            <text:p>32</text:p>
          </table:table-cell>
          <table:table-cell table:style-name="ce81" office:value-type="string" calcext:value-type="string">
            <text:p><text:s/>x 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COM.MICROSOFT.CONCAT([.J39:.L39])" office:value-type="string" office:string-value="32 x 15" calcext:value-type="string">
            <text:p>32 x 15</text:p>
          </table:table-cell>
          <table:table-cell table:style-name="ce38" table:formula="of:=[.J39]*[.L39]" office:value-type="float" office:value="480" calcext:value-type="float">
            <text:p>480</text:p>
          </table:table-cell>
          <table:table-cell table:style-name="ce27" table:formula="of:=RANK([.I39];[.$I$3:.$I$48];0)" office:value-type="float" office:value="9" calcext:value-type="float">
            <text:p>9</text:p>
          </table:table-cell>
          <table:table-cell table:style-name="ce98" office:value-type="float" office:value="37" calcext:value-type="float">
            <text:p>37</text:p>
          </table:table-cell>
          <table:table-cell table:style-name="ce105" table:formula="of:=RANDBETWEEN(1;1000000)" office:value-type="float" office:value="889368" calcext:value-type="float">
            <text:p>889368</text:p>
          </table:table-cell>
          <table:table-cell table:style-name="ce104" office:value-type="float" office:value="6" calcext:value-type="float">
            <text:p>6</text:p>
          </table:table-cell>
          <table:table-cell table:style-name="ce116" office:value-type="string" calcext:value-type="string">
            <text:p><text:s/>x </text:p>
          </table:table-cell>
          <table:table-cell table:style-name="ce104" office:value-type="float" office:value="14" calcext:value-type="float">
            <text:p>14</text:p>
          </table:table-cell>
          <table:table-cell table:style-name="ce105" table:formula="of:=COM.MICROSOFT.CONCAT([.R39:.T39])" office:value-type="string" office:string-value="6 x 14" calcext:value-type="string">
            <text:p>6 x 14</text:p>
          </table:table-cell>
          <table:table-cell table:style-name="ce118" table:formula="of:=[.R39]*[.T39]" office:value-type="float" office:value="84" calcext:value-type="float">
            <text:p>84</text:p>
          </table:table-cell>
          <table:table-cell table:style-name="ce105" table:formula="of:=RANK([.Q39];[.$Q$3:.$Q$40];0)" office:value-type="float" office:value="5" calcext:value-type="float">
            <text:p>5</text:p>
          </table:table-cell>
          <table:table-cell table:style-name="ce137" office:value-type="float" office:value="37" calcext:value-type="float">
            <text:p>37</text:p>
          </table:table-cell>
          <table:table-cell table:number-columns-repeated="999"/>
        </table:table-row>
        <table:table-row table:style-name="ro3">
          <table:table-cell table:number-columns-repeated="8"/>
          <table:table-cell table:style-name="ce28" table:formula="of:=RANDBETWEEN(1;1000000)" office:value-type="float" office:value="13043" calcext:value-type="float">
            <text:p>13043</text:p>
          </table:table-cell>
          <table:table-cell table:style-name="ce28" office:value-type="float" office:value="11" calcext:value-type="float">
            <text:p>11</text:p>
          </table:table-cell>
          <table:table-cell table:style-name="ce82" office:value-type="string" calcext:value-type="string">
            <text:p>²</text:p>
          </table:table-cell>
          <table:table-cell table:style-name="ce28"/>
          <table:table-cell table:style-name="ce28" table:formula="of:=COM.MICROSOFT.CONCAT([.J40:.L40])" office:value-type="string" office:string-value="11²" calcext:value-type="string">
            <text:p>11²</text:p>
          </table:table-cell>
          <table:table-cell table:style-name="ce39" table:formula="of:=[.J40]^2" office:value-type="float" office:value="121" calcext:value-type="float">
            <text:p>121</text:p>
          </table:table-cell>
          <table:table-cell table:style-name="ce28" table:formula="of:=RANK([.I40];[.$I$3:.$I$48];0)" office:value-type="float" office:value="46" calcext:value-type="float">
            <text:p>46</text:p>
          </table:table-cell>
          <table:table-cell table:style-name="ce98" office:value-type="float" office:value="38" calcext:value-type="float">
            <text:p>38</text:p>
          </table:table-cell>
          <table:table-cell table:style-name="ce105" table:formula="of:=RANDBETWEEN(1;1000000)" office:value-type="float" office:value="568220" calcext:value-type="float">
            <text:p>568220</text:p>
          </table:table-cell>
          <table:table-cell table:style-name="ce104" office:value-type="float" office:value="6" calcext:value-type="float">
            <text:p>6</text:p>
          </table:table-cell>
          <table:table-cell table:style-name="ce116" office:value-type="string" calcext:value-type="string">
            <text:p><text:s/>x </text:p>
          </table:table-cell>
          <table:table-cell table:style-name="ce104" office:value-type="float" office:value="16" calcext:value-type="float">
            <text:p>16</text:p>
          </table:table-cell>
          <table:table-cell table:style-name="ce105" table:formula="of:=COM.MICROSOFT.CONCAT([.R40:.T40])" office:value-type="string" office:string-value="6 x 16" calcext:value-type="string">
            <text:p>6 x 16</text:p>
          </table:table-cell>
          <table:table-cell table:style-name="ce118" table:formula="of:=[.R40]*[.T40]" office:value-type="float" office:value="96" calcext:value-type="float">
            <text:p>96</text:p>
          </table:table-cell>
          <table:table-cell table:style-name="ce105" table:formula="of:=RANK([.Q40];[.$Q$3:.$Q$40];0)" office:value-type="float" office:value="16" calcext:value-type="float">
            <text:p>16</text:p>
          </table:table-cell>
          <table:table-cell table:style-name="ce137" office:value-type="float" office:value="38" calcext:value-type="float">
            <text:p>38</text:p>
          </table:table-cell>
          <table:table-cell table:number-columns-repeated="999"/>
        </table:table-row>
        <table:table-row table:style-name="ro3">
          <table:table-cell table:number-columns-repeated="8"/>
          <table:table-cell table:style-name="ce28" table:formula="of:=RANDBETWEEN(1;1000000)" office:value-type="float" office:value="463732" calcext:value-type="float">
            <text:p>463732</text:p>
          </table:table-cell>
          <table:table-cell table:style-name="ce28" office:value-type="float" office:value="12" calcext:value-type="float">
            <text:p>12</text:p>
          </table:table-cell>
          <table:table-cell table:style-name="ce82" office:value-type="string" calcext:value-type="string">
            <text:p>²</text:p>
          </table:table-cell>
          <table:table-cell table:style-name="ce28"/>
          <table:table-cell table:style-name="ce28" table:formula="of:=COM.MICROSOFT.CONCAT([.J41:.L41])" office:value-type="string" office:string-value="12²" calcext:value-type="string">
            <text:p>12²</text:p>
          </table:table-cell>
          <table:table-cell table:style-name="ce39" table:formula="of:=[.J41]^2" office:value-type="float" office:value="144" calcext:value-type="float">
            <text:p>144</text:p>
          </table:table-cell>
          <table:table-cell table:style-name="ce28" table:formula="of:=RANK([.I41];[.$I$3:.$I$48];0)" office:value-type="float" office:value="24" calcext:value-type="float">
            <text:p>24</text:p>
          </table:table-cell>
          <table:table-cell table:style-name="ce98" office:value-type="float" office:value="39" calcext:value-type="float">
            <text:p>39</text:p>
          </table:table-cell>
          <table:table-cell table:style-name="ce104" table:formula="of:=RANDBETWEEN(1;1000000)" office:value-type="float" office:value="280906" calcext:value-type="float">
            <text:p>280906</text:p>
          </table:table-cell>
          <table:table-cell table:style-name="ce105" office:value-type="float" office:value="25" calcext:value-type="float">
            <text:p>25</text:p>
          </table:table-cell>
          <table:table-cell table:style-name="ce107" office:value-type="string" calcext:value-type="string">
            <text:p><text:s/>x </text:p>
          </table:table-cell>
          <table:table-cell table:style-name="ce105" office:value-type="float" office:value="35" calcext:value-type="float">
            <text:p>35</text:p>
          </table:table-cell>
          <table:table-cell table:style-name="ce104" table:formula="of:=COM.MICROSOFT.CONCAT([.R41:.T41])" office:value-type="string" office:string-value="25 x 35" calcext:value-type="string">
            <text:p>25 x 35</text:p>
          </table:table-cell>
          <table:table-cell table:style-name="ce109" table:formula="of:=[.R41]*[.T41]" office:value-type="float" office:value="875" calcext:value-type="float">
            <text:p>875</text:p>
          </table:table-cell>
          <table:table-cell table:style-name="ce104" table:formula="of:=RANK([.Q41];[.$I$3:.$I$48];0)" office:value-type="float" office:value="37" calcext:value-type="float">
            <text:p>37</text:p>
          </table:table-cell>
          <table:table-cell table:style-name="ce137" office:value-type="float" office:value="39" calcext:value-type="float">
            <text:p>39</text:p>
          </table:table-cell>
          <table:table-cell table:number-columns-repeated="999"/>
        </table:table-row>
        <table:table-row table:style-name="ro3">
          <table:table-cell table:number-columns-repeated="8"/>
          <table:table-cell table:style-name="ce28" table:formula="of:=RANDBETWEEN(1;1000000)" office:value-type="float" office:value="377836" calcext:value-type="float">
            <text:p>377836</text:p>
          </table:table-cell>
          <table:table-cell table:style-name="ce28" office:value-type="float" office:value="13" calcext:value-type="float">
            <text:p>13</text:p>
          </table:table-cell>
          <table:table-cell table:style-name="ce82" office:value-type="string" calcext:value-type="string">
            <text:p>²</text:p>
          </table:table-cell>
          <table:table-cell table:style-name="ce28"/>
          <table:table-cell table:style-name="ce28" table:formula="of:=COM.MICROSOFT.CONCAT([.J42:.L42])" office:value-type="string" office:string-value="13²" calcext:value-type="string">
            <text:p>13²</text:p>
          </table:table-cell>
          <table:table-cell table:style-name="ce39" table:formula="of:=[.J42]^2" office:value-type="float" office:value="169" calcext:value-type="float">
            <text:p>169</text:p>
          </table:table-cell>
          <table:table-cell table:style-name="ce28" table:formula="of:=RANK([.I42];[.$I$3:.$I$48];0)" office:value-type="float" office:value="30" calcext:value-type="float">
            <text:p>30</text:p>
          </table:table-cell>
          <table:table-cell table:style-name="ce98" office:value-type="float" office:value="40" calcext:value-type="float">
            <text:p>40</text:p>
          </table:table-cell>
          <table:table-cell table:style-name="ce104" table:formula="of:=RANDBETWEEN(1;1000000)" office:value-type="float" office:value="712849" calcext:value-type="float">
            <text:p>712849</text:p>
          </table:table-cell>
          <table:table-cell table:style-name="ce105" office:value-type="float" office:value="26" calcext:value-type="float">
            <text:p>26</text:p>
          </table:table-cell>
          <table:table-cell table:style-name="ce107" office:value-type="string" calcext:value-type="string">
            <text:p><text:s/>x </text:p>
          </table:table-cell>
          <table:table-cell table:style-name="ce105" office:value-type="float" office:value="34" calcext:value-type="float">
            <text:p>34</text:p>
          </table:table-cell>
          <table:table-cell table:style-name="ce104" table:formula="of:=COM.MICROSOFT.CONCAT([.R42:.T42])" office:value-type="string" office:string-value="26 x 34" calcext:value-type="string">
            <text:p>26 x 34</text:p>
          </table:table-cell>
          <table:table-cell table:style-name="ce109" table:formula="of:=[.R42]*[.T42]" office:value-type="float" office:value="884" calcext:value-type="float">
            <text:p>884</text:p>
          </table:table-cell>
          <table:table-cell table:style-name="ce104" table:formula="of:=RANK([.Q42];[.$I$3:.$I$48];0)" office:value-type="float" office:value="16" calcext:value-type="float">
            <text:p>16</text:p>
          </table:table-cell>
          <table:table-cell table:style-name="ce137" office:value-type="float" office:value="40" calcext:value-type="float">
            <text:p>40</text:p>
          </table:table-cell>
          <table:table-cell table:number-columns-repeated="999"/>
        </table:table-row>
        <table:table-row table:style-name="ro3">
          <table:table-cell table:number-columns-repeated="8"/>
          <table:table-cell table:style-name="ce28" table:formula="of:=RANDBETWEEN(1;1000000)" office:value-type="float" office:value="387965" calcext:value-type="float">
            <text:p>387965</text:p>
          </table:table-cell>
          <table:table-cell table:style-name="ce28" office:value-type="float" office:value="14" calcext:value-type="float">
            <text:p>14</text:p>
          </table:table-cell>
          <table:table-cell table:style-name="ce82" office:value-type="string" calcext:value-type="string">
            <text:p>²</text:p>
          </table:table-cell>
          <table:table-cell table:style-name="ce28"/>
          <table:table-cell table:style-name="ce28" table:formula="of:=COM.MICROSOFT.CONCAT([.J43:.L43])" office:value-type="string" office:string-value="14²" calcext:value-type="string">
            <text:p>14²</text:p>
          </table:table-cell>
          <table:table-cell table:style-name="ce39" table:formula="of:=[.J43]^2" office:value-type="float" office:value="196" calcext:value-type="float">
            <text:p>196</text:p>
          </table:table-cell>
          <table:table-cell table:style-name="ce28" table:formula="of:=RANK([.I43];[.$I$3:.$I$48];0)" office:value-type="float" office:value="29" calcext:value-type="float">
            <text:p>29</text:p>
          </table:table-cell>
          <table:table-cell table:style-name="ce98" office:value-type="float" office:value="41" calcext:value-type="float">
            <text:p>41</text:p>
          </table:table-cell>
          <table:table-cell table:style-name="ce104" table:formula="of:=RANDBETWEEN(1;1000000)" office:value-type="float" office:value="427810" calcext:value-type="float">
            <text:p>427810</text:p>
          </table:table-cell>
          <table:table-cell table:style-name="ce105" office:value-type="float" office:value="27" calcext:value-type="float">
            <text:p>27</text:p>
          </table:table-cell>
          <table:table-cell table:style-name="ce107" office:value-type="string" calcext:value-type="string">
            <text:p><text:s/>x </text:p>
          </table:table-cell>
          <table:table-cell table:style-name="ce105" office:value-type="float" office:value="33" calcext:value-type="float">
            <text:p>33</text:p>
          </table:table-cell>
          <table:table-cell table:style-name="ce104" table:formula="of:=COM.MICROSOFT.CONCAT([.R43:.T43])" office:value-type="string" office:string-value="27 x 33" calcext:value-type="string">
            <text:p>27 x 33</text:p>
          </table:table-cell>
          <table:table-cell table:style-name="ce109" table:formula="of:=[.R43]*[.T43]" office:value-type="float" office:value="891" calcext:value-type="float">
            <text:p>891</text:p>
          </table:table-cell>
          <table:table-cell table:style-name="ce104" table:formula="of:=RANK([.Q43];[.$I$3:.$I$48];0)" office:value-type="float" office:value="26" calcext:value-type="float">
            <text:p>26</text:p>
          </table:table-cell>
          <table:table-cell table:style-name="ce137" office:value-type="float" office:value="41" calcext:value-type="float">
            <text:p>41</text:p>
          </table:table-cell>
          <table:table-cell table:number-columns-repeated="999"/>
        </table:table-row>
        <table:table-row table:style-name="ro3">
          <table:table-cell table:number-columns-repeated="8"/>
          <table:table-cell table:style-name="ce28" table:formula="of:=RANDBETWEEN(1;1000000)" office:value-type="float" office:value="406172" calcext:value-type="float">
            <text:p>406172</text:p>
          </table:table-cell>
          <table:table-cell table:style-name="ce28" office:value-type="float" office:value="15" calcext:value-type="float">
            <text:p>15</text:p>
          </table:table-cell>
          <table:table-cell table:style-name="ce82" office:value-type="string" calcext:value-type="string">
            <text:p>²</text:p>
          </table:table-cell>
          <table:table-cell table:style-name="ce28"/>
          <table:table-cell table:style-name="ce28" table:formula="of:=COM.MICROSOFT.CONCAT([.J44:.L44])" office:value-type="string" office:string-value="15²" calcext:value-type="string">
            <text:p>15²</text:p>
          </table:table-cell>
          <table:table-cell table:style-name="ce39" table:formula="of:=[.J44]^2" office:value-type="float" office:value="225" calcext:value-type="float">
            <text:p>225</text:p>
          </table:table-cell>
          <table:table-cell table:style-name="ce28" table:formula="of:=RANK([.I44];[.$I$3:.$I$48];0)" office:value-type="float" office:value="28" calcext:value-type="float">
            <text:p>28</text:p>
          </table:table-cell>
          <table:table-cell table:style-name="ce98" office:value-type="float" office:value="42" calcext:value-type="float">
            <text:p>42</text:p>
          </table:table-cell>
          <table:table-cell/>
          <table:table-cell table:style-name="Default" table:number-columns-repeated="3"/>
          <table:table-cell table:number-columns-repeated="1003"/>
        </table:table-row>
        <table:table-row table:style-name="ro3">
          <table:table-cell table:number-columns-repeated="8"/>
          <table:table-cell table:style-name="ce104" table:formula="of:=RANDBETWEEN(1;1000000)" office:value-type="float" office:value="104701" calcext:value-type="float">
            <text:p>104701</text:p>
          </table:table-cell>
          <table:table-cell table:style-name="ce105" office:value-type="float" office:value="16" calcext:value-type="float">
            <text:p>16</text:p>
          </table:table-cell>
          <table:table-cell table:style-name="ce107" office:value-type="string" calcext:value-type="string">
            <text:p>²</text:p>
          </table:table-cell>
          <table:table-cell table:style-name="ce105"/>
          <table:table-cell table:style-name="ce104" table:formula="of:=COM.MICROSOFT.CONCAT([.J45:.L45])" office:value-type="string" office:string-value="16²" calcext:value-type="string">
            <text:p>16²</text:p>
          </table:table-cell>
          <table:table-cell table:style-name="ce109" table:formula="of:=[.J45]^2" office:value-type="float" office:value="256" calcext:value-type="float">
            <text:p>256</text:p>
          </table:table-cell>
          <table:table-cell table:style-name="ce104" table:formula="of:=RANK([.I45];[.$I$3:.$I$48];0)" office:value-type="float" office:value="41" calcext:value-type="float">
            <text:p>41</text:p>
          </table:table-cell>
          <table:table-cell table:style-name="ce98" office:value-type="float" office:value="43" calcext:value-type="float">
            <text:p>43</text:p>
          </table:table-cell>
          <table:table-cell/>
          <table:table-cell table:style-name="Default" table:number-columns-repeated="3"/>
          <table:table-cell table:number-columns-repeated="1003"/>
        </table:table-row>
        <table:table-row table:style-name="ro3">
          <table:table-cell table:number-columns-repeated="8"/>
          <table:table-cell table:style-name="ce104" table:formula="of:=RANDBETWEEN(1;1000000)" office:value-type="float" office:value="940362" calcext:value-type="float">
            <text:p>940362</text:p>
          </table:table-cell>
          <table:table-cell table:style-name="ce105" office:value-type="float" office:value="17" calcext:value-type="float">
            <text:p>17</text:p>
          </table:table-cell>
          <table:table-cell table:style-name="ce107" office:value-type="string" calcext:value-type="string">
            <text:p>²</text:p>
          </table:table-cell>
          <table:table-cell table:style-name="ce105"/>
          <table:table-cell table:style-name="ce104" table:formula="of:=COM.MICROSOFT.CONCAT([.J46:.L46])" office:value-type="string" office:string-value="17²" calcext:value-type="string">
            <text:p>17²</text:p>
          </table:table-cell>
          <table:table-cell table:style-name="ce109" table:formula="of:=[.J46]^2" office:value-type="float" office:value="289" calcext:value-type="float">
            <text:p>289</text:p>
          </table:table-cell>
          <table:table-cell table:style-name="ce104" table:formula="of:=RANK([.I46];[.$I$3:.$I$48];0)" office:value-type="float" office:value="4" calcext:value-type="float">
            <text:p>4</text:p>
          </table:table-cell>
          <table:table-cell table:style-name="ce98" office:value-type="float" office:value="44" calcext:value-type="float">
            <text:p>44</text:p>
          </table:table-cell>
          <table:table-cell/>
          <table:table-cell table:style-name="Default" table:number-columns-repeated="3"/>
          <table:table-cell table:number-columns-repeated="1003"/>
        </table:table-row>
        <table:table-row table:style-name="ro3">
          <table:table-cell table:number-columns-repeated="8"/>
          <table:table-cell table:style-name="ce104" table:formula="of:=RANDBETWEEN(1;1000000)" office:value-type="float" office:value="887213" calcext:value-type="float">
            <text:p>887213</text:p>
          </table:table-cell>
          <table:table-cell table:style-name="ce105" office:value-type="float" office:value="18" calcext:value-type="float">
            <text:p>18</text:p>
          </table:table-cell>
          <table:table-cell table:style-name="ce107" office:value-type="string" calcext:value-type="string">
            <text:p>²</text:p>
          </table:table-cell>
          <table:table-cell table:style-name="ce105"/>
          <table:table-cell table:style-name="ce104" table:formula="of:=COM.MICROSOFT.CONCAT([.J47:.L47])" office:value-type="string" office:string-value="18²" calcext:value-type="string">
            <text:p>18²</text:p>
          </table:table-cell>
          <table:table-cell table:style-name="ce109" table:formula="of:=[.J47]^2" office:value-type="float" office:value="324" calcext:value-type="float">
            <text:p>324</text:p>
          </table:table-cell>
          <table:table-cell table:style-name="ce104" table:formula="of:=RANK([.I47];[.$I$3:.$I$48];0)" office:value-type="float" office:value="7" calcext:value-type="float">
            <text:p>7</text:p>
          </table:table-cell>
          <table:table-cell table:style-name="ce98" office:value-type="float" office:value="45" calcext:value-type="float">
            <text:p>45</text:p>
          </table:table-cell>
          <table:table-cell/>
          <table:table-cell table:style-name="Default" table:number-columns-repeated="3"/>
          <table:table-cell table:number-columns-repeated="1003"/>
        </table:table-row>
        <table:table-row table:style-name="ro3">
          <table:table-cell table:number-columns-repeated="8"/>
          <table:table-cell table:style-name="ce104" table:formula="of:=RANDBETWEEN(1;1000000)" office:value-type="float" office:value="267040" calcext:value-type="float">
            <text:p>267040</text:p>
          </table:table-cell>
          <table:table-cell table:style-name="ce105" office:value-type="float" office:value="19" calcext:value-type="float">
            <text:p>19</text:p>
          </table:table-cell>
          <table:table-cell table:style-name="ce107" office:value-type="string" calcext:value-type="string">
            <text:p>²</text:p>
          </table:table-cell>
          <table:table-cell table:style-name="ce105"/>
          <table:table-cell table:style-name="ce104" table:formula="of:=COM.MICROSOFT.CONCAT([.J48:.L48])" office:value-type="string" office:string-value="19²" calcext:value-type="string">
            <text:p>19²</text:p>
          </table:table-cell>
          <table:table-cell table:style-name="ce109" table:formula="of:=[.J48]^2" office:value-type="float" office:value="361" calcext:value-type="float">
            <text:p>361</text:p>
          </table:table-cell>
          <table:table-cell table:style-name="ce104" table:formula="of:=RANK([.I48];[.$I$3:.$I$48];0)" office:value-type="float" office:value="38" calcext:value-type="float">
            <text:p>38</text:p>
          </table:table-cell>
          <table:table-cell table:style-name="ce98" office:value-type="float" office:value="46" calcext:value-type="float">
            <text:p>46</text:p>
          </table:table-cell>
          <table:table-cell table:number-columns-repeated="1007"/>
        </table:table-row>
        <table:table-row table:style-name="ro3" table:number-rows-repeated="2">
          <table:table-cell table:number-columns-repeated="1023"/>
        </table:table-row>
        <table:table-row table:style-name="ro3" table:number-rows-repeated="3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1010"/>
        </table:table-row>
        <table:table-row table:style-name="ro3">
          <table:table-cell table:number-columns-repeated="8"/>
          <table:table-cell table:style-name="ce113"/>
          <table:table-cell table:style-name="Default"/>
          <table:table-cell table:number-columns-repeated="2"/>
          <table:table-cell table:style-name="Default"/>
          <table:table-cell table:number-columns-repeated="1010"/>
        </table:table-row>
        <table:table-row table:style-name="ro3">
          <table:table-cell table:number-columns-repeated="9"/>
          <table:table-cell table:style-name="Default"/>
          <table:table-cell table:number-columns-repeated="2"/>
          <table:table-cell table:style-name="Default"/>
          <table:table-cell table:number-columns-repeated="1010"/>
        </table:table-row>
        <table:table-row table:style-name="ro3" table:number-rows-repeated="1048520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Normal" style:font-charset="x-symbol"/>
    <style:font-face style:name="Times New Roman1" svg:font-family="'Times New Roman'" style:font-adornments="Norm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number-style style:name="N125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26">
      <number:number number:decimal-places="9" loext:min-decimal-places="0" number:min-integer-digits="1" number:decimal-replacement="" number:grouping="true"/>
    </number:number-style>
    <number:number-style style:name="N127">
      <number:number number:decimal-places="2" loext:min-decimal-places="0" number:min-integer-digits="0" number:decimal-replacement="" number:grouping="true"/>
    </number:number-style>
    <number:number-style style:name="N128">
      <number:number number:decimal-places="2" loext:min-decimal-places="0" number:min-integer-digits="1" number:decimal-replacement="" number:grouping="true"/>
    </number:number-style>
    <number:number-style style:name="N129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0">
      <number:number number:decimal-places="3" loext:min-decimal-places="0" number:min-integer-digits="0" number:decimal-replacement="" number:grouping="true"/>
    </number:number-style>
    <number:number-style style:name="N131">
      <number:number number:decimal-places="3" loext:min-decimal-places="0" number:min-integer-digits="1" number:decimal-replacement=""/>
    </number:number-style>
    <number:number-style style:name="N132">
      <number:number number:decimal-places="3" loext:min-decimal-places="0" number:min-integer-digits="1" number:decimal-replacement="" number:grouping="true"/>
    </number:number-style>
    <number:number-style style:name="N133">
      <number:number number:decimal-places="9" loext:min-decimal-places="0" number:min-integer-digits="4" number:decimal-replacement="" number:grouping="true"/>
    </number:number-style>
    <number:number-style style:name="N134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5">
      <number:number number:decimal-places="12" loext:min-decimal-places="0" number:min-integer-digits="1" number:decimal-replacement=""/>
    </number:number-style>
    <number:number-style style:name="N136">
      <number:number number:decimal-places="12" loext:min-decimal-places="12" number:min-integer-digits="1" number:grouping="true"/>
    </number:number-style>
    <number:currency-style style:name="N138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2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4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48P0"/>
    </number:currency-style>
    <number:currency-style style:name="N14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loext:min-decimal-places="0" number:min-integer-digits="0"/>
    </number:number-style>
    <number:number-style style:name="N152">
      <number:number number:decimal-places="1" loext:min-decimal-places="1" number:min-integer-digits="0"/>
    </number:number-style>
    <number:number-style style:name="N153">
      <number:number number:decimal-places="1" loext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loext:max-denominator-value="9"/>
    </number:number-style>
    <number:number-style style:name="N155">
      <number:number number:decimal-places="6" loext:min-decimal-places="0" number:min-integer-digits="1" number:decimal-replacement=""/>
    </number:number-style>
    <number:number-style style:name="N156">
      <number:number number:decimal-places="14" loext:min-decimal-places="14" number:min-integer-digits="1"/>
    </number:number-style>
    <number:number-style style:name="N157">
      <number:number number:decimal-places="13" loext:min-decimal-places="13" number:min-integer-digits="1"/>
    </number:number-style>
    <number:number-style style:name="N158">
      <number:number number:decimal-places="12" loext:min-decimal-places="12" number:min-integer-digits="1"/>
    </number:number-style>
    <number:number-style style:name="N159">
      <number:number number:decimal-places="11" loext:min-decimal-places="11" number:min-integer-digits="1"/>
    </number:number-style>
    <number:number-style style:name="N160">
      <number:number number:decimal-places="0" loext:min-decimal-places="0" number:min-integer-digits="2"/>
    </number:number-style>
    <number:number-style style:name="N161">
      <number:fraction number:min-numerator-digits="2" loext:max-numerator-digits="2" number:min-denominator-digits="2" loext:max-denominator-value="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4">00/00/0000</text:date>, <text:time style:data-style-name="N2" text:time-value="18:32:01.8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8-11-24T18:32:51.303000000</dc:date>
    <meta:editing-duration>P1DT14H10M11S</meta:editing-duration>
    <meta:editing-cycles>371</meta:editing-cycles>
    <meta:generator>LibreOffice/6.0.7.3$Windows_X86_64 LibreOffice_project/dc89aa7a9eabfd848af146d5086077aeed2ae4a5</meta:generator>
    <meta:document-statistic meta:table-count="6" meta:cell-count="1568" meta:object-count="12"/>
  </office:meta>
</office:document-meta>
</file>